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Menlo" svg:font-family="Menlo"/>
  </office:font-face-decls>
  <office:automatic-styles>
    <style:style style:name="Table1" style:family="table">
      <style:table-properties style:width="7.0in" table:align="margins"/>
    </style:style>
    <style:style style:name="P1" style:family="paragraph" style:parent-style-name="Standard">
      <style:paragraph-properties fo:text-align="justify"/>
      <style:text-properties style:font-name="Menlo" fo:font-size="18.0pt" fo:color="#000000"/>
    </style:style>
    <style:style style:name="P2" style:family="paragraph" style:parent-style-name="Standard">
      <style:paragraph-properties fo:text-align="justify" fo:text-indent="0.2500in"/>
      <style:text-properties style:font-name="Menlo" fo:font-size="18.0pt" fo:color="#000000"/>
    </style:style>
    <style:style style:name="P3" style:family="paragraph" style:parent-style-name="Standard">
      <style:paragraph-properties fo:text-align="justify"/>
      <style:text-properties style:font-name="Menlo" fo:font-size="18.0pt"/>
    </style:style>
    <style:style style:name="P4"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Menlo" fo:font-size="18.0pt" fo:color="#000000"/>
    </style:style>
    <style:style style:name="P5" style:family="paragraph" style:parent-style-name="Standard">
      <style:paragraph-properties fo:text-align="justify" fo:text-indent="0.2500in">
        <style:tab-stops>
          <style:tab-stop style:position="1.3717in"/>
        </style:tab-stops>
      </style:paragraph-properties>
      <style:text-properties style:font-name="Menlo" fo:font-size="18.0pt" fo:color="#000000"/>
    </style:style>
    <style:style style:name="P6" style:family="paragraph" style:parent-style-name="Standard">
      <style:paragraph-properties fo:text-align="justify">
        <style:tab-stops>
          <style:tab-stop style:position="0.7949in"/>
        </style:tab-stops>
      </style:paragraph-properties>
      <style:text-properties style:font-name="Menlo" fo:font-size="18.0pt" fo:color="#000000"/>
    </style:style>
    <style:style style:name="P7" style:family="paragraph" style:parent-style-name="Standard">
      <style:paragraph-properties fo:text-align="justify" fo:text-indent="0.2500in"/>
      <style:text-properties style:font-name="Menlo" fo:font-size="18.0pt"/>
    </style:style>
    <style:style style:name="P8" style:family="paragraph" style:parent-style-name="Standard">
      <style:paragraph-properties fo:text-align="justify">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8.0pt"/>
    </style:style>
    <style:style style:name="P9" style:family="paragraph" style:parent-style-name="Standard">
      <style:paragraph-properties fo:text-align="justify">
        <style:tab-stops>
          <style:tab-stop style:position="0.3937in"/>
        </style:tab-stops>
      </style:paragraph-properties>
      <style:text-properties style:font-name="Menlo" fo:font-size="18.0pt" fo:color="#000000"/>
    </style:style>
    <style:style style:name="P10" style:family="paragraph" style:parent-style-name="Standard">
      <style:paragraph-properties fo:text-align="justify">
        <style:tab-stops>
          <style:tab-stop style:position="0.9479in"/>
          <style:tab-stop style:position="0.9986in"/>
          <style:tab-stop style:position="1.7083in"/>
        </style:tab-stops>
      </style:paragraph-properties>
      <style:text-properties style:font-name="Menlo" fo:font-size="18.0pt" fo:color="#000000"/>
    </style:style>
    <style:style style:name="P11" style:family="paragraph" style:parent-style-name="Standard">
      <style:paragraph-properties fo:text-align="justify" fo:text-indent="0.2500in">
        <style:tab-stops>
          <style:tab-stop style:position="2.0847in"/>
        </style:tab-stops>
      </style:paragraph-properties>
      <style:text-properties style:font-name="Menlo" fo:font-size="18.0pt" fo:color="#000000"/>
    </style:style>
    <style:style style:name="P12" style:family="paragraph" style:parent-style-name="Standard">
      <style:paragraph-properties fo:text-align="justify">
        <style:tab-stops>
          <style:tab-stop style:position="0.4410in"/>
          <style:tab-stop style:position="0.6996in"/>
          <style:tab-stop style:position="0.8110in"/>
          <style:tab-stop style:position="0.9780in"/>
          <style:tab-stop style:position="1.3311in"/>
          <style:tab-stop style:position="1.4634in"/>
          <style:tab-stop style:position="2.1201in"/>
        </style:tab-stops>
      </style:paragraph-properties>
      <style:text-properties style:font-name="Menlo" fo:font-size="18.0pt" fo:color="#000000"/>
    </style:style>
    <style:style style:name="P13" style:family="paragraph" style:parent-style-name="Standard">
      <style:paragraph-properties fo:text-align="justify">
        <style:tab-stops>
          <style:tab-stop style:position="0.4410in"/>
          <style:tab-stop style:position="0.6996in"/>
          <style:tab-stop style:position="0.8110in"/>
          <style:tab-stop style:position="0.9780in"/>
          <style:tab-stop style:position="1.3311in"/>
          <style:tab-stop style:position="1.4657in"/>
          <style:tab-stop style:position="2.1201in"/>
        </style:tab-stops>
      </style:paragraph-properties>
      <style:text-properties style:font-name="Menlo" fo:font-size="18.0pt" fo:color="#000000"/>
    </style:style>
    <style:style style:name="P14" style:family="paragraph" style:parent-style-name="Standard">
      <style:paragraph-properties fo:text-align="justify">
        <style:tab-stops>
          <style:tab-stop style:position="3.0685in"/>
        </style:tab-stops>
      </style:paragraph-properties>
      <style:text-properties style:font-name="Menlo" fo:font-size="18.0pt" fo:color="#000000"/>
    </style:style>
    <style:style style:name="P15" style:family="paragraph" style:parent-style-name="Standard">
      <style:paragraph-properties fo:text-align="justify">
        <style:tab-stops>
          <style:tab-stop style:position="0.5323in"/>
        </style:tab-stops>
      </style:paragraph-properties>
      <style:text-properties style:font-name="Menlo" fo:font-size="18.0pt" fo:color="#000000"/>
    </style:style>
    <style:style style:name="P16" style:family="paragraph" style:parent-style-name="Standard">
      <style:paragraph-properties fo:margin-left="0.2500in" fo:text-align="justify" fo:text-indent="-0.2500in"/>
      <style:text-properties style:font-name="Menlo" fo:font-size="18.0pt" fo:color="#000000"/>
    </style:style>
    <style:style style:name="P17" style:family="paragraph" style:parent-style-name="Standard">
      <style:paragraph-properties fo:text-align="justify">
        <style:tab-stops>
          <style:tab-stop style:position="1.0835in"/>
        </style:tab-stops>
      </style:paragraph-properties>
      <style:text-properties style:font-name="Menlo" fo:font-size="18.0pt" fo:color="#000000"/>
    </style:style>
    <style:style style:name="P18" style:family="paragraph" style:parent-style-name="Standard">
      <style:paragraph-properties fo:text-align="justify" fo:text-indent="0.2500in">
        <style:tab-stops>
          <style:tab-stop style:position="2.5551in"/>
        </style:tab-stops>
      </style:paragraph-properties>
      <style:text-properties style:font-name="Menlo" fo:font-size="18.0pt" fo:color="#000000"/>
    </style:style>
    <style:style style:name="P19" style:family="paragraph" style:parent-style-name="Standard">
      <style:paragraph-properties fo:text-align="justify" fo:text-indent="0.2500in">
        <style:tab-stops>
          <style:tab-stop style:position="2.6882in"/>
        </style:tab-stops>
      </style:paragraph-properties>
      <style:text-properties style:font-name="Menlo" fo:font-size="18.0pt" fo:color="#000000"/>
    </style:style>
    <style:style style:name="P20" style:family="paragraph" style:parent-style-name="Standard">
      <style:paragraph-properties fo:text-align="justify" fo:text-indent="0.2500in">
        <style:tab-stops>
          <style:tab-stop style:position="2.8882in"/>
        </style:tab-stops>
      </style:paragraph-properties>
      <style:text-properties style:font-name="Menlo" fo:font-size="18.0pt" fo:color="#000000"/>
    </style:style>
    <style:style style:name="P21" style:family="paragraph" style:parent-style-name="Standard">
      <style:paragraph-properties fo:text-align="justify"/>
      <style:text-properties style:font-name="Menlo" fo:font-size="18.0pt" fo:color="#ffffff"/>
    </style:style>
    <style:style style:name="P22" style:family="paragraph" style:parent-style-name="Standard">
      <style:paragraph-properties fo:text-align="justify">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8.0pt" fo:color="#000000"/>
    </style:style>
    <style:style style:name="P23" style:family="paragraph" style:parent-style-name="Standard">
      <style:paragraph-properties fo:text-align="justify" fo:text-indent="0.2500in">
        <style:tab-stops>
          <style:tab-stop style:position="0.7732in"/>
        </style:tab-stops>
      </style:paragraph-properties>
      <style:text-properties style:font-name="Menlo" fo:font-size="18.0pt" fo:color="#000000"/>
    </style:style>
    <style:style style:name="P24" style:family="paragraph" style:parent-style-name="Standard">
      <style:paragraph-properties fo:text-align="justify">
        <style:tab-stops>
          <style:tab-stop style:position="0.7732in"/>
        </style:tab-stops>
      </style:paragraph-properties>
      <style:text-properties style:font-name="Menlo" fo:font-size="18.0pt" fo:color="#000000"/>
    </style:style>
    <style:style style:name="P25" style:family="paragraph" style:parent-style-name="Standard">
      <style:paragraph-properties fo:text-align="justify">
        <style:tab-stops>
          <style:tab-stop style:position="1.2469in"/>
          <style:tab-stop style:position="1.9016in"/>
        </style:tab-stops>
      </style:paragraph-properties>
      <style:text-properties style:font-name="Menlo" fo:font-size="18.0pt" fo:color="#000000"/>
    </style:style>
    <style:style style:name="P26" style:family="paragraph" style:parent-style-name="Standard">
      <style:paragraph-properties fo:text-align="justify">
        <style:tab-stops>
          <style:tab-stop style:position="1.2500in"/>
        </style:tab-stops>
      </style:paragraph-properties>
      <style:text-properties style:font-name="Menlo" fo:font-size="18.0pt" fo:color="#000000"/>
    </style:style>
    <style:style style:name="P27" style:family="paragraph" style:parent-style-name="Standard">
      <style:paragraph-properties fo:text-align="justify">
        <style:tab-stops>
          <style:tab-stop style:position="1.2469in"/>
        </style:tab-stops>
      </style:paragraph-properties>
      <style:text-properties style:font-name="Menlo" fo:font-size="18.0pt" fo:color="#000000"/>
    </style:style>
    <style:style style:name="P28" style:family="paragraph" style:parent-style-name="Standard">
      <style:paragraph-properties fo:text-align="justify">
        <style:tab-stops>
          <style:tab-stop style:position="1.2783in"/>
        </style:tab-stops>
      </style:paragraph-properties>
      <style:text-properties style:font-name="Menlo" fo:font-size="18.0pt" fo:color="#000000"/>
    </style:style>
    <style:style style:name="P29" style:family="paragraph" style:parent-style-name="Standard">
      <style:paragraph-properties fo:text-align="justify">
        <style:tab-stops>
          <style:tab-stop style:position="1.5000in"/>
        </style:tab-stops>
      </style:paragraph-properties>
      <style:text-properties style:font-name="Menlo" fo:font-size="18.0pt" fo:color="#000000"/>
    </style:style>
    <style:style style:name="P30" style:family="paragraph" style:parent-style-name="Standard">
      <style:paragraph-properties fo:text-align="justify">
        <style:tab-stops>
          <style:tab-stop style:position="1.4969in"/>
        </style:tab-stops>
      </style:paragraph-properties>
      <style:text-properties style:font-name="Menlo" fo:font-size="18.0pt" fo:color="#000000"/>
    </style:style>
    <style:style style:name="P31" style:family="paragraph" style:parent-style-name="Standard">
      <style:paragraph-properties fo:text-align="justify">
        <style:tab-stops>
          <style:tab-stop style:position="1.5031in"/>
        </style:tab-stops>
      </style:paragraph-properties>
      <style:text-properties style:font-name="Menlo" fo:font-size="18.0pt" fo:color="#000000"/>
    </style:style>
    <style:style style:name="P32" style:family="paragraph" style:parent-style-name="Standard">
      <style:paragraph-properties fo:text-align="justify">
        <style:tab-stops>
          <style:tab-stop style:position="1.5067in"/>
        </style:tab-stops>
      </style:paragraph-properties>
      <style:text-properties style:font-name="Menlo" fo:font-size="18.0pt" fo:color="#000000"/>
    </style:style>
    <style:style style:name="P33" style:family="paragraph" style:parent-style-name="Standard">
      <style:paragraph-properties fo:text-align="justify">
        <style:tab-stops>
          <style:tab-stop style:position="1.5292in"/>
        </style:tab-stops>
      </style:paragraph-properties>
      <style:text-properties style:font-name="Menlo" fo:font-size="18.0pt" fo:color="#000000"/>
    </style:style>
    <style:style style:name="P34" style:family="paragraph" style:parent-style-name="Standard">
      <style:paragraph-properties fo:text-align="justify">
        <style:tab-stops>
          <style:tab-stop style:position="3.5559in"/>
        </style:tab-stops>
      </style:paragraph-properties>
      <style:text-properties style:font-name="Menlo" fo:font-size="18.0pt" fo:color="#000000"/>
    </style:style>
    <style:style style:name="P35" style:family="paragraph" style:parent-style-name="Standard">
      <style:paragraph-properties fo:text-align="justify">
        <style:tab-stops>
          <style:tab-stop style:position="3.5559in"/>
          <style:tab-stop style:position="3.6524in"/>
        </style:tab-stops>
      </style:paragraph-properties>
      <style:text-properties style:font-name="Menlo" fo:font-size="18.0pt" fo:color="#000000"/>
    </style:style>
    <style:style style:name="P36" style:family="paragraph" style:parent-style-name="Standard">
      <style:paragraph-properties fo:text-align="justify">
        <style:tab-stops>
          <style:tab-stop style:position="2.6098in"/>
          <style:tab-stop style:position="3.5559in"/>
        </style:tab-stops>
      </style:paragraph-properties>
      <style:text-properties style:font-name="Menlo" fo:font-size="18.0pt" fo:color="#000000"/>
    </style:style>
    <style:style style:name="P37" style:family="paragraph" style:parent-style-name="Standard">
      <style:paragraph-properties fo:text-align="justify">
        <style:tab-stops>
          <style:tab-stop style:position="3.5567in"/>
          <style:tab-stop style:position="3.6524in"/>
        </style:tab-stops>
      </style:paragraph-properties>
      <style:text-properties style:font-name="Menlo" fo:font-size="18.0pt" fo:color="#000000"/>
    </style:style>
    <style:style style:name="P38" style:family="paragraph" style:parent-style-name="Standard">
      <style:paragraph-properties fo:text-align="justify">
        <style:tab-stops>
          <style:tab-stop style:position="3.5551in"/>
        </style:tab-stops>
      </style:paragraph-properties>
      <style:text-properties style:font-name="Menlo" fo:font-size="18.0pt" fo:color="#000000"/>
    </style:style>
    <style:style style:name="P39" style:family="paragraph" style:parent-style-name="Standard">
      <style:paragraph-properties fo:text-align="justify">
        <style:tab-stops>
          <style:tab-stop style:position="3.5598in"/>
          <style:tab-stop style:position="3.5598in"/>
          <style:tab-stop style:position="3.5598in"/>
          <style:tab-stop style:position="3.6528in"/>
        </style:tab-stops>
      </style:paragraph-properties>
      <style:text-properties style:font-name="Menlo" fo:font-size="18.0pt" fo:color="#000000"/>
    </style:style>
    <style:style style:name="P40" style:family="paragraph" style:parent-style-name="Standard">
      <style:paragraph-properties fo:text-align="justify">
        <style:tab-stops>
          <style:tab-stop style:position="3.4402in"/>
        </style:tab-stops>
      </style:paragraph-properties>
      <style:text-properties style:font-name="Menlo" fo:font-size="18.0pt" fo:color="#000000"/>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style="italic" fo:font-style-asian="italic" fo:font-style-complex="italic" fo:font-weight="bold" fo:font-weight-asian="bold" fo:font-weight-complex="bold" fo:letter-spacing="0.0000in"/>
    </style:style>
    <style:style style:name="T4" style:family="text">
      <style:text-properties fo:font-style="italic" fo:font-style-asian="italic" fo:font-style-complex="italic" fo:letter-spacing="0.0000in"/>
    </style:style>
    <style:style style:name="T5" style:family="text">
      <style:text-properties fo:letter-spacing="0.0000in" fo:color="#ffffff"/>
    </style:style>
    <style:style style:name="T6" style:family="text">
      <style:text-properties fo:font-weight="bold" fo:font-weight-asian="bold" fo:font-weight-complex="bold" fo:letter-spacing="0.0000in" fo:color="#000000"/>
    </style:style>
    <style:style style:name="T7" style:family="text">
      <style:text-properties fo:font-weight="bold" fo:font-weight-asian="bold" fo:font-weight-complex="bold"/>
    </style:style>
    <style:style style:name="T8" style:family="text">
      <style:text-properties fo:letter-spacing="0.0000in" fo:background-color="#ffffff"/>
    </style:style>
    <style:style style:name="T9" style:family="text">
      <style:text-properties fo:font-weight="bold" fo:font-weight-asian="bold" fo:font-weight-complex="bold" style:text-underline-style="solid" fo:letter-spacing="0.0000in"/>
    </style:style>
    <style:style style:name="T10" style:family="text">
      <style:text-properties style:font-name="Lucida Grande" fo:font-size="13.0pt" fo:font-size-asian="13.0pt" fo:font-size-complex="13.0pt" fo:color="#000000"/>
    </style:style>
    <style:style style:name="T11" style:family="text">
      <style:text-properties fo:color="#000000"/>
    </style:style>
    <style:style style:name="T12" style:family="text">
      <style:text-properties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prefix="["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style>
    <text:list-style style:name="L5">
      <text:list-level-style-number text:level="1" style:num-suffix=")" style:num-format="1">
        <style:list-level-properties text:space-before="0.25in" text:min-label-width="0.25in"/>
      </text:list-level-style-number>
    </text:list-style>
    <text:list-style style:name="L6">
      <text:list-level-style-number text:level="1" style:num-format="1">
        <style:list-level-properties text:space-before="0.25in" text:min-label-width="0.25in"/>
      </text:list-level-style-number>
    </text:list-style>
    <text:list-style style:name="L7">
      <text:list-level-style-number text:level="1" style:num-suffix=":" style:num-format="1">
        <style:list-level-properties text:space-before="0.25in" text:min-label-width="0.25in"/>
      </text:list-level-style-number>
    </text:list-style>
    <text:list-style style:name="L8">
      <text:list-level-style-number text:level="1" style:num-suffix=")" style:num-format="a">
        <style:list-level-properties text:space-before="0.25in" text:min-label-width="0.25in"/>
      </text:list-level-style-number>
    </text:list-style>
  </office:automatic-styles>
  <office:body>
    <office:text>
      <text:p text:style-name="P1"/>
      <text:p text:style-name="P1"><text:span text:style-name="T1"># Piraten, Piraten</text:span></text:p>
      <text:p text:style-name="P1"/>
      <text:p text:style-name="P2"><text:span text:style-name="T2">Softwarepiraten nannte man bislang Leute, die fremde Programme ohne Genehmigung kopieren und weiterverkaufen. Die Inhaber einer Scheinfirma namens R + S (Adresse: Ein Post­fach in Berlin) haben eine neue Art von Softwarepiraterie erfun­den: Sie verschickten serienwei­se Abmahnbriefe an Inserenten, die in Kleinanzeigen Software zum Kauf oder Tausch anboten; behaupteten, daß es sich dabei um Raubkopien handle und ver­langten Unterzeichnung einer Unterlassungserklärung sowie Begleichung einer Rechnung für die ihre angeblichen Kosten von 300 Mark — in bar an die Post­fachadresse zu schicken. Sie hofften, ein Geschäft mit der Un­wissenheit oder dem schlechten Gewissen der Adressaten zu machen. Keine Sorge: Um diese »Firma« kümmert sich schon der Staatsanwalt.</text:span></text:p>
      <text:p text:style-name="P2"/>
      <text:p text:style-name="P2"><text:span text:style-name="T2">Die Reaktion auf diese Briefe zeigten aber häufig, wie unsi­cher die Empfänger waren, was sie eigentlich dürfen und nicht dürfen. Dabei ist das Grundprin­zip seit langem klar: Ein Pro­gramm, das ein anderer ge­schrieben hat, darf man nur mit — zweckmäßigerweise schriftli­cher — Genehmigung des Au­tors kopieren und Programme, die von vornherein zum Kopie­ren bestimmt sind, gibt es zwar — sie sind aber nicht gerade häufig. Auch solche Programme dürfen in der Regel nicht kom­merziell weiterverwertet (in der Praxis heißt das zumeist: nicht weiterverkauft) werden. Sie dür­fen auch nicht das 64er oder ei­ne andere Zeitschrift oder ein Buch auf den Fotokopierer legen und die Kopien regelmäßig im Benutzerclub verteilen oder ei­nen Datenträger mit den abge­tippten Programmen weiterver­kaufen. So einfach ist das.</text:span></text:p>
      <text:p text:style-name="P2"/>
      <text:p text:style-name="P2"><text:span text:style-name="T2">Michael Pauly, Chefredakteur</text:span></text:p>
      <text:p text:style-name="P3"/>
      <text:p text:style-name="P1"><text:span text:style-name="T1"># An alle Leser</text:span></text:p>
      <text:p text:style-name="P1"/>
      <text:p text:style-name="P1"><text:span text:style-name="T1">Lieber Leser, Sie halten nunmehr mit der Ausgabe 8/84 das fünfte 64'er — Magazin für Computer-Fans — in Händen. Dies soll uns, der</text:span><text:span text:style-name="T2"><text:s/></text:span><text:span text:style-name="T1">Redaktion, ein Anlaß sein, um eine erste Bilanz zu ziehen.</text:span></text:p>
      <text:p text:style-name="P1"/>
      <text:p text:style-name="P1"><text:span text:style-name="T2">Der Commodore 64 hat im Verbund mit seinem Vor­gänger dem VC 20 mittler­weile einen Marktanteil von über 50 Prozent bei den Heimcomputern erreicht. Diese Entwicklung war Anfang dieses Jahres in der Tendenz bereits abzusehen. Die entsprechende Reaktion auf diese Entwicklung war die Absicht, eine eigene Zeitschrift für diese beiden Computer zu machen. Nach dreimonatigen konzeptionel­len Arbeiten mit nur zwei ak­tiven Redakteuren war die 64’er, Ausgabe 4/84 fertig.</text:span></text:p>
      <text:p text:style-name="P1"/>
      <text:p text:style-name="P2"><text:span text:style-name="T2">Unser Team wurde wäh­rend dieser Zeit um zwei wei­tere, versierte Fachleute ver­stärkt. Der momentan statt­findende Arbeitskampf der Druck- und Metallindustrie um die 35-Stunden-Woche läßt uns nur müde lächeln. Wir kämpfen um die 70-Stunden-Woche. Unser momenta­nes Arbeitspensum beträgt 75 bis 80 Stunden pro Woche. Sie werden sich fragen, war­um dieser Arbeitsaufwand? Einige Zahlen sollen dies veranschaulichen. Wir be­kommen pro Woche etwa 100 Programmeinsendungen und ungefähr die Hälfte an Briefzuschriften pro Tag. Da­bei sind die persönlichen Be­suche von Lesern und Pro­grammentwicklern in der Redaktion nicht mitgerech­net. Die Bearbeitung der Programme, die Beantwor­tung der Briefe und der per­sönlichen Probleme per Te­lefon nimmt entsprechend Zeit in Anspruch. Auch unse­re beiden Schwesterzeit­schriften Computer persön­lich und Happy-Computer wollen von uns mit Commo­dore-Programmen und -Arti­keln versorgt werden. »Es gibt viel zu tun, ...«.</text:span></text:p>
      <text:p text:style-name="P2"/>
      <text:p text:style-name="P2"><text:span text:style-name="T2">Warum nun dieser Brief an die Leser? Wir wollen uns nicht beschweren über die unheimliche Resonanz, die unserer 64’er-Magazin her­vorgerufen hat. Im Gegen­teil, wir sind stolz darauf, zeigt es uns doch, daß wir auf dem richtigen Weg sind. Dennoch sollen im folgen­den einige Punkte aufge­führt werden, die der Redak­tion die Arbeit und dem Le­ser die Mitarbeit an unserer Zeitschrift erleichtern sollen.</text:span></text:p>
      <text:p text:style-name="P2"/>
      <text:p text:style-name="P1"><text:span text:style-name="T1">Neun kleine Negerlein...</text:span></text:p>
      <text:p text:style-name="P1"/>
      <text:list text:style-name="L1">
        <text:list-item>
          <text:p text:style-name="P4">1. <text:span text:style-name="T2">Die Mitmach-Karten im 64’er haben sich als das er­wiesen was sie sein sollten: ein Forum für die Leser, sich ihre Probleme von der Seele zu schreiben. Für uns sind sie ein wertvoller Hinweis dafür, wo Sie der Schuh drückt. Die ausgefüllte Ru­brik »Ich wünsche mir für die nächsten Hefte folgende Themen:« ist ein wichtiger Beitrag, was wir in den zu­künftigen Ausgaben unbe­dingt berücksichtigen müs­sen. So wird zum Beispiel das am meisten gewünschte The­ma, ein Maschinensprach-Kursus, ab der nächsten Aus­gabe in Angriff genommen. Ein Musikkurs wird eben­falls bald folgen.</text:span></text:p>
        </text:list-item>
        <text:list-item>
          <text:p text:style-name="P4"/>
        </text:list-item>
        <text:list-item>
          <text:p text:style-name="P4"><text:span text:style-name="T2">Mit dem Teil »Ich stehe vor folgendem Problem:« kön­nen Sie Fragen an die Re­daktion stellen. Es ist uns da­bei aber nicht möglich, alle Fragen zu beantworten. Zum einen handelt es sich oft um sehr ausgefallene Themen, wie zum Beispiel der An­schluß eines »Exoten- Druckers« an den C 64. Zum anderen werden aber auch viele Fragen durch Artikel oder Programme, die wir be­reits veröffentlicht haben oder noch werden in der ei­nen oder anderen Form ge­klärt.</text:span></text:p>
        </text:list-item>
      </text:list>
      <text:p text:style-name="P2"/>
      <text:p text:style-name="P2"><text:span text:style-name="T2">»In dieser Ausgabe war besonders gut« und »Des­halb meine Meinung ..«wer­den zur Analyse der erschie­nen Ausgaben verwendet. Diese Analyse liefert wert­volle Hinweise, was gefallen hat oder nicht, oder wo noch Verbesserungen anzubrin­gen sind.</text:span></text:p>
      <text:p text:style-name="P2"/>
      <text:list text:style-name="L1">
        <text:list-item>
          <text:p text:style-name="P4">2. <text:span text:style-name="T2">Wir haben mittlerweile vielfältige Möglichkeiten Ihr Listing zu verwerten. Zum ei­nen natürlich die Veröffentli­chung in unserer Zeitschrift. Bei sehr guten Programmen kann die Markt &amp; Technik Verlag Aktiengesellschaft das Produkt sogar in den Vertrieb von Happy Software aufnehmen. Ferner besteht die Möglichkeit, daß Ihr Li­sting als Teil eines Buches veröffentlicht werden kann.</text:span></text:p>
        </text:list-item>
        <text:list-item>
          <text:p text:style-name="P4"/>
        </text:list-item>
        <text:list-item>
          <text:p text:style-name="P4">3. <text:span text:style-name="T2">Uns erreichen auch im­mer wieder Anfragen, ob und in welcher Form abge­druckte Programme auf ei­nem Datenträger zu erste­hen sind. Wir haben bereits in der Ausgabe 7/84 (zu­nächst für die Ausgaben 4 und 5) begonnen alle im 64’er abgedruckten Pro­gramme auf Kassette anzu­bieten. Der Verkauf auf Dis­kette wird, zum Selbstkosten­preis versteht sich, demnächst anlaufen. Dieser re­gelmäßige Leserservice soll das Eintippen der Program­me mit den damit verbunden Fehlerquellen für Interes­sierte erleichtern.</text:span></text:p>
        </text:list-item>
        <text:list-item>
          <text:p text:style-name="P4"/>
        </text:list-item>
        <text:list-item>
          <text:p text:style-name="P4">4. <text:span text:style-name="T2">Eine Unmenge an Zu­schriften erreicht uns zu an­geblich nicht lauffähigen Programmen. Alle Listings, die im 64’er abgedruckt wor­den sind, wurden von uns ge­prüft und für gut befunden. Dennoch kann es von Fall zu Fall vorkommen, daß sich Übertragungsfehler ein­schleichen. Bestes Beispiel ist der nicht gedruckte »Linkspfeil« im Listing von Quicktext. Sollten Sie in der Rubrik »Fehlerteufelchen« keine Korrektur zu einem Programm finden, so ist das Listing 100 prozentig lauffä­hig. Wie die Erfahrung ge­zeigt hat, lassen sich fast alle Probleme auf Tippfehler oder Nichtbeachtung der Anleitung reduzieren. Wir drucken nur ausgesuchte Programme ab. Diese ent­halten dann fast immer eine sehr große Anzahl von DATA-Zeilen. Gerade hier ist natür­lich die Wahrscheinlichkeit eines falsch eingegebenen Datums sehr hoch. Auch nach einer drei- fünf- oder zehnmaligen Überprüfung überliest man seine eigenen Fehler immer wieder. Bitte schreiben oder rufen Sie nur an, wenn Sie absolut sicher sind, daß in dem Programm Fehler sind.</text:span></text:p>
        </text:list-item>
      </text:list>
      <text:list text:style-name="L1">
        <text:list-item>
          <text:p text:style-name="P4"/>
        </text:list-item>
        <text:list-item>
          <text:p text:style-name="P4"><text:span text:style-name="T2">Es tauchen aber oft bereits Schwierigkeiten beim Eintip­pen der Programme auf. So stehen manche Anfänger ratlos vor Zeilen mit mehr als 80 Zeichen oder können dies und jenes Steuerzeichen nicht eingeben. Wir können dem Leser leider nicht das intensive Studium des Hand­buchs (zum Beispiel Anhang D) abnehmen. Des weiteren sollte natürlich auch die An­leitung zu dem Programm aufmerksam gelesen wer­den. Ein Listing einzutippen das nur unter Simons Basic läuft, ohne aber diese Spracherweiterung zu besit­zen kann nicht zum Erfolg führen.</text:span></text:p>
        </text:list-item>
      </text:list>
      <text:p text:style-name="P2"/>
      <text:p text:style-name="P2"><text:span text:style-name="T2">Beachten Sie in dieser Hinsicht auch unsere Tips zur Fehlersuche in Programmen (64’er, 7/84, Seite 66).</text:span></text:p>
      <text:p text:style-name="P2"/>
      <text:p text:style-name="P2"><text:span text:style-name="T2">Speziell an die Einsender von Programmen mit einem überwiegenden Anteil an Datazeilen. Bitte bauen Sie in Ihr Programm unbedingt Checksummen-Prüfungen ein. Diese sollten sich nicht nur auf eine Gesamt-Check­summe beschränken, son­dern den möglichen Fehler lokal eingrenzen helfen.</text:span></text:p>
      <text:p text:style-name="P2"/>
      <text:list text:style-name="L1">
        <text:list-item>
          <text:p text:style-name="P4">5. <text:span text:style-name="T2">Manche Leser finden die Beiträge im 64’er als zu speziell, zu fachorientiert und nur dem Profi zugäng­lich, defacto für den Laien nicht verwertbar. Die Profis betrachten wiederum ande­re Artikel als zu wenig in die Tiefe gehend und informativ für ihre Zwecke. Dieser Pro­blematik bei der Auswahl der Themen sind wir uns durchaus bewußt. Wir wol­len aber ein Magazin sein, das sowohl dem Anfänger als auch dem Fortgeschritte­nem einiges bietet. Dadurch ergibt sich eine Art Zweitei­lung unserer Beiträge. So­wohl der Einsteiger in die Computerei (mit dem C 64 und VC 20) als auch der Kön­ner sollen durch das 64’er Hilfestellung erfahren. Ge­rade bei unseren Kursen zeigt sich dies besonders deutlich. Hier ist wirklich für jeden etwas dabei.</text:span></text:p>
        </text:list-item>
        <text:list-item>
          <text:p text:style-name="P4"/>
        </text:list-item>
        <text:list-item>
          <text:p text:style-name="P4">6. <text:span text:style-name="T2">Einige Leser beschweren sich auch, daß in einem Magazin mit dem Namen 64’er — zumindest zuviele — VC 20-Programme abge­druckt werden, andere sind gerade der gegenteiligen Auffassung. Der VC 20 ist der kleine Bruder vom C 64 und wird, solange er in großen Stückzahlen auf dem Markt ist, auch von uns mit Beiträ­gen bedacht. Der Titel unse­rer Zeitschrift bedeutet also nicht, daß wir uns aus­schließlich mit dem Commo­dore 64 befassen. Dadurch lassen sich auch die zukünfti­gen Heimcomputer von Commodore einbinden.</text:span></text:p>
        </text:list-item>
      </text:list>
      <text:list text:style-name="L1">
        <text:list-item>
          <text:p text:style-name="P4"/>
        </text:list-item>
        <text:list-item>
          <text:p text:style-name="P4">7. <text:span text:style-name="T2">Gefordert wird auch oft die Umschreibung der Pro­gramme für den VC 20 oder den C 64. Dies haben wir bis­her wegen des erheblichen Platzbedarfs für ein und das­selbe Listing vermieden. Le­ser, die Programme selbst umschreiben möchten, sei­en auf den Artikel in der 64’er, Ausgabe 7, Seite 52 verwiesen.</text:span></text:p>
        </text:list-item>
      </text:list>
      <text:list text:style-name="L1">
        <text:list-item>
          <text:p text:style-name="P4"/>
        </text:list-item>
        <text:list-item>
          <text:p text:style-name="P4">8. <text:span text:style-name="T2">Viele haben gefragt, warum wir bei den Software-Tests keine festen Bewertun­gen mit Nummern oder Buchstaben einführen. Dazu folgendes; jedes Produkt, das von uns getestet wird, ist es auch wert. Nur gute Hard- oder Software wird von uns besprochen und erhält ent­sprechenden Raum im 64’er. Der Markt wird monentan von Produkten überflutet, und wir wollen nur das Beste vorstellen. Vergleichende Bewertungen mit abschließendenen Zahlen sollen der Objektivität dienen, sind al­lerdings zu oft das Ergebnis einer subjektiven Beurtei­lung. Deshalb verzichten wir darauf, liefern Fakten und persönliche Meinungen, überlassen es aber anson­sten dem mündigen Leser sich ein Urteil zu bilden, wel­ches Produkt nun für seinen speziellen Anwendungsfall am besten geeignet ist.</text:span></text:p>
        </text:list-item>
        <text:list-item>
          <text:p text:style-name="P4"/>
        </text:list-item>
        <text:list-item>
          <text:p text:style-name="P4">9. <text:span text:style-name="T2">Für alle Leser die erst jetzt auf das 64’er gestoßen sind, gibt es eine traurige Nachricht: alle Ausgaben 4 und 5 sind vergriffen. Nach­bestellungen haben also kei­nen Zweck mehr. Artikel oder Programme die Sie in­teressieren müssen Sie sich also bei Freunden oder Be­kannten besorgen, die diese »Raritäten-64’er« besitzen. Es ist uns leider nicht möglich einzelne Beiträge als Kopie zu verschicken.</text:span></text:p>
        </text:list-item>
      </text:list>
      <text:list text:style-name="L1">
        <text:list-item>
          <text:p text:style-name="P4"/>
        </text:list-item>
      </text:list>
      <text:p text:style-name="P2"><text:span text:style-name="T2">Diese Ausführungen sol­len Sie nicht abschrecken, weiterhin Programme, Arti­kel, Fragen und Meinungen an uns zu senden. Wir legen sehr großen Wert auf einen positiven und konstruktiven Dialog mit unseren Lesern. Um Verständnis wäre noch zu bitten, bei den doch recht langen Bearbeitungszeiten. Wir arbeiten daran — 12 Stunden am Tag, die ganze Woche durch. (aa)</text:span></text:p>
      <text:p text:style-name="P2"/>
      <text:p text:style-name="P2"><text:span text:style-name="T2"># CHICAGO</text:span></text:p>
      <text:p text:style-name="P2"/>
      <text:p text:style-name="P1"><text:span text:style-name="T1">&gt; Die »Consumer Electronic Show« findet jedes Halbjahr in den USA statt. Auf der »Summer CES« in Chicago wurde ein Phänomen besonders deutlich, die Dominaz des</text:span><text:span text:style-name="T2"><text:s/></text:span><text:span text:style-name="T1">Commodore 64 auf dem Heimcomputer-Markt. Software und kein Ende war die Devise. Dabei wurde</text:span><text:span text:style-name="T2"><text:s/></text:span><text:span text:style-name="T1">fast jede neue Programm-Entwicklung zunächst auf dem C 64 vorgestellt und auf anderen Computern zu einem</text:span><text:span text:style-name="T2"><text:s/></text:span><text:span text:style-name="T1">späteren Zeitpunkt in Aussicht gestellt. Aber auch bei der Hardware gab es für den C 64 einiges an Neuigkeiten.</text:span></text:p>
      <text:p text:style-name="P2"/>
      <text:p text:style-name="P1"><text:span text:style-name="T2">Zunächst soll vorausge­schickt werden, daß sich die folgenden Produktvor­stellungen, mit Zeit-, Händ­ler- und Preisangaben haupt­sächlich auf den amerikani­schen Markt beziehen. Dort werden die meisten Pro­gramme und angekündigten Hardwareerweiterungen gegen Ende des Sommers oder gar erst im Herbst lie­ferbar sein. Welchen Wert hat dies nun für den europäi­schen und speziell für den deutschen Anwender? Nun er ist zunächst darüber infor­miert, welche neuen Produk­te demnächst auf den deut­schen Markt kommen wer­den, und kann daraus Hilfen für seine Kaufentscheidung beziehen. Leute mit Bezie­hungen besorgen sich diese Produkte aber auch gleich direkt aus den USA. Genug der Vorrede, was gab es Neues?</text:span></text:p>
      <text:p text:style-name="P1"/>
      <text:p text:style-name="P2"><text:span text:style-name="T2">Da wären zunächst Floppy-Laufwerke als Alternative zum VC 1541, ein Thema das sicherlich vielen förmlich un­ter den Fingernägeln brennt. Von MSD Systems gibt es die beiden Einzel- und Doppel-Laufwerke MSD Super Disk Drive I und II (Bild 1). Forma­tieren, Kopieren und Verifi­zieren benötigen weniger als zwei Minuten, das ist also 20 mal schneller als auf der VC 1541. Die beiden Laufwerke haben vier beziehungsweise sechs KByte Pufferspeicher (das bedeutet, mehr Files können zur selben Zeit geöffnet sein), zeigen keine ther­mische Überlastung und las­sen sich sowohl über den se­riellen als auch über den pa­rallelen Bus (User-Port, IEEE-kompatibel; also auch für die größeren System ge­eignet) betreiben. Der Preis: 399 beziehungsweise 695 Dollar.</text:span></text:p>
      <text:p text:style-name="P2"/>
      <text:p text:style-name="P2"><text:span text:style-name="T2">Ein Einzel-Laufwerk, daß bis zu zehnmal schneller ist, bietet Concorde mit dem C-321P (Bild 2) für 389 Dollar. Dieses Laufwerk ist aller­dings nur über den User-Port zu betreiben. Beachtenswert ist ein Jahr Vollgarantie.</text:span></text:p>
      <text:p text:style-name="P2"/>
      <text:p text:style-name="P2"><text:span text:style-name="T2">Speziell für den seriellen Bus wurde das Einzel-Laufwerk Commander II von Telesys entwickelt. Die Zeiten liegen in derselben Grö­ßenordnung wie bei der VC 1541. Dieses Laufwerk soll sich aber besonders durch die hohe Zuverlässigkeit vom Orginal-Laufwerk un­terscheiden, und hat eben­falls ein Jahr Garantie. 369 Dollar kostet der Comman­der II.</text:span></text:p>
      <text:p text:style-name="P2"/>
      <text:p text:style-name="P1"><text:span text:style-name="T1">## Superfarben</text:span></text:p>
      <text:p text:style-name="P1"/>
      <text:p text:style-name="P2"><text:span text:style-name="T2">Einen neuen Commodore­-kompatiblen Farbdrucker hat Okidata mit dem Okimate 10 (Bild 3) vorgestellt. Die­ser Thermo-Matrixdrucker bringt im Einfarben-Modus bis zu 136 Zeichen in eine Zei­le mit einer Druckgeschwin­digkeit von bis zu 60 Zeichen in der Sekunde. Einen Bei­spielausdruck der brillianten Wiedergabe mit allen auf dem C 64 möglichen Far­ben zeigt Bild 4.</text:span></text:p>
      <text:p text:style-name="P2"/>
      <text:p text:style-name="P2"><text:span text:style-name="T2">Auch Epson bringt mit dem 160 CPS ( characters per second) schnellen JX-80 Drucker Farbe in den Aus­druck. Der JX-80 wird mit der obligaten Centronics-Schnittstelle rund 1500 Dol­lar kosten.</text:span></text:p>
      <text:p text:style-name="P2"/>
      <text:p text:style-name="P2"><text:span text:style-name="T2">Für die Ungeduldigen bie­tet Telesys einen 99 Dollar teueren Drucker-Puffer Turboprint/GT (zu erkennen im Bild 1) mit wahlweise 16 (99 Dollar) oder 32 (129 Dollar) KByte Speicher für die Ver­bindung von Commodore 64 mit Centronics-Druckern an. Damit lassen sich auch alle Grafikzeichen des C 64 übertragen.</text:span></text:p>
      <text:p text:style-name="P2"/>
      <text:p text:style-name="P2"><text:span text:style-name="T2">Speziell für die Erstellung von hochauflösenden Grafi­ken wurde das Super Sketch (Bild 5) von Personal Periphe­rals entwickelt. Es handelt</text:span><text:span text:style-name="T1"><text:s/></text:span><text:span text:style-name="T2">sich dabei um eine Kombina­tion von Grafiktablett und »CAD-Eingabetisch«. Die Übermittlung der Zeichen­koordinaten erfolgt nicht durch eine sensitive Fläche, sondern mit Hilfe eines be­weglichen Plastikarms. Die Auflösung beträgt 160 x 200 Punkte und der Preis 60 Dol­lar. Beachtenswert ist die rei­che Auswahl an Software, wie beispielsweise der Master Home Planer für die schnelle Planung von Gebäudegrund­rissen und Zimmereinrich­tungen oder die Musik Box zum Komponieren auf dem Grafiktablett.</text:span></text:p>
      <text:p text:style-name="P2"/>
      <text:p text:style-name="P2"><text:span text:style-name="T2">In dieselbe Bresche wie das Koala Pad versucht auch der Digitiser (Bild 6) von dem Drucker- und Expansionher­steller Cardco zu schlagen. Mit etwas besser Auflösung aber mit weniger Software. Koala Technologies selbst ist mit seinen Muppet Learning Keys (Bild 7) in Richtung »Ver­einfachung der Eingabe für Kinderhände« gegangen. Dieses Eingabemedium für Kinder im Alter zwischen drei und sechsJahren soll de­nen das Alphabet, die Zah­len, die Farben und Formen für 80 Dollar näherbringen.</text:span></text:p>
      <text:p text:style-name="P2"/>
      <text:p text:style-name="P2"><text:span text:style-name="T2">Mit Licht arbeiten</text:span></text:p>
      <text:p text:style-name="P2"/>
      <text:p text:style-name="P2"><text:span text:style-name="T2">Einen Schwerpunkt bei den neuen Produkten stell­ten die Präzisions-Lichtgriffel dar. Für nicht we­niger als 250 Dollar ist der Gibson Lichtgriffel zu haben (die Vermarktung erfolgt durch Koala). Dieser doch recht hohe Preis schließt je­doch zwei Disketten, die mit sehr brauchbarer Software vollgepackt sind, ein. Diese besteht aus dem PenPainter für Freihandzeichnungen, dem PenDesigner für techni­sche Zeichnungen mit vorge­gebenen Formen (Bild 8), dem PenAnimator für Ani­mationen auf dem C 64 und dem PenMusician für die Einführung in die Musikkom­position mit dem Lichtgriffel.</text:span></text:p>
      <text:p text:style-name="P2"/>
      <text:p text:style-name="P2"><text:span text:style-name="T2">Von Inkwell gibt es eben­falls einen Präzisions-Licht­griffel mit einem umfangrei­chen Softwarepaket »Flexi­draw« (Bild 9). Zusätzlich zu den oben erwähnten Pro­grammen ist auch noch mit Transgraph ein Programm zur Übertragung der mit Flexidraw erzeugten Grafiken via Modem eingebaut und mit der Penware Utility Disk I ein Programm für die Ausga­be der Bilder auf Printer-Plotter erhältlich. Der Preis für Flexidraw ist mit 150 Dol­lar (einschließlich Lichtgrif­fel) als günstig zu bezeich­nen.</text:span></text:p>
      <text:p text:style-name="P2"/>
      <text:p text:style-name="P2"><text:span text:style-name="T2">## Spaß am Griff</text:span></text:p>
      <text:p text:style-name="P2"/>
      <text:p text:style-name="P2"><text:span text:style-name="T2">Von Wico gab es eine gan­ze Reihe neuer Joysticks. So zum Beispiel den Dreiweg-Joystick mit auswechselba­ren Griffen für 33 Dollar oder den »Grip Handle« mit ex­trem kleiner Grundfläche zum besseren Halten mit ei­ner Hand für 25 Dollar. Es lassen sich nur die horizontalen und vertikalen Richtun­gen oder wahlweise auch die Diagonalen (zu)schalten.</text:span></text:p>
      <text:p text:style-name="P2"/>
      <text:p text:style-name="P2"><text:span text:style-name="T2">Nahezu unverwüstlich soll der Prostick II und III von Newport Controls sein. Der Griff ist aus massivem Edel­stahl und das Gehäuse aus unzerbrechlichen Kunststoff. Es gibt Feuerknöpfe sowohl für Rechts- als auch für Links­händer. Stolze 25 Dollar ko­stet das Stück.</text:span></text:p>
      <text:p text:style-name="P2"/>
      <text:p text:style-name="P2"><text:span text:style-name="T2">Als Zubehör gibt es soge­nannte »Boards«, oft richtige Holzbretter in die die Joy­sticks der Atari- und Wico-Baureihe verrutschsicher eingesteckt werden können. Preis bei Thompson 10 Dol­lar.</text:span></text:p>
      <text:p text:style-name="P2"/>
      <text:p text:style-name="P2">---</text:p>
      <text:p text:style-name="P2"/>
      <text:p text:style-name="P1"><text:span text:style-name="T1"># Sprache rein und raus</text:span></text:p>
      <text:p text:style-name="P1"/>
      <text:p text:style-name="P1"><text:span text:style-name="T3">&gt; Sprachausgabe auf dem Commodore 64 ist nicht neu, </text:span><text:span text:style-name="T2">es gibt bereits in Deutsch­land einige auf dem Markt (SpeechDesign, SAM). Lern­software mit integrierter Sprachausgabe hingegen ist neu. Comm Data stellte meh­rere Rechenprogramme für Kinder vor, bei denen die Aufgaben durch einen spe­ziellen Software-Synthesizer auch hörbar gemacht wer­den.</text:span></text:p>
      <text:p text:style-name="P1"/>
      <text:p text:style-name="P2"><text:span text:style-name="T2">Als kleines Wunder be­zeichnete ENG Manufactu­ring den von ihnen vorge­stellten Prototyp für die Spra­cheingabe »Chirpee« (Bild 11). Bis zu 400 Wörter lassen sich damit erfassen. Dabei ist es gleichgültig, in welcher Sprache gesprochen wird, da diese Wörter vorher in ei­ner Erkennungsphase dem System (C 64, Software und einem kleinen Gehäuse mit Mikrofon) praktisch erst bei­gebracht werden. Erstaun­lich dabei ist, daß »Chirpee« auch Wörter — in einem ge­wissen Rahmen — versteht, die von anderen gesprochen werden, obwohl diese Leute nicht an der Erkennungs­phase beteiligt waren. Die Zuverlässigkeit bei einzel­nen läßt sich durch Mehr­fachnennungen auf bis zu 99 Prozent steigern. 179 Dollar soll die Spracherkennung kosten.</text:span></text:p>
      <text:p text:style-name="P2"/>
      <text:p text:style-name="P2"><text:span text:style-name="T2">Von professionellen Key­boards bis zu Heimwerker-Lösungen reichte die Palette bei den Musikanbietern. Melodian zeigte ein Keybo­ard (200 Dollar) im moderen Design mit 37 Tasten und 3 Oktaven das von von einer elektronischen Orgel kaum zu unterscheiden ist. Die Mu­sik macht allerdings der Computer. Drei verschiede­ne Softwarepakete (jeweils 40 Dollar) sind für den C 64 von Melodian vorgestellt worden: ConcertMaster (Bild 12) ein Programm für die gehobenen Ansprüche, MelodyMaster zum Erler­nen der Musik und der RhythmMaster der vor ei­nem vor allen den perfekten Rhythmus beibringen soll. Bei allen drei Programmen sind die eben gespielten No­ten sofort auf dem Bild­schirm zu sehen. Es können aber auch gespeicherte Stücke nachgespielt wer­den, wobei die Programme jeden gemachten Fehler an­zeigen.</text:span></text:p>
      <text:p text:style-name="P2"/>
      <text:p text:style-name="P2"><text:span text:style-name="T2">Sight &amp; Sound stecken eine eigene, kleine Tastatur für 40 Dollar (Bild 13) auf den Com­modore 64, um den Kosten­aufwand zu reduzieren und um dem Musiker sofort die Möglichkeit zu geben, mit dem Spielen anzufangen. Der Jazzmusiker Ryo Kawa­saki stellte seine für Sight &amp; Sound entwickelte Musik­software Kawasaki Synthesi­zer (50 Dollar) und Rythm Rocker (etwa 40 Dollar) selbst vor. Diese Musikprogramme sind mittlerweile so ausgereift, daß fast kein Un­terschied mehr zu einem di­gitalen Sythesizer bemerk­bar ist.</text:span></text:p>
      <text:p text:style-name="P2"/>
      <text:p text:style-name="P1"><text:span text:style-name="T1">Die Softwareflut</text:span></text:p>
      <text:p text:style-name="P1"/>
      <text:p text:style-name="P2"><text:span text:style-name="T2">Das Angebot an neuen Software-Produkten war fast unüberschaubar. Beach­tenswert dabei, fast alle Soft­warehersteller zeigten ihre neuen Programme zunächst auf dem Commodore 64 mit der Ankündigung, diese Programme würden zu ei­nem späteren Zeitpunkt auch für andere Computer wie dem PCjr, dem Aplle IIc oder den Atari-Systemen er­hältlich sein. An jedem Stand war also mindestens ein C 64 vertreten, auf dem ein neues Programm lief. Ein Trend war besonders deutlich, die Hinwendung zur Lernsoftwa­re und Spielen mit »einge­bautem« Lerneffekt. Die Action- und Arcadespiele sind zwar nicht tot, wurden aber in ihrer Bedeutung etwas zurückgedrängt.</text:span></text:p>
      <text:p text:style-name="P2"/>
      <text:p text:style-name="P2"><text:span text:style-name="T2">Einige Beispiele für die neue Generation der Lern­programme sollen zeigen, was uns demnächst erwartet. Von Imagic stammt das Pro­gramm Injured Engine (Bild 14). Mit Injured Engine soll man die Funktionsweise ei­nes Ottomotors kennenler­nen. Dazu kann man sich die einzelnen Funktionsblöcke wie Kraftstoffzufuhr oder Elektrik einzeln oder im Ver­bund betrachten und erklä­renden Text abrufen. Im nächsten Schritt wird irgend­wo ein Fehler eingebaut, den es durch Diagnose und Aus­wechseln bestimmter Teile zu lokalisieren gilt. Man kann aber auch selbst Fehlfunktio­nen in einzelnen Blöcken auslösen und sich die Aus­wirkungen auf die anderen Elemente ansehen.</text:span></text:p>
      <text:p text:style-name="P2"/>
      <text:p text:style-name="P2"><text:span text:style-name="T2">Ein ähnliches Produkt ist Cell Defense (Bild 15) von HES. Hier muß man sich als menschliche Zelle mit sei­nem Immunsystem den Attacken von Bakterien und Viren erwehren. Ganz ne­benbei lernt man den Zel­laufbau, die verschiedenen Arten von Krankheitserre­gern und deren Auswirkun­gen auf den Menschen ken­nen. Aber auch Faktoren wie Alter, Streß, Drogen oder Al­kohol und deren Einfluß auf eine Zelle, einen Zellver­bund oder den Menschen werden berücksichtigt.</text:span></text:p>
      <text:p text:style-name="P2"/>
      <text:p text:style-name="P2"><text:span text:style-name="T2">Mit Type»n«Write (Bild 16) wurde nicht nur ein Textver­arbeitungssystem für Kinder von HES vorgestellt. Damit ist auch ein Tastaturlernpro­gramm verknüpft, das von ersten Schritten mit der Commodore-Tastatur -in Form von attakierenden Buchstaben und Zahlen — bis zu perfekten Schreibmaschi­nenkenntnissen hinführt.</text:span></text:p>
      <text:p text:style-name="P2"/>
      <text:p text:style-name="P2"><text:span text:style-name="T2">Auch bei CBS Software hat man sich nach der Pleite mit den Arcadespielen voll auf die Lernsoftware gestürzt. Das Motto von CBS lautete: »Von der Sesam Straße bis zur Wall Street«. Dies weist auch schon auf die Zielrich­tung der mittlerweile 47 Pro­gramme hin; Kinder im Vor­schulalter mit einfachen und Studenten sowie Autodidak­ten mit gehobenen Lernprogrammen zu versorgen. »Forcast« (Bild 17) soll zum Bei­spiel angehenden Meteoro­logen ein Hilfsmittel für das bessere Verständis der Wet­tervorhersage sein.</text:span></text:p>
      <text:p text:style-name="P2"/>
      <text:p text:style-name="P2"><text:span text:style-name="T2">Aber auch die Actionspie­le selbst haben eine Verän­derung erfahren. Als Bei­spiel soll das Spiel Karate (Bild 18) von Broderbund die­nen. Das Spiel zeichnet sich vor allen durch seinen Zeichtrick-Effekt aus. Der Karateka wird dabei vom Spieler mit dem Joystick an die einzelnen Gegner heran­geführt und muß sich gegen die Braun- und Scharzgurte mit gekonnten Schlägen und Ausweichmanövern wehren.</text:span></text:p>
      <text:p text:style-name="P2"/>
      <text:p text:style-name="P2"><text:span text:style-name="T2">Die Abenteuerspiele wer­den immer beliebter und entsprechend ist die Reak­tion der Hersteller darauf. Mittlerweile braucht man nicht mehr gegen Gnome und Drachen zu kämpfen, sondern es werden richtige Szenen aus dem Leben ge­nommen. Bei »Dallas Quest« (Bild 19) von Datasoft kann man seine Fähigkeiten ge­gen den Fiesling J.R. einset­zen. Aber auch Comic-Figu­ren dienen als Vorlage. So hat Commodore Software den »Hulk« (Bild 20) in ein Abenteuerspiel umgesetzt.</text:span></text:p>
      <text:p text:style-name="P2"/>
      <text:p text:style-name="P2"><text:span text:style-name="T2">Ein beliebtes Thema ist auch der Zehnkampf geworden. Summer Games von Epyx, Declathon von Activi­sion oder 6 Olympic Games (Bild 21) von HES sind mo­mentan die drei konkurrie­renden Programme. Sie un­terscheiden sich mehr oder weniger lediglich in der Aus­wahl der Wettkampfarten. Gemeinsam ist bei allen drei die hohe Spielmotivation.</text:span></text:p>
      <text:p text:style-name="P2"/>
      <text:p text:style-name="P2"><text:span text:style-name="T2">Bei den Anwenderpro­grammen dominierten vor allen Dingen Textverarbeitung und Datenbanken. Dazu zählten der PaperClip und der Consultant von Batteries Included, der Bank Street Writer von Broderbund Soft­ware, der Creative Writer von Creative Software, das Supertext von Muse Softwa­re, Homeword von Sierra on line, der Data Manager von Timeworks, der OmniWriter von HES und und... Zu vielen dieser Textverarbeitungpro­gramme gibt es sogenannte Spell Checker. Diese ermög­lichen eine Überwachung der Rechtschreibung, aller­dings nur im Englischen, da­für aber von bis zu 30000 oder 40000 Wörtern. Doch die Zielrichtung ist vorgege­ben, die Realisierung auf dem deutschen Markt läßt aber noch auf sich warten. Interessant für uns dürfte auch Kwik-Load (Bild 22) von Datamost sein. Damit lassen sich Programme drei bis fünf mal schneller laden.</text:span></text:p>
      <text:p text:style-name="P2"/>
      <text:p text:style-name="P2"><text:span text:style-name="T2">Bei Commodore selbst gab es wieder einmal eine Umbennung. Der C 264 heißt in Zukunft Plus/4. Warum dies? Nun für den C 264 wur­den das Textverarbeitungs- das Grafik- das File- und das Tabellenkalkulationspro­gramm wahlweise als Option angeboten. Das heißt man konnte sich für das eine oder andere Programm entschei­den. In den Plus/4 sind diese vier fest eingebaut und kön­nen die Daten interaktiv aus­tauschen. Ansonsten ist der Plus/4 völlig identisch mit dem C 264. Eine Bemerkung am Rande: Diese vier Pro­gramme die von Tri Micro für Commodore entwickelt wur­den, sind bei Tri Micro auf Diskette auch für den C 64 erhältlich. Dieser Umstand, daß neue Programme für den Plus/4 auch gleichzeitig für den C 64 angeboten wer­den, zeigt einerseits deut­lich, daß der Plus/4 den C 64 nicht ablösen soll, sondern lediglich nach oben hin er­gänzen. Anderseits bedeu­tet dies für den potentiellen Käufer keine Komplizierung seiner Entscheidung. Dem C 64 steht ein langes Leben be­vor. Vom C 364 wurde übri­gens Abstand genommen. Er wird wohl vorläufig nicht auf den Markt kommen.</text:span></text:p>
      <text:p text:style-name="P2"/>
      <text:p text:style-name="P2"><text:span text:style-name="T2">Meine amerikanischen Kollegen waren relativ über­rascht, als sie hörten, daß Commodore die neue Hard­ware bereits auf der Hannover-Messe vorgestellt hat. Da wären zunächst ein­mal der Typenraddrucker DPS 1101, der kompatibel mit dem Plus/4 sein soll. Der MPS 802 Matrix-Drucker mit einer Druckgeschwindigkeit von 60 Zeichen pro Sekunde. Er hat hat in etwa dieselben Leistungsmerkmale wie der VC 1526. Der MCS 801 Farb­matrix-Drucker mit 30 Zei­chen pro Sekunde und acht vertikalen Punkten sowie 640 Zeilen, sowie der Billig­drucker MPS 803, welcher wohl als Ersatz für den VC 1515 auftreten soll. Für den C 16 (der wird auch weiterhin so heißen) gibt es eine eige­ne Datasette, die 1531. Und letztendlich der neue Farb­monitor CM 141, der so neu eigentlich auch wieder nicht ist. Es basiert auf dem VC 1701/1702 und wurde ledig­lich einer kosmetischen Kor­rektur zur Designanpassung an den Plus/4 unterzogen. Die Angaben für die Verfüg­barkeit selbst für den ameri­kanischen Markt sind von Commodore wieder einmal sehr schwammig: in der zweiten Hälfte des Jahres 1984. Dies ist aber ein altbe­kanntes Leid aller Firmen; man muß neue Produkte re­gelmäßig auf den großen Messen ankündigen, um im Gespräch zu bleiben, die Lieferzeiten stehen dann auf einem anderen Blatt. Die Preise und die Einführung auf dem europäischen Markt sind also mehr oder weniger noch Zukunftsmu­sik.</text:span></text:p>
      <text:p text:style-name="P2"/>
      <text:p text:style-name="P2"><text:span text:style-name="T2">Commodore engagiert sich jetzt verstärkt im Be­reich Software. Es findet da­bei ein Abkehr von der bis­her verfolgten Linie, billige und deswegen auch relativ einfache Software anzubie­ten. Commodore scheint von nun an auf Qualität zu setzen. Durch ein Abkommen mit der Marvel Comics Group werden deren Comic-Helden in Abenteuerspiele umgesetzt. Typische Bei­spiele sind die Questprobe-Serien Hulk und Spiderman. Dabei sollen die Comic-Bücher von Marvel simultan mit den Abenteuerspielen verkauft werden. Weitere Produkte in der Abenteuer-Serie sind Satan’s Hollow und Solar Fox.</text:span></text:p>
      <text:p text:style-name="P2"/>
      <text:p text:style-name="P2"><text:span text:style-name="T2">Auch bei den Lernpro­grammen gibt es von Commodore viel Neues zu be­richten. MitJust Imagine kön­nen Kinder ab vier Jahren ih­re eigenen Animationsge­schichten kreieren. Mit Number Builder müssen die Kinder eine bestimmte Zahl durch Addieren, Subtrahie­ren, Multiplikation oder Divi­sion erhalten. Für alle die Spaß an der Astronomie ha­ben, gibt es Window to Gala­xies. Ein Programm, das von jedem Punkt der Erde zu je­dem Zeitpunkt die Sterne­konstellation zeigt. Die Posi­tionen von mehr als 12000 Sternen, von 88 Sternbildern, der Sonne, des Mondes, von acht Planeten, von Kommeten und Galaxies können auf dem Bildschirm dargestellt werden. In der Productivity-Rubrik stach besonders das Grafikprogramm B/Graph (Bild 23) hervor.</text:span></text:p>
      <text:p text:style-name="P2"/>
      <text:p text:style-name="P2"><text:span text:style-name="T2">Auf der CES ist es üblich, die besten Programme zu küren. Diese finden sich dann an den verschiedenen Ständen mit den in Amerika so beliebten Auszeichnun­gen oder Orden wieder. Die­se Software Showcase ge­nannte Prämierung betraf nur Programme für die wich­tigsten fünf Heimcomputer: Apple II/IIe, IBM-PCjr, Atari Home Computer, ColecoVision/Adam und mit weiten Abstand vorne, Commodore 64.</text:span></text:p>
      <text:p text:style-name="P2"/>
      <text:p text:style-name="P2"><text:span text:style-name="T2">Gekürt wurden Beach-Head von Access Software, Matchboxes von Broderbund Software, Jack Attack, Micro Cookbook und Inter­national Soccer von Commo­dore, Childpace von Compu­terrose, Dragonhawk, In the Chips und Moondust von Creative Software, Music Construction Set von Electrinic Arts (ECA), Fax und Sum­mer Games von Epyx, OmniWriter/Omnispell, CellDefense, HES Games und Turt­le Toyland,Jr. von Human En­gineered Software (HES), The Rug Rider von Interna­tional Tri Micro, Super-Text und Space Taxi von Muse Software, 64 Doctor von Practicorp, Superbase 64 von Precision Software, Falcon Patrol von Quicksilvia, Pogo Joe von Screenplay, Musicomp-Music Processor von Sight &amp; Sound International, Model Diet, Computer Me­chanic und Dancing Feats von Softsync, Flight Simula­tor II von Sublogic, Campain’84 von Sunrise Software, Data Manger 2 und Dungeon of the Algebra von Timeworks sowie schließlich MusiCalc von Waveform Corpo­ration. Diese Programme wurden also von einer unab­hängigen Jury zu den Ren­nern auf dem Commodore 64 erklärt.</text:span></text:p>
      <text:p text:style-name="P2"/>
      <text:p text:style-name="P2"><text:span text:style-name="T2">Der Commodore 64 hat ei­ne überragende Marktstel­lung gewonnen. Die neueste und beste Software wird auf dem C 64 vorgestellt, die anderen Systeme müssen war­ten, bis die Programme um­geschrieben sind. Bisher war das noch umgekehrt (vor allem was die Atari-Com­puter betrifft). Das Hard­ware-Angebot auch von un­abhängigen Herstellern wird immer umfangreicher. Andere, neue Computer werden einige Schwierigkei­ten haben, sich gegen die Dominanz des C 64 durchzu­setzen. Von MSX-Systemen war zwar schon einiges zu se­hen, aber der große Durch­bruch ist noch lange nicht in Sicht. Es bleibt abzuwarten, wann es den ersten C 64-kompatiblen Computer (ähn­lich wie beim IBM PC) auf dem Markt gibt.</text:span></text:p>
      <text:p text:style-name="P2"/>
      <text:p text:style-name="P1"><text:span text:style-name="T2">(aa)</text:span></text:p>
      <text:p text:style-name="P1"/>
      <text:p text:style-name="P1">----</text:p>
      <text:p text:style-name="P1"/>
      <text:p text:style-name="P1"># Leserforum</text:p>
      <text:p text:style-name="P1"/>
      <text:p text:style-name="P1"><text:span text:style-name="T1">## Steuern mit dem User-port?</text:span></text:p>
      <text:p text:style-name="P1"/>
      <text:p text:style-name="P2"><text:span text:style-name="T3">Ich möchte über den Userport einen x/y/z Bohrfrästisch steu­ern. Wie ist so etwas zu realisie­ren?</text:span></text:p>
      <text:p text:style-name="P2"/>
      <text:p text:style-name="P1"><text:span text:style-name="T3">Thomas Wistuba</text:span></text:p>
      <text:p text:style-name="P1"/>
      <text:p text:style-name="P1"><text:span text:style-name="T1">## Anschlußprobleme mit Druckem</text:span></text:p>
      <text:p text:style-name="P1"/>
      <text:p text:style-name="P2"><text:span text:style-name="T3">Wie kann man die KB 50 Tasta­tur des Brother HR15 an den Userport des C 64 anschließen, um für Textverarbeitungssyste­me eine DIN2137-Tastatur zur Verfügung zu haben?</text:span></text:p>
      <text:p text:style-name="P2"/>
      <text:p text:style-name="P1"><text:span text:style-name="T3">Horst Singer</text:span></text:p>
      <text:p text:style-name="P1"/>
      <text:p text:style-name="P1"><text:span text:style-name="T1">## Probleme mit Monitoren</text:span></text:p>
      <text:p text:style-name="P1"/>
      <text:p text:style-name="P2"><text:span text:style-name="T3">Ich habe eine Schreibmaschi­ne Brother CE-50 mit seriellem Interface (Adresse 4), die mit meinem C 64 gut zusammenar­beitet. Nur mit Datamat von Da­ta Becker kann ich keinen Aus­druck erstellen. Die Firma hat mir auf schriftliche Anfrage nur nichtssagend geantwortet. Wer kann helfen?</text:span></text:p>
      <text:p text:style-name="P2"/>
      <text:p text:style-name="P1"><text:span text:style-name="T3">Gerd Mandelkow</text:span></text:p>
      <text:p text:style-name="P1"/>
      <text:p text:style-name="P2"><text:span text:style-name="T3">Wie schließe ich einen Moni­tor an den VC 20 an? Anfragen bei Händlern ergaben nur, daß ein entsprechendes Kabel anzufertigen sei, aber nicht wie. Wer kann helfen?</text:span></text:p>
      <text:p text:style-name="P2"/>
      <text:p text:style-name="P1"><text:span text:style-name="T3">Inge Märkle</text:span></text:p>
      <text:p text:style-name="P1"/>
      <text:p text:style-name="P2"><text:span text:style-name="T3">Ich besitze einen Commodo­re SX 64 und ein Sony Farb-TV ohne Video-Eingang. Wie kann ich diese Geräte zusammen­schalten, damit der Farbfernseher als Monitor genutzt werden kann?</text:span></text:p>
      <text:p text:style-name="P2"/>
      <text:p text:style-name="P1"><text:span text:style-name="T3">Hans-Jürgen Mundstock</text:span></text:p>
      <text:p text:style-name="P1"/>
      <text:p text:style-name="P2"><text:span text:style-name="T3">Wie bekomme ich die strei­fenförmig auftretenden Farb­ränder auf dem Fernsehschirm weg?</text:span></text:p>
      <text:p text:style-name="P2"/>
      <text:p text:style-name="P2"><text:span text:style-name="T3">Gibt es eine Möglichkeit, aus dem C 64 ein RGB-Signal zu ho­len?</text:span></text:p>
      <text:p text:style-name="P2"/>
      <text:p text:style-name="P1"><text:span text:style-name="T3">Peter Stahn</text:span></text:p>
      <text:p text:style-name="P1"/>
      <text:p text:style-name="P2"><text:span text:style-name="T3">Ich besitze einen Blaupunkt-Farbfernseher mit RGB-Eingang. Welche Firma bietet ein RGB-Interface (bzw. entspre­chenden Schaltplan) für den C 64 an und zu welchem Preis?</text:span></text:p>
      <text:p text:style-name="P2"/>
      <text:p text:style-name="P1"><text:span text:style-name="T3">Gernot Murawski</text:span></text:p>
      <text:p text:style-name="P1"/>
      <text:p text:style-name="P2"><text:span text:style-name="T3">Wie kann ich mit dem Video-Recorder Panasonic N8003T das Signal vom Computer aufnehmen? Der Fernseher vom Typ Saba T5658 und 75 Ohm-Kabel funktioniert einwandfrei.</text:span></text:p>
      <text:p text:style-name="P2"/>
      <text:p text:style-name="P1"><text:span text:style-name="T3">Eugen Anger</text:span></text:p>
      <text:p text:style-name="P1"/>
      <text:p text:style-name="P2"><text:span text:style-name="T3">Wie schließe ich den C 64 an einen Fernseher mit Scart-Buchse an (Nordmende 1534, 3540; Loewe)? Walter Wagner</text:span></text:p>
      <text:p text:style-name="P2"/>
      <text:p text:style-name="P2"><text:span text:style-name="T3">Kann man die Kugelkopf-Brother 7900 (durch einen Trick?) über irgendein Interface an den C 64 anschließen?</text:span></text:p>
      <text:p text:style-name="P2"/>
      <text:p text:style-name="P1"><text:span text:style-name="T3">Stefan Wülfert</text:span></text:p>
      <text:p text:style-name="P1"/>
      <text:p text:style-name="P2"><text:span text:style-name="T3">Gibt es eine softwaremäßige Verbindung zwischen dem C 64 und Brother CE-60?</text:span></text:p>
      <text:p text:style-name="P2"/>
      <text:p text:style-name="P1"><text:span text:style-name="T3">Manfred Mattern</text:span></text:p>
      <text:p text:style-name="P1"/>
      <text:p text:style-name="P2"><text:span text:style-name="T3">Wie kann ich die Sonderzei­chen der Schreibmaschine Pri­vileg 3000 ansprechen und aus­drucken? Welchen Code hat die KB-II-Taste?</text:span></text:p>
      <text:p text:style-name="P2"/>
      <text:p text:style-name="P1"><text:span text:style-name="T3">Dr.Ernst Suchalla</text:span></text:p>
      <text:p text:style-name="P1"/>
      <text:p text:style-name="P2"><text:span text:style-name="T3">Ich habe einen Fernschreiber Siemens T100 und suche einen Anschlußplan für den C 64.</text:span></text:p>
      <text:p text:style-name="P2"/>
      <text:p text:style-name="P1"><text:span text:style-name="T3">Burghard Schmolling</text:span></text:p>
      <text:p text:style-name="P1"/>
      <text:p text:style-name="P2"><text:span text:style-name="T3">Wer kennt einen Hard- oder Softwaregesteuerten Anschluß einer Olivetti Praxis 30 an den C 64? JosefHauk</text:span></text:p>
      <text:p text:style-name="P2"/>
      <text:p text:style-name="P1"><text:span text:style-name="T1">## Programmunterbrechung bei Druckerausgabe</text:span></text:p>
      <text:p text:style-name="P1"/>
      <text:p text:style-name="P2"><text:span text:style-name="T3">Meine Hardware: VC 64, Flop­py 1541, NEC Drucker 8023 B-N mit Interface 9200 für VC 64. Bei Ausgabe über Drucker von mir erstellter Programme, als auch gekaufterProgramme (zum Bei­spiel Datamat von Data Becker) erfolgt nach unterschiedlich langer Druckerausgabe die Fehlermeldung »Device not present error«. Manchmal funk­tioniert die Druckerausgabe (mit Endlosblatt) seitenweise und unterbricht dann plötzlich mit oben angegebener Fehler­meldung; das andere Mal wer­den nur ein paar Zeilen ausge­geben und wieder erfolgt die obige Unterbrechung. Natür­lich sind alle Geräte (C 64, Flop­py, Drucker) eingeschaltet und betriebsbereit. Handelt es sich hier nur um einen Hardware- oder Softwarefehler? Kann mir hierzu jemand helfen?</text:span></text:p>
      <text:p text:style-name="P2"/>
      <text:p text:style-name="P1"><text:span text:style-name="T3">(Rudolf Ott)</text:span></text:p>
      <text:p text:style-name="P1"/>
      <text:p text:style-name="P1"><text:span text:style-name="T1">## Hardcopy mit NEC 8023B-N</text:span></text:p>
      <text:p text:style-name="P1"/>
      <text:p text:style-name="P2"><text:span text:style-name="T3">Wer bietet Software an, um mit C 64 und Drucker NEC 8023B-N hochauflösende Grafik und Hardcopys zu erstellen?</text:span></text:p>
      <text:p text:style-name="P2"/>
      <text:p text:style-name="P1"><text:span text:style-name="T3">Wölfgang Jaworski</text:span></text:p>
      <text:p text:style-name="P1"/>
      <text:p text:style-name="P1"><text:span text:style-name="T1">## Fragen Sie doch!</text:span></text:p>
      <text:p text:style-name="P1"/>
      <text:p text:style-name="P1"><text:span text:style-name="T2">Selbst bei sorgfältiger Lek­türe von Handbüchern und Programmbeschreibungen bleiben beim Anwender im­mer wieder Fragen offen. Viel mehr Fragen ergeben sich bei Computer-Interessenten, die noch keine festen Kontak­te zu Händlern, Herstellern oder Computerclubs haben. Sie können der Redaktion Ih­re Fragen schreiben oder Probleme schildern (am ein­fachsten auf der beigehefte­ten Karte). Wir veranlassen, daß die Fragen von einem Fachmann beantwortet wer­den. Allgemein interessieren­de Fragen und Antworten werden veröffentlicht.</text:span></text:p>
      <text:p text:style-name="P1"/>
      <text:p text:style-name="P1"><text:span text:style-name="T1">## Bits hörbar machen?</text:span></text:p>
      <text:p text:style-name="P1"/>
      <text:p text:style-name="P2"><text:span text:style-name="T3">Ist es beim C 64 möglich, beim Laden von Datasette die Signale hörbar zu machen?</text:span></text:p>
      <text:p text:style-name="P2"/>
      <text:p text:style-name="P1"><text:span text:style-name="T3">Werner Frings</text:span></text:p>
      <text:p text:style-name="P1"/>
      <text:p text:style-name="P1"><text:span text:style-name="T1">## Simons Basic mit Turbo-Tape?</text:span></text:p>
      <text:p text:style-name="P1"/>
      <text:p text:style-name="P2"><text:span text:style-name="T3">Wer kennt eine Möglichkeit, Simons Basic und Turbo-Tape gleichzeitig benutzen zu kön­nen?</text:span></text:p>
      <text:p text:style-name="P2"/>
      <text:p text:style-name="P2"><text:span text:style-name="T3">Rolf Lehr</text:span></text:p>
      <text:p text:style-name="P2"/>
      <text:p text:style-name="P1"><text:span text:style-name="T1">## Knisternde Bits?</text:span></text:p>
      <text:p text:style-name="P1"/>
      <text:p text:style-name="P2"><text:span text:style-name="T3">Mein C 64 gibt nach dem Ein­schalten knisternde Geräusche über den Fernseher von sich, die allerdings mit der Zeit wie­der verschwinden. Es liegt kein Wackelkontakt am Kabel vor. Wer weiß Rat?</text:span></text:p>
      <text:p text:style-name="P2"/>
      <text:p text:style-name="P1"><text:span text:style-name="T3">Matthias Brunke</text:span></text:p>
      <text:p text:style-name="P1"/>
      <text:p text:style-name="P1"><text:span text:style-name="T1">## Text und Grafik mischen?</text:span></text:p>
      <text:p text:style-name="P1"/>
      <text:p text:style-name="P2"><text:span text:style-name="T3">Ich besitze einen Commodo­re 64 und bin gerade dabei, ein Adventure zu schreiben. Nun stehe ich vor einem Problem. Wie kann ich in Simons Basic hochauflösende Grafik und Text gleichzeitig darstellen? Ich benötige nur ein kleines Textfenster für die Eingabe von Ant­worten. Frank Schager</text:span></text:p>
      <text:p text:style-name="P2"/>
      <text:p text:style-name="P1"><text:span text:style-name="T1">## Wer kennt</text:span><text:span text:style-name="T2"><text:s/></text:span><text:span text:style-name="T1">»Aztec Tomb«?</text:span></text:p>
      <text:p text:style-name="P1"/>
      <text:p text:style-name="P2"><text:span text:style-name="T3">Ich besitze das Spiel »Aztec Tomb« für den C 64 und komme einfach nicht weiter. Nachdem ich am Bullen vorbei durch das Tor gehe, stehe ich vor einer Pflanze auf »Waste Ground«. Ich trage bei mir: old chest, red clock, dead mouse, door-key. Wer kann mir weiterhelfen?</text:span></text:p>
      <text:p text:style-name="P2"/>
      <text:p text:style-name="P1"><text:span text:style-name="T3">Stephan Sache</text:span></text:p>
      <text:p text:style-name="P1"/>
      <text:p text:style-name="P1"><text:span text:style-name="T1">## Hier gibt es Clubs</text:span></text:p>
      <text:p text:style-name="P1"/>
      <text:p text:style-name="P2"><text:span text:style-name="T2">Der ICC hat derzeit 26 Mitglie­der, ausschließlich C 64-User mit Datasette, 1541 Floppy, 1515/ 1526/Epson FX-80 Drucker. Er beschäftigt sich schwerpunkt­mäßig mit allen Aspekten des List- und Kopierschutzes, Mo­demtechnik, Hilfestellung für Einsteiger, Softwaretausch, Hardware-Sammelbestellungen, Förderung von Kommuni­kation unter den Mitgliedern auf allen möglichen Ebenen. Tref­fen gibt es derzeit noch nicht, sind aber mittelfristig geplant.</text:span></text:p>
      <text:p text:style-name="P2"/>
      <text:p text:style-name="P2"><text:span text:style-name="T2">Geplant ist für die nahe Zu­kunft eine eigene Mailbox. Die Entwicklung von dazu nötiger Betriebssoftware ist ein weiterer Arbeitsschwerpunkt. Der Club freut sich in diesem Zusammen­hang über jegliche Form der Mithilfe. Neue Mitglieder sind natürlich jederzeit willkommen.</text:span></text:p>
      <text:p text:style-name="P2"/>
      <text:p text:style-name="P2"><text:span text:style-name="T2">Der Club gibt monatlich ein 12seitiges Info für seine Mitglie­der heraus. Der Jahresmit­gliedsbeitrag ist 60 Mark, eine dreimonatige Probemitglied­schaft für 20 Mark ist möglich. Ein Probeinfo gibt es für 5 Mark.</text:span></text:p>
      <text:p text:style-name="P2"/>
      <text:p text:style-name="P2"><text:span text:style-name="T2">INTERFACE-COMPUTER-CLUB, Hindenburgstr. 98, D-2120 Lüneburg, den 22/06/84.</text:span></text:p>
      <text:p text:style-name="P2"/>
      <text:p text:style-name="P1"><text:span text:style-name="T1">## Software per Telefon</text:span></text:p>
      <text:p text:style-name="P1"/>
      <text:p text:style-name="P2"><text:span text:style-name="T2">Wir sind ein C 64-Userclub, der sich seit einiger Zeit intensiv mit der neuen Technik der DFÜ per Telefon beschäftigt.</text:span></text:p>
      <text:p text:style-name="P2"/>
      <text:p text:style-name="P2"><text:span text:style-name="T2">In unserem monatlichen Club­info berichten wir ausführlich über DFÜ und die damit zusam­menhängenden Probleme — na­türlich vornehmlich auf den C 64 bezogen.</text:span></text:p>
      <text:p text:style-name="P2"/>
      <text:p text:style-name="P2"><text:span text:style-name="T2">Wir planen, ab Mitte Juli unse­ren Mitgliedern per Telefon Soft­ware zu schicken. Ein Terminal-Programm, das den C 64 in ein intelligentes Terminal verwan­delt, wurde bereits von uns er­stellt.</text:span></text:p>
      <text:p text:style-name="P2"/>
      <text:p text:style-name="P2"><text:span text:style-name="T2">Speziell für DFÜ-Neulinge ha­ben wir ein DFÜ-Sonderinfo mit allen Informationen, die man braucht um mit dem C 64 online zu kommen, herausgegeben. Das Info enthält auch eine Be­schreibung unseres Terminal­programmes. Interessierte kön­nen es gegen 3 Mark in Brief­marken bei uns bestellen. Anfra­gen bitte an unsere Club­adresse oder telefonisch.</text:span></text:p>
      <text:p text:style-name="P2"/>
      <text:p text:style-name="P2"><text:span text:style-name="T2">Andreas Voigt INTERFACE-COMPUTER-CLUB, 2120 Lüneburg, Hindenburgstr. 98, Tel.: 04131/37876.</text:span></text:p>
      <text:p text:style-name="P2"/>
      <text:p text:style-name="P1"><text:span text:style-name="T1">## Adreß- und Telefonregi­ster aus Ausgabe 5 mit Datasette?</text:span></text:p>
      <text:p text:style-name="P1"/>
      <text:p text:style-name="P2"><text:span text:style-name="T3">Ich möchte gerne »Adress- und Telefonregister« aus der Ausgabe 5 mit Datasette ver­wenden, weiß aber als totaler Anfänger nicht, wie ich das Pro­gramm umschreiben muß. Ist dies überhaupt möglich?</text:span></text:p>
      <text:p text:style-name="P2"/>
      <text:p text:style-name="P1"><text:span text:style-name="T3">Dieter Plaum</text:span></text:p>
      <text:p text:style-name="P1"/>
      <text:p text:style-name="P2"><text:span text:style-name="T2">Mit einigen Änderungen läßt sich das Programm auch mit Da­tasette verwenden:</text:span></text:p>
      <text:p text:style-name="P2"/>
      <text:p text:style-name="P1"><text:span text:style-name="T2">990 ...:OPEN 1,1,0</text:span></text:p>
      <text:p text:style-name="P1"><text:span text:style-name="T2">1050 ...:OPEN 1,1,1</text:span></text:p>
      <text:p text:style-name="P1"><text:span text:style-name="T2">2040 ...:OPEN 1,1,1</text:span></text:p>
      <text:p text:style-name="P1"/>
      <text:p text:style-name="P1"><text:span text:style-name="T2">Bei dieser Version funktioniert auch das »SUCHEN» und die »AUSGABE SORTIERT».</text:span></text:p>
      <text:p text:style-name="P1"/>
      <text:p text:style-name="P1"><text:span text:style-name="T2">Jürgen Zier</text:span></text:p>
      <text:p text:style-name="P1"/>
      <text:p text:style-name="P1"><text:span text:style-name="T1">## Basic-Zellen größer 80 Zeichen?</text:span></text:p>
      <text:p text:style-name="P1"/>
      <text:p text:style-name="P2"><text:span text:style-name="T3">Die maximale Zeilenlänge beim C 64 beträgt 80 Zeichen. Bei manchen Programmen wer­den diese teilweise überschrit­ten. Wie kann man das Pro­gramm trotzdem zum Laufen bringen?</text:span></text:p>
      <text:p text:style-name="P2"/>
      <text:p text:style-name="P1"><text:span text:style-name="T3">Rainer Jost</text:span></text:p>
      <text:p text:style-name="P1"/>
      <text:p text:style-name="P2"><text:span text:style-name="T2">Diese vor allem von Anfän­gern häufig gestellte Frage läßt sich einfach beantworten. Im Handbuch des C 64 befindet sich im Anhang D auf Seite 130/131 eine Tabelle der Abkür­zung von Basic-Schlüsselwörtern. Fast jeder Basic-Befehl läßt sich durch Eingabe des ersten Buchstabens, gefolgt vom geshifteten zweiten Buchstaben des Befehls abkürzen. Zum Beispiel wird aus der Eingabe von P (Shift)O das Wort POKE, oder P (Shift)R wird zu PRINT # im Ge­gensatz zu »?« für PRINT So kann eine Basiczeile beim Listen 80 Zeichen überschreiten. Versuchen Sie nicht, diese Zeile hin­terher zu verändern, indem Sie mit dem Cursor in dieseZeile gehen und nach einer Ände­rung wieder mit RETURN ver­lassen. Dann wird automatisch der letzte Teil, der sich in der dritten Reihe befindet, abge­schnitten. Zum Editieren geben Sie am besten die komplette Zei­le mit den entsprechenden Ab­kürzungen noch einmal ein.</text:span></text:p>
      <text:p text:style-name="P2"/>
      <text:p text:style-name="P1"><text:span text:style-name="T1">## Grafik mit 1526?</text:span></text:p>
      <text:p text:style-name="P1"/>
      <text:p text:style-name="P2"><text:span text:style-name="T3">Ich besitze den 1526-Drucker von Commodore. Wie kann man ihn grafikfähig machen?</text:span></text:p>
      <text:p text:style-name="P2"/>
      <text:p text:style-name="P1"><text:span text:style-name="T3">Percy Dahm</text:span></text:p>
      <text:p text:style-name="P1"/>
      <text:p text:style-name="P2"><text:span text:style-name="T2">Der Commodore 1526 ist hard­waremäßig nicht für hochauflö­sende Grafik vorgesehen, daß heißt, es besteht keine Möglich­keit einer Einzelnadelansteue­rung. Allerdings kann man ein Zeichen selbst definieren und so — allerdings sehr umständlich — Grafik drucken. Dazu defi­niert man sich das Zeichen als geeignetes Grafiksymbol, fährt durch Ausgabe einer Reihe von Blanks an die richtige Position, druckt das Zeichen und veran­laßt dann einen Wagenrücklauf ohne Zeilenvorschub. Nun wird das nächste Grafikzeichen defi­niert und das ganze Spiel wie­derholt sich. Mit dieser Metho­de ist sogar eine Grafik-Hardcopy möglich (siehe 64'er, 5/84, Seite 74: »Ein eigentlich un­mögliches Programm«).</text:span></text:p>
      <text:p text:style-name="P2"/>
      <text:p text:style-name="P1"><text:span text:style-name="T1">## Von Kassette auf Floppy?</text:span></text:p>
      <text:p text:style-name="P1"/>
      <text:p text:style-name="P2"><text:span text:style-name="T3">Ich möchte mir demnächst ei­ne Floppy 1541 kaufen. Kann man mehrere Programme, die man auf Kassette hat (gekaufte Spiele und anderes), auf eine einzige Diskette speichern um Platz zu sparen? Wenn ja, wie?</text:span></text:p>
      <text:p text:style-name="P2"/>
      <text:p text:style-name="P1"><text:span text:style-name="T3">Andreas Schmelzer</text:span></text:p>
      <text:p text:style-name="P1"/>
      <text:p text:style-name="P2"><text:span text:style-name="T2">Natürlich kann man auch meh­rere Programme auf einer Dis­kette abspeichern. Kommerziel­le Software auf Kassette ist je­doch in der Regel mit Autostart und einem Softwareschutz ver­sehen, so daß ein Kopieren in der Regel nicht möglich ist.</text:span></text:p>
      <text:p text:style-name="P2"/>
      <text:p text:style-name="P1"><text:span text:style-name="T1">## Druckerroutinen um­schreiben?</text:span></text:p>
      <text:p text:style-name="P1"/>
      <text:p text:style-name="P2"><text:span text:style-name="T3">Wie kann ich Programme, die für den Drucker VC 1526 ge­schrieben sind und dessen Fä­higkeiten ausnutzen für den VC 1525 umschreiben?</text:span></text:p>
      <text:p text:style-name="P2"/>
      <text:p text:style-name="P1"><text:span text:style-name="T3">Bruno Schiffer</text:span></text:p>
      <text:p text:style-name="P1"/>
      <text:p text:style-name="P2"><text:span text:style-name="T2">Der VC 1526 verfügt über eine Reihe komfortabler Befehle zur formatierten Ausgabe, die auf dem VC 1525 nicht vorhanden sind. Diese Formatierungsbe­fehle müssen für den VC 1525 durch Software ersetzt werden. Im Prinzip geht es darum, eine Art PRINT USING-Routine zu schreiben. Am besten schreibt man alle Programmteile, die Ausgaben an den Drucker lie­fern, völlig neu.</text:span></text:p>
      <text:p text:style-name="P2"/>
      <text:p text:style-name="P1"><text:span text:style-name="T1">## »Strubs« mit Datasette?</text:span></text:p>
      <text:p text:style-name="P1"/>
      <text:p text:style-name="P2"><text:span text:style-name="T3">Warum bringen verschiedene POKEs, die im Commodore-Basic einwandfrei funktionieren (zum Beispiel Listschutz) mit Si­mons Basic das Programm zum Abstürzen?</text:span></text:p>
      <text:p text:style-name="P2"/>
      <text:p text:style-name="P1"><text:span text:style-name="T3">Sebastian Obermayr</text:span></text:p>
      <text:p text:style-name="P1"/>
      <text:p text:style-name="P2"><text:span text:style-name="T2">»Strubs« kann leider nur mit der Floppy arbeiten, da mehre­re Files gleichzeitig geöffnet werden.</text:span></text:p>
      <text:p text:style-name="P2"/>
      <text:p text:style-name="P1"><text:span text:style-name="T1">## POKEs im Simons Basic?</text:span></text:p>
      <text:p text:style-name="P1"/>
      <text:p text:style-name="P2"><text:span text:style-name="T3">Warum bringen verschiedene POKEs, die im Commodore-Basic einwandfrei funktionieren (zum Beispiel Listschutz) mit Si­mons Basic das Programm zum abstürzen?</text:span></text:p>
      <text:p text:style-name="P2"/>
      <text:p text:style-name="P1"><text:span text:style-name="T3">Sebastian Obermayr</text:span></text:p>
      <text:p text:style-name="P1"/>
      <text:p text:style-name="P2"><text:span text:style-name="T2">Einige Adressen der Zeropa­ge werden von Simons Basic an­ders belegt, so daß eine Reihe von POKE-Befehlen nicht mehr funktioniert.</text:span></text:p>
      <text:p text:style-name="P2"/>
      <text:p text:style-name="P1"><text:span text:style-name="T1">## Nochmals Simons Basic</text:span></text:p>
      <text:p text:style-name="P1"/>
      <text:p text:style-name="P2"><text:span text:style-name="T3">Benötigt Simons Basic einen Teil des Basic-RAMs? Wenn ja, wieviel?</text:span></text:p>
      <text:p text:style-name="P2"/>
      <text:p text:style-name="P1"><text:span text:style-name="T3">Lars Steubesand</text:span></text:p>
      <text:p text:style-name="P1"/>
      <text:p text:style-name="P2"><text:span text:style-name="T2">Simons Basic belegt die obe­ren acht KByte des Anwender­RAM, der verfügbare freie Spei­cher für Basicprogramme redu­ziert sich also um diese acht KByte.</text:span></text:p>
      <text:p text:style-name="P2"/>
      <text:p text:style-name="P1"><text:span text:style-name="T1">## Resettaste für VC 20?</text:span></text:p>
      <text:p text:style-name="P1"/>
      <text:p text:style-name="P2"><text:span text:style-name="T3">Sind die Anschlüsse für eine Resettaste am Userport von VC 20 und C 64 identisch? Ist so ei­ne Taste auch am C 64 an­schließbar?</text:span></text:p>
      <text:p text:style-name="P2"/>
      <text:p text:style-name="P1"><text:span text:style-name="T1">## </text:span><text:span text:style-name="T3">Adrian Schneider</text:span></text:p>
      <text:p text:style-name="P1"/>
      <text:p text:style-name="P2"><text:span text:style-name="T2">Die beiden Userports sind nicht 100% identisch, jedoch gibt es beim Anschluß eines Resetta­sters keine Unterschiede. Durch Verbindung von Pin 1 und Pin 3 erfolgt bei beiden Computern ein Reset.</text:span></text:p>
      <text:p text:style-name="P2"/>
      <text:p text:style-name="P1"><text:span text:style-name="T1">## Raubkopien strafbar?</text:span></text:p>
      <text:p text:style-name="P1"/>
      <text:p text:style-name="P2"><text:span text:style-name="T3">Darf man gekaufte Software auf Leerkassetten kopieren und verkaufen? Oder ist das gesetz­lich verboten, so daß eine Be­strafung erfolgt?</text:span></text:p>
      <text:p text:style-name="P2"/>
      <text:p text:style-name="P1"><text:span text:style-name="T3">Maik Rogalla</text:span></text:p>
      <text:p text:style-name="P1"/>
      <text:p text:style-name="P2"><text:span text:style-name="T2">Das Kopieren und Weiterver­käufen von fremder Software ist ein Verstoß gegen das Urheber­recht und wird entsprechend geahndet. Man muß in jedem Falle mit hohen Schadenersatz­forderungen der Herstellerfir­men rechnen.</text:span></text:p>
      <text:p text:style-name="P2"/>
      <text:p text:style-name="P1"><text:span text:style-name="T1">## Bauanleitung für EPROM Brenner</text:span></text:p>
      <text:p text:style-name="P1"/>
      <text:p text:style-name="P2"><text:span text:style-name="T3">Wer hat eine Bauanleitung für einen EPROM Brenner für C 64? Ausgabe 4/84.</text:span></text:p>
      <text:p text:style-name="P2"/>
      <text:p text:style-name="P2"><text:span text:style-name="T2">Ich habe eine Bauanleitung zum Programmieren der ICs 2716, 2732 und 2764 entwickelt. Diese besteht aus einem Layout mit Bauanleitung plus dazugehö­render Software. Die Kosten sind wegen der wenigen Bauteile sehr gering und liegen noch un­ter 50,— DM (o. Nullpontfas­sung).</text:span></text:p>
      <text:p text:style-name="P2"/>
      <text:p text:style-name="P1"><text:span text:style-name="T2">Bernd Bause, Bahnhofstr. 21, 2000 Hamburg 55.</text:span></text:p>
      <text:p text:style-name="P1"/>
      <text:p text:style-name="P1"><text:span text:style-name="T1">## Hilferuf</text:span></text:p>
      <text:p text:style-name="P1"/>
      <text:p text:style-name="P2"><text:span text:style-name="T3">Ich habe so wenig Program­me. Bitte! Bitte! Schickt mir wel­che.</text:span></text:p>
      <text:p text:style-name="P2"/>
      <text:p text:style-name="P1"><text:span text:style-name="T3">Sven Reichel</text:span></text:p>
      <text:p text:style-name="P1"/>
      <text:p text:style-name="P2"><text:span text:style-name="T2">So ergeht es wohl jedem An­fänger. Wir von der 64’er Redak­tion empfehlen das 64'er Maga­zin als Abhilfe.</text:span></text:p>
      <text:p text:style-name="P2"/>
      <text:p text:style-name="P1"><text:span text:style-name="T1">## Apple-Software für den C 64</text:span></text:p>
      <text:p text:style-name="P1"/>
      <text:p text:style-name="P2"><text:span text:style-name="T3">Wie Sie in Ausgabe 4/84, Seite 9 schreiben, ist bei Mimic Sy­stems, Kanada ein sogenanntes AP-Modular Pak, das erlaubt Apple II-kompatible Soft- und Hardware am C 64 zu betreiben, erhältlich.</text:span></text:p>
      <text:p text:style-name="P2"/>
      <text:p text:style-name="P2"><text:span text:style-name="T3">Leider geben Sie die genaue Adresse des Anbieters nicht an. Nun möchte ich Sie um die ge­naue Adresse von Mimic bitten.</text:span></text:p>
      <text:p text:style-name="P2"/>
      <text:p text:style-name="P1"><text:span text:style-name="T3">Walter Wagner</text:span></text:p>
      <text:p text:style-name="P1"/>
      <text:p text:style-name="P2"><text:span text:style-name="T2">Hier ist die Adresse: Mimic Systems Pioneer Software, Inc. (# 217 — 620 View Street, Victoria, BC, Canada, V8W 176).</text:span></text:p>
      <text:p text:style-name="P2"/>
      <text:p text:style-name="P1"><text:span text:style-name="T1">## Programme weg beim Reset?</text:span></text:p>
      <text:p text:style-name="P1"/>
      <text:p text:style-name="P2"><text:span text:style-name="T3">Ich habe in meinen C64 eine Resettaste eingebaut, und wenn ich diese benutze, ist das Programm weg. Wie kann ich dieses Programm wieder hereinholen? Suche dazu die PEEKs und POKEs mit Adressen.</text:span></text:p>
      <text:p text:style-name="P2"/>
      <text:p text:style-name="P1"><text:span text:style-name="T3">Arndt Wörau</text:span></text:p>
      <text:p text:style-name="P1"/>
      <text:p text:style-name="P1"><text:span text:style-name="T2">Nach einem Reset bleiben Ma­schinenprogramme nach wie vor im Speicher erhalten und können wieder mit entsprechen­dem Sys gestartet werden. (Dies ist jedoch nicht der Fall bei Maschinenspracheprogrammen, die im Kassettenpuffer liegen [dez. 828-1019], da dieser bei ei­nem Reset gelöscht wird.) Bei Basicprogrammen muß man schon mehr machen, um es wie­der herzuholen:</text:span></text:p>
      <text:p text:style-name="P1"/>
      <text:p text:style-name="P1"><text:span text:style-name="T2">POKE 2049,99: POKE 2050,99: POKE 45,X: POKE 46,Y: SYS 42291</text:span></text:p>
      <text:p text:style-name="P1"/>
      <text:p text:style-name="P5"><text:span text:style-name="T2">Dabei sind X und Y die Werte, die man vor Drücken des Reset-Knopfes<text:tab/>durch</text:span></text:p>
      <text:p text:style-name="P5"/>
      <text:p text:style-name="P1"><text:span text:style-name="T2">?PEEK(45);PEEK(46) abfragen sollte. Kommt man aus Versehen auf den Knopf und weiß den In­halt dieser Speicherstellen nicht mehr, so empfiehlt es sich, in die Speicherstellen 45 und 46 ange­nommene Werte für die Pro­grammendadresse zu POKEn (45 = low Byte, 46 = high Byte).</text:span></text:p>
      <text:p text:style-name="P1"/>
      <text:p text:style-name="P1"><text:span text:style-name="T1">## Ein Tip des Autors</text:span></text:p>
      <text:p text:style-name="P1"/>
      <text:p text:style-name="P2"><text:span text:style-name="T2">In meinem Programm »Adreß- und Telefonregister«, das in der Ausgabe 5/84 im 64’er-Magazin veröffentlicht wurde, habe ich zur Eingabe einer Telefonnum­mer fünf Stellen vorgesehen. Um mehr Stellen für eine Eingabe zu ermöglichen, ist die Zuweisung der Variable 1 in Zeile 1970 zu ändern (zum Beispiel 1 = 8 für 8 Telefonziffern). Die nachstehen­den Befehle in derselben Zeile bleiben unverändert.</text:span></text:p>
      <text:p text:style-name="P2"/>
      <text:p text:style-name="P2"><text:span text:style-name="T2">Außerdem möchte ich noch auf einen »Schönheitsfehler« hin­weisen: In Zeile 1060 muß es statt »for i = o to an« heißen: »for i=0 to an«. Da o allerdings im Pro­gramm nicht als Variable be­nutzt wird und daher immer * ist, hat dieser Fehler keine Auswir­kungen auf den Programmab­lauf.</text:span></text:p>
      <text:p text:style-name="P2"/>
      <text:p text:style-name="P2"><text:span text:style-name="T2">Bei der Eingabe der Datensät­ze sollte darauf geachtet wer­den, nicht die »f7«-Taste zu drücken, um etwa ein Feld frei zu lassen, da sonst die Datei später nicht korrekt abgespeichert werden kann. Soll ein Feld frei gelassen werden, so ist die Leer­taste (und »return«) zu drücken.</text:span></text:p>
      <text:p text:style-name="P2"/>
      <text:p text:style-name="P1"><text:span text:style-name="T2">Arne Weitzel</text:span></text:p>
      <text:p text:style-name="P1"/>
      <text:p text:style-name="P1"><text:span text:style-name="T1">## Wer kennt Master 64?</text:span></text:p>
      <text:p text:style-name="P1"/>
      <text:p text:style-name="P2"><text:span text:style-name="T3">Ich möchte meine mit Master 64 entwickelten Programme auf 8032 übertragen und suche In­formationen bzw. Anwender von Master Version 64 und 8032. Wer kann helfen?</text:span></text:p>
      <text:p text:style-name="P2"/>
      <text:p text:style-name="P1"><text:span text:style-name="T3">Walter Hochwald</text:span></text:p>
      <text:p text:style-name="P1"/>
      <text:p text:style-name="P1"><text:span text:style-name="T3">--------------------</text:span></text:p>
      <text:p text:style-name="P1"/>
      <text:p text:style-name="P1"><text:span text:style-name="T3"># MPS-801</text:span></text:p>
      <text:p text:style-name="P1"/>
      <text:p text:style-name="P1"><text:span text:style-name="T1">&gt; Früher oder später kommt im Leben eines Computerbesitzers der Tag, an dem er beschließt, seinen Gerätepark um den lange fälligen Drucker zu erweitern.</text:span></text:p>
      <text:p text:style-name="P1"/>
      <text:p text:style-name="P1"><text:span text:style-name="T2">So erging es auch mir an einem trüben Wintertag, kurz vor den ins Haus stehenden Festtagen und der damit verbundenen Freizeit zwischen den Tagen. Der erste Gang führte kurzentschlossen in ei­nen für gewöhnlich gut sortierten Zeitschriftenladen. Nach einigem Stöbern im Berg der Computerzeit­schriften verklärte sich der schon etwas trübe Gesichtsausdruck des La­deninhabers zu seligem Lächeln, als er den Rechnungsbetrag mit spitzem Bleistift und unter heftigen Zungenbewegungen ermittelte. So war denn zumindest für ihn das Weihnachtsfest gesichert, ich dage­gen erklomm mit meiner Informa­tionslast die heimischen Treppen und fing, kaum wieder zu Atem ge­kommen, damit an, mein Wissen über Drucker zu vervollkommnen.</text:span></text:p>
      <text:p text:style-name="P1"/>
      <text:p text:style-name="P2"><text:span text:style-name="T2">Ein rascher Blick in die schon leicht schwindsüchtige Brieftasche erleichterte den Entscheidungspro­zeß erheblich, schon nach relativ kurzer Zeit stand fest, daß ein Schön­schreibdrucker nicht in Frage kam. Was blieb, waren die einfachen Ma­trixdrucker, darunter auch der MPS 801 von Commodore, der gerade als »Neuheit« auf dem deutschen Markt erschienen war.</text:span></text:p>
      <text:p text:style-name="P2"/>
      <text:p text:style-name="P2"><text:span text:style-name="T2">Mit den Informationen über drei in Frage kommende Drucker im Geist und in der Hand, begab ich mich nun auf die Suche nach einem Com­putershop, um das theoretisch erar­beitete Wissen praktisch zu über­prüfen. Dieses Unterfangen stellt in einem computertechnischen Ent­wicklungsland, das diese unsere Republik nun einmal ist, ein größe­res Problem dar, zumal in einer Kleinstadt wie Hamburg. Da Com­puterläden grundsätzlich mehrere Kilometer vom nächsten freien Park­platz entfernt liegen — eigene Park­plätze lohnen sich wohl nicht, da die Kunden zum größten Teil Jugendli­che sind — ergab sich die einmalige Gelegenheit, etliche Pfunde, die sich in mitternächtlichen Sitzungen am Computer angestaut hatten, wie­der abzulaufen.</text:span></text:p>
      <text:p text:style-name="P2"/>
      <text:p text:style-name="P2"><text:span text:style-name="T2">Endlich war der erste Laden er­reicht, also raus mit dem bereits im Geiste geübten Satz: »Ich wollte mir mal Drucker für den C 64 angucken und ...«</text:span></text:p>
      <text:p text:style-name="P2"/>
      <text:p text:style-name="P2"><text:span text:style-name="T2">Ungläubiges Staunen beim Ver­käufer: »Drucker? Ham wir nich da, sind aber bestellt.«</text:span></text:p>
      <text:p text:style-name="P2"/>
      <text:p text:style-name="P2"><text:span text:style-name="T2">Darauf ungläubiges Staunen beim Kunden, (»Aha«) gefolgt vom ra­schen Ortswechsel. Schauplatz des nächsten Dramas ist die Computer­abteilung eines großen Kaufhauses. Inmitten einiger Taschenrechner fri­stet ein einsamer Homecomputer sein Dasein, von fachkundigem Per­sonal vor kaufwütigen Kunden be­schützt: »Das ist unser Letzter, den können wir nicht rausgeben... — aber wir haben schon neue be­stellt.«</text:span></text:p>
      <text:p text:style-name="P2"/>
      <text:p text:style-name="P2"><text:span text:style-name="T2">Also rein ins Gewühl. «Ham se mal’n Moment Zeit? Ich wollt mir Drucker für...«</text:span></text:p>
      <text:p text:style-name="P2"/>
      <text:p text:style-name="P2"><text:span text:style-name="T2">»Karl, kommste mal, da will einer ’nen Drucker kaufen.« — »Drucker? Ham wir nich, sind aber...«</text:span></text:p>
      <text:p text:style-name="P2"/>
      <text:p text:style-name="P2"><text:span text:style-name="T2">Man soll ja die Hoffnung nie aufgeben, also weitergemacht mit der Stadtrundfahrt. Und tatsächlich, im siebten oder achten Laden ge­schieht das Wunder: »Drucker? Hat­ten wir bestellt, sind gerade gekom­men. Was darf's denn sein?«</text:span></text:p>
      <text:p text:style-name="P2"/>
      <text:p text:style-name="P2"><text:span text:style-name="T2">Ehrfurchtsvoll bestaunt der ent­zückte Kunde die sauber aufgereih­te Menge der Drucker: Beide ne­beneinander.</text:span></text:p>
      <text:p text:style-name="P2"/>
      <text:p text:style-name="P2"><text:span text:style-name="T2">Der Ladenschluß ist schon be­drohlich nahe, also wildentschlos­sen zugeschlagen. »Was kostet denn bei Euch der GP 500 und was der MPS 801?« — »Hä? Das ist doch ein und dasselbe Gerät, nur mit nem an­deren Gehäuse...«</text:span></text:p>
      <text:p text:style-name="P2"/>
      <text:p text:style-name="P2"><text:span text:style-name="T2">Aha, das stand in keiner der gele­senen Zeitungen. Mißtrauisch ge­worden, kommt die nächste Frage: »Der sieht aber innen drin dem GP 100 verdammt ähnlich..«</text:span></text:p>
      <text:p text:style-name="P2"/>
      <text:p text:style-name="P1"><text:span text:style-name="T2">»Is ja auch das Nachfolgemodell, leiser, mit verbessertem Schriftbild und nem ganz neuen Farbbandsy­stem...«</text:span></text:p>
      <text:p text:style-name="P1"/>
      <text:p text:style-name="P2"><text:span text:style-name="T2">Naja, lange Rede, gar kein Sinn, es</text:span></text:p>
      <text:p text:style-name="P2"><text:span text:style-name="T2">Naja, lange Rede, gar kein Sinn, es gibt viel zu drucken, packen wir's das im Autohandel. Zurück zum ei­genen Fahrzeug, unter einem Arm den Karton Papier, unter dem ande­ren den Drucker. Nach kurzer Dis­kussion mit einer netten Politesse, die gerade dabei ist, die Scheiben­wischer festlich zu schmücken, kann endlich die Heimfahrt durch den Dschungel des Feierabendver­kehrs angetreten werden.</text:span></text:p>
      <text:p text:style-name="P2"/>
      <text:p text:style-name="P2"><text:span text:style-name="T2">Zuhause angekommen, wird erst­mal ausgepackt und die Betriebsan­leitung studiert. Dabei kristallisiert sich immer klarer das erste Druck­vorhaben heraus: Eine deutsche Fassung des Heftchens muß her. Da der durchschnittliche Mitteleuropä­er neben seiner Muttersprache und diversen Computerdialekten auch noch umfassende Kenntnisse des Englischen besitzt, fällt es nicht schwer zu erraten, was mit den An­weisungen des Handbuches ge­meint ist.</text:span></text:p>
      <text:p text:style-name="P2"/>
      <text:p text:style-name="P2"><text:span text:style-name="T2">Schließlich sind Papier und Farb­bandkassette eingelegt, der erste Versuch kann starten. Schalter auf »Test« und ab dafür. Und siehe da, der Verkäufer hat nicht gelogen, der Drucker ist vergleichsweise lei­se. Statt mit den Phonzahlen eines startenden Jumbos säuselt der Druckkopf mit Diskothekenniveau über das Papier.</text:span></text:p>
      <text:p text:style-name="P2"/>
      <text:p text:style-name="P2"><text:span text:style-name="T2">Da wenigstens das Schriftbild den Versprechungen entspricht, kann der Test abgeschlossen werden, der Drucker wird jetzt mit dem Com­puter verbunden. Dies geschieht mittels des beigelegten Buskabels, das die stattliche Länge von 60 cm aufweist. Man kann sich also aussu­chen, ob einem die Nadeln von links oder rechts ins Ohr knattern... Nun</text:span></text:p>
      <text:p text:style-name="P1"><text:span text:style-name="T2">ortsansäßigen Brauereien geliefer­ten Kühlmittels.</text:span></text:p>
      <text:p text:style-name="P2"><text:span text:style-name="T2">Nun lassen wir in Gedanken zwei Monate verstreichen, wir befinden uns im Januar des Jahres 1984. Nach 150 bis 200 Blatt Papier wird das Farbband allmählich schwächer, ein frisches muß her. Halt, da war doch was? Ach ja, im Handbuch steht was von austauschbarem In­ker. Das muß das Ding sein, wo die Tinte drin ist. Da das Farbband selbst noch gut ist, tuts also auch so eine Austauschkartusche. Im Zuge der nun folgenden Stadtbesichti­gung kommt insgesamt zwölfmal die Standardantwort des Fachperso­nals: »Ham wir nich, is aber be­stellt...«</text:span></text:p>
      <text:p text:style-name="P2"/>
      <text:p text:style-name="P2"><text:span text:style-name="T2">Eine Woche später liegt das gute Druckbild in den letzten Zügen. Es hilft nichts, wenn es keine Inker gibt, muß halt ein komplettes Farbband her. Also machen wir mal etwas Neues, nämlich eine kleine Sightseeing-Tour durch die Compu­terläden und Kaufhäuser. Der ge­neigte Leser wird sich wohl schon denken können, wie die meistgege­bene Antwort auf mein Kaufbegeh­ren lautete....</text:span></text:p>
      <text:p text:style-name="P2"/>
      <text:p text:style-name="P2"><text:span text:style-name="T2">Irgendwo muß es dann eine Pan­ne in der Logistik gegeben haben, denn einige Tage später bekam ich mein Farbband, natürlich ausge­rechnet in dem Laden, wo ich es nie vermutet hätte. Zwar kostete der ganze Spaß inklusive der Spritko­sten weit über fünfzig Mark, aber im­merhin konnte ich wieder drucken.</text:span></text:p>
      <text:p text:style-name="P2"/>
      <text:p text:style-name="P2"><text:span text:style-name="T2">Bereits nach fünfzehn Druckzeilen mit dem frischen Farbband zeigte sich die Überlegenheit der Neukon­struktion des Farbbandantriebes. Mit einem fast unhörbaren Ratschen verabschiedete sich eine winzige Feder im Werte von vielleicht zwan­zig Pfennig. Folge war, daß das Farbband nicht mehr mitlief, da­durch hämmerten die Nadeln im­mer kräftig auf die gleiche Stelle.</text:span></text:p>
      <text:p text:style-name="P2"/>
      <text:p text:style-name="P2"><text:span text:style-name="T2">Natürlich war ich gerade mit der Kühlmittelbeschaffung beschäftigt, bemerkte den Fehler also relativ spät. Nun ist guter Rat teuer, gute Re­paratur ist natürlich noch teurer. Aber man hat ja einen technischen Beruf gelernt und läßt sich nicht so leicht entmutigen. Also her mit der Werkzeugtasche und ohne Rück­sicht auf die Garantie ran an den Feind, sprich Drucker. Der Fehler war auch schnell festgestellt, näm­lich jene winzige Feder. Der leid­geprüfte Computerbesitzer ahnt schon, wie es weitergeht. Ein Ersatz­teil muß her, und schon Edsel D. Murphy stellte in seinen Gesetzen über das Verhalten lebloser Gegen­stände fest:</text:span></text:p>
      <text:p text:style-name="P2"/>
      <text:list text:style-name="L1">
        <text:list-item>
          <text:p text:style-name="P4">1. <text:span text:style-name="T2">Die Ausfallhäufigkeit eines Bautei­les ist umgekehrt proportional zu seiner Wichtigkeit.</text:span></text:p>
        </text:list-item>
        <text:list-item>
          <text:p text:style-name="P4">2. <text:span text:style-name="T2">Die Zugänglichkeit eines Bauteiles ist umgekehrt propotional zu sei­ner Aufallhäufigkeit.</text:span></text:p>
        </text:list-item>
      </text:list>
      <text:list text:style-name="L1">
        <text:list-item>
          <text:p text:style-name="P4">3. <text:span text:style-name="T2">Die Erhältlichkeit eines Bauteiles ist umgekehrt proportional zu seiner Wichtigkeit und</text:span></text:p>
        </text:list-item>
        <text:list-item>
          <text:p text:style-name="P4">4. <text:span text:style-name="T2">was schiefgehen kann, geht auch schief.</text:span></text:p>
        </text:list-item>
        <text:list-item>
          <text:p text:style-name="P4"/>
        </text:list-item>
      </text:list>
      <text:p text:style-name="P2"><text:span text:style-name="T2">Das Melodram mit dem sattsam bekannten Titel »Stadtrundfahrt« wurde also wieder einmal auf den Spielplan gesetzt, brachte aber diesmal ein völlig anderes Einspielergebnis: Nicht ein einziges Mal fiel die Bemerkung »Ham wir nich, sind aber bestellt...« Stattdessen Schul­terzucken in den Kaufhäusern und Ratlosigkeit in den Fachgeschäften. »Bestellen wir, dauert aber minde­stens sechs Wochen, wenn nich län­ger...«</text:span></text:p>
      <text:p text:style-name="P2"/>
      <text:p text:style-name="P2"><text:span text:style-name="T2">Zum Überlaufen wurde das Faß dann von einem Servicetechniker gebracht (Firmenwerbung: »Eige­ner Service«): »Ich hab gerade eine Feder bestellt. Der Drucker da hin­ten hat den gleichen Fehler. Da muß ich wohl noch’n paar Federn nach­bestellen...« — Der drohende Herz­infarkt ob solcher fachkundigen Äu­ßerung muß schon deutlich zu er­kennen gewesen sein, denn noch bevor ich die Gelegenheit fand, mich dazu zu äußern, wurde ich aus der »Werkstatt« herauskomplimen­tiert: »Keine Kunden in der Werk­statt...« Mein streßgeplagtes Aussehen muß dann bei meinen Arbeits­kollegen Mitleid erweckt haben, denn nach etlichen Stunden der Su­che in Grabbelkisten und Schubla­den, fand sich das Material, aus dem man eine entpsrechende Feder her­stellen konnte. Mit viel Mühe wurde eine Feder gebogen und eingebaut, schließlich kam doch noch das Er­folgserlebnis: Zehn Tage war der Drucker krank, jetzt druckt er wie­der, Gottseidank... Mitnichten.</text:span></text:p>
      <text:p text:style-name="P2"/>
      <text:p text:style-name="P1"><text:span text:style-name="T1">## Kein Frust</text:span></text:p>
      <text:p text:style-name="P1"/>
      <text:p text:style-name="P2"><text:span text:style-name="T2">Durch das Drucken mit stehen­dem Farbband, war dieses doch arg in Mitleidenschaft gezogen worden. Es verhakte sich ständig, wodurch die Vorteile des Kassettensystems erst deutlich wurden. Statt mühsa­mer Fummelei genügt ein Griff und man hat die Kassette in der Hand und kann das Band wieder ordent­lich einspulen. Wahrscheinlich hat man gerade dieses Vorteils wegen die Kassette eingeführt.</text:span></text:p>
      <text:p text:style-name="P2"/>
      <text:p text:style-name="P2"><text:span text:style-name="T2">Es folgte der vorläufig letzte Akt des Dramas, eine Variation des The­mas »Farbbandkauf«. Die Beschrei­bung des kurzen Einkaufsbummels erspare ich mir, irgendwie und ir­gendwann bekam ich schließlich ei­ne neue Kassette. Hoffnungsfroh wurde selbige in den Drucker ge­legt und dieser eingeschaltet. Bei dieser Gelegenheit stellte sich her­aus, daß die Farbbandkassetten of­fenbar eine größere Odyssee hinter sich haben, wenn sie auf deutschen Ladentischen ankommen. Ein der­art blasses Schriftbild hatte ich noch nicht einmal beim ersten Farbband, das bis zum letzten Tropfen im Drucker verblieben war...</text:span></text:p>
      <text:p text:style-name="P2"/>
      <text:p text:style-name="P2"><text:span text:style-name="T2">Die Umtauschaktion gestaltete sich kurz und schmerzlos, schon nach fünfzehn Minuten intensiver Fachsimpelei war man bereit, zuzu­geben, daß es möglicherweise tat­sächlich etwas schwach war und händigte mir ein anderes Band aus.</text:span></text:p>
      <text:p text:style-name="P2"/>
      <text:p text:style-name="P2"><text:span text:style-name="T2">Wer nun aus dem Berichteten den Schluß zieht, daß ich mit dem Drucker MPS 801 unzufrieden bin, der irrt. Kinderkrankheiten sind da­zu da, überwunden zu werden, man kann keine Vorbeugungsmaßnah­men treffen, außer vielleicht schon mal etwas Baldrian für den Benutzer zu kaufen. Der MPS 801 bietet für sein Geld schon eine Menge Lei­stung, woran es mangelt, ist die Be­treuung durch den sogenannten Fachhandel. Hier kann und muß noch eine Menge verbessert wer­den.</text:span></text:p>
      <text:p text:style-name="P2"/>
      <text:p text:style-name="P1"><text:span text:style-name="T2">(Reinhard Schrutzki/gk)</text:span></text:p>
      <text:p text:style-name="P1"/>
      <text:p text:style-name="P1"><text:span text:style-name="T2">---------</text:span></text:p>
      <text:p text:style-name="P1"/>
      <text:p text:style-name="P1"><text:span text:style-name="T2"># Sprachausgabe mit dem SDP 120</text:span></text:p>
      <text:p text:style-name="P1"/>
      <text:p text:style-name="P1"><text:span text:style-name="T1">&gt; Es taucht sicherlich bei einigen der Wunsch auf, ihrem</text:span><text:span text:style-name="T2"><text:s/></text:span><text:span text:style-name="T1">Commodore 64 das Sprechen beizubringen. Wir haben mit den SDP 120 eine hardwaremäßige Lösung getestet.</text:span></text:p>
      <text:p text:style-name="P1"/>
      <text:p text:style-name="P1"><text:span text:style-name="T2">Wie arbeitet nun dieser Sprach­synthesizer? Er benutzt das Verfahren der Phonemsynthe­se, wobei wir schon wieder bei der nächsten Frage sind: Was ist Pho­nemsynthese?</text:span></text:p>
      <text:p text:style-name="P1"/>
      <text:p text:style-name="P2"><text:span text:style-name="T2">Mit diesem Verfahren ist es mög­lich, jedes beliebige Wort synthe­tisch wiederzugeben. »Phoneme« sind die vom Sprachsynthesizer er­zeugten Laute, die sehr wenig Spei­cherplatz benötigen. Der SDP 120 benutzt 64 Phoneme Einschließlich unhörbarer Steuercodes.) Daß es zwischen gesprochenen und ge­schriebenen Worten große Unter­schiede gibt, merkt man spätestens wenn man versucht, einfache Worte in Phonemschreibweise zu erstel­len.</text:span></text:p>
      <text:p text:style-name="P2"/>
      <text:p text:style-name="P2"><text:span text:style-name="T2">Das Wort »Datei« wird aus den 5 Phonemen d - al - t - a - y zusammen­gesetzt. Bei »Diskette« wird die Schreibweise schon etwas schwieri­ger: d - il - ss - k - ael - t - ael. Am Titel dieser Zeitschrift hat man allerdings schon ganz schön zu kauen. Für »64'er« benötigt man folgende 14 Phoneme: f - il - r - ul - n - d - ss - ael - ch - t - ss - il - g - ael - r.</text:span></text:p>
      <text:p text:style-name="P2"/>
      <text:p text:style-name="P2"><text:span text:style-name="T2">Welche Vorteile hat nun diese Art der Spracherzeugung? Der wohl größte Vorteil liegt im minimalen Speicherbedarf eines Wortes. Da ein Phonem durch jeweils ein Byte dargestellt wird, benötigt man für das Wort »Datei« nur 5 Byte. Ein wei­terer Vorteil liegt darin, daß der Sprachsynthesizer jedes beliebige Wort oder jeden beliebigen Satz sa­gen kann, da er ja nicht an einen be­stimmten Wortschatz gebunden ist. Das Phonem-Verfahren bringt je­doch nicht nur Vorteile, sondern birgt auch einige Nachteile. Vokale und einige Konsonanten können von Sprachsynthesizer recht gut nachgeahmt werden, während einige synthetische Konsonanten kaum wiederzuerkennen sind. Darunter leidet natürlich die Verständlichkeit des Systems.</text:span></text:p>
      <text:p text:style-name="P2"/>
      <text:p text:style-name="P2"><text:span text:style-name="T2">Vom Hersteller erhält man ein sorgfälltig geschriebenes 28seitiges Handbuch, das neben technischen Einzelheiten und der Schaltungen einschließlich Platinenbestückun­gen, den Umgang mit dem Gerät erklärt und Hinweise gibt, wie man bei der Programmierung von Wor­ten vorgehen soll. Es ist auch eine Li­ste von 250 aussprachemäßig defi­nierten deutschen Wörtern beige­fügt.</text:span></text:p>
      <text:p text:style-name="P2"/>
      <text:p text:style-name="P2"><text:span text:style-name="T2">Das Herzstück des Sprachsynthe­sizers ist der Baustein SC-01A. Die­ser Baustein besitzt einen Vorrat von 64 Lauten (=Phoneme), wovon drei Steuercodes sind (zwei Pausen und 1 Stop-Code). Die Phoneme können jeweils in vier sogenannten Beto­nungsstufen erzeugt werden, was bei den Steuerlauten natürlich be­deutungslos ist. Bei den Vokalen be­wirkt das Setzen der Betonungsstu­fen ein starkes Anheben der Stimm­lage, aber keine Erhöhung der Am­plitude, was recht unnatürlich klingt. Bei den stimmhaften Konsonanten bewirkt das Setzen einer Betonung ebenfalls ein Anheben der Tonlage, was aber für die Betonung von Kon­sonanten im Deutschen ungeeignet ist. Eine Zunahme der Lautstärke er­folgt nicht, und so bleiben Akzente auf stimmlosen Konsonanten gänz­lich ohne Wirkung. Im Deutschen werden aber Konsonanten ebenso wie die Vokale betont, was durch ein Anhebung der Lautstärke und gegebenfalls eine leicht Anhebung der Stimmlage erfolgen sollte. In vie­len Fällen kann die Betonung von Sil­ben durch Verlängerung der in ih­nen enthaltenen Vokalen erzielt wer­den.</text:span></text:p>
      <text:p text:style-name="P2"/>
      <text:p text:style-name="P2"><text:span text:style-name="T2">Mit den 64 Phonemen und den Be­tonungsstufen kommt man auf 4 mal 64 = 256 Codes, das entspricht ge­nau einem Byte oder einem 8 Bit lan­gen Datenwort. Dies ist für eine preisgünstige Konstruktion und für die einfache Programmierung vor­teilhaft, vom Gesichtspunkt der Spracherzeugung her aber nur ein Minimum. Wünschenswert wäre ei­ne mehrfach größere Anzahl von Grundlauten. Ähnlich verhält es sich bei den Betonungsstufen, die einen Kompromiß darstellen zwi­schen Vergrößerung der Amplitude (eigentliche Betonung) und der An­hebung der Stimmfrequenz. Da im Deutschen die resultierende Anhe­bung der Stimmfrequenz zu groß ist, führt dies zu unnatürlichen klingen­den Anhebungen der Sprachmelo­die. Besser wäre eine getrennte Steuerbarkeit von Amplitude und Stimmfrequenz.</text:span></text:p>
      <text:p text:style-name="P2"/>
      <text:p text:style-name="P1"><text:span text:style-name="T2">Der Sprachsynthesizer wird an User-Port angeschloßen und kann somit von allen CBM-Geräten (CBM 2001 bis C 64) angesteuert werden. Das Design des Gerätes ist sehr ein­fach. An der Frontseite befinden sich der Ein/Aus-Schalter und zwei Drehregler um die Frequenz und Lautstärke zu ändern (siehe Bild).</text:span></text:p>
      <text:p text:style-name="P1"/>
      <text:p text:style-name="P1"><text:span text:style-name="T2">Wie kann man nun die Sprachaus­gabe im eigenen Programm ver­wenden? Dies ist etwas aufwendig. Zuerst muß man mit Hilfe eines vom Hersteller mitgelieferten Pro­gramms den benötigten Wortschatz definieren. Dieser wird dann als se­quentielles File auf Diskette gespei­chert und kann vom eigenen Pro­gramm aus mit Hilfe eines zirka 40zeiligen Unterprogramms aufge­rufen werden.</text:span></text:p>
      <text:p text:style-name="P1"/>
      <text:p text:style-name="P2"><text:span text:style-name="T2">Der Sprachsynthesizer SDP 120 ist zum Preis von 487 Mark von Speech Design erhältlich.</text:span></text:p>
      <text:p text:style-name="P2"/>
      <text:p text:style-name="P1"><text:span text:style-name="T1">Fazit:</text:span></text:p>
      <text:p text:style-name="P1"/>
      <text:p text:style-name="P2"><text:span text:style-name="T2">Der Sprachsynthesizer SDP 120 findet sowohl als nette Spielerei für Hobbyprogrammier als auch in pro­fessionellen Programmen seine An­wendungsgebiete.</text:span></text:p>
      <text:p text:style-name="P2"/>
      <text:p text:style-name="P1"><text:span text:style-name="T4">Gesamtüberblick:</text:span></text:p>
      <text:p text:style-name="P1"/>
      <text:p text:style-name="P1">&lt;pre&gt;</text:p>
      <text:p text:style-name="P1"><text:span text:style-name="T2">Verständlichkeit: gut</text:span></text:p>
      <text:p text:style-name="P1"><text:span text:style-name="T2">Programmierung: umständlich</text:span></text:p>
      <text:p text:style-name="P1"><text:span text:style-name="T2">Dokumentation: sehr gut</text:span></text:p>
      <text:p text:style-name="P1"><text:span text:style-name="T2">Sprachbeispiele: sehr gut</text:span></text:p>
      <text:p text:style-name="P1"><text:span text:style-name="T2">Gesamtnote: gut-­befriedigend</text:span></text:p>
      <text:p text:style-name="P2">&lt;/pre&gt;</text:p>
      <text:p text:style-name="P2"/>
      <text:p text:style-name="P2"><text:span text:style-name="T2">(Christian Quirin Spitzner/rg)</text:span></text:p>
      <text:p text:style-name="P2"/>
      <text:p text:style-name="P1"><text:span text:style-name="T2">Bezugadresse:</text:span></text:p>
      <text:p text:style-name="P1"/>
      <text:p text:style-name="P1"><text:span text:style-name="T2">Speech Design, Altostraße 11, 8000 München 60</text:span></text:p>
      <text:p text:style-name="P1"/>
      <text:p text:style-name="P1"/>
      <text:p text:style-name="P1"><text:span text:style-name="T2">----</text:span></text:p>
      <text:p text:style-name="P1"/>
      <text:p text:style-name="P1"><text:span text:style-name="T2"># Geheimnissen auf der Spur</text:span></text:p>
      <text:p text:style-name="P1"/>
      <text:p text:style-name="P1"><text:span text:style-name="T1">&gt; Mit steigenden Umsatzzahlen des Commodore 64 gewann auch das dazugehörige Diskettenlaufwerk ständig an Popularität und verdrängte die Datasette. Wie es aufgebaut ist und welche Möglichkeiten die Hardware bietet, zeigt dieser Bericht.</text:span></text:p>
      <text:p text:style-name="P1"/>
      <text:p text:style-name="P1"><text:span text:style-name="T2">Zunächst ein paar Worte zur Ge­schichte: Entstanden ist das 1541-Laufwerk aus dem CBM 2031-Laufwerk, das bis auf die Schnittstelle identisch ist. Das 2031-Laufwerk arbeitet mit dem pa­rallelen IEEE-488-Bus, während die 1541-Floppy Daten seriell überträgt. Früher hieß das Laufwerk aller­dings noch 1540 und war zum Einsatz mit dem VC 20 vorgesehen. Mit Er­scheinen des Commodore 64 erhielt es einen neuen Namen und durch ein neues Betriebssytem die Fähig­keit, sowohl mit dem VC 20 als auch mit dem C 64 zusammenarbeiten zu können. Die Änderung des Be­triebssystems wurde wegen der un­terschiedlichen Datenlesege­schwindigkeit der beiden Compu­ter durchgeführt (tatsächlich ist der VC 20 schneller als der C 64). Mei­nen Erfahrungen nach funktioniert das 1541 am VC 20 aber auch ohne Umstellung (mit dem Befehl UI-) einwandfrei. Übrigens: Wer noch ein 1540-Laufwerk hat und dieses umrüsten möchte, kann dies durch Auslesen eines 1541-ROMs und Brennen auf EPROMs preisgünstig tun, ohne lange auf einen Umrüst­satz warten zu müssen.</text:span></text:p>
      <text:p text:style-name="P1"/>
      <text:p text:style-name="P2"><text:span text:style-name="T2">Damit die gängigen EPROM-Typen (zum Beispiel der 2764) ver­wendet werden können, ist es aller­dings notwendig, einige Pins umzu­leiten. Ein solches Zwischenstück wird meines Wissens nach von Kalansky (siehe Expansions-Heft 7) ge­liefert.</text:span></text:p>
      <text:p text:style-name="P2"/>
      <text:p text:style-name="P1"><text:span text:style-name="T1">## Einfaches Umrüsten des 1540</text:span></text:p>
      <text:p text:style-name="P1"/>
      <text:p text:style-name="P2"><text:span text:style-name="T2">Die Erweiterung des Betriebssytems war allerdings nicht die einzige Veränderung, die seit dem Erschei­nen des 1541 vorgenommen wurde. Die bis Weihnachten 1983 ausgelie­ferten 1541 funktionierten bei ange­schlossenem 1526-Drucker beim Arbeiten mit relativen Dateien nicht einwandfrei, da diese Version eine Handshake-Leitung nicht überprüf­te. Die Änderung des Betriebssy­stems des Druckers konnte daran natürlich nichts verbessern. Die nach Weihnachten 1983 verkauften Laufwerke haben meiner Erfahrung nach keinen Fehler mehr in ihrem DOS (Disk Operating System).</text:span></text:p>
      <text:p text:style-name="P2"/>
      <text:p text:style-name="P1"><text:span text:style-name="T1">## Das 1541 ist eigentlich ein Computer</text:span></text:p>
      <text:p text:style-name="P1"/>
      <text:p text:style-name="P2"><text:span text:style-name="T2">Damit habe ich schon auf eine Be­sonderheit des 1541-Laufwerks hin­gewiesen. Im Gegensatz zu vielen anderen Computersystemen ist das Commodore-Laufwerk ein soge­nanntes »intelligentes« Peripherie­gerät. Intelligent deswegen, weil im Laufwerk ein eigener Prozessor mit oben erwähntem eigenen Betriebs­system seine Arbeit leistet. Die VC 1541-Floppy wird deshalb mit Recht als eigener Computer bezeichnet. Neben dem 6502-Prozessor als CPU (Bild 1, Pfeil B) sorgen noch eine Rei­he anderen Bausteine für den Da­tenaustausch mit dem Computer. Das sind im wesentlichen zwei 6522 Input/Output-Bausteine, von denen einer die Verwaltung des seriellen Busses übernimmt und der andere für die korrekte Motor-, Schreib- und Lesekopfsteuerung zuständig ist. Das 16 KByte große Betriebssystem</text:span><text:span text:style-name="T5"><text:s/></text:span><text:span text:style-name="T2">ist in drei eigenen Bausteinen unter­gebracht. Zusätzlich stehen noch vier 2114-Bausteine mit insgesamt 2 KByte Pufferspeicher zur Verfü­gung.</text:span></text:p>
      <text:p text:style-name="P2"/>
      <text:p text:style-name="P2"><text:span text:style-name="T2">Eigentlich eine ganze Menge, das für den relativ günstigen Preis gebo­ten wird. Wie sieht es aber mit den Leistungen des Laufwerks im tägli­chen Betrieb aus?</text:span></text:p>
      <text:p text:style-name="P2"/>
      <text:p text:style-name="P1"><text:span text:style-name="T1">## Igel oder Hase?</text:span></text:p>
      <text:p text:style-name="P1"/>
      <text:p text:style-name="P2"><text:span text:style-name="T2">Wer von der Datasette auf die VC 1541-Floppy umsteigt, wird sicher­lich zunächst von der Ladegeschwindigkeit, den Diskettenbefeh­len und der Auswahlmöglichkeit des Directory begeistert sein. Wer aber, wie ich, schon mit anderen Computern und deren Laufwerken gearbeitet hat, ist von der relativ langsamen Datenübertragung ent­täuscht. In Zahlen ausgedrückt, be­trägt die Datenübertragungsge­schwindigkeit 0,4 KByte pro Sekun­de (im Vergleich: Die CBM 2031 überträgt mit 1,8 KByte pro Sekun­de). Außerdem ist die VC 1541-Floppy, jedenfalls die, die ich hatte, sehr störanfällig. Die bei längerem Betrieb (bei mir nach einem Monat) auftretenden Fehler machen sich zunächst in immer häufigeren Lese­fehlern und Blinken der Kontrollam­pe bemerkbar. Später wird es dann unmöglich, noch einzelne Disketten zu lesen, außer sie wurden gerade formatiert. Dies sind typische Anzei­chen einer Dejustierung des Schreib-/Lesekopfes.</text:span></text:p>
      <text:p text:style-name="P2"/>
      <text:p text:style-name="P2"><text:span text:style-name="T2">Da diese Fehler bei meinem Lauf­werk, auch nach Reparatur durch den Fachhandel, innerhalb kürze­ster Zeit wieder auftraten, war es an der Zeit, dem Problem auf die Spur zu kommen. Mit einem Disk-Monitor versuchte ich, bei meinem defekten Laufwerk eine frisch formatierte Diskette zu lesen. Das funktionierte auch auf allen Spuren einwandfrei, außer auf Spur 1. Die ausgegebene Fehlermeldung deutete auf eine fehlerhafte Formatierung hin. Da Spur 1 aber die äußerste auf der Dis­kette ist, schloß ich daraus, daß der Schreib-/Lesekopf die Position der Spur 1 nicht mehr exakt erreichen konnte. Mittlerweise war die Garan­tie auf mein Laufwerk abgelaufen (die erste Reparatur dauerte zwei Monate), deshalb entschloß ich mich, das Laufwerk zu öffnen.</text:span></text:p>
      <text:p text:style-name="P3"/>
      <text:p text:style-name="P1"><text:span text:style-name="T1">## Abhilfe bei Funktions­störungen</text:span></text:p>
      <text:p text:style-name="P2"/>
      <text:p text:style-name="P2">&lt;pre&gt;</text:p>
      <text:p text:style-name="P1"><text:span text:style-name="T2">******************************</text:span></text:p>
      <text:p text:style-name="P1"><text:span text:style-name="T2">* Achtung! Ziehen Sie bei *</text:span></text:p>
      <text:p text:style-name="P1"><text:span text:style-name="T2">* allen Arbeiten an offenen *</text:span></text:p>
      <text:p text:style-name="P1"><text:span text:style-name="T2">* elektrischen Geräten den *</text:span></text:p>
      <text:p text:style-name="P1"><text:span text:style-name="T2">* Netzstecker *</text:span></text:p>
      <text:p text:style-name="P1"><text:span text:style-name="T2">******************************</text:span></text:p>
      <text:p text:style-name="P1"><text:span text:style-name="T2">&lt;/pre&gt;</text:span></text:p>
      <text:p text:style-name="P1"/>
      <text:p text:style-name="P2"><text:span text:style-name="T2">Wer dies nachvollzieht, wird im In­neren die Platine mit dem Disk-Controller, dem Netzteil und dem ei­gentlichen Laufwerk (das von Alps, einem japanischen Elektrogiganten kommt) finden. Zusammengehalten werden die Einzelteile in einem Rah­men aus Preßblech. Nimmt man die Platine (bitte vorsichtig) ab, wird der Blick auf den Schreib-/Lesekopf (Bild 2, Pfeil F) und dessen Antrieb frei. Dieser Antrieb ist es aber, der meist für die Lesefehler verantwort­lich ist. Die Funktionsweise ist schnell erklärt: Ein Steppermotor überträgt über seine Achse (Bild 2, Pfeil E) die Bewegungsinformatio­nen auf ein Rad, auf dem eine seg­mentförmige Erhebung ist. Um die­ses Rad herum läuft ein Stahlband, das durch ein Zugrad auf Spannung gehalten wird. An dem Stahlband ist der Schreib-/Lesekopf befestigt und folgt somit den Bewegungen des Steppermotors. Beim sicherlich jedem Laufwerkbesitzer bekannten Klappern zu Beginn eines Forma­tiervorgangs justiert sich der Schreib-/Lesekopf, indem das auf dem Steppermotor angebrachte Rad mehrmals an einen Anschlag fährt. Dabei verschiebt sich im Lau­fe der Zeit das leider nur aufge­steckte Rad auf der Achse des Step­permotors. Daß der Schreib-/Lesekopf sich danach nicht mehr justieren kann, ist einleuchtend.</text:span></text:p>
      <text:p text:style-name="P2"/>
      <text:p text:style-name="P1"><text:span text:style-name="T1">## Thermische Probleme</text:span></text:p>
      <text:p text:style-name="P1"/>
      <text:p text:style-name="P2"><text:span text:style-name="T2">Verstärkt wird dieser Effekt noch durch die starke Erhitzung des Lauf­werks bei längerem Betrieb. Diese ist zum einen darauf zurückzufüh­ren, daß das Netzteil eingebaut ist, zum anderen entwickeln die beiden Spannungsregler (Bild 1, Pfeil C) Temperaturen über 50 Grad. Dies mag für die Elektronik ja noch ver­träglich sein, die Mechanik nimmt es übel. Da sich das Metall der Step­permotorachse und das des aufge­sprengten Rades bei diesen Tempe­raturen unterschiedlich ausdehnt, wird das Rad auf der Achse leichter verdrehbar.</text:span></text:p>
      <text:p text:style-name="P2"/>
      <text:p text:style-name="P2"><text:span text:style-name="T2">Welche Maßnahmen kann man aber treffen, um solche Verstellun­gen zu verhindern? Das Einfachste ist es, nach gründlicher Reinigung einen Tropfen Superkleber auf das Rad und die Achse zu geben. Dabei sollte man natürlich vorsichtig sein, damit nicht das Stahlbändchen ver­klebt. Eine andere, wesentlich ele­gantere Methode besteht darin, durch Achse und Rad ein Loch zu bohren und beide durch einen Splint zu sichern. Dazu ist natürlich die Demontage des Steppermotors notwendig. Deshalb sollte man die­se Arbeiten nur dann vornehmen, wenn Kenntnis und einwandfreies Werkzeug vorhanden ist. Mögli­cherweise erklärt sich auch Ihre Fachwerkstätte, gegen ein gewisses Entgelt, dazu bereit. Dort könnte dann die selbstverständlich notwen­dige Justage des Schreib-/Lesekopfes vorgenommen werden. Sie kön­nen aber auch, mit etwas Geschick, die Justage mit einer auf einem ein­wandfreien Laufwerk formatierten (beziehungsweise einer Ihrer ersten Disketten) vornehmen. Die Einstel­lung mittels Disk-Monitor wird dann zwar nicht 100prozentig, aber ein störungsfreies Schreiben und Lesen ist auf jeden Fall zu erreichen.</text:span></text:p>
      <text:p text:style-name="P2"/>
      <text:p text:style-name="P1"><text:span text:style-name="T1">## Schmutz als Fehlerursache</text:span></text:p>
      <text:p text:style-name="P2"/>
      <text:p text:style-name="P2"><text:span text:style-name="T2">Die zweite Fehlerursache beim 1541 liegt im Antrieb der Disketten (Bild 2, Pfeil G). Durch Verwendung von schmutzigen beziehungsweise alten Disketten geht oft die Haftung zwischen den Antriebsrädern und der Diskettenscheibe verloren. Die Folge ist eine zu geringe Umdreh­ungsgeschwindigkeit der Diskette (wenn sie sich überhaupt dreht), die meist mit wildem Blinken der Funk­tionsanzeige quittiert wird. Eine Abhilfe schafft da nur die gründliche Reinigung des Andruckkopfes und des Antriebsrades mit Alkohol. Bei dieser Gelegenheit können Sie auch vorsichtig den Schreib-/Lesekopf mit einem Wattestäbchen säubern. Es ist empfehlenswert, die beiden Laufschienen des Schreib-/Lesekopfes ganz leicht (auch mit Watte­stäbchen) einzuölen. Das Laufwerk wird dann leiser und zuverlässiger.</text:span></text:p>
      <text:p text:style-name="P2"/>
      <text:p text:style-name="P6"><text:span text:style-name="T2">Sollten Ihnen die eben genannten Maßnahmen allerdings zu aufwen­dig vorkommen, ist es auf alle Fälle ratsam, für eine bessere Kühlung des Laufwerks zu sorgen. Dies ist entweder durch Einbau eines flachen Lüfters oder durch vollständiges Entfernen der Lüftungsschlitze im Gehäusedeckel möglich. Ver­meiden Sie auf jeden Fall das For­matieren von Disketten, wenn das Laufwerk heiß ist.</text:span></text:p>
      <text:p text:style-name="P6"/>
      <text:p text:style-name="P1"><text:span text:style-name="T1">## Hardwareumstellung der Geräteadresse</text:span></text:p>
      <text:p text:style-name="P1"/>
      <text:p text:style-name="P2"><text:span text:style-name="T2">Eine oft gestellte Frage ist auch die nach der hardwaremäßigen Umstellung der Geräteadresse. Die im Handbuch beschriebenen Teile sind nämlich auf der ganzen Platine nicht zu finden, weil das Floppy-Handbuch noch die alte, etwas grö­ßere und anders aufgebaute Platine beschreibt. Insgesamt gibt es drei verschiedene Platinen. In Bild 1 zeigt Pfeil A auf zwei Lötbrücken in der Form von zwei durch einen Steg verbundenen Halbkreisen. Durch Zertrennen der vorderen dieser beiden Lötbrücken läßt sich die Ge­rätenummer fest auf 9 einstellen. Ist es aber notwendig, das Laufwerk wechselweise mit 8 oder 9 zu betrei­ben, besteht die Möglichkeit, auf beide Halbkreise der vorderen Löt­brücke einen Draht zu führen und diesen mit einem Schalter zu verbin­den. Nach Drücken des Schalters und Durchführen eines Resets stellt sich die neue Nummer automatisch ein. Der Schalter wird am besten an der Rückseite des Gehäusedeckels befestigt. Bei älteren (weißen) Dis­kettenlaufwerken befinden sich die beiden Lötbrücken übrigens nicht im vorderen Drittel der Platine, son­dern, von vorne gesehen, hinten links. Auch hier wird wieder die vor­dere der beiden Leiterbahnen durchtrennt, um die Geräteadresse 9 einzustellen.</text:span></text:p>
      <text:p text:style-name="P2"/>
      <text:p text:style-name="P1"><text:span text:style-name="T1">## Die Überbrückung des Schreibschutzes</text:span></text:p>
      <text:p text:style-name="P1"/>
      <text:p text:style-name="P2"><text:span text:style-name="T2">Daß es beim 1541-Laufwerk mög­lich ist, auch einseitige Disketten (durch Herausschneiden eines zweiten Schreibschutzloches) und hardsektororientierte Disketten beidseitig zu verwenden, ist mittler­weile sicherlich bekannt. Daß es aber auch möglich ist, ohne diese Schnippelei Disketten auf der Rück­seite zu bespielen, ist die nächste Erweiterung, die uns das 1541-Laufwerk bietet. Auch hier ist das Prinzip des Schreibschutzes schnell erklärt, denn eine einfache Lichtschranke prüft, ob sich eine Diskette mit oder ohne Schreibschutz im Laufwerk be­findet. Dies hat mich vor langer Zeit mal eine Diskette gekostet, da ich aus Sparsamkeitsgründen durch­sichtigen Tesafilm als Schreibschutz verwendet hatte.</text:span></text:p>
      <text:p text:style-name="P2"/>
      <text:p text:style-name="P2"><text:span text:style-name="T2">Nun aber zum notwendigen Um­bau. Auf der Platine befinden sich auf der linken Seite die Steckverbin­dungen für Laufwerkssteuerung, Datenübertragung und eine Leucht­diode. Diese Steckplätze sind auf der Platine mit »p« und einer Num­mer bezeichnet. Der für uns wichti­ge Steckplatz ist der mit der Be­zeichnung P6. Die ersten beiden Ka­bel haben die Farben Orange und Lila. Lötet man zwischen diese bei­den Kabel ebenfalls einen Schalter, so ist es möglich, Disketten von der Rückseite zu bespielen, ohne eine Einkerbung für den Schreibschutz machen zu müssen. Es ist empfeh­lenswert, einen Kippschalter zu ver­wenden, damit optisch erkennbar ist, ob der Schreibschutz aktiviert ist oder nicht. Zum Wechseln der Dis­ketten ist der Schalter übrigens wie­der in Normalstellung zu bringen, da bei geschlossenem Schreib­schutzschalter ein Diskettenwechsel vom Laufwerk »nicht bemerkt« wird. Einige Nachteile dieser Arbeiten am Laufwerk sollten allerdings nicht verschwiegen werden: Durch Öff­nen des Gerätes verlieren Sie jeden Garantieanspruch. Teile, die Sie bei Arbeiten an der 1541 zerstören (zum Beispiel durch statische Entladung oder zu heißen Lötkolben) werden Ihnen von keinem Händler ersetzt. Und achten Sie natürlich auf Ihre Si­cherheit, indem Sie den Netzstecker ziehen und weglegen.</text:span></text:p>
      <text:p text:style-name="P2"/>
      <text:p text:style-name="P1"><text:span text:style-name="T2">(Arnd Wängler)</text:span></text:p>
      <text:p text:style-name="P3"/>
      <text:p text:style-name="P3">---</text:p>
      <text:p text:style-name="P3"/>
      <text:p text:style-name="P3"># Modem + Akkustikkoppler Marktübersicht</text:p>
      <text:p text:style-name="P3"/>
      <text:p text:style-name="P1"><text:span text:style-name="T1">&gt; Das Angebot an Modems und Akustikkopplern wächst fast wöchentlich. Einen Überblick über die angebotenen Geräte soll unsere Marktübersicht, die keinen Anspruch auf Vollständigkeit erhebt, ermöglichen.</text:span></text:p>
      <text:p text:style-name="P3"/>
      <text:p text:style-name="P2"><text:span text:style-name="T1">### Automodem (Bild 1):</text:span></text:p>
      <text:p text:style-name="P2"/>
      <text:p text:style-name="P2"><text:span text:style-name="T2">Das Automodem ist ein Selbstbau­modem, das allerdings keine FTZ-Prüfnummer besitzt. DieserApparat wird zwischen Telefon und Akustik­koppler geschaltet. Es unterschei­det Computer von »normalen« Anru­fern und kann auch als Wählautomat eingesetzt werden.</text:span></text:p>
      <text:p text:style-name="P2"/>
      <text:p text:style-name="P2"><text:span text:style-name="T1">### Minimodem 3005 (Bild 2):</text:span></text:p>
      <text:p text:style-name="P2"/>
      <text:p text:style-name="P2"><text:span text:style-name="T2">Bei dem Minimodem fallen beson­ders die vier Leuchtdioden ins Au­ge. Neben der Diode, die die Be­triebsbereitschaft anzeigt, und der Diode, die ein empfangenes Carrier-Signal bestätigt, sind die zwei anderen besonders interes­sant. Diese zeigen an, ob der Aku­stikkoppler Signale empfängt oder sendet. Durch diese Anzeigen wird ein Fehler in der Übertragung leich­ter lokalisierbar.</text:span></text:p>
      <text:p text:style-name="P2"/>
      <text:p text:style-name="P2"><text:span text:style-name="T1">### Epson CX-21 (Bild 3):</text:span></text:p>
      <text:p text:style-name="P2"/>
      <text:p text:style-name="P2"><text:span text:style-name="T2">Der Epson Akustikkoppler ist wohl einer der verbreitesten Geräte. Er ist vor allem durch seine Zuver­lässigkeit bekannt.</text:span></text:p>
      <text:p text:style-name="P2"/>
      <text:p text:style-name="P2"><text:span text:style-name="T1">### Tandy (ohne Bild):</text:span></text:p>
      <text:p text:style-name="P2"/>
      <text:p text:style-name="P2"><text:span text:style-name="T2">Dieser Akustikkoppler ist der preiswerteste unserer Übersicht. Er soll nach der Meinung einiger Be­nutzer allerdings nicht die Zuverläs­sigkeit des Epson-Kopplers errei­chen.</text:span></text:p>
      <text:p text:style-name="P2"/>
      <text:p text:style-name="P2"><text:span text:style-name="T1">### CDI ACK 300 (Bild 4):</text:span></text:p>
      <text:p text:style-name="P2"/>
      <text:p text:style-name="P2"><text:span text:style-name="T2">Der ACK 300 sendet und emp­fängt mit 300 Baud im Voll-Duplex Betrieb.</text:span></text:p>
      <text:p text:style-name="P2"/>
      <text:p text:style-name="P2"><text:span text:style-name="T1">### CDI ACK 1200 (wie Bild 4):</text:span></text:p>
      <text:p text:style-name="P2"/>
      <text:p text:style-name="P1"><text:span text:style-name="T2">Der ACK 1200 arbeitet mit 1200 Baud im Halb-Duplex-Betrieb.</text:span></text:p>
      <text:p text:style-name="P3"/>
      <text:p text:style-name="P7"><text:span text:style-name="T6">### </text:span>CDI AM 1200/300 (wie Bild 4):</text:p>
      <text:p text:style-name="P7"/>
      <text:p text:style-name="P3">Dieses Gerät dient nur zum Senden. Die Übertragungsgeschwindigkeit kann zwischen 300 und 1200 Baud gewählt werden.</text:p>
      <text:p text:style-name="P3"/>
      <text:p text:style-name="P7"><text:span text:style-name="T6">### </text:span>CDI ACK 1200/75 (wie Bild 4):</text:p>
      <text:p text:style-name="P7"/>
      <text:p text:style-name="P3">Dieser Koppler sendet mit 1200 Baud und empfängt mit 75 Baud im Voll-Duplex-Betrieb.</text:p>
      <text:p text:style-name="P3"/>
      <text:p text:style-name="P7"><text:span text:style-name="T6">### </text:span>CDI ACK 75/1200 (wie Bild 4):</text:p>
      <text:p text:style-name="P7"/>
      <text:p text:style-name="P3">Dieser Akustikkoppler sendet mit 75 Baud und empfängt mit 1200 Baud im Voll-Duplex Betrieb. Als Besonderheit dieses Gerätes ist die BTX-Zulassung zu erwähnen.</text:p>
      <text:p text:style-name="P3"/>
      <text:p text:style-name="P7"><text:span text:style-name="T6">### </text:span>Comco CK 211 (ohne Bild):</text:p>
      <text:p text:style-name="P7"/>
      <text:p text:style-name="P3">Dieser Akustikkoppler arbeitet mit 300 Baud im Halb- oder Voll-Duplex-Betrieb.</text:p>
      <text:p text:style-name="P3"/>
      <text:p text:style-name="P7"><text:span text:style-name="T6">### </text:span>Comco CK 311 (ohne Bild):</text:p>
      <text:p text:style-name="P3"/>
      <text:p text:style-name="P3">Dieses Modell hat zusätzlich zu dem CK 211 noch den Originate/ Answer Mode, besitzt aber keine FTZ-Nummer.</text:p>
      <text:p text:style-name="P3"/>
      <text:p text:style-name="P7"><text:span text:style-name="T6">### </text:span>Comco CK 2300 (ohne Bild):</text:p>
      <text:p text:style-name="P7"/>
      <text:p text:style-name="P3">Bei diesem Gerät handelt es sich um ein tragbares Terminal. Integriert ist der CK 211.</text:p>
      <text:p text:style-name="P3"/>
      <text:p text:style-name="P7"><text:span text:style-name="T6">### </text:span>WS 2000 (Bild 5):</text:p>
      <text:p text:style-name="P7"/>
      <text:p text:style-name="P3">Das Weltstandard 2300 Modem hat keine FTZ-Nummer. Es bietet vielfältige Möglichkeiten, die sich jeder »Hacker« wünschen würde. Doch durch das Veto der Bundespost dürfen diese nicht genutzt werden.</text:p>
      <text:p text:style-name="P3"/>
      <text:p text:style-name="P7"><text:span text:style-name="T6">### </text:span>PR1 (Bilder 6 und 7):</text:p>
      <text:p text:style-name="P7"/>
      <text:p text:style-name="P3">Bei dem PR1 Akustikkoppler handelt es sich um ein Gerät, das mit Originate/Answer Mode arbeitet. Auch dieses Gerät besitzt keine FTZ-Nummer.</text:p>
      <text:p text:style-name="P3"/>
      <text:p text:style-name="P7"><text:span text:style-name="T6">### </text:span>AK 300 (Bild 8):</text:p>
      <text:p text:style-name="P7"/>
      <text:p text:style-name="P3">Bei diesem Akustikkoppler handelt es sich um eines der neuesten Geräte mit FTZ-Nummer auf dem deutschen Markt. Der Koppler soll, nach Angaben der Hersteller, über dieselben Vorzüge wie der Epson CX-21 verfügen. Preislich liegt dieses Gerät jedoch einiges unter dem Epson-Koppler. Ein ausführlicher Testbericht wird sich in einem der nächsten Ausgaben anschließen.</text:p>
      <text:p text:style-name="P3"/>
      <text:p text:style-name="P7"><text:span text:style-name="T6">### </text:span>Das Bundespost-Modem (ohne Bild):</text:p>
      <text:p text:style-name="P7"/>
      <text:p text:style-name="P3">Dieses Modem ist ausschließlich als Mietgerät über die Bundespost erhältlich.</text:p>
      <text:p text:style-name="P3"/>
      <text:p text:style-name="P7"><text:span text:style-name="T6">### <text:s/></text:span>Das Bundespost-Einbaumodem (ohne Bild):</text:p>
      <text:p text:style-name="P7"/>
      <text:p text:style-name="P8">Dieses Modem scheint eine sehr preisgünstige Alternative darzustellen. Mit einem Mietpreis von nur 19.90 Mark im Monat dürfte es manchen Konkurrenten aus dem Feld schlagen. Auch hier werden wir Hintergrundinformationen und einen Testbericht in einer der nächsten Ausgaben anschließen</text:p>
      <text:p text:style-name="P8"/>
      <text:p text:style-name="P8">(rg)</text:p>
      <text:p text:style-name="P3"/>
      <text:p text:style-name="P3"/>
      <text:p text:style-name="P3">--------</text:p>
      <text:p text:style-name="P3"/>
      <text:p text:style-name="P3"># Commodore 64 im neuen Kleid</text:p>
      <text:p text:style-name="P3"/>
      <text:p text:style-name="P1"><text:span text:style-name="T1">&gt; Ein altes Sprichwort sagt: »Kleider machen Leute«. In gewissem Maße gilt das auch für Computer. Ganz besonders aber für den Commodore 64, dessen Leistungsfähigkeit in keinem Verhältnis zu seinem äußeren Erscheinungsbild steht. Wie man diesem Mangel auf raffinierte Weise abhelfen kann, zeigt dieser Beitrag.</text:span></text:p>
      <text:p text:style-name="P3"/>
      <text:p text:style-name="P2"><text:span text:style-name="T2">Wenn Sie einen VC 20 oder ei­nen C 64 besitzen, dann haben Sie sich bestimmt schon öfter Gedanken darüber gemacht, das äußere Erscheinungsbild Ihres Sy­stems zu verbessern. Baut man die Geräte einmal so auf, wie vom Her­steller geplant und steckt diverse Erweiterungsplatinen dazu, dann entsteht auf dem Arbeitstisch ein recht unschöner Verhau von Leitun­gen. Abgesehen von dem dafür nöti­gen Platz, ein unbefriedigender Zu­stand.</text:span></text:p>
      <text:p text:style-name="P2"/>
      <text:p text:style-name="P2"><text:span text:style-name="T2">Viele Verbesserungsvorschläge gehen dahin, nur den Computer auf dem Tisch zu belassen und den Rest so zu verstecken, daß er nicht stört. Den Weg, den ich zur Lösung des Problems beschritten habe, unter­scheidet sich von diesen Vorschlä­gen wesentlich. Meine Absicht ist es, zwar alles auf dem Tisch zu las­sen, dieses aber so kompakt aufzu­bauen, daß es kaum noch Platzpro­bleme gibt.</text:span></text:p>
      <text:p text:style-name="P2"/>
      <text:p text:style-name="P1"><text:span text:style-name="T1">## Vom Pet gelernt</text:span></text:p>
      <text:p text:style-name="P2"/>
      <text:p text:style-name="P2"><text:span text:style-name="T2">Die Idee dafür lieferten die »Ur­väter« der Büro-Computer, wie zum Beispiel der Pet oder seine Nachfol­ger. Warum sollte man den C 64 nicht in eines dieser Gehäuse ein­bauen? Eine praktische Lösung, die zudem noch einige weitere Vorteile bietet: Auf einer Standfläche von zir­ka 50 mal 45 Zentimetern bringt man den Computer, den Bildschirm, das Floppy-Laufwerk und die Stromver­sorgung unter. Dabei ist immer noch genug Platz, um ein zweites Lauf­werk und verschiedene Erweiterungen einzubauen. Soviel zum Platz, weitere Vorteile sind: Man hat nur noch ein Kabel zur Steckdose und eventuell noch eines zum Drucker. Zusätzlich macht das ganze dann noch einen wesentlich solideren Eindruck. Commodore selbst hat auch auf der Hannover Messe '83 ei­nen 4064 für zirka 1500 Mark vorge­stellt, allerdings ohne eingebaute Laufwerke und mit einem mono­chromen Bildschirm. Dieser findet hauptsächlich in einigen Schulen seine Anwendung.</text:span></text:p>
      <text:p text:style-name="P2"/>
      <text:p text:style-name="P2"><text:span text:style-name="T2">Aber nun zur Praxis. Wie kann man sich diesen »Super C 64« bau­en? Nun, einfach den Computer und das Laufwerk, mit allem was dazu­gehört, in ein Commodore-Gehäuse der 30/40XXer Serie einbauen, Bildschirm draufmontieren und fer­tig. Halt, ganz so einfach ist es auch wieder nicht, deshalb vorab eine Warnung: Wer eine Bohrmaschine für ein hochtechnisches Gerät und einen Lötkolben für eine südländi­sche Frucht hält, sollte entweder die Finger davon lassen oder einen Bastler zu Rate ziehen. Aber auch für den professionellen Platinenkle­ber ist der Arbeitsaufwand nicht zu unterschätzen. Für den Prototyp ha­be ich sieben Tage gebraucht, mitt­lerweile schaffe ich es auch schon in zweibis dreiTagen, (je nachdem, ob ich auf das Schlafen verzichte oder nicht).</text:span></text:p>
      <text:p text:style-name="P2"/>
      <text:p text:style-name="P2"><text:span text:style-name="T2">Sollten Sie jetzt aber immer noch den notwendigen Mut zum Umbau haben, dann willkommen in der Welt der Commodore 4064-Besitzer. Dazu vorab eine Liste der unbedingt notwendigen Materialien und Werkzeuge.</text:span></text:p>
      <text:p text:style-name="P2"/>
      <text:p text:style-name="P1"><text:span text:style-name="T2">Teileliste:</text:span></text:p>
      <text:p text:style-name="P1"/>
      <text:p text:style-name="P1"><text:span text:style-name="T2">* Ein Gehäuse der CBM 30/40XXer Serie mit einer mindestens 5,5 cm hohen Frontplatte (sonst kann man meines Wissens kein Laufwerk ein­bauen).</text:span></text:p>
      <text:p text:style-name="P1"><text:span text:style-name="T2">* Einen Netztransformator mit vier Sekundärwicklungen (2x9 V und 2x15 V). Der Originaltrafo der 30/40XXer Serie ist sehr gut geeig­net, man muß lediglich zwei Drähte, die auf einen Pin gelötet sind, tren­nen. Selbstverständlich ist es möglich, einen Ringkerntrafo zu kaufen. Er erzeugt weniger magnetische Störungen und ist nur halb so groß. Dabei ist zu prüfen, ob die Versor­gungsspannungen zusammenge­führt werden dürfen, da Ringkern­trafos Sekundärwicklungen haben.</text:span></text:p>
      <text:p text:style-name="P1"><text:span text:style-name="T2">* Diverse Aluminium-Profilschie­nen</text:span></text:p>
      <text:p text:style-name="P1"><text:span text:style-name="T2">* Kühlprofil-Reste zur Kühlung der Computer- und Floppy-Platine</text:span></text:p>
      <text:p text:style-name="P1"><text:span text:style-name="T2">* Platinenstecker und -Stifte</text:span></text:p>
      <text:p text:style-name="P1"><text:span text:style-name="T2">* Eisenblech zur Abschirmung des Laufwerks</text:span></text:p>
      <text:p text:style-name="P1"><text:span text:style-name="T2">* Abstandbolzen mit Gewinde</text:span></text:p>
      <text:p text:style-name="P1"><text:span text:style-name="T2">* Jede Menge farbiger Drähte, Lü­sterklemmen, Schrauben und Befe­stigungsteile</text:span></text:p>
      <text:p text:style-name="P1"><text:span text:style-name="T2">* Einen guten Lötkolben, eine Feile und mehrere Schraubenzieher</text:span></text:p>
      <text:p text:style-name="P1"><text:span text:style-name="T2">* Eine Bohrmaschine, möglichst auch mit Kreissägenvorsatz</text:span></text:p>
      <text:p text:style-name="P1"><text:span text:style-name="T2">* Einen Multitester.</text:span></text:p>
      <text:p text:style-name="P1"/>
      <text:p text:style-name="P2"><text:span text:style-name="T2">Aus Bild 1 kann man entnehmen, wie ich die Platinen angeordnet ha­be. Man kann aber auch, wie Bild 2 zeigt, eine andere Plazierung der Platinen wählen.</text:span></text:p>
      <text:p text:style-name="P2"/>
      <text:p text:style-name="P2"><text:span text:style-name="T2">Damit ist gleich ein wichtiger Punkt angesprochen. Beim Bau des 4064 muß man sich darüber im kla­ren sein, welche Erweiterungen später einmal angeschafft werden sollen. Dadurch erspart man sich den kompletten Umbau, wenn zum Beispiel ein zweites Laufwerk einge­baut werden soll. Aber auch Steck­module brauchen Platz. Deshalb sollte der Expansions-Port sichtbar und zugänglich bleiben, eventuell bereitet man mit Flachbandkabel ei­nen Modulsteckplatz am hinteren Ende des Gerätes vor.</text:span></text:p>
      <text:p text:style-name="P2"/>
      <text:p text:style-name="P2"><text:span text:style-name="T2">Ich beabsichtige nicht, hier einen Bericht vorzulegen, aus dem jeder Handgriff mit Zeichnungen abzule­sen ist. Dazu bräuchte ich wahr­scheinlich das ganze 64’er Heft. Ich will nur die Reihenfolge der Arbeits­schritte aufzeigen und zu jedem Ab­schnitt einige grundsätzliche Hin­weise geben, die vor Schäden und Zeitverlust bewahren. Denn die möglichen Fehler sind zahlreich und man muß ja nicht alle nachmachen.</text:span></text:p>
      <text:p text:style-name="P2"/>
      <text:p text:style-name="P2"><text:span text:style-name="T2">Der erste Arbeitsschritt ist einfach — wenn er auch in der Seele schmerzt. Der C 64 und das Lauf­werk werden ihres alten Kleides entblößt. Die Platine des C 64 wird einschließlich der Pappe aus dem Gehäuse herausgenommen. Eben­so das Laufwerk, bei dem zusätzlich noch das Metallgehäuse und der Netzfilter inklusive Sicherungsge­häuse ausgebaut werden. Sollten Sie dabei einen elektrischen Schlag bekommen haben, so rate ich Ihnen zwei Dinge:</text:span></text:p>
      <text:p text:style-name="P2"/>
      <text:list text:style-name="L1">
        <text:list-item>
          <text:p text:style-name="P4">1. <text:span text:style-name="T2">Ziehen Sie den Netzstecker!</text:span></text:p>
        </text:list-item>
      </text:list>
      <text:p text:style-name="P9">2. <text:span text:style-name="T2">Bauen Sie Modellflugzeuge!</text:span></text:p>
      <text:list text:style-name="L1">
        <text:list-item>
          <text:p text:style-name="P4"/>
        </text:list-item>
      </text:list>
      <text:p text:style-name="P2"><text:span text:style-name="T2">Haben Sie diese Hürde genom­men, kann Ihnen sowieso alles egal sein, denn zusammen bekommen Sie die Originalgeräte auf keinen Fall mehr. Ich empfehle Ihnen fol­gende Arbeiten am Laufwerk: Zie­hen Sie das schwarze Kabel des Le­sekopfes hinten durch den Schlitz im Chassis und legen Sie alle anderen Kabel so, daß sie direkt unten her­aushängen. Bereiten Sie ein Blech­gehäuse mit den Außenmaßen des Floppys vor und vergessen Sie da­bei nicht, für die kürzeste Verbin­dung der Kabel zur Platine ein großes Loch in das Blech zu schneiden. Die Befestigungsschrauben im Chassis des 30/40XXer passen er­staunlich genau (zu amerikanischen Schrauben, deshalb mit M4 nach­schneiden). Auch unter der Front­platte ist alles für die Aufnahme zweier Laufwerke vorbereitet, die leider etwas kleiner gewesen sein mußten. Deshalb wird es notwen­dig, etwas zu feilen (zirka 2 Stunden). Die Befestigung des Laufwerks im Chassis ist am einfachsten mit vier Winkelblechen zu bewerkstelligen. Da man nicht gut bei geöffnetem Deckel mit Werkzeug hantieren kann, ist es zu empfehlen, das Lauf­werk in geeigneter Schräglage in den Blechkasten zu montieren und den Kasten dann erst an den Deckel zu hängen. Wichtig ist dabei, das Laufwerkgehäuse nicht mechanisch zu belasten. Die Führung für die Dis­kette könnte sonst zu eng werden. Der Blechkasten darf also den schwarzen Kunststoff am Chassis nicht eng umschließen. Achten Sie auch darauf, daß keine bewegli­chen Teile irgendwo schleifen oder scheuern.</text:span></text:p>
      <text:p text:style-name="P2"/>
      <text:p text:style-name="P2"><text:span text:style-name="T2">Jetzt aber zu den Platinen. Ich ha­be Wert darauf gelegt, an diesen nichts zu verändern. Deshalb wur­den alle Anschlüsse über Stecker vorgenommen. Bei meiner Platinenanordnung mußte ich lediglich die seriellen Verbindungen mittels zweier Winkelstecker herstellen, da sonst das Gehäuse nicht mehr zuge­gangen wäre.</text:span></text:p>
      <text:p text:style-name="P2"/>
      <text:p text:style-name="P2"><text:span text:style-name="T2">Der Zusammenbau geht relativ einfach und schnell. Die Hauptplati­ne wird mit den Abstandbolzen und der Pappe auf dem Boden des Chassis befestigt. Darüber kommt die Platine für das Laufwerk, das zusätzlich noch mit drei Schrauben an der rechten Gehäuseseite auf einer Aluminiumschiene befestigt ist. Die andere Seite der Floppyplatine wird ebenfalls auf eine Aluminiumschie­ne geschraubt. Auf dieser findet später auch der Kühlkörper Platz, der unbedingt notwendig ist, denn es entstehen bei längerem Betrieb doch erhebliche Wärmemengen durch die beiden Regler.</text:span></text:p>
      <text:p text:style-name="P2"/>
      <text:p text:style-name="P2"><text:span text:style-name="T2">Der Trafo wird am besten in der linken hinteren Ecke festge­schraubt, denn zum einen sind dort die Halterungen für den Originaltra­fo und zum anderen ist dort noch am meisten Platz. Der Trafo wird grund­sätzlich so montiert, daß die Sekun­därklemmen sichtbar bleiben und das Hauptmagnetfeld nicht zum Mo­nitor zeigt. Wer es ganz genau nimmt, kann den Trafo auch noch mit einem Blech abschirmen, unbe­dingt notwendig ist das aber nicht. Gut ist es, die Leitungen auf Schraubklemmen oder Lötleisten zu legen. Auch kann noch eine 220-Volt-Leitung für den Monitor und even­tuell einen Lüftermotor mit vorberei­tet werden.</text:span></text:p>
      <text:p text:style-name="P2"/>
      <text:p text:style-name="P2"><text:span text:style-name="T2">Die Stromversorgung für den Computer (5 Volt) erhalten wir am einfachsten mit einem Festspan­nungsregler, der an die Gehäuse­rückseite geschraubt wird. Ach­tung! Unbedingt vorher ausmessen, denn eine zu hohe Spannung kann das vorzeitige Ende aller Bemühun­gen bedeuten. Beschriften Sie auch alle Leitungen und verdrillen Sie diese, damit es keine Verwechslun­gen und Störfelder gibt.</text:span></text:p>
      <text:p text:style-name="P2"/>
      <text:p text:style-name="P2"><text:span text:style-name="T2">Ob Sie nun den Monitor nur auf das Gehäuse aufstellen oder fest verschrauben bleibt Ihnen überlas­sen. Bei einem festen Anbau ist aber darauf zu achten, daß dieser nicht endgültig ist, denn auch Monitore haben nur eine begrenzte Lebens­dauer.</text:span></text:p>
      <text:p text:style-name="P2"/>
      <text:p text:style-name="P2"><text:span text:style-name="T2">Eigentlich fehlen jetzt nur noch die Betriebsspannungslampen und die Resetleitung, die man sinnvollerwei­se auch gleich einbaut. Moment, ehe ich es vergesse: Die Tastatur ha­ben Sie hoffentlich schon eingebaut. Dazu muß eine kleine Ecke vom Ge­häuse vorsichtigweggefeilt werden. Jetzt haben Sie sich aber einen Pro­belauf verdient, vor dem Sie am be­sten nochmals alle Spannungen nachmessen und die Platinen von al­lem Staub und Spänen befreien.</text:span></text:p>
      <text:p text:style-name="P2"/>
      <text:p text:style-name="P2"><text:span text:style-name="T2">Sollte alles funktionieren (hoffent­lich), dann können Sie sich an die Gehäusekosmetik heranmachen. Dazu gehört das paßgenaue Feilen der Frontplatte und das Anbringen der besonders wichtigen Typenbe­zeichnung »4064«. Achten Sie in den ersten Wochen besonders auf die Temperaturentwicklung im Gehäu­seinneren. Sollten Sie dabei zarte Rauchwolken aufsteigen sehen, empfehle ich Ihnen einen zusätzli­chen Lüfter einzubauen.</text:span></text:p>
      <text:p text:style-name="P2"/>
      <text:p text:style-name="P2"><text:span text:style-name="T2">Sollten Sie die Absicht haben, das Ganze auf sich zu nehmen, so kann ich, wenn nötig, CBM-Gehäuse mit Trafo in begrenzter Anzahl beschaf­fen. Es sollten aber auch bei ver­schiedenen Firmen, die die 30/ 40XXer-Platinen für andere Zwecke verwendet haben, noch solche Ge­häuse erhältlich sein.</text:span></text:p>
      <text:p text:style-name="P2"/>
      <text:p text:style-name="P2"><text:span text:style-name="T2">Die nächste Erweiterung meines 4064 ist eine Sicherung gegen Stromausfälle, so daß der Speicher­inhalt etwa 10 bis 20 Minuten ohne Netz gehalten wird.</text:span></text:p>
      <text:p text:style-name="P2"/>
      <text:p text:style-name="P2"><text:span text:style-name="T2">Übrigens ist es mir mit meinem 4064 mehrmals gelungen, selbst Be­sitzer größerer Computer, die dem Commodore 64 sonst nie einen Blick schenken würden, zu verblüffen: Sie hielten den 4064 für eine revolutio­näre Neuentwicklung von Commo­dore.</text:span></text:p>
      <text:p text:style-name="P2"/>
      <text:p text:style-name="P2"><text:span text:style-name="T2">(H.Schröder/A.Wängler/gk)</text:span></text:p>
      <text:p text:style-name="P3"/>
      <text:p text:style-name="P3">-------</text:p>
      <text:p text:style-name="P3"/>
      <text:p text:style-name="P1"><text:span text:style-name="T1"># RESET am C64</text:span></text:p>
      <text:p text:style-name="P1"/>
      <text:p text:style-name="P1"><text:span text:style-name="T1">&gt; Ohne Sicherheitskopie ist das Arbeiten mit dem C 64 eine riskante Sache. Zu oft stürzt ein Programm in der Entwicklungsphase ab. Also vor einem RUN</text:span><text:span text:style-name="T2"><text:s/></text:span><text:span text:style-name="T1">immer abspeichern?</text:span></text:p>
      <text:p text:style-name="P1"/>
      <text:p text:style-name="P1"><text:span text:style-name="T2">Leider verzögert dieses häufige Abspeichern, besonders wenn nur mehrere kleine Änderungen vorgenommen werden müssen die Programmierarbeit sehr. Deshalb wäre es sicher wünschenswert am C 64 einen RESET-Knopf zu haben, wie er bei anderen Computern vor­zufinden ist. Wichtig ist dabei natür­lich, daß durch Betätigen dieses Knopfes der Speicherbereich nicht total gelöscht wird, sondern ledig­lich wieder für eine neue Befehls­aufnahme bereit ist.</text:span></text:p>
      <text:p text:style-name="P1"/>
      <text:p text:style-name="P2"><text:span text:style-name="T2">Da die beiden im Handbuch auf­geführten Möglichkeiten, den Com­puter wieder in einen aufnahme­bereiten Zustand zu versetzen (RUN/STOP + RESTORE oder SYS 64738) oft zu keinem Resultat mehr führen, kann diesem Problem nur durch eine kleine Hardware-Erweiterung gelöst werden.</text:span></text:p>
      <text:p text:style-name="P2"/>
      <text:p text:style-name="P2"><text:span text:style-name="T2">Das Prinzip dieses Schalters be­ruht auf einer Verbindung der RESET-Leitung des Prozessors (Pin 40) mit Masse (zum Beispiel Pin 21). Zur Realisierung dieser Verbindung bieten sich mehrere Ansatzpunkte an, die im folgenden beschrieben werden sollen:</text:span></text:p>
      <text:p text:style-name="P2"/>
      <text:list text:style-name="L1">
        <text:list-item>
          <text:p text:style-name="P4"><text:span text:style-name="T7">### 1. </text:span><text:span text:style-name="T1">RESET-Knopf am User-Port</text:span></text:p>
        </text:list-item>
      </text:list>
      <text:p text:style-name="P2"><text:span text:style-name="T2">Die an dieser Stelle nach außen geführte Platine des C 64 (User-Port) stellt an Leitung 1 GND (Masse) und an Leitung 3 RESET zur Verfügung. Durch Aufsetzen eines User-Port Steckers (zum Beispiel TRW 251-12-50-170 50-24SN-9) besteht nun die Möglichkeit, zwischen Leitung 1 und Leitung 3 einen Schalter dazwi­schen zu löten. Der Schalter sollte dabei ein Druckkontaktschalter sein und nach dem Löten durch eini­ge Tropfen Schnellkleber fixiert werden (siehe Bild 1). Der Nachteil dieser Lösung besteht darin, daß zum einen der User-Port nicht mehr für andere Zwecke genutzt werden kann (zum Beispiel RS232..), zum an­deren sind die Kosten für einen User-Port Stecker relativ hoch (zirka 12 Mark).</text:span></text:p>
      <text:p text:style-name="P2"/>
      <text:list text:style-name="L1">
        <text:list-item>
          <text:p text:style-name="P4"><text:span text:style-name="T7">### 2. </text:span><text:span text:style-name="T1">RESET-Knopf am seriellen Bus</text:span></text:p>
        </text:list-item>
        <text:list-item>
          <text:p text:style-name="P4"/>
        </text:list-item>
      </text:list>
      <text:p text:style-name="P2"><text:span text:style-name="T2">Auch der serielle Bus (zum Bei­spiel Buchse 2 am Floppy) bietet die beiden Leitungen GND und RESET (Bild 2). Diese befinden sich an den Stiften 2 (GND) und 6 (RESET). Als Stecker wird lediglich ein ganz ge­wöhnlicher sechspoliger DIN-Stecker, den es für wenige Mark in je­dem Elektrogeschäft gibt, benötigt. Dort sollte man auch den weiterhin notwendigen Mini-Taster bekom­men können. Dieser Mini-Taster wird nun auf die beiden Stifte 2 und 6 gelötet, so daß der Tastknopf oben aus dem Stecker herausragt (even­tuell aufschneiden). Den ganzen Stecker braucht man dann nur noch auf den seriellen Bus aufstecken um einen preiswerten RESET-Knopf zu haben.</text:span></text:p>
      <text:p text:style-name="P2"/>
      <text:list text:style-name="L1">
        <text:list-item>
          <text:p text:style-name="P4"><text:span text:style-name="T7">### 3. </text:span><text:span text:style-name="T1">RESET-Knopf fest eingebaut</text:span></text:p>
        </text:list-item>
        <text:list-item>
          <text:p text:style-name="P4"/>
        </text:list-item>
      </text:list>
      <text:p text:style-name="P2"><text:span text:style-name="T2">Die dritte Möglichkeit einen RESET-Knopf zu installieren, besteht darin, ihn fest in das Gehäuse des C 64 einzubauen. Dazu ist es notwen­dig, den Computer zu öffnen, die Ta­statur auszustecken und die Platine auszubauen. Auf der Unterseite der Platine befinden sich die Lötkontak­te des seriellen Busses. An dieser links und oben Mitte) über einen Druckschalter zu verbinden. Der links und oben mitte) über einen Druckschalter zu verbinden. Der Schalter selbst kann beispielsweise an der linken Geräteseite in einem gebohrten Loch Bild 4 befestigt wer­den.</text:span></text:p>
      <text:p text:style-name="P2"/>
      <text:p text:style-name="P2"><text:span text:style-name="T2">Der Einbau des Schalters in den Computer ist allerdings dem Profi vorbehalten, da bei falschem Zu­sammenlöten der Kontakte, bezie­hungsweise bei zu starker Erhitzung der Platine, der Computer ernstlich beschädigt werden kann. Ferner ist zu bedenken, daß mit diesem Ein­griff jeder Garantieanspruch verlo­ren geht.</text:span></text:p>
      <text:p text:style-name="P2"/>
      <text:p text:style-name="P2"><text:span text:style-name="T2">Hat man sich für einen der drei Wege entschieden und ihn reali­siert, so wird man feststellen, daß nach dem kurzzeitigen Drücken der RESET-Taste das Programm ver­schwunden ist. Der Computer mel­det sich nach einem RUN oder LIST Befehl mit einem freundlichen REA­DY. Der Speicher scheint gelöscht zu sein. Das dies nicht so ist, sieht man durch den Einsatz eines Moni­tors. Betrachtet man sich den Basic-Programmstart, so wird man feststel­len, daß das alte Programm noch vorhanden ist und nur die ersten drei Byte mit Nullen überschrieben wurden. Diese Nullen sagen dem Betriebssystem, daß hier das Pro­gramm zu Ende ist (genau wie nach einem NEW-Befehl). Um das Pro­gramm wieder lauffähig zu machen, müssen nur diese drei ersten Byte rekonstruiert werden.</text:span></text:p>
      <text:p text:style-name="P2"/>
      <text:p text:style-name="P2"><text:span text:style-name="T2">Der Inhalt des ersten Byte ist im­mer Null, die beiden Folgebyte stel­len einen Zeiger auf den Beginn der nächsten Basiczeile im Format Low-Byte, High-Byte dar. Diese beiden Byte werden mit der Adresse der nächsten Basiczeile gefüllt. Das Pro­gramm wird dann wieder lauffähig sein.</text:span></text:p>
      <text:p text:style-name="P2"/>
      <text:p text:style-name="P2"><text:span text:style-name="T2">Die Rekonstruktion der Adresse der nächsten Basiczeile kann mit ei­nem Monitor geschehen, indem das nächste Nullbyte im Speicher sucht und die darauf folgende Adresse in die beiden obigen Speicherzellen schreibt. Ein weitaus besseres Ver­fahren ist der Einsatz eines Pro­grammes, das diese Arbeit für uns erledigt. Das beigefügte Programm OLD (siehe Listing 1) berechnet die gesuchte Adresse und schreibt sie in den Speicher. Damit wird der RE­SET beziehungsweise ein NEW auf­gehoben und das Programm ist wie­der vorhanden.</text:span></text:p>
      <text:p text:style-name="P2"/>
      <text:p text:style-name="P2"><text:span text:style-name="T2">Es empfiehlt sich das Programm zunächst abzuspeichern und dann mit der Fehlersuche zu beginnen. Benötigt wird das OLD-Programm natürlich nur bei Basicprogrammen, ein vor dem RESET im Speicher be­findliches Maschinenprogramm ist sofort wieder mit SYS startbar.</text:span></text:p>
      <text:p text:style-name="P2"/>
      <text:p text:style-name="P2"><text:span text:style-name="T2">Das OLD-Programm selbst kann auf mehrere Arten geladen werden. Zum einen besteht die Möglichkeit, es mit einem Monitor im Kassetten­puffer (falls frei) abzulegen und als Maschinenprogramm abzuspei­chern. Zum anderen kann es mit ei­nem Basic-Lader (Listing 2) eingege­ben werden. In diesem Fall wird das Programm ab $C000 abgelegt, da der Kassettenpuffer bei einem RE­SET ebenfalls gelöscht wird. Das Programm muß nun jeweils einmal nach Inbetriebnahme des Compu­ters geladen und gestartet werden. Im Fall des Falles kann man es dann mit SYS 49152 aufrufen. Bei längeren Basicprogrammen sollte man es aber durch POKE 56,124 gegen überschreiben schützen.</text:span></text:p>
      <text:p text:style-name="P2"/>
      <text:p text:style-name="P2"><text:span text:style-name="T2">Der Vorteil der ersten Möglichkeit besteht darin, daß man das OLD-Programm jederzeit laden und mit SYS 828 aufrufen kann, allerdings benötigt man einen Monitor. Die zweite Möglichkeit ist zwar einfach einzugeben, zerstört aber, hat man vergessen das Programm vorher zu laden, das zu rettende Basicprogramm.</text:span></text:p>
      <text:p text:style-name="P2"/>
      <text:p text:style-name="P2"><text:span text:style-name="T2">Selbstverständlich arbeitet das OLD-Programm auch ohne die RE­SET-Taste, zum Beispiel nach einem irrtümlichen NEW-Befehl und stellt somit eine Basic-Erweiterung dar, die nicht nur in Verbindung mit der RESET-Taste ihre Anwendung fin­det. (A. Wängler/rg)</text:span></text:p>
      <text:p text:style-name="P2"/>
      <text:p text:style-name="P2"><text:span text:style-name="T2">-------</text:span></text:p>
      <text:p text:style-name="P2"/>
      <text:p text:style-name="P2"><text:span text:style-name="T2"># Programmodule selbst gemacht – Vergleichstest Eprom-Brenner</text:span></text:p>
      <text:p text:style-name="P1"/>
      <text:p text:style-name="P1"><text:span text:style-name="T1">&gt; Was leisten die Geräte, mit denen der C 64 zum EPROM-Programmiergerät wird? Wo liegen die Leistungsunterschiede und welches Gerät bietet am meisten für seinen Preis? Unser Test gibt Antwort auf diese Fragen.</text:span></text:p>
      <text:p text:style-name="P1"/>
      <text:p text:style-name="P1"><text:span text:style-name="T2">Es kann durchaus sinnvoll sein, bestimmte Programme dauer­haft auf EPROMs zu speichern. Zur Programmierung der EPROMs ist es notwendig, ein sogenanntes EPROM-Programmiergerät, auch EPROM-Brenner genannt, einzuset­zen.</text:span></text:p>
      <text:p text:style-name="P1"/>
      <text:p text:style-name="P2"><text:span text:style-name="T2">Als Besitzer eines Commodore 64 hat man bereits einen Computer, der zur Steuerung der Programmie­rung eingesetzt werden kann. Alles was zusätzlich gebraucht wird, ist die entsprechende Treibersoftware und eine Platine, die für die notwen­dige Programmierspannung und die Aufnahme der EPROMs sorgt. Natürlich sollte es auch möglich sein, auf verschiedene EPROM-Typen umzuschalten. Alle diese Aufgaben übernehmen die zum Test angetretenen EPROM-Brenner.</text:span></text:p>
      <text:p text:style-name="P2"/>
      <text:p text:style-name="P1"><text:span text:style-name="T1">## Die Testkandidaten</text:span></text:p>
      <text:p text:style-name="P1"/>
      <text:p text:style-name="P2"><text:span text:style-name="T2">Das Feld der Testkandidaten be­stand aus sieben Geräten, Zwei da­von zum speziellen Einsatz am VC 20, zwei nur für den Commodore 64. Der Rest konnte an beiden Geräten wahlweise betrieben werden. Die Hersteller der beiden VC 20-Modelle waren Kalawsky und Weber Computertechnik. Die Modelle nur für den C 64 kamen von Kalawsky und von Bockstaller. Die übrigen Testteilnehmer kamen von Roßmül­ler und je zwei Geräte von Jeschke und Völzke. Wenn Sie nun mitgezählt haben, werden Sie feststellen, daß wir eigentlich neun Testkandidaten hatten. Da aber die Geräte von Jeschke und Völzke identisch sind, entfiel die Doppelzählung. Wichtigstes Bewertungskriterium war das Spektrum der programmierbaren EPROMs. Daneben wurden aber auch die Zuverlässigkeit, die Quali­tät und die Handhabung der Platine im Normalbetrieb bewertet. Zusätz­lich flossen natürlich Sonderfunktio­nen wie zum Beispiel die Abschaltbarkeit des Brenners so oder ein Re­setschalter mit in die Bewertung ein.</text:span></text:p>
      <text:p text:style-name="P3"/>
      <text:p text:style-name="P2"><text:span text:style-name="T2">Bei der dazugehörigen Treibersoftware wurde vor allem auf den Nutzen und die Funktionalität der Programmierbefehle geachtet.</text:span></text:p>
      <text:p text:style-name="P2"/>
      <text:p text:style-name="P1"><text:span text:style-name="T1">## Der Testablauf</text:span></text:p>
      <text:p text:style-name="P1"/>
      <text:p text:style-name="P2"><text:span text:style-name="T2">Einem Modell einer futuristischen Stadt nicht unähnlich, präsentierte sich der EPROM-Brenner von Roß­müller. Zum Betrieb am User-Port vorgesehen ist die Platine (in tief dunklem Lötschutzlack) mit drei Schaltern und einer Resettaste aus­gestattet. Der kleinste der Schalter dient der Umschaltung der Pro­grammierspannung von 21 auf 25 Volt, damit auch ältere Typen des 2732 EPROMs »geschossen« wer­den können. Der größte der Schal­ter (sage und schreibe 5 cm hoch) dient der Umschaltung zwischen den verschiedenen EPROM-Typen.</text:span></text:p>
      <text:p text:style-name="P2"/>
      <text:p text:style-name="P1"><text:span text:style-name="T1">## Einer für alle</text:span></text:p>
      <text:p text:style-name="P1"/>
      <text:p text:style-name="P2"><text:span text:style-name="T2">Diese etwas unkonventionelle Lö­sung erwies sich im Test als sehr praktikabel, zumal die dazugehö­rende Software die Bedienung des Schalters unterstützt. Sehr ange­nehm fielen auch die Abschaltbar­keit der gesamten Platine (Schalter 3) und der durchgeführte User-Port auf. Das Programmiergerät braucht somit nicht entfernt zu werden, wenn es nicht benutzt wird. Der Aufnah­mesockel für die EPROMs von Textool dürfte der wohl beste derzeit zur Verfügung stehende Sockel sein.</text:span></text:p>
      <text:p text:style-name="P2"/>
      <text:p text:style-name="P2"><text:span text:style-name="T2">Gespannt waren wir, ob der positi­ve Eindruck, den die Platine mach­te, auch bei der Treibersoftware er­halten bleiben würde. Keine Frage, wie sich schon bald herausstellte. Der Aufbau der Treibersoftware ist ansprechend in Form von Menüs ge­löst worden. Das erste Menü erwar­tet die Eingabe des zu programmie­renden EPROM-Typs (natürlich al­les aufTastendruck). Die dort aufgeführte Liste der programmierbaren EPROMs war beeindruckend und ließ keine Wünsche offen. Es kön­nen alle Typen von 1 KByte bis 32 KByte »geschossen« werden.</text:span></text:p>
      <text:p text:style-name="P2"/>
      <text:p text:style-name="P2"><text:span text:style-name="T2">Nach der Wahl des EPROM-Typs erscheint das eigentliche Hauptme­nü. Die »normalen« Befehle wie Pro­grammieren, Vergleichen, Lesen, Leertest und Rückkehr in das Ty­penwahlmenü brauchen kaum er­klärt werden, sie funktionieren lo­gisch und einfach. Besonderes Au­genmerk sollte aber den Befehlen »M« zum Verschieben von Speicher­bereichen, »L« zum Laden von Kas­sette oder Diskette und »S« zum Spei­chern auf Kassette/Diskette ge­schenkt werden. Da der betreffen­de Speicherbereich dabei frei ge­wählt werden kann, stellen die Be­fehle eine sehr nützliche Hilfe dar.</text:span></text:p>
      <text:p text:style-name="P2"/>
      <text:p text:style-name="P2"><text:span text:style-name="T2">Wünschenswert wäre allerdings noch die Möglichkeit, einen Hex-Dump des betreffenden Speicher­bereichs (zum Ansehen und Än­dern) aufrufen zu können.</text:span></text:p>
      <text:p text:style-name="P1"/>
      <text:p text:style-name="P2"><text:span text:style-name="T2">Der EPROM 64 von Roßmüller kommt ohne zusätzliches Netzteil aus. Im praktischen Betrieb konnten wir keinen Nachteil an dieser Lö­sung finden. Erhältlich ist der EPROM 64 für zirka 200 Mark als Fertiggerät und für zirka 100 Mark als Aufbauplatine für den Bastler.</text:span></text:p>
      <text:p text:style-name="P10"><text:span text:style-name="T2"><text:tab/><text:tab/><text:tab/></text:span></text:p>
      <text:p text:style-name="P1"><text:span text:style-name="T1">## Das Schmuckstück</text:span></text:p>
      <text:p text:style-name="P1"/>
      <text:p text:style-name="P2"><text:span text:style-name="T2">Silbrig glänzend, fast wie ein Schmuckstück, präsentierte sich der EPROM-King von Kalawsky. Der Realisierungsweg, der von dieser Firma beschritten wurde, unter­scheidet sich von dem aller anderen Kandidaten. Der EPROM-King wird nicht am User-Port, sondern am Expansion-Port in Betrieb genom­men. Damit ist der Vorteil verbun­den, einem Modul mit Treibersoft­ware direkt in die auf der Platine vorhandene User-Port-Buchse ein­stecken zu können. Wird es aber vorgezogen, die Software von Kas­sette oder Diskette zu laden, kann hier ein Modul mit beliebiger Soft­ware eingesteckt werden. Bei der Stromversorgung findet sich die nächste Besonderheit dieses Ge­räts: Es wird von einem externen Netzteil mit der notwendigen Ver­sorgungsspannung beliefert. Auf der Platine selber sind der (leider nicht optimale) Stecksockel, ein Re­setschalter und eine Reihe von nütz­lichen LEDs angeordnet. Das fal­sche Einstecken des EPROMs wird durch die Lichtsignale der LEDs fast unmöglich gemacht.</text:span></text:p>
      <text:p text:style-name="P2"/>
      <text:p text:style-name="P2"><text:span text:style-name="T2">Auch bei der Treibersoftware und der Anleitung wurde sehr darauf geachtet, jeden Anwenderfehler möglichst zu verhindern. Der sehr gute optische Eindruck der Softwa­re (viel Farbe, strukturierte Menüs) wurde sogar noch durch Tonsignale aufgewertet. Richtig durchgeführte Operationen werden durch einen hellen Ton, Fehler mit einem tiefen signalisiert. Auch beim EPROM-King ist das erste Menü der Wahl des EPROM-Typs vorbehalten. Hat man sich für einen der vielen Typen (1 KByte bis 16 KByte) entschieden, erscheint das Hauptmenü mit sei­nen umfangreichen Befehlen. Die Standardfunktionen sind natürlich auch hier vorhanden, werden aber durch Lade- und Speicherbefehle ergänzt. Das Einlesen des Directory ist dabei, ohne das Programm zu verlassen, möglich. Erfreulich ist der sinnvolle Einsatz der Funktions­tasten. Schade, daß kein Maschinen­sprachemonitor eingebaut ist, denn sonst wäre die Treibersoftware als uneingeschränkt vorbildlich zu be­zeichnen.</text:span></text:p>
      <text:p text:style-name="P2"/>
      <text:p text:style-name="P2"><text:span text:style-name="T2">Der EPROM-King wird als Fertig­gerät für zirka 245 Mark inklusive Netzteil und Software geliefert.</text:span></text:p>
      <text:p text:style-name="P2"/>
      <text:p text:style-name="P2"><text:span text:style-name="T2">Die Version des EPROM-King für den VC 20 unterscheidet sich zwar äußerlich, von den gebotenen Lei­stungskriterien aber kaum, von der Version für den C 64. Lediglich auf das Netzteil wurde verzichtet und ein leider noch schlechterer Steck­sockel für die EPROMs eingebaut. Die Treibersoftware ist für beide Geräte gleich komfortabel.</text:span></text:p>
      <text:p text:style-name="P2"/>
      <text:p text:style-name="P2"><text:span text:style-name="T2">Nun waren schon zwei Kandidaten auf dem Weg zum Testsieg. Uns wur­de langsam klar, daß es eine schwierige Entscheidung werden würde. Zuvor durften aber auch die restlichen Testkandidaten ihre Vor­züge beweisen. Ihnen voran die Modelle V 64 und Mod. 128 von Jeschke/Völzke. Alle Typen finden ihren Anschluß am User-Port und können sowohl am VC 20 als auch am C 64 eingesetzt werden. Ein Ladepro­gramm sorgt dafür, daß die richtige Treibersoftware nachgeladen wird.</text:span></text:p>
      <text:p text:style-name="P2"/>
      <text:p text:style-name="P1"><text:span text:style-name="T1">## </text:span><text:span text:style-name="T2">Gute Leistung, wenig Komfort</text:span></text:p>
      <text:p text:style-name="P2"/>
      <text:p text:style-name="P2"><text:span text:style-name="T2">Auch hier findet wieder der exzel­lente Textoolsockel Verwendung. Zusätzlich sind, die bei diesen Mo­dellen besonders wichtigen, Umschalter auf der Platine angebracht. Mit Ihnen kann der richtige EPROM-Typ eingestellt werden. Hier liegt auch der Unterschied zwischen den Modellen V 64 und Mod. 128. Der EPROM-Brenner 128 kann alle EPROM-Typen neueren Datums (A, B, C) zwischen 1 KByte und 16 KByte programmieren. Beim Modell V 64 sind nur EPROMs bis 4 KByte mög­lich.</text:span></text:p>
      <text:p text:style-name="P2"/>
      <text:p text:style-name="P2"><text:span text:style-name="T2">Da die Auswahl des EPROM-Typs bereits durch Einstellen der Schal­ter auf der Platine vorgenommen werden muß, entfallen diese Punkte im Menü der Treibersoftware. Dort finden sich aber zwei interessante Befehle: Erstens besteht die Mög­lichkeit, einen bestimmten Spei­cherbereich im hexadezimalen For­mat zu betrachten und zweites kann eine Funktion beliebig oft wieder­holt werden. Da im Menü selber kein spezieller Punkt zum Laden oder Abspeichern von Program­men besteht, kann mit dem Hexdump-Befehl kontrolliert wer­den, ob das richtige Programm in den Speicher geladen wurde. »Fehl­schüsse« von EPROMs sind deshalb bei sorgfältigem Arbeiten weniger wahrscheinlich. Verglichen mit den beiden Programmen der bisher ge­testeten Konkurrenten ist die Trei­bersoftware allerdings etwas ein­fach und optisch wenig anspre­chend. Bei einem Preis von zirka 249 Mark für das große Modell und 179 für das kleine sind die Leistungen dieser beiden Geräte etwas mager ausgefallen.</text:span></text:p>
      <text:p text:style-name="P2"/>
      <text:p text:style-name="P2"><text:span text:style-name="T2">Mit eigener Stromversorgung, aber ohne externes Netzteil? Kein Widerspruch, wenn man das Gerät von Bockstaller betrachtet. In einer Art Huckepackverfahren wurde die Platine mit einem eigenen Netzteil ausgestattet, das direkt hinter dem einfachen Stecksockel seinen Platz gefunden hat. Das Netzkabel muß natürlich trotzdem angeschlossen werden. Das bedeutet, daß (zwar mit Epoxyharz gesichert), 220 Volt auf der Platine sind. Ein unserer Meinung nach nicht sinnvolles Ver­fahren, zumal ein fester Sitz des rela­tiv schweren Trafos zwar auf Monate hinaus garantiert werden kann, aber bei jahrelanger Beanspru­chung... wer weiß? Die Leistungen dieses Gerätes halten sich, wie die Vergleichstabelle zeigt, in beschei­denen Grenzen.</text:span></text:p>
      <text:p text:style-name="P2"/>
      <text:p text:style-name="P1"><text:span text:style-name="T1">## Der Selbstversorger</text:span></text:p>
      <text:p text:style-name="P1"/>
      <text:p text:style-name="P2"><text:span text:style-name="T2">Auch die beigefügte Treibersoft­ware konnte weder von der Ausstat­tung noch der grafischen Darstel­lung mit den bisher getesteten kon­kurrieren. Die Auswahlpunkte des Menüs beschränkten sich auf die unverzichtbaren Standardfunktio­nen. Bei einem Preis von zirka 270 Mark kann diesem Gerät leider kein besonders gutes Preis/Leistungsverhältnis bescheinigt werden. Au­ßerdem empfehlen wir, die Platine und die Anleitung (eine Seite!) noch­mals zu überarbeiten.</text:span></text:p>
      <text:p text:style-name="P2"/>
      <text:p text:style-name="P1"><text:span text:style-name="T1">## Basicprogramme einfach gebrannt</text:span></text:p>
      <text:p text:style-name="P1"/>
      <text:p text:style-name="P2"><text:span text:style-name="T2">Das letzte zum Test angetretene Gerät von Weber Computertechnik ist zum Einsatz am VC 20 vorgese­hen. Die Platine ist sehr übersicht­lich aufgebaut und verfügt über den mittlerweile bekannten Textool Sockel. Der Expansion Port des VC 20 ist erfreulicherweise durchge­führt, so daß dieses zirka 190 Mark kostende Gerät im Normalbetrieb nicht entfernt zu werden braucht. Die eigentliche Besonderheit des EPROM-Brenners liegt in der Art seiner Treibersoftware. Sie ist in Form eines EPROMs auf der Platine eingesteckt und wird nach dem An­schalten lediglich über den SYS-Befehl aufgerufen. Das ist aber nicht der einzige Vorteil dieser Lösung: Es stehen zwei verschiedene Versio­nen von Software-EPROMs zur Ver­fügung. Mit dem Basic-EPROM ist es möglich, ein Basic-Programm in ei­nen EPROM zu brennen. Das Maschinensprache-EPROM erfüllt die gleiche Aufgabe mit reinen Maschi­nensprache-Programmen.</text:span></text:p>
      <text:p text:style-name="P2"/>
      <text:p text:style-name="P2"><text:span text:style-name="T2">Der Aufbau der Treibersoftware ist grafisch und inhaltlich sehr an­sprechend und benutzerfreundlich gestaltet worden. Es wird oft ver­langt, die gewünschte Funktion, falls sie einen Schaden verursachen könnte, nochmals zu bestätigen. Auch hier finden sich Befehle zum Verschieben von Speicherberei­chen und eine Monitorfunktion. Die vorliegende Version dieses EPROM-Brenners kann mit der Basic-Software vier KByte große Programme aufEPROM brennen. In der Maschinenspracheversion sind EPROMs von einem KByte bis acht KByte programmierbar. Ein ähnli­ches, mit erweiterten Funktionen (bis 32 KByte) ausgestattetes Pro­grammiergerät für den C 64, lag zum Test leider noch nicht vor, soll aber mittlerweile erhältlich sein.</text:span></text:p>
      <text:p text:style-name="P2"/>
      <text:p text:style-name="P2"><text:span text:style-name="T2">Die Entscheidung war nicht ein­fach. Zu verschieden sind die gebo­tenen Leistungen. An der Spitze des Testfeldes lagen, in einem Kopf-an-Kopf-Rennen, die beiden Geräte von Roßmüller und Kalawsky. Jeder mit seinen besonderen Vorzügen. Die Entscheidung fiel schließlich aufgrund der eingebauten Monitor­funktionen und der Fähigkeit, 32 KByte EPROMs zu programmieren, zugunsten des Modells von Roßmül­ler aus. Mit sehr guten Leistungen und komfortabler Treibersoftware Platz zwei für den Kalawsky EPROM-King. Leicht fiel die Ent­scheidung für den dritten Platz.</text:span></text:p>
      <text:p text:style-name="P2"/>
      <text:p text:style-name="P2"><text:span text:style-name="T2">Obwohl die Software noch nicht voll befriedigen konnte, die Leistun­gen aber durchaus sehenswert sind, belegten die Modelle 128 von Jeschke/Völzke den dritten Platz. Bei den anderen Modellen wurde darauf verzichtet, eine weitere Plat­zierung vorzunehmen, weil jedes von Ihnen seine eigenen Vorteile be­sitzt, die bei der individuellen Kauf­entscheidung mehr oder weniger ins Gewicht fallen. Bleibt zu hoffen, daß dieser Artikel wieder einige C 64/VC 20 Besitzer dazu angeregt hat, auch diese Anwendungsmög­lichkeit ihres Computers verstärkt auszunutzen.</text:span></text:p>
      <text:p text:style-name="P2"/>
      <text:p text:style-name="P1"><text:span text:style-name="T2">(Arnd Wängler/gk)</text:span></text:p>
      <text:p text:style-name="P1"/>
      <text:p text:style-name="P1"><text:span text:style-name="T2">------</text:span></text:p>
      <text:p text:style-name="P1"/>
      <text:p text:style-name="P1"><text:span text:style-name="T1"># Comal</text:span></text:p>
      <text:p text:style-name="P1"/>
      <text:p text:style-name="P1"><text:span text:style-name="T1">&gt; Die Programmiersprache Comal für den C 64 soll eine Herausforderung an Pascal, Modula-2, PL/1 und C sein.</text:span></text:p>
      <text:p text:style-name="P1"><text:span text:style-name="T1">Betrachtet man den Befehlsumfang und den Komfort dieser</text:span><text:span text:style-name="T2"><text:s/></text:span><text:span text:style-name="T1">Sprache, so könnte dies zutreffen. Auch der</text:span><text:span text:style-name="T2"><text:s/></text:span><text:span text:style-name="T1">Preis ist eine Sensation.</text:span><text:span text:style-name="T2"><text:s/></text:span><text:span text:style-name="T1">Diese Sprache wird umsonst abgegeben.</text:span></text:p>
      <text:p text:style-name="P1"/>
      <text:p text:style-name="P1"><text:span text:style-name="T2">Viele C 64-Besitzer werden beim Programmieren festgestellt ha­ben, daß das Commodore-Basic auf ihrem Computer nicht gerade ideal ist. In diesem Fall gibt es zwei Möglichkeiten. Entweder man kauft sich eine Basicerweiterung oder man sieht sich nach einer komforta­bleren Programmiersprache um. In­zwischen werden für den C 64 eini­ge Sprachen angeboten. So auch Comal.</text:span></text:p>
      <text:p text:style-name="P1"/>
      <text:p text:style-name="P2"><text:span text:style-name="T2">Doch wo liegen bei dieser Spra­che die Vorteile und Unterschiede gegenüber Basic und den anderen Programmiersprachen? Zuerst wol­len wir den Befehlsumfang von Co­mal betrachten.</text:span></text:p>
      <text:p text:style-name="P2"/>
      <text:p text:style-name="P2"><text:span text:style-name="T2">Comal verfügt über 69 Befehle (Tabelle 1). Um die speziellen Mög­lichkeiten des C 64 zu nutzen, sind diese Befehle um drei weitere Be­fehlsblöcke erweitert worden. Die­se Erweiterungen umfassen die Sprite, die HiRes- und die Turtle-Grafik sowie die Musik. Zwölf spezielle Befehle stehen für die Sprites zur Verfügung. Vergleicht man diese Erweiterung mit der Programmier­sprache Logo, so stehen immer noch fünf zusätzliche Befehle zur Auswahl (Tabelle 1). Auch bei den HiRes- und Turtle-Grafik-Befehlen hat man ge­genüber Logo fünf zusätzliche Be­fehle (Tabelle 2). Die Befehle sind sehr leicht zu handhaben und prä­gen sich schnell ein.</text:span></text:p>
      <text:p text:style-name="P2"/>
      <text:p text:style-name="P1"><text:span text:style-name="T1">## Nun zu der Schnelligkeit</text:span></text:p>
      <text:p text:style-name="P1"/>
      <text:p text:style-name="P2"><text:span text:style-name="T2">Comal ist mit einem »Three pass interpreter — run time compiler« ausgerüstet. Der erste »pass« setzt gleich beim Programmieren ein. Al­le Zeilen werden, sobald sie abge­schlossen worden sind, auf die Syn­tax überprüft. Dies ist ein extremer Vorteil gegenüber Basic, denn 57 verschiedene Fehlermeldungen stehen Comal zur Verfügung. So ist ein Fehler leicht zu lokalisieren und eine langwierige Fehlersuche bleibt dem Programmierer erspart. Laut Hersteller sind Fehler drei bis zehn mal schneller zu beseitigen als in Basic.</text:span></text:p>
      <text:p text:style-name="P2"/>
      <text:p text:style-name="P2"><text:span text:style-name="T2">Im zweiten »pass« werden die Be­fehlsstrukturen auf Korrektheit überprüft und die Sprungadressen in Absolutadressen umgerechnet. Dieser Durchlauf wird durch RUN ausgelöst und nimmt normalerweise weniger als eine Sekunde in An­spruch.</text:span></text:p>
      <text:p text:style-name="P2"/>
      <text:p text:style-name="P2"><text:span text:style-name="T2">Der dritte »pass« ist der normale Programmlauf.</text:span></text:p>
      <text:p text:style-name="P2"/>
      <text:p text:style-name="P2"><text:span text:style-name="T2">Im direkten Zeitvergleich ist Co­mal sechsmal schneller als Basic. Die Suche nach Strings soll nach Herstellerangabe sogar 79mal schneller als in Basic sein. Weiterhin soll man seine Programme drei- bis zehnmal schneller erstellen können.</text:span></text:p>
      <text:p text:style-name="P2"/>
      <text:p text:style-name="P2"><text:span text:style-name="T2">Auch ist zu erwähnen, daß Comal strukturiertes Programmieren voll unterstützt.</text:span></text:p>
      <text:p text:style-name="P2"/>
      <text:p text:style-name="P2"><text:span text:style-name="T2">Besonders muß darauf hingewie­sen werden, daß die Diskette mit dieser Programmiersprache nicht kopiergeschützt ist, und man sich so beliebig viele Backups herstellen kann.</text:span></text:p>
      <text:p text:style-name="P2"/>
      <text:p text:style-name="P1"><text:span text:style-name="T1">## Diese Sprache gibt es fast kostenlos</text:span></text:p>
      <text:p text:style-name="P1"/>
      <text:p text:style-name="P2"><text:span text:style-name="T2">Wie im Vorspann schon erwähnt, wird diese Sprache umsonst oder zum Selbstkostenpreis der Datenträ­ger abgegeben. In der Anleitung selbst wird dazu aufgefordert, Co­mal zu kopieren und die Sprache dann an seine Freunde oder an sei­ne Schule weiterzugeben. In Schleswig-Holstein ist Comal be­reits an den Schulen eingeführt. Nie­dersachsens Schulen sollen bald folgen.</text:span></text:p>
      <text:p text:style-name="P2"/>
      <text:p text:style-name="P1"><text:span text:style-name="T2">Comal ist über folgende Bezugs­quelle zu erhalten:</text:span></text:p>
      <text:p text:style-name="P1"/>
      <text:p text:style-name="P1"><text:span text:style-name="T2">Fa. INSTRUTEK&lt;br&gt;</text:span></text:p>
      <text:p text:style-name="P1"><text:span text:style-name="T2">Christian Holmsgarde, 8700 Horsens, Dänemark</text:span></text:p>
      <text:p text:style-name="P1"/>
      <text:p text:style-name="P11"><text:span text:style-name="T2">Ausdrücklich sei erwähnt, daß die 64’er Redaktion keine Kopien weitergeben kann.</text:span></text:p>
      <text:p text:style-name="P11"/>
      <text:p text:style-name="P11"><text:span text:style-name="T2">(rg)</text:span></text:p>
      <text:p text:style-name="P2"/>
      <text:p text:style-name="P2">-------</text:p>
      <text:p text:style-name="P2"/>
      <text:p text:style-name="P2"># Pascal – leistungsfähiger und eleganter als Basic</text:p>
      <text:p text:style-name="P2"/>
      <text:p text:style-name="P1"><text:span text:style-name="T1">&gt; Funktionen, Prozeduren, dynamische Variablen sowie Mengenoperationen sind wichtige Elemente der Programmiersprache UCSD Pascal. Sie werden in diesem Bericht beschrieben und entsprechenden Basic-Lösungen gegenübergestellt. Abschließend werden sechs Pascal-Versionen verglichen.</text:span></text:p>
      <text:p text:style-name="P1"/>
      <text:p text:style-name="P1"><text:span text:style-name="T2">Listing 10 zeigt die Verwendung von Funktionen »Forward«-Deklaration, neue Statements und den Funktionsaufruf. Zuerst nun die Statements:</text:span></text:p>
      <text:p text:style-name="P1"/>
      <text:p text:style-name="P2"><text:span text:style-name="T2">»DIV« und »MOD« dürften zum Teil sicher schon bekannt sein, dennoch zur Erinnerung: »MOD x« ergibt den Rest der Division einer Zahl durch »x«, »DIV x« hingegen den ganzzahli­gen Anteil des Quotienten.</text:span></text:p>
      <text:p text:style-name="P2"/>
      <text:p text:style-name="P2"><text:span text:style-name="T2">Kurz: 345 MOD 7 = 2 und 345 DIV 7 = 49;</text:span></text:p>
      <text:p text:style-name="P2"/>
      <text:p text:style-name="P2"><text:span text:style-name="T2">Mit der »Forward-Deklaration« existiert nun die notwendige Mög­lichkeit, eine Prozedur oder eine Funktion zu deklarieren ohne sie zu definieren. Stellen Sie sich vor, Sie hätten zwei Prozeduren P1 und P2. Sie beginnen mit der Deklaration der Prozedur P1 und bemerken, daß P1 intern P2 aufruft. Nun darf man bekanntlich nichts in einer De­klaration verwenden, was nicht schon vorher deklariert worden ist. Nun, werden Sie denken, das ist kein Problem, ich deklariere eben zuerst P2. Jetzt stellen Sie aber fest, daß P2 ihrerseits P1 aufruft. Was ma­chen Sie nun? Für diesen Fall gibt es die »Forward»-Deklaration. Sie er­laubt es, wenigstens einmal den Na­men der Prozedur oder Funktion so­wie deren formale Parameter zu de­klarieren, natürlich muß dann spä­ter die Definition nachgeholt wer­den, aber dann ohne die formalen Parameter. Wie das aussehen kann, steht im obigen Beispielprogramm.</text:span></text:p>
      <text:p text:style-name="P2"/>
      <text:p text:style-name="P2"><text:span text:style-name="T2">Zur Funktion: Da die Funktion ei­nen Wert ausgibt, kann man ihr auch einen Wert zuweisen. Das sieht man am Beginn des Hauptprogrammes. In der Funktion selbst muß man dem »Namen« der Funktion den Wert zu­weisen, der in ihr bereitgestellt wur­de. Damit hat nun die Funktion einen berechneten Übergabewert, mit welchem sie zurückkommt. Im Bei­spiel sind das die Zuweisungen: »QUERSUMME := x« und »QUER­SUMME : = temp«.</text:span></text:p>
      <text:p text:style-name="P2"/>
      <text:p text:style-name="P2"><text:span text:style-name="T2">Mit der Funktion kann man sehr einfach rekursive Strukturen er­schaffen. Eine rekursive Funktion ist einfach gesagt eine Funktion, die sich selbst aufruft, die sich selbst enthält. Man kann durch derartige Programmierung sehr viel an Spei­cherplatz sparen oder auch unver­nünftig verschleudern, sie kann sehr schnell und effizient sein oder auch langsam und ineffizient. Rekur­sionen sind aber im allgemeinen »stackbelastend«. Wenn Sie sich das</text:span><text:s/><text:span text:style-name="T2">nächste Beispiel genau anschauen, werden Sie herausfinden weshalb. Die Funktion soll die sogenannten Fibboconacci-Zahlen ausgeben. Sie werden nach folgender Rekursions­formel berechnet:</text:span></text:p>
      <text:p text:style-name="P2"/>
      <text:p text:style-name="P1"><text:span text:style-name="T2">x(n + 1) := x(n) + x(n-1) wobei x(0) = x(1) = 1 und n = &gt; 1</text:span></text:p>
      <text:p text:style-name="P1"/>
      <text:p text:style-name="P2"><text:span text:style-name="T2">Im voraus sei gesagt, daß diese Funktion sehr ineffizient ist. Viel­leicht merken Sie schon beim ersten Durchlesen (Listing 11) weshalb.</text:span></text:p>
      <text:p text:style-name="P2"/>
      <text:p text:style-name="P2"><text:span text:style-name="T2">Diese kleine rekursive Funktion berechnet also nach der Vorschrift ein beliebiges »x (n (&gt;1))« bei Über­gabe von »n«. Versuchen Sie doch einmal, den Verlauf für die Zahl »x (5)« nachzuvollziehen. Sie merken, daß sehr viele Aufrufe nötig sind, bis sich die Funktion nicht mehr selbst aufruft. Für den Fall, wo »n = 5« ist, sind 15 Aufrufe nötig. Das braucht Zeit und belastet eben den Stapel. Hier beträgt die maximale Rekur­sionstiefe 4. Ein weiteres schönes Beispiel für die Rekursion wäre die Lösung des Problems von Hanoi. Ich möchte sie hier nicht zeigen, der in­teressierte Leser findet sie in fast al­len Büchern über strukturiertes Pro­grammieren. Sie ist zwar sehr ele­gant, verbraucht aber sehr viel Speicherplatz und belastet den Sta­pel recht stark.</text:span></text:p>
      <text:p text:style-name="P2"/>
      <text:p text:style-name="P1"><text:span text:style-name="T1">## Basic ohne Mengen</text:span></text:p>
      <text:p text:style-name="P2"><text:span text:style-name="T2">Eine weitere sehr mächtige Grup­pe von Statements sind diejenigen, welche sich mit Mengen beschäfti­gen. Solche Befehle sind dem Basic gänzlich unbekannt.</text:span></text:p>
      <text:p text:style-name="P2"><text:span text:style-name="T2">Angenommen, Sie wollen in ei­nem Programm nur eine bestimmte Eingabe erlauben, sagen wir alle Zahlen sowie die vier Operatoren » + ,-,/,*«, so müssen Sie in Basic etwa das Programm in Listing 12 pro­grammieren.</text:span></text:p>
      <text:p text:style-name="P2"><text:span text:style-name="T2">In der Schleife das Pascal-Programm wird getestet, ob die Einga­be der Bedingung genügt. Ist doch viel eleganter, nicht wahr? Nun bie­tet Pascal nicht nur solche einfachen Zugehörigkeitstests, sondern umfas­sende Mengenoperationen. Einige Beispiele dazu:</text:span></text:p>
      <text:p text:style-name="P2"/>
      <text:p text:style-name="P2">TYPE</text:p>
      <text:p text:style-name="P2">farbe</text:p>
      <text:p text:style-name="P2">= (ROT,BLAU, GRÜN,GELB, BRAUN,WEIß</text:p>
      <text:p text:style-name="P2">, SCHWARZ);</text:p>
      <text:p text:style-name="P2">tag</text:p>
      <text:p text:style-name="P2">= (MON,DIE, MIT,DON,FRE,SAM,SON);</text:p>
      <text:p text:style-name="P2">farbton</text:p>
      <text:p text:style-name="P2">= SET OF farbe;</text:p>
      <text:p text:style-name="P2">besetzt</text:p>
      <text:p text:style-name="P2">= SET OF tag;</text:p>
      <text:p text:style-name="P2">zahlen</text:p>
      <text:p text:style-name="P2">= SET OF 1..500;</text:p>
      <text:p text:style-name="P2">zeichen</text:p>
      <text:p text:style-name="P2">= SET OF char;</text:p>
      <text:p text:style-name="P2">buchstaben</text:p>
      <text:p text:style-name="P2">= SET OF »A«..»Z«;</text:p>
      <text:p text:style-name="P2"/>
      <text:p text:style-name="P2"><text:span text:style-name="T2">Ein solches Set besteht jeweils aus der Potenzmenge aller zugehörigen Objekte. Sein Speicherbedarf kann unter Umständen immens sein. Man kann nun auf diesen Mengen alle Mengenoperationen durchführen: Vereinigungs-(+), Schnitt-(*) und Dif­ferenzmenge (-), Mengengleichheit (=) und -ungleichheit (&lt;&gt;, Teil- (&lt;=) und Obermengen (=&gt;) und Zugehörigkeiten (IN).</text:span></text:p>
      <text:p text:style-name="P2"/>
      <text:p text:style-name="P2"><text:span text:style-name="T2">Sie sehen, man kann sehr univer­sell mit Mengen hantieren (Listing 13). Es gibt dafür unzählige Anwen­dungsgebiete. Ihnen fallen sicher mehr ein. Ein kleiner Seitenblick auf Basic zeigt, daß solche Mengenope­rationen dort überhaupt nicht unter­stützt werden.</text:span></text:p>
      <text:p text:style-name="P2"/>
      <text:p text:style-name="P1"><text:span text:style-name="T1">## Vielseitige Records</text:span></text:p>
      <text:p text:style-name="P1"/>
      <text:p text:style-name="P2"><text:span text:style-name="T2">Ich komme nun zu einem Merk­mal, das Wirth von Cobol übernom­men hat, welcher aber typisch für Pascal ist. Es sind dies die Records. Schön, aber was ist denn ein Re­cord?</text:span></text:p>
      <text:p text:style-name="P2"><text:span text:style-name="T2"/></text:p>
      <text:p text:style-name="P2"><text:span text:style-name="T2">Am besten ist es, wenn man einen Record mit einem Array vergleicht. Ein Array ist ja bekanntlich eine An­zahl Variablen, die denselben Na­men (identifier) besitzen. Man unter­scheidet die einzelnen Elemente dadurch, daß man sie indiziert. Aber einen großen Nachteil haben Arrays: Alle Elemente müssen von demselben Typ sein, das heißt man kann nicht in ein und demselben Ar­ray Strings, Reals und Booleans zu­gleich haben. Nun, das ist ja nicht weiter schlimm, man nimmt eben mehrere Arrays. Stellen Sie sich aber vor, Sie möchten eine einfache Adreßverwaltung herstellen und die einzelnen Elemente so einfach an­sprechen wie die eines Arrays. Für jede Adresse brauchen Sie aber mehrere Felder, zum Beispiel für Namen, Wohnort, Postleitzahl etc. Wollen Sie noch irgendein Feld in der Adresse haben, welches sich für Berechnungen verwenden läßt, so haben Sie schon zwei Typen in der Adresse, nämlich Felder der Ty­pen »ARRAY OF CHAR« oder, wenn vorhanden, »STRING« und, für Rech­nungen, »REAL« oder »INTEGER«. Aufgrund dieser Betrachtung fällt ein Array schon aus. Als »Ersatz« da­für bietet Pascal nun den Record. In ihm kann man nun beliebige Felder der verschiedensten Typen unter­bringen. Die Records können nun so leicht angesprochen werden, wie die Elemente eines Arrays.</text:span></text:p>
      <text:p text:style-name="P2"/>
      <text:p text:style-name="P2"><text:span text:style-name="T2">Ein Record wird im Typendekla­rationsteil deklariert. Eine Vorbe­merkung sei erlaubt: Alphanumeri­sche Eingaben kann man im UCSD-Pascal als zum Typen »STRING« ge­hörig deklarieren, in Standardpascal muß man sie als »PACKED AR­RAY OF CHAR« deklarieren. Beim Array kann man natürlich die Länge bestimmen, aber das ist bei Strings auch möglich und zwar folgender­maßen:</text:span></text:p>
      <text:p text:style-name="P2"/>
      <text:p text:style-name="P2"><text:span text:style-name="T2">STRING (x) erzeugt Platz für einen String der Länge »x«. Ich habe im nächsten Beispiel (Listing 14) die De­klaration für eine Adreßdatei von 100 Adressen erstellt. Mit einem In­dex »i« habe ich nun Zugriff auf alle 100 Adressen.</text:span></text:p>
      <text:p text:style-name="P2"/>
      <text:p text:style-name="P2"><text:span text:style-name="T2">Man könnte dies mit dem State­ment »WITH« viel eleganter lösen, aber dieses Statement ist bis jetzt in keiner einzigen Pascal-Version für den Commodore 64 implementiert.</text:span></text:p>
      <text:p text:style-name="P2"/>
      <text:p text:style-name="P2"><text:span text:style-name="T2">Im Record sind deshalb nur Fel­der vom Typ »STRING« benützt wor­den, weil man mit ihnen leicht eine Eingaberoutine programmieren kann, wie ich es oben getan habe Für verschiedene Typen, die natür­lich ihrerseits auch wieder Records sein können, muß man mehrere »READLN«-Routinen für verschiedene Typen einführen oder gegebenen­falls eine »STRING to INTEGER«-Konversion durchführen.</text:span></text:p>
      <text:p text:style-name="P2"/>
      <text:p text:style-name="P2"><text:span text:style-name="T2">Mit dieser Eingaberoutine kann man nun alle 100 Adressen eingeben, wenn man will. Nun haben wir also schon eine einfache Adreßdatei aufgebaut. Das sollte man einmal in Basic versu­chen, wobei das Programm aber vergleichbar viele Zeilen haben sollte.</text:span></text:p>
      <text:p text:style-name="P2"/>
      <text:p text:style-name="P2"><text:span text:style-name="T2">Eine Routine zur Ausgabe der Adressen ist nach dem Studium des obigen Beispiels leicht erstellbar. Mit Angabe des entsprechenden In­dexes hat man nun Zugriff auf alle Datensätze. Nun, was natürlich noch fehlt, ist die Abspeicherung der Da­tensätze auf irgendeinem externen Massenspeicher. Das ist in Pascal sehr einfach, ist aber mit zwei Ein­schränkungen behaftet. Die erste ist, daß man (in einfacher Weise) nur sequentiell abspeichern und lesen kann, die zweite, daß man ein File ausdrücklich als extern deklarieren muß, wenn man nicht will, daß es mit Beendigung des Programmes ver­schwindet (diese Tatsache kann man benützen, wenn man nur Zwi­schenwerte für zeitlich beschränk­ten Gebrauch extern abspeichern will). Die Deklaration und Eröffnung eines externen Files geschieht wie im Listing 15.</text:span></text:p>
      <text:p text:style-name="P2"/>
      <text:p text:style-name="P2"><text:span text:style-name="T2">Hier gleich noch ein Wort zu »IN­PUT« und »OUTPUT«. Hier wird klar, was sie darstellen: Es sind Dateien. »INPUT« ist die Standard-Eingabe­datei (meistens die Tastatur) und »OUTPUT« die Standard-Ausgabe­datei (meistens der Bildschirm).</text:span></text:p>
      <text:p text:style-name="P2"/>
      <text:p text:style-name="P2"><text:span text:style-name="T2">Anders als in Basic ist aber das Beschreiben des Files nicht so ohne</text:span><text:s/><text:span text:style-name="T2">weiteres möglich. Jedes zu schrei­bende Element muß vorher in ein sogenanntes Dateifenster gebracht werden, denn nur dieses Fenster kann auf das File geschrieben wer­den. Das Dateifenster hat densel­ben Namen wie die dazugehörige Datei, man hängt ihm nur noch ein »</text:span><text:span text:style-name="T8">^</text:span><text:span text:style-name="T2">« hinten an. Die Standardprozedur, die nun das Dateifenster im File ab­legt, heißt »PUT (dateifenstername)«. Das Fenster wird geschrieben und ist danach unbestimmt. Nach­dem man also das Fenster belegt hat (hier also das Fenster »adresse^«), kann man es mit »PUT (adresse)« ins File schreiben. Aber Vorsicht: Man muß noch wissen, ob man an dieser Stelle überhaupt schreiben darf. Deshlab sollte man mit zum Beispiel »WHILE EOF (adresse) DO PUT (adresse)« jeweils testen, ob hier Platz frei ist oder nicht (EOF = End Of File). In unserem Beispiel (Listing 16) sähe dies so aus: Zuerst die Zu­weisung (hier einmal mit »WITH«, vergleiche oben), dann das Abspei­chern:</text:span></text:p>
      <text:p text:style-name="P2"/>
      <text:p text:style-name="P2"><text:span text:style-name="T2">Damit hat man nun also einen Re­cord abgespeichert. Das Zurückholen funktioniert ähnlich. Nehmen wir an, wir hätten mehrere Records ab­gespeichert, so befinden wir uns längst nicht mehr am Anfang des Fi­les. Dorthin müssen wir aber, um er­folgreich einlesen zu können. Die Standardprozedur, die uns an den Anfang bringt und das File zum Le­sen eröffnet, heißt »RESET (dateifenstername)«. Sie hat auch dafür ge­sorgt, daß bereits das erste Element des Files im Dateifenster »adresse^« bereitsteht. Analog zum Beispiel oben verhält sich die Belegung ei­nes Records mit den Daten des Fen­sters. Dazu gibt es das Gegenstück zu »PUT«, nämlich die Standardpro­zedur »GET (dateifenstername)«. Damit man auch hier merkt, wann man aufhören soll zu lesen, sollte man mit dem Statement »WHILE NOT EOF (adresse) DO GET (adres­se)« prüfen, ob das Ende des Files schon erreicht ist oder nicht. Sie se­hen, mit dem Record läßt sich vieles sehr vereinfachen, wo es um große, verschiedenartige Datenmengen geht.</text:span></text:p>
      <text:p text:style-name="P2"/>
      <text:p text:style-name="P1"><text:span text:style-name="T1">## Pascal: Auch dynamisch</text:span></text:p>
      <text:p text:style-name="P1"/>
      <text:p text:style-name="P2"><text:span text:style-name="T2">Ziemlich am Anfang wurde festge­stellt, daß Pascal eine statische Spei­cherverwaltung besitzt. Das stimmt nur bedingt. Es gibt in Pascal dyna­mische Speicherverwaltung, die so­gar dynamischer ist, als diejenige in Basic. In Basic ist es bekannterma­ßen nicht erlaubt, ein Feld mit »DIM« ein zweites Mal zu dimensionieren. In Pascal kann man dies erreichen, man muß nur anstelle der Arrays »Dynamische Variablen« verwen­den. Man überläßt damit dem Com­puter die Verwaltung des Speicher­platzes jeder einzelnen Variablen, die dafür überall im Speicher ver­teilt sein können, zum Beispiel Varia­ble »a« bei 3508, »b« bei 26876 etc. Anstelle von Indizes benützt man dann eben sogenannte »Zeiger« (pointers). Der Computer verwaltet alle diese Zeiger selbst, man kann die Werte dieser Zeiger somit nie­mals auslesen. Mit dieser Methode machen wir unsere Adreßverwaltung dynamisch. Das heißt man sollte problemlos löschen, sortieren, än­dern und vor allem erweitern kön­nen. Es ist leicht ersichtlich, daß dies natürlich mit solchen Zeigern sehr einfach ist, weil man nicht die Datensätze verschieben, sondern nur die Zeiger ändern muß. Eine Va­riable wird zum Zeiger, indem man dem Typennamen, auf den er zei­gen soll, ein »"« voranstellt. In unse­rem Beispiel:</text:span></text:p>
      <text:p text:style-name="P2"/>
      <text:p text:style-name="P2">&lt;pre&gt;</text:p>
      <text:p text:style-name="P1"><text:span text:style-name="T2">TYPE maske <text:s text:c="4"/>= RECORD</text:span></text:p>
      <text:p text:style-name="P1"><text:span text:style-name="T2"><text:s text:c="17"/>(* SIEHE OBEN *)</text:span></text:p>
      <text:p text:style-name="P1"><text:span text:style-name="T2"><text:s text:c="15"/>END;</text:span></text:p>
      <text:p text:style-name="P1"><text:span text:style-name="T2"><text:s text:c="3"/>maskzeiger <text:s/>= ^maske;</text:span></text:p>
      <text:p text:style-name="P1"><text:span text:style-name="T2">VAR adr1,adr2 <text:s/>: maskzeiger;</text:span></text:p>
      <text:p text:style-name="P1"><text:span text:style-name="T2"><text:s text:c="4"/>j <text:s text:c="9"/>: ^INTEGER;</text:span></text:p>
      <text:p text:style-name="P2"><text:span text:style-name="T2">&lt;/pre&gt;</text:span></text:p>
      <text:p text:style-name="P2"/>
      <text:p text:style-name="P2"><text:span text:style-name="T2">Eine Deklaration schafft aber noch keinen Platz, da die Zeiger zu­erst noch nicht definiert sind. Um nun wirklich im Speicher Platz für die dynamische Variable zu bekom­men, gibt es die Standardprozedur »NEW (adrl) sucht Platz für den dy­namischen Record »maske«, NEW (j) für die dynamische Variable »j«. Durch</text:span></text:p>
      <text:p text:style-name="P2"><text:span text:style-name="T2"/></text:p>
      <text:p text:style-name="P2"><text:span text:style-name="T2">&lt;pre&gt;</text:span></text:p>
      <text:p text:style-name="P1"><text:span text:style-name="T2">adr1^.VORNAME := »PETER«;</text:span></text:p>
      <text:p text:style-name="P1"><text:span text:style-name="T2">j^:= 9;</text:span></text:p>
      <text:p text:style-name="P1"><text:span text:style-name="T2">&lt;/pre&gt;</text:span></text:p>
      <text:p text:style-name="P1"/>
      <text:p text:style-name="P1"><text:span text:style-name="T2">werden dem ersten Feld im dynamichen Record »adr1« der Name »PE­TER« zugewiesen und die dynami­sche Variable »j« bekommt via den Zeiger den Wert »9«. Beachten Sie den Unterschied:</text:span></text:p>
      <text:p text:style-name="P1"/>
      <text:p text:style-name="P1"><text:span text:style-name="T1">&lt;b&gt;»j«&lt;/b&gt; </text:span><text:span text:style-name="T2">bezeichnet eine Zeigervariable auf ein Objekt vom Typ »INTEGER«.</text:span></text:p>
      <text:p text:style-name="P1"><text:span text:style-name="T2"/></text:p>
      <text:p text:style-name="P1"><text:span text:style-name="T2">&lt;b&gt;</text:span><text:span text:style-name="T1">»j^«&lt;/b&gt; </text:span><text:span text:style-name="T2">bezeichnet eine dynamische Va­riable vom Typ »INTEGER«.</text:span></text:p>
      <text:p text:style-name="P1"/>
      <text:p text:style-name="P1"><text:span text:style-name="T1">&lt;b&gt;»adr1«&lt;/b&gt; </text:span><text:span text:style-name="T2">bezeichnet eine Zeigervaria­ble auf ein Objekt vom Typ »maske«.</text:span></text:p>
      <text:p text:style-name="P1"><text:span text:style-name="T2"/></text:p>
      <text:p text:style-name="P1"><text:span text:style-name="T1">&lt;b&gt;»adrl^«&lt;/b&gt; </text:span><text:span text:style-name="T2">bezeichnet eine ganze dyna­mische Variable vom Typ »maske«, das heißt einen ganzen dynami­schen Record.</text:span></text:p>
      <text:p text:style-name="P1"/>
      <text:p text:style-name="P1"><text:span text:style-name="T1">&lt;b&gt;»adrl^.feld«&lt;/b&gt; </text:span><text:span text:style-name="T2">bezeichnet ein Feld des dynamischen Records, auf den »adrl« zeigt.</text:span></text:p>
      <text:p text:style-name="P1"/>
      <text:p text:style-name="P2"><text:span text:style-name="T2">Wenn man im Record ein Feld ein­führt, das selbst ein Zeiger ist, kann man sehr leicht verkettete Listen aufbauen etc. Speziell für diese An­wendung gibt es das Statement »NIL«. Wenn man nämlich einen Zei­ger hat, der auf das Ende einer Liste zeigt, so darf er ja nichts mehr ent­halten. Um diesen »Nichts«-Zustand genau zu definieren, kann man ei­nem Zeiger den Wert »NIL« zuwei­sen. Die Verkettung beginnt mit ei­nem Zeiger und endet mit »NIL«. Wenn man nun eine Sortierung der Datensätze durchführen will, so hat man im Wesentlichen »nur« die Zei­ger neu zu berechnen, damit die Verkettung gemäß den Kriterien richtig verläuft. Es lassen sich so alle Arten von Datenstrukturen verwirk­lichen zum Beispiel Baum- oder Sternstrukturen.</text:span></text:p>
      <text:p text:style-name="P2"/>
      <text:p text:style-name="P2"><text:span text:style-name="T2">Ich hoffe, daß man sich mit Hilfe meiner Ausführung einen kleinen Überblick über Pascal verschaffen konnte. Einen Schnellkurs über die Programmierung in Pascal ersetzt dieser Artikel sicher nicht. Der in­teressierte Leser wird ohnehin Fachliteratur lesen müssen, um alle Finessen von Pascal kennenzuler­nen.</text:span></text:p>
      <text:p text:style-name="P2"/>
      <text:p text:style-name="P1"><text:span text:style-name="T1">## Sechs Pascal-Versionen im Vergleich</text:span></text:p>
      <text:p text:style-name="P1"/>
      <text:p text:style-name="P2"><text:span text:style-name="T2">Mir sind bis jetzt sechs komplette Pascalsysteme bekannt: Pascal 64, Pascal 64 V3.0, beide von Data Becker, das Pascal von Abacus Soft­ware, G-Pascal, das KMMM-Pascal und das Oxford Pascal. Darüber hinaus gibt es noch einen 4-pass UCSD-Pascal-Compiler, über den ich aber noch nichts sagen kann. Die 35 reservierten Pascalstatements (AND, ARRAY, BEGIN, CASE, CONST, DIV, DO, DONWTO, ELSE, END, FILE, FOR ,FUNKTION, GO­TO, IF, IN , LABEL, MOD, NIL, NOT, OF, OR, PACKED, PROCEDURE, PROGRAM, RECORD, REPEAT, SET, THEN, TO, TYPE, UNTIL, VAR, WHILE, WITH) werden nur von zwei Versionen vollständig unterstützt.</text:span></text:p>
      <text:p text:style-name="P2"/>
      <text:p text:style-name="P2"><text:span text:style-name="T2">Im Pascal 64 fehlen: FILE nur be­dingt, GOTO, IN, LABEL, NIL, PACKED, PROGRAM, RECORD, SET, TYPE und WITH.</text:span></text:p>
      <text:p text:style-name="P2"/>
      <text:p text:style-name="P2"><text:span text:style-name="T2">Pascal 64 V3.0 enthält alle Standard-Pascalstatements!</text:span></text:p>
      <text:p text:style-name="P2"/>
      <text:p text:style-name="P2"><text:span text:style-name="T2">Im Pascal von Abacus fehlen: FI­LE, GOTO, IN, LABEL, NIL, PACKED, PROGRAM, RECORD, SET und WITH.</text:span></text:p>
      <text:p text:style-name="P2"/>
      <text:p text:style-name="P2"><text:span text:style-name="T2">Im G-Pascal fehlen: FILE, GOTO, IN, LABEL, NIL, PACKED, PRO­GRAM, RECORD, SET, TYPE und WITH.</text:span></text:p>
      <text:p text:style-name="P2"/>
      <text:p text:style-name="P2"><text:span text:style-name="T2">Im KMMM-Pascal fehlen: GOTO, LABEL, SET und WITH.</text:span></text:p>
      <text:p text:style-name="P2"/>
      <text:p text:style-name="P2"><text:span text:style-name="T2">Im Oxford-Pascal fehlt: kein einzi­ges Standard-Pascalstatement!</text:span></text:p>
      <text:p text:style-name="P2"/>
      <text:p text:style-name="P2"><text:span text:style-name="T2">Meiner Meinung nach ist ein Pro­gramm kein vernünftiges Pascal, wenn TYPE, SET und besonders RE­CORD fehlen, denn WHILE..DO, REPEAT..UNTIL, lokale Variabeln etc. bieten bekanntlich schon Si­mons Basic, welches dann auch noch Grafik und Sound recht gut un­terstützt.</text:span></text:p>
      <text:p text:style-name="P2"/>
      <text:p text:style-name="P2"><text:span text:style-name="T2">Es muß auch gesagt werden, daß lange nicht alle Standardprozedu­ren implementiert wurden. Ich möchte nun alle Versionen kurz be­sprechen.</text:span></text:p>
      <text:p text:style-name="P2"/>
      <text:p text:style-name="P1"><text:span text:style-name="T1">## Pascal 64</text:span></text:p>
      <text:p text:style-name="P1"/>
      <text:p text:style-name="P2"><text:span text:style-name="T2">Dieses Pascal wird in Basic emu­liert! Es ist kein UCSD-Pascal, das heißt, komplette Stringbehandlung fehlt, wichtige Standardprozeduren wie NEW, EOF, PAGE, PUT, GET, PACK, UNPACK fehlen. Es besitzt dagegen eine kleine Grafikunter­stützung, Sprites, zwei Rechenge­schwindigkeiten (INTEGER/REAL), PEEK, POKE und SYS. Die Compilierzeit ist unerträglich lang. Nach Aussage eines Benutzers brauchte der Compiler für 234 Zeilen Source­text zirka 45 Minuten. Der Editor ist, weil es der eingebaute Full-Screen-Editor ist, natürlich zeilenorientiert und verlangt zum Teil unsichtbare GeSHIFTete SPACEs als Begrenzer von Zahlen, was man natürlich oft vergißt. Es werden darüber hinaus keine Editierhilfen geboten. Der Compiler ist nach dem Laden resi­dent ab der Basiczeile 10000. Man kann daher den Pascalcompiler selbst nicht mit dem Austrocompiler oder Petspeed verschnellern, weil man die Zeile 1 bis 9999 für das eige­ne Programm benutzen muß. Fehler­meldungen nur wie in Basic (zum Beispiel ERROR in 20). Der P-Code ist nur zusammen mit einem Lader ausführbar. Das Handbuch hat eini­ge Druckfehler und Ungenauigkei­ten.</text:span></text:p>
      <text:p text:style-name="P2"/>
      <text:p text:style-name="P1"><text:span text:style-name="T1">## Pascal 64 V3.0</text:span></text:p>
      <text:p text:style-name="P2"/>
      <text:p text:style-name="P2"><text:span text:style-name="T2">Alle reservierten Pascalstate­ments sowie alle Standardprozedu­ren sind implementiert! Weiterhin Mathematikfunktionen und Unter­stützungen für die Programmierung von Hires- und Multicolor-Grafik und Sprites. Die Soundprogrammie­rung und der UCSD-Typ 'STRING', der aber im Typendeklarationsteil mit 'PACKED ARRAY (x..y) OF CHAR’ definiert werden kann, wer­den nicht unterstützt. Bis zu vierdi­mensionale Arrays und komplexe Parameterübergabe an Prozeduren und Funktionen sind möglich. Als Anpassung an den Commodore 64 werden außerdem noch die relati­ven Files und ein bequemeres Diskettenhandling geboten. PEEK, POKE sowie Aufruf von Maschinenrou­tinen sind möglich. Eine Daten­schnittstelle zum Profimat ist einge­baut. Als besonderes Feature gibt es die Interruptprocedure, die wäh­rend eines jeden Interrupts ausge­führt wird, unabhängig davon, ob man sich noch im Pascalprogramm oder wieder im Basic befindet. Der Editor ist derselbe wie beim Pascal 64. Da aber der Compiler nicht schon wie beim Pascal 64 zur Erzeu­gung der Sourcefiles vorhanden sein muß, kann man Basiceditierhilfen wie zum Beispiel Exbasic Level II verwenden. Der langsame Com­piler liest und compiliert von bezie­hungsweise auf Diskette. Nach er­folgreicher Compilierung muß ein spezielles Ladeprogramm eingela­den werden, das aus dem P-Code Maschinensprache und somit ein, ohne zusätzliche Hilfsprogramme, ablauffähiges Pascalprogramm er­stellt. Erscheint ein Syntaxfehler, so steigt der Compiler aus ohne eine konkrete Angabe über Fehlerart und das Auftreten des Fehlers. Auch jetzt noch muß der Benutzer dem Compiler unverständlicherweise ei­nige Parameter »von Hand« überge­ben wie schon beim Pascal 64. Ein interessantes Detail für alle Beisitzer des alten Pascal 64: Nach Auskunft von Data Becker können alle dieje­nigen, die das alte Pascal 64 besit­zen, dieses gegen zirka 50 Mark auf den Stand der neuen Pascalversion Pascal 64 V3. 0 aktualisieren lassen. Das neue Pascal 64 V3. 0 soll übri­gens auch nur 99 Mark kosten.</text:span></text:p>
      <text:p text:style-name="P2"/>
      <text:p text:style-name="P1"><text:span text:style-name="T1">## Pascal von Abacus</text:span></text:p>
      <text:p text:style-name="P1"/>
      <text:p text:style-name="P2"><text:span text:style-name="T2">Dieses Pascal wird in Basic emu­liert! Abcus-Pascal ist kein UCSD-Pascal: die komplette Stringbehandlung fehlt, wichtige Standardproze­duren wie NEW, EOF, PAGE, PUT, GET, PACK, UNPACK sowie Mathe­matikfunktionen fehlen ebenfalls. Es besteht aus drei Teilen: Editor (5,5 KByte), Compiler (10 KByte) und Interpreter (7,25 KByte). Der Editor arbeitet zeilenorientiert. Ein Pascalsourcefile wird als sequentielles Fi­le abgelegt, das heißt es ist möglich, einen anderen Editor zu benützen. Der Compiler bearbeitet zehn kurze Sourcezeilen in 25 Sekunden. Beim Auftreten eines Fehlers wird nur ein Fehlercode ausgegeben und der Compiler steigt aus. Man muß dann zum Beispiel den Editor selbst la­den. Im Falle eines Fehlers wird man also in keiner Form unterstützt. Der P-Code läuft nur mit Interpreter.</text:span></text:p>
      <text:p text:style-name="P2"/>
      <text:p text:style-name="P1"><text:span text:style-name="T1">## G-Pascal</text:span></text:p>
      <text:p text:style-name="P1"/>
      <text:p text:style-name="P2"><text:span text:style-name="T2">G-Pascal ist kein UCSD-Pascal. Die komplette Stringbehandlung, wichtige Starndardprozeduren wie NEW, EOF, PAGE, PUT, GET, PACK, UNPACK, ORD sowie sämtliche Mathematikfunktionen, Type Real (kann nicht deklariert werden) und Boolean fehlen. Dafür bietet dieses Pascal eine extrem umfangreiche Sprite-, Grafik- und Soundunterstützung. Einiges mehr als zwei Dutzend Statements bietet G-Pascal allein für Grafik, Sound, Sprites (vor allem Kol­lisionen) und Timersteuerung. Es besitzt auch als einziges ein »GOTOXY«. Die Sprites scheinen IRQ-gesteuert. Maschinensprache-Routinen können aufgerufen wer­den. Abfragen für Joystick, Paddles, Lightpen sind vorhanden. Bitmani­pulationen sind möglich. 16 KByte Maschinensprache werden gela­den, und dann ist das Pascal inklusi­ve Compiler und Editor resident. Der Editor ist ein zeilenorientierter Line-By-Line Editor recht beachtli­chen Komforts, zum Beispiel mit Help-Befehl und Syntax-Checking Part vor der Compilierung. Fehler­meldungen werden im englischen Klartext ausgegeben. Der Compiler ist sehr schnell. Zudem bietet es ei­nen Tracer, Debugger und Filer. Mit G-Pascal läßt sich bequem und übersichtlich arbeiten.</text:span></text:p>
      <text:p text:style-name="P2"/>
      <text:p text:style-name="P1"><text:span text:style-name="T1">## KMMM-Pascal</text:span></text:p>
      <text:p text:style-name="P1"/>
      <text:p text:style-name="P2"><text:span text:style-name="T2">KMMM-Pascal bietet komplette Stringbehandlungen sowie alle Ma­thematikfunktionen, Type Text und einen Zufallsgenerator. Von allen Standardprozeduren fehlen nur PACK, UNPACK, PAGE. Automatische Typenkonversion (String ↔ CHAR) und Bitmanipulationen sind möglich, wie auch Bitoperationen auf Integervariablen. Maschinen­sprache-Routinen können aufgeru­fen werden. PEEK und POKE sind auch möglich. Das Programm be­steht aus drei Teilen: Editor (7,75 KByte), Editor/Compiler (23 KByte), Compiler (18,25 KByte) und Transla­tor (19,5 KByte).</text:span></text:p>
      <text:p text:style-name="P2"/>
      <text:p text:style-name="P1"><text:span text:style-name="T1">## Schnelle Compiler</text:span></text:p>
      <text:p text:style-name="P2"/>
      <text:p text:style-name="P2"><text:span text:style-name="T2">KMMM-Pascal erzeugt echten Maschinencode. Nach der Überset­zung kann man das Pascal-Programm abspeichem und nachher wie ein normales Maschinensprogramm laden. Es blendet das Basic-ROM aus, das heißt man hat neben dem Compiler noch runde 25 KBy­tes, für Pascalprogramme! Der Edi­tor ist ein formatfreier Full Screen Editor überdurchschnittlichen Kom­forts (komfortabler als der einge­baute Editor), mit eingebautem Syn­tax Checking Part und belegten Funktionstasten. Eine häufig benö­tigte Steuercodesequenz kann als Macrobefehl definiert werden. Der Syntaxchecker spürt alle Syntaxfeh­ler auf, wobei der Cursor die verur­sachende Stelle markiert und eine englische Klartextmeldung er­scheint. Der Editor generiert ein se­quentielles File, so daß man einen anderen Editor oder auch eine Text­verarbeitung wie Easyscript benüt­zen kann. Nach erfolgreichem Er­stellen des Sourcefiles lädt man den</text:span><text:s/><text:span text:style-name="T2">Compiler, der bei Bedarf ein ASCII — oder »PETSCII«-Listing erstellt, während er (übrigens sehr schnell) compiliert. Der P-Code ist abspei­cherbar. Nach der Compilierung wird der Translator nachgeladen, der nun den P-Code ziemlich schnell in Maschinencode über­setzt. Nach dessen Fertigstellung wird die Kontrolle wieder dem Basic übergeben. Die Zeiger sind automa­tisch so gesetzt worden, daß man das Programm sofort abspeichern kann. KMMM-Pascal unterstützt den IEEE-Bus und erlaubt die Verwen­dung von DOS 5.1. Im Lieferumfang gibt es auch noch mehr als zehn De­moprogramme sowie ein 70-seitiges Manual. Dieses Pascal kann gegen eine sehr geringe Gebühr dem je­weiligen aktuellen Stand angepaßt werden, was einem die Hersteller­firma garaniert. Der Hersteller gab auf eine entsprechende Anfrage bekannt, daß bis Ende 1984 das KMMM-Pascal den Sprachumfang eines Jensen/Wirth-Pascals besitzen soll, wodurch es dann ein sowohl im Handling als auch in bezug auf die Compilerleistung sehr überzeu­gendes Pascal sein wird. Von der Firma kann man auch gegen etwa 13 SFr. eine Programmbibliothek der schon bestehenden Programme er­stehen. Diese Pascalversion wird von der Firma seit 1983 für den Com­modore 64 angeboten und betreut. Alle Programme, außer denjenigen, die sich mit 'SET' oder ’WITH’ be­fassen, wurden unter KMMM-Pas­cal erstellt.</text:span></text:p>
      <text:p text:style-name="P2"/>
      <text:p text:style-name="P1"><text:span text:style-name="T1">## Oxford Pascal</text:span></text:p>
      <text:p text:style-name="P1"/>
      <text:p text:style-name="P2"><text:span text:style-name="T2">Über dieses Pascal waren mir zu diesem Zeitpunkt erst diejenigen In­formationen bekannt, die man ei­nem englischen, nicht allzu umfang­reichen Handbuch entnehmen kann. Es unterstützt alle 35 reser­vierten Pascalstatements und alle 40 Pascal-Standardprozeduren, alle .Standardtypen (au</text:span><text:span text:style-name="T8">ß</text:span><text:span text:style-name="T2">er 'STRING', der aber leicht simuliert werden kann, siehe oben) sowie Mathematikfunk­tionen und Bitmanipulationen, auch auf Integern. Mengenoperationen sowie sogar variante Records(!) werden unterstützt. Darüber hinaus ist es auch an die Fähigkeiten des Commodore 64 angepaßt, was be­deutet, daß es Grafik und Sound un­terstützt. Dazu besitzt es sehr kom­fortable Befehle, welche zum Bei­spiel in der Grafik Linien ziehen be­ziehungsweise löschen, Flächen ausfüllen beziehungsweise leeren und Punkte setzen beziehungsweise löschen oder prüfen können. Für den normalen Bildschirm gibt es die Prozedur »VDU«, die ein Zeichen an jeder beliebigen Stelle des Schirms ausgibt. Für den Sound gibt es die Prozedur »ENVEL«, die die Hüllkur­ve bestimmt, und für Frequenz, Wel­lenform und Dauer die Prozedur »VOICE« sowie eine eigene Proze­dur »VOLUME«. Es unterstützt PEEK und POKE und erlaubt, in Pascal Maschinenprogramme zu editieren und als Pascalprozedur abzuspeicher. Weitere Features: Restore-Taste blockieren, Zugriff auf die Ti­me Of Day-Clock, sedezimale Zahlenein- und -ausgabe, externe, linkbare Programm-Module, For­warddeklarationen, Übergabepa­rameter dürfen auch Prozeduren und Funktionen sein, Prozeduren »PACK« und »UNPACK«, n-dimensionale Arrays. Es erzeugt Maschinen­code. Es besitzt einen eigenen Edi­tor, der im wesentlichen dem einge­bauten Full-Screen-Editor ent­spricht, der aber um so nützliche Hil­fen wie AUTO, DISK, NUMBER, FIND CHANGE, DELETE, PUT, GET, HEX, DECIMAL, DUMP, EX, LINK, COMPILE und einige Basicbefehle erweitert ist. Es gibt zwei Compiler. Der eine ist resident und compiliert und führt ein Programm sofort aus, was das Oxford Pascal vor allem für den Einsteiger, neben dem G-Pascal, sehr interessant macht. Der zweite Compiler ist ein Diskettencompiler, das heißt er liest und compiliert von beziehungswei­se auf Diskette mit der Möglichkeit, externe Programm-Module einzu­binden. Der Befehl »LOCATE« er­zeugt danach ein ohne Hilfsmittel ablauffähiges Programm. Fehler­meldungen werden im englischen Klartext ausgegeben mit Angabe über die ungefähre Stelle im Listing.</text:span></text:p>
      <text:p text:style-name="P2"/>
      <text:p text:style-name="P1"><text:span text:style-name="T1">## Nur drei Versionen brauchbar</text:span></text:p>
      <text:p text:style-name="P1"/>
      <text:p text:style-name="P2"><text:span text:style-name="T2">Meine persönlichen Erfahrungen haben gezeigt, daß bis auf das KMMM-Pascal, das Oxford Pascal (soweit man ein Programm theore­tisch beurteilen kann) und dann noch das Pascal 64 V.3 0 keine einzi­ge der anderen Versionen befriedi­gen kann. So ist beispielsweise der erste Pascal 64 sein Geld nicht wert, das neue Pascal 64 V3.0 desselben hingegen ist in bezug auf die Lei­stung des Compilers das krasse Ge­genteil vom Pascal 64. Einen komfor­tablen Editor besitzen beide Versio­nen nicht, was besonders beim neu­en Pascal 64 V3.0 ein echtes Ärger­nis darstellt. Die Fähigkeiten des neuen Compilers wurden gegen­über demjenigen des Pascal 64 dra­stisch verbesert. Wer sich ein zwar auch nicht überzeugendes aber dennoch in puncto Grafik und Ge­schwindigkeit dem Pascal 64 über­legenes Pascal zulegen möchte, der sollte sich das G-Pascal besorgen. Das Pascal von Abacus ist nur unwe­sentlich besser als das Pascal 64, denn es bietet eigentlich nur ein spezielles Pascalstatement 'TYPE'. Von allen Versionen ist wohl das G-Pascal das bequemste, weil es me­nügeesteuert ist. Das Pascal 64 ist bei Laufzeitfehlern bis auf das G-Pascal am leichtesten editierbar. Weil das G-Pascal und das KMMM-Pascal einen eingebauten Syntax Checking Part besitzen, sind sie bei Syntaxfehlern am leichtesten edi­tierbar. Bei allen Versionen außer dem KMMM-Pascal, dem neuen Pascal 64 V3.0 und dem Oxford Pas­cal ist das Programm nur lauffähig, wenn ein entsprechendes Ladeprogramm oder das Pascal selbst (G-Pascal) vor­handen ist. Betrachtet man die reine Compilierzeit, so schneidet das G-Pascal bei weitem am besten ab.</text:span></text:p>
      <text:p text:style-name="P2"/>
      <text:p text:style-name="P1"><text:span text:style-name="T1">## KMMM-Pascal schnell und mit gutem Editor</text:span></text:p>
      <text:p text:style-name="P1"/>
      <text:p text:style-name="P2"><text:span text:style-name="T2">Bezüglich der Ablaufge­schwindigkeit ist die Sache klar: Das KMMM-Pascal und das neue Pascal 64 V3.0 sind klar die schnellsten (über das Oxford Pascal ist hierzu noch nichts bekannt). Ich be­nutze das KMMM-Pascal, denn für den engagierten Pascal-Anwender gibt es au­ßerdem immer noch unbe­quemen Pascal 64 V3.0 auf dem Commdore 64 bis heute noch nichts besseres, ob­wohl wahrscheinlich das Ox­ford Pascal in näherer Zu­kunft eine Leaderstellung erreichen wird, außer man will sich die CP/M-Karte kau­fen. Hat man einmal das Pro­blem mit dem Diskettenfor­mat gelöst, dann ist aller­dings die Frage nach einem geeigneten Pascal akade­misch. Das KMMM-Pascal kostet in der Schweiz zirka 280 SFr., das Oxford Pascal zirka 190 SFr., was im Ver­gleich zu den anderen Ver­sionen, bis auf das neue Pas­cal 64 V3.0, dessen Preis auch 99 Mark sein wird, et­was hoch erscheinen mag. Falls diese Preise dem Ein­steiger zu hoch sind, dann kann ich ihm höchstens noch das G-Pascal empfehlen, weil es dem Anfänger wohl eher auf leichte Editierbarkeit ankommt, als auf ein möglichst komplettes Pascal (Pascal 64 V3.0), das ihm die übrigen Versionen sowieso auch nicht bieten können. Ein Pascalsystem sollte eben nicht nur aus einem Compi­ler (Data Becker Pascals) be­stehen, sondern auch einen guten Editor (KMMM-Pascal, G-Pascal, Oxford-Pascal) besitzen, womit man frustrationslos und einfach Sourcefiles erstellen kann. Pascal ist eben (leider!!) eine Compilersprache.</text:span></text:p>
      <text:p text:style-name="P2"/>
      <text:p text:style-name="P1"><text:span text:style-name="T2">(Martin Baur)</text:span></text:p>
      <text:p text:style-name="P2"/>
      <text:p text:style-name="P2">--------</text:p>
      <text:p text:style-name="P2"/>
      <text:p text:style-name="P1"><text:span text:style-name="T1"># NEUES vom VC 20 Videochip</text:span></text:p>
      <text:p text:style-name="P1"/>
      <text:p text:style-name="P1"><text:span text:style-name="T1">&gt; Der Video-Chip des VC 20 kann wesent­lich mehr als nur die Bildschirmfarben steuern und Musik machen. So läßt sich zum Beispiel mit wenig Aufwand das Bildschirmformat ändern oder zwischen verschiedenen Bildschirmseiten umschal­ten. Auch die Erzeugung hochauflösender Grafik ist nicht so schwierig, wie es manchem Anfänger scheinen mag.</text:span></text:p>
      <text:p text:style-name="P1"/>
      <text:p text:style-name="P1"><text:span text:style-name="T2">Wie bei seinen »großen Brü­dern« CBM 4032/8032 wird die Bildschirmdarstellung des VC 20 mit einem speziellen Video­controller erzeugt. Das Betriebssy­stem stellt diesen Baustein nach dem Einschalten auf das bekannte Format von 22 Zeichen bei 23 Zeilen ein. Da diese Festlegung software­mäßig erfolgt, ist es in Grenzen mög­lich, das Bildschirmformat nachträg­lich durch POKE-Befehle zu ändern. Leider werden solche interessanten Möglichkeiten des VC 20 (und C 64) von Commodore nur durch die Be­fehle PEEK und POKE unterstützt. Deshalb an dieser Stelle zunächst ein Exkurs zu den Bits und Bytes. Ein Byte setzt sich aus acht Bits zusam­men, aber das wissen Sie ja sicher­lich schon. Um in Basic einzelne Bits anzusprechen, muß eine Bit-Kombination zuerst in den entsprechen­den Dezimalwert umgerechnet wer­den. Dies erreicht man mit der fol­genden Beispielrechnung:</text:span></text:p>
      <text:p text:style-name="P1"/>
      <text:p text:style-name="P1">XXX</text:p>
      <text:p text:style-name="P1"><text:span text:style-name="T2">Bit: 7 6 5 4 3 2 1 0</text:span></text:p>
      <text:p text:style-name="P1"><text:span text:style-name="T2">Wert: 1 0 0 0 0 0 0 1</text:span></text:p>
      <text:p text:style-name="P1"/>
      <text:p text:style-name="P1"><text:span text:style-name="T2">= 1↑7*1+2↑6*0+2↑5*0+...+2↑0*1 oder: 2↑7+2↑0</text:span></text:p>
      <text:p text:style-name="P2"><text:span text:style-name="T2">Das Ergebnis aus 2</text:span><text:span text:style-name="T8">↑</text:span><text:span text:style-name="T2">7+2↑0 lautet 128+1 also 129. Mit den bei­den Basic-Befehlen AND und OR können die Bits gezielt verändert werden. Hierzu ein Beispiel: »R=128 : V=1 : PRINT R OR V«. In Bit-Schreibweise sieht die Rechnung wie folgt aus:</text:span></text:p>
      <text:p text:style-name="P2"><text:span text:style-name="T2"/></text:p>
      <text:p text:style-name="P2"><text:span text:style-name="T2">XXX</text:span></text:p>
      <text:p text:style-name="P12"><text:span text:style-name="T2">R : 1<text:tab/>0<text:tab/>0<text:tab/>0<text:tab/>0<text:tab/>0<text:tab/>0<text:tab/>0 : 128</text:span></text:p>
      <text:p text:style-name="P13"><text:span text:style-name="T2">V: 0<text:tab/>0<text:tab/>0<text:tab/>0<text:tab/>0<text:tab/>0<text:tab/>0<text:tab/>1 : 1</text:span></text:p>
      <text:p text:style-name="P12"><text:span text:style-name="T2">E : 1<text:tab/>0<text:tab/>0<text:tab/>0<text:tab/>0<text:tab/>0<text:tab/>0<text:tab/>1 = 129</text:span></text:p>
      <text:p text:style-name="P12"/>
      <text:p text:style-name="P2"><text:span text:style-name="T2">Falls ein Bit in R oder in V (oder in beiden) gesetzt ist, wird dieses Bit auch als »1« in das Ergebnis über­nommen. Umgekehrt werden jene Bits zu Null, deren entsprechenden</text:span><text:s/><text:span text:style-name="T2">Positionen in beiden Variablen zu­rückgesetzt sind.</text:span></text:p>
      <text:p text:style-name="P2"/>
      <text:p text:style-name="P2"><text:span text:style-name="T2">Durch den OR-Befehl können ge­zielt Bits gesetzt werden. Im Bild­schirmspeicher bewirkt das gesetz­te siebte Bit, daß das Zeichen inver­tiert dargestellt wird. Schreiben Sie einmal ein Zeichen links oben auf den Bildschirm. Ermitteln Sie nun den »Z = PEEK(7680)« (PEEK(4096) beim erweiterten VC) den entspre­chenden Zeichencode. Durch Z = Z OR 128 wird nun das siebente Bit ge­setzt. POKE 7680,Z schreibt den Wert zurück und das Zeichen er­scheint invertiert.</text:span></text:p>
      <text:p text:style-name="P2"/>
      <text:p text:style-name="P2"><text:span text:style-name="T2">Das folgende kurze Programm in­vertiert den gesamten Bildschirm.</text:span></text:p>
      <text:p text:style-name="P2"><text:span text:style-name="T2"/></text:p>
      <text:p text:style-name="P2"><text:span text:style-name="T2">&lt;pre&gt;</text:span></text:p>
      <text:p text:style-name="P1"><text:span text:style-name="T2">10 A = 7680 : REM ODER 4096!</text:span></text:p>
      <text:p text:style-name="P1"><text:span text:style-name="T2">20 FOR I=0 TO 511 : D = PEEK(I+A)</text:span></text:p>
      <text:p text:style-name="P1"><text:span text:style-name="T2">30 D=D OR 128 : POKE A+I,D : NEXT</text:span></text:p>
      <text:p text:style-name="P1">&lt;/pre&gt;</text:p>
      <text:p text:style-name="P1"><text:span text:style-name="T1"/></text:p>
      <text:p text:style-name="P2"><text:span text:style-name="T2">Falls Sie die Zeile 30 durch »D = D AND 127:...« ersetzen, werden die zuvor invertierten Zeichen wieder »normal« dargestellt. Durch die BIT-Schreibweise wird dies anschau­lich:</text:span></text:p>
      <text:p text:style-name="P2"><text:span text:style-name="T2"/></text:p>
      <text:p text:style-name="P2"><text:span text:style-name="T2">XXX</text:span></text:p>
      <text:p text:style-name="P1"><text:span text:style-name="T2">R : 1 0 0 0 0 0 0 1 : 129)</text:span></text:p>
      <text:p text:style-name="P1"><text:span text:style-name="T2">V: 0 1 1 1 1 1 1 1 : 127)</text:span></text:p>
      <text:p text:style-name="P1"><text:span text:style-name="T2">E : 0 0 0 0 0 0 0 1 = 1</text:span></text:p>
      <text:p text:style-name="P1"/>
      <text:p text:style-name="P2"><text:span text:style-name="T2">Alle BIT-Positionen von R werden in das Ergebnis übernommen, so­bald die entsprechenden Positionen des Vergleichswertes auf »1« gesetzt sind. Durch D AND 127 wird somit das siebte Bit in D gelöscht.</text:span></text:p>
      <text:p text:style-name="P2"/>
      <text:p text:style-name="P2"><text:span text:style-name="T2">Die Tabelle 1 zeigt die für unsere Zwecke wichtigsten Register des Video-Chips sowie deren Funktion.</text:span></text:p>
      <text:p text:style-name="P2"/>
      <text:p text:style-name="P2"><text:span text:style-name="T2">Die folgende Tabelle 2 verdeut­licht, wie die Register verändert werden können. Mit dem PEEK-Befehl wird der Inhalt der Speicher­adresse abgefragt. Der AND-Befehl</text:span></text:p>
      <text:p text:style-name="P1"><text:span text:style-name="T2">löscht nun einen Teilbereich und mit OR X wird zuletzt ein neuer Wert an­geknüpft.</text:span></text:p>
      <text:p text:style-name="P1"/>
      <text:p text:style-name="P2"><text:span text:style-name="T2">Außerdem gibt die Tabelle 2 die Originalwerte für die Variable X an, sowie — in Klammern — den zulässi­gen Zahlenbereich.</text:span></text:p>
      <text:p text:style-name="P2"/>
      <text:p text:style-name="P2"><text:span text:style-name="T2">Die Adressen 36864/36865 zen­trieren die Bilddarstellung auf dem Fernsehgerät oder Monitor. Mit dem Basicprogramm »BILD ZENTRIE­REN« (Listing 1) können Sie dies te­sten. Der Bildausschnitt wird mit den Cursor-Tasten verschoben. Falls Sie die RETURN-Taste drücken, zeigt das Programm die notwendigen POKE-Befehle für die letzte Einstellung und setzt den Bild­schirm zuletzt wieder in den Aus­gangszustand zurück.</text:span></text:p>
      <text:p text:style-name="P2"/>
      <text:p text:style-name="P2"><text:span text:style-name="T2">Das Programm »BILDSCHIRM­FORMAT« (Listing 2) verändert die Adressen 36866/36867. Mit den Cursor-Tasten wird die Anzahl der Zeilen beziehungsweise die Anzahl der Zeichen pro Zeile verändert. Auch hier können Sie durch Drücken der RETURN-Taste die er­forderlichen POKE-Befehle für die letzte Einstellung ermitteln.</text:span></text:p>
      <text:p text:style-name="P2"/>
      <text:p text:style-name="P2"><text:span text:style-name="T2">Die Bilder 1 und 2 zeigen zwei ge­änderte Bildformate mit den dazu­gehörigen POKE-Befehlen.</text:span></text:p>
      <text:p text:style-name="P2"/>
      <text:p text:style-name="P1"><text:span text:style-name="T1">## Zwischen verschiedenen Bildschirmbereichen umschatten</text:span></text:p>
      <text:p text:style-name="P2"/>
      <text:p text:style-name="P2"><text:span text:style-name="T2">Das Register 36869 legt die Adres­sen für den Zeichensatz und den Bildschirmspeicher fest. Die Tabel­le 2 zeigt vier POKE-Befehle mit den entsprechenden Bildschirm-Startadressen. Falls Sie eine Ände­rung durchführen, müssen Sie dem Computer die neue Startadresse in dem Zeiger 648 mitteilen. Außer­dem müssen noch 25 weitere Zeiger (MSB der Zeilenanfänge) geändert werden. Durch SYS 58775 führt der Computer die notwendigen Berech­nungen aus. Die POKE-Befehle in die Adressen 52/53 begrenzen den oberen Speicherbereich und schüt­zen so das Bild-RAM vor dem Über­schreiben durch Basic-Variablen.</text:span></text:p>
      <text:p text:style-name="P2"/>
      <text:p text:style-name="P2"><text:span text:style-name="T2">Die mit einem Doppelkreuz »#« gekennzeichneten Adressen gelten, falls die Bildadresse zusätzlich um 512 Byte nach unten verschoben wurde. Diese »Feinverschiebung«</text:span><text:s/><text:span text:style-name="T2">erfolgt durch das siebte Bit der Adresse 36866. Die Tabelle 2 zeigt die beiden POKE-Anweisungen, mit denen diese Umschaltung — bei­spielsweise zwischen zwei Text- oder Grafikseiten — durchgeführt wird.</text:span></text:p>
      <text:p text:style-name="P2"/>
      <text:p text:style-name="P2"><text:span text:style-name="T2">Das Programm »BILD-RAM« (Li­sting 3) verdeutlicht dies. Die Pro­grammzeile 11 schützt den oberen Speicherbereich. Mit GOSUB 80 wird die erste Seite »vorgeblendet«. CHR$(147) löscht die Seite. Zuletzt wird der Text »ERSTE SEITE« ge­druckt. Die Zeilen 40 bis 42 wieder­holen den Vorgang für die zweite Seite. Die Programmzeilen 50 bis 61 schalten nun — mit einer Verzöge­rung — abwechselnd die beiden Testseiten ein. So schnell und flimmerfrei kann dies kein anderes Commodore-System.</text:span></text:p>
      <text:p text:style-name="P2"/>
      <text:p text:style-name="P2"><text:span text:style-name="T2">Falls Sie nach dem Umschalten mit dem Register 36866 die Zeile »POKE 648,...:SYS 58775« weglassen, wird sich die Bildanzeige zwar än­dern; PRINT-Befehle gelangen je­doch weiterhin in die alte — nun un­sichtbare — Seite.</text:span></text:p>
      <text:p text:style-name="P2"/>
      <text:p text:style-name="P1"><text:span text:style-name="T1">## Eigene Zeichen definieren</text:span></text:p>
      <text:p text:style-name="P1"/>
      <text:p text:style-name="P2"><text:span text:style-name="T2">Aus der Tabelle 1 kann man able­sen, daß nur die oberen vier Bits der Adresse 36869 das Bild-RAM ver­schieben. Die restlichen Bits bestim­men die Lage des Zeichensatzes im Speicher. Durch die in der Tabelle 2 angegebenen OR-Verknüpfungen kann der Zeichensatz ins RAM ge­legt werden. Nur »OR 15« stellt eine Ausnahme dar, da hierdurch die un­teren 128 Zeichen aus dem RAM, die oberen — invertierten — Zeichen weiterhin aus dem ROM geholt wer­den. Diese Zeichen erscheinen dann aber »nichtinvertiert«.</text:span></text:p>
      <text:p text:style-name="P2"/>
      <text:p text:style-name="P2"><text:span text:style-name="T2">In dem Programm »PROG. ZEI­CHENSATZ« (Listing 4) werden die notwendigen Änderungen in der Programmzeile 30 vorgenommen. Nach »POKE 36869,240« lautet die Startadresse des Bildschirm-RAMs 7680. Der Wert »+15« verschiebt den Zeichensatz zur Adresse 7168.</text:span></text:p>
      <text:p text:style-name="P2"/>
      <text:p text:style-name="P2"><text:span text:style-name="T2">Im einzelnen schreibt das Pro­gramm den gesamten Zeichensatz des VC 20 auf den Bildschirm. Dabei werden die Zeichen durch »POKE 38400+1,0« in der Farbe Schwarz ge­druckt. Die Zeile 30 verändert dann die Zeiger, so daß die ersten 128 Zei­chen den zufälligen Inhalt des Zeichensatz-RAMs wiedergeben. Der Zeichensatzspeicher wird dann in den folgenden Zeilen gesetzt und anschließend gelöscht. Zuletzt wer­den noch die Originalzeichen aus dem ROM in das RAM »gePOKEt«. Die Zeile 55 schaltet den program­mierten Zeichensatz wieder ab.</text:span></text:p>
      <text:p text:style-name="P2"/>
      <text:p text:style-name="P2"><text:span text:style-name="T2">Falls Sie mit dem Zeichensatz experimentieren wollen, brauchen Sie nur die letzte Zeile wegzulassen. Al­le »ungeshifteten« Zeichen können dann verändert werden. Zuerst müssen Sie jedoch ermitteln, wohin Sie »POKEn« müssen. Schreiben Sie hierzu das Zeichen, das Sie ändern wollen, links oben auf den Bild­schirm. Mit »PRINT PEEK(7680)« kann dann der dazugehörige Code ermittelt werden. Der Wert muß nun mit acht multipliziert werden, da zu jedem Zeichen acht Byte gehören. Zuletzt müssen Sie noch die Start­adresse des Zeichensatzes (hier 7168) hinzuaddieren. Für den Buch­staben »A« lautet die richtige Adres­se 7174. POKEn Sie einmal den Wert 129 an diese Adresse. In Bit-Form sieht das wie folgt aus: 129 gibt 10000001.</text:span></text:p>
      <text:p text:style-name="P2"/>
      <text:p text:style-name="P2"><text:span text:style-name="T2">Genauso wird anschließend die erste Zeile in dem Buchstaben »A« aussehen; rechts und links außen je ein Pünktchen. Verändert Sie auch einmal die nächsten Adressen oder</text:span><text:s/><text:span text:style-name="T2">versuchen Sie den Umlaut »Ä« zu ge­stalten.</text:span></text:p>
      <text:p text:style-name="P2"/>
      <text:p text:style-name="P2"><text:span text:style-name="T2">Nach der Theorie nun ein prakti­sches Grafikbeispiel. Das ab­schreckend lange Basic-Ladeprogramm (Listing 5) erweitert den Basic-Befehlssatz des VC 20 (oh­ne Speichererweiterung) um sieben weitere Anweisungen (COPY, GNEW, GON, GOFF, PLOT, TURN und CLEAR). Beim Eintippen sollten Sie jedoch die Zeilen 10 bis 32 durch das Programm »Prüfsumme« (Listing 6) ersetzen. Nach RUN können Sie mit Hilfe der Tabelle 3 überprüfen, ob Sie die Daten fehlerfrei eingege­ben haben. Die Prüfsummen gelten jeweils für eine DATA-Zeile.</text:span></text:p>
      <text:p text:style-name="P2"/>
      <text:p text:style-name="P2"><text:span text:style-name="T2">Nachdem Sie das Ladeprogramm (Zeile 10 bis 32) hinzugenommen ha­ben, muß das Programm unbedingt abgespeichert werden. Nach RUN sucht das Programm die Zeile 32 (al­so nicht weglassen) und überträgt die Daten ab dieser Adresse in den Speicher. In den Programmzeilen 22 bis 24 wird das Maschinenpro­gramm zuletzt in den oberen RAM-Bereich übertragen und durch die folgenden POKE-Befehle geschützt. Der NEW-Befehl löscht zuletzt das — ohnehin zerstörte — Programm.</text:span></text:p>
      <text:p text:style-name="P2"/>
      <text:p text:style-name="P2"><text:span text:style-name="T2">Mit SYS 6273 können die Befehle jetzt eingeschaltet werden. Bei 2173 BYTES FREE nähert man sich natür­lich gefährlich dem »Sinclair-Syndrom«.</text:span></text:p>
      <text:p text:style-name="P2"/>
      <text:p text:style-name="P2"><text:span text:style-name="T2">Nach dem Einschalten fällt zuerst ein neuer Cursor auf. In der inver­tierten Blinkphase des Cursors wird ein »graues« Viereck (COMMODORE-SHIFT »+«) gedruckt. Dies ist notwendig, da der Zeichensatz kei­ne invertierten Zeichen mehr um­faßt und deshalb der Cursor nicht mehr blinken würde. Durch das Grafikprogramm werden alle 64 umgeshifteten Zeichen program­mierbar. Der Zeichensatzspeicher beginnt — wie in dem kleinen Text­programm »PROG. ZEICHENSATZ« (Listing 4) — an der Adresse 7168. Mit dem Befehl »COPY« wird der Originalzeichensatz aus dem ROM in diesen Bereich kopiert.</text:span></text:p>
      <text:p text:style-name="P2"/>
      <text:p text:style-name="P2"><text:span text:style-name="T2">Der Befehl »GON« schaltet nun den Grafik-Modus ein. Da zuvor der Originalzeichensatz ins RAM kopiert wurde, werden sich die ersten 64 Zeichen nicht verändern. Falls in­vertierte Zeichen auf dem Bild­schirm stehen, werden diese jetzt nichtinvertiert wiedergegeben. Nur</text:span><text:s/><text:span text:style-name="T2">bei den geshifteten Zeichen (außer den invertierten) gibt es einen Total­ausfall, aber bei 3,5 KByte Speicher­raum muß man schon gewisse Män­gel in Kauf nehmen. Mit »GOFF« wird der Zeichensatz wieder ins ROM verlegt, so daß alle Zeichen sichtbar werden.</text:span></text:p>
      <text:p text:style-name="P2"/>
      <text:p text:style-name="P2"><text:span text:style-name="T2">Die drei Befehle PLOT/CLEAR/TURN setzen, löschen oder invertie­ren einen Bildpunkt. Natürlich muß hinter den Befehlen eine X- und Y-Koordinate angegeben werden. Beispielsweise »PLOT 176,1«; aller­dings führt diese Eingabe zu der Fehlermeldung X-ERROR (IN...), da der zulässige Wertebereich für die X-Koordinate 0 bis 175 (22 Zeichen * 8 — 1), und für die Y-Koordinate 0 bis 183 (23 Zeichen * 8 — 1) beträgt.</text:span></text:p>
      <text:p text:style-name="P2"/>
      <text:p text:style-name="P2"><text:span text:style-name="T2">Der Wertebereich für die Koordi­natenangabe wird durch den letzten Befehl »GNEW« ermittelt, da das Bildschirmformat — wie zuvor be­schrieben — per Software geändert werden kann. Bei einer Einstellung mit beispielsweise 25 Zeichen pro Zeile kann der Wert für X zwischen 0 und 199 variieren.</text:span></text:p>
      <text:p text:style-name="P2"/>
      <text:p text:style-name="P2"><text:span text:style-name="T2">Außerdem löscht der GNEW-Befehl die 64 programmierbaren Zeichen sowie alle nichtinvertierten Zeichen auf dem Bildschirm. Da sich eine Grafik jedoch aus genau solchen Zeichen zusammensetzt, wird — falls sich eine Zeichnung auf dem Bildschirm befindet — diese gelöscht. Invertierte Zeichen wer­den hingeben nicht verändert, so daß Texte oder Beschriftungen er­halten bleiben.</text:span></text:p>
      <text:p text:style-name="P2"><text:span text:style-name="T2"/></text:p>
      <text:p text:style-name="P2"><text:span text:style-name="T2">Doch nun ein Beispiel:</text:span></text:p>
      <text:p text:style-name="P2"/>
      <text:p text:style-name="P1"><text:span text:style-name="T2">&lt;pre&gt;</text:span></text:p>
      <text:p text:style-name="P1"><text:span text:style-name="T2">10 PRINT CHR$(147);CHR$(18);</text:span></text:p>
      <text:p text:style-name="P1"><text:span text:style-name="T2">20 PRINT »TEST-PROGRAMM«</text:span></text:p>
      <text:p text:style-name="P1"><text:span text:style-name="T2">30 GNEW</text:span></text:p>
      <text:p text:style-name="P1"><text:span text:style-name="T2">40 GON</text:span></text:p>
      <text:p text:style-name="P1"><text:span text:style-name="T2">50 FORI = 0 TO 111</text:span></text:p>
      <text:p text:style-name="P1"><text:span text:style-name="T2">60 : PLOT I,I</text:span></text:p>
      <text:p text:style-name="P1"><text:span text:style-name="T2">70 NEXT</text:span></text:p>
      <text:p text:style-name="P1"><text:span text:style-name="T2">80 POKE 198,0:WAIT 198,1</text:span></text:p>
      <text:p text:style-name="P1"><text:span text:style-name="T2">90 GOFF</text:span></text:p>
      <text:p text:style-name="P1"><text:span text:style-name="T2">&lt;/pre&gt;</text:span></text:p>
      <text:p text:style-name="P1"/>
      <text:p text:style-name="P2"><text:span text:style-name="T2">In den Zeilen 10 bis 20 wird der Bildschirm gelöscht und der inver­tierte Text »TEXT-PROGRAMME« geschrieben. Der Befehl »GNEW« löscht den Grafikspeicher und den Bildschirm, wobei der invertierte Text unverändert bleibt. GON schal­tet dann die Grafik ein und in der Schleife wird eine Linie von links un­ten nach rechts oben (in der augen­blicklichen Schriftfarbe) gezeich­net. Sobald Sie eine Taste drücken, wird die Grafik wieder abgeschal­tet und Sie sehen eine schräge Linie aus Fragezeichen.</text:span></text:p>
      <text:p text:style-name="P2"/>
      <text:p text:style-name="P2"><text:span text:style-name="T2">Das Maschinenprogramm schreibt ein programmierbares Zei­chen auf den Bildschirm und ändert den Grafikinhalt dieses Zeichens. Anschließend wird geprüft, ob schon ein Zeichen mit genau dieser Grafik umdefiniert wurde. Ist dies der Fall, so wird das gefundene Zei­chen auf den Bildschirm gebracht und das alte Zeichen ist wieder frei. Wegen dieser Optimierungs-Routine »verbraucht« das Beispiel­programm nur ein Zeichen aus dem schmalen Vorrat von 64 program­mierbaren Zeichen.</text:span></text:p>
      <text:p text:style-name="P2"/>
      <text:p text:style-name="P2"><text:span text:style-name="T2">Da diese Optimierung über einen Vektor verläuft, kann sie durch »POKE 1,PEEK(1)-1« abgeschaltet wer­den. Lassen Sie das Testprogramm erneut laufen und sehen Sie sich das neue Ergebnis an. Mit »POKE 1,PEEK(1)+1« optimiert das Pro­gramm wieder, wird aber auch et­was langsamer.</text:span></text:p>
      <text:p text:style-name="P2"/>
      <text:p text:style-name="P2"><text:span text:style-name="T2">Durch »PEEK(0)« können Sie au­ßerdem abfragen, wie viele Zeichen noch frei sind. Hierdurch kann die Fehlermeldung »CHARACTER-ERROR (IN...)« verhindert werden. Falls PEEK(0) den Wert Null ergibt, sollten keine Grafikbefehle mehr folgen.</text:span></text:p>
      <text:p text:style-name="P2"/>
      <text:p text:style-name="P2"><text:span text:style-name="T2">Andern Sie nun die Zeile 60 des Testprogramms in »60 TURN I,I« und erweitern Sie folgende Zeile mit »GOTO 50«.</text:span></text:p>
      <text:p text:style-name="P2"/>
      <text:p text:style-name="P2"><text:span text:style-name="T2">Das Programm wird jetzt eine Li­nie ziehen, anschließend löschen und so fort, da die Bildpunkte jetzt fortlaufend invertiert werden. Falls Sie in der Zeile 40 den Befehle »GON« durch »GOFF« ersetzen, kön­nen Sie anschaulich verfolgen, wie das Programm — und speziell die Optimierung — arbeitet.</text:span></text:p>
      <text:p text:style-name="P2"/>
      <text:p text:style-name="P2"><text:span text:style-name="T2">Eine Besonderheit müssen Sie je­doch unbedingt beachten. Die neu­en Basicbefehle können nicht direkt hinter einer THEN-Anweisung ste­hen. Am einfachsten ist es, die bei­den Befehle dann durch einen Dop­pelpunkt (...THEN : COPY) zu tren­nen.</text:span></text:p>
      <text:p text:style-name="P2"/>
      <text:p text:style-name="P2"><text:span text:style-name="T2">Zuletzt eine Grafik-Anwendung. Die Bilder 3 und 4 zeigen, welche Er­gebnisse mit der Grafik-Erweite­rung möglich sind. Das Basicprogramm »FUNKTIONS-PLOT« (Listing 7) vereinfacht das programmierte Plotten von Funktionen doch erheb­lich.</text:span></text:p>
      <text:p text:style-name="P2"/>
      <text:p text:style-name="P2"><text:span text:style-name="T2">Nachdem Sie das Programm ein­gegeben und gestartet haben, wer­den Sie nach dem Wertebereich ge­fragt. Anschließend wird die Bild­umrahmung gezeichnet. Die Größe sowie die Position des Diagramms auf dem Bildschirm ist durch die Va­riablen Unten, Oben, Rechts und Links (U,O,R,L) in der Zeile 110 festge­legt. Die Zeilen 170 bis 230 berech­nen nun das Minimum sowie das Maximum der Funktion. Außerdem werden die Werte in das Feld Y(A) übertragen. Die Variablen MI und MA werden in Zeile 250 auf vier Nachkommastellen begrenzt. Diese Werte sowie die Funktion selbst werden nun (invertiert) im unteren Bildteil gedruckt. Nachdem die Funktion grafisch dargestellt wurde, läuft das Programm in Zeile 390 in ei­ner Warteschleife.</text:span></text:p>
      <text:p text:style-name="P2"/>
      <text:p text:style-name="P2"><text:span text:style-name="T2">Drücken Sie jetzt eine Taste, so ge­langen Sie in ein Mini-Menü. Sie kön­nen nun eine neue Funktion einge­ben oder die alte mit neuen Werten untersuchen.</text:span></text:p>
      <text:p text:style-name="P2"/>
      <text:p text:style-name="P2"><text:span text:style-name="T2">Eine neue Funktion wird in der Zeile 450 mit INPUT A$ übergeben. Salopp gesagt, programmiert sich der Copmputer in den folgenden Zeilen selbst. Wie das?</text:span></text:p>
      <text:p text:style-name="P2"/>
      <text:p text:style-name="P2"><text:span text:style-name="T2">Zuerst wird der Bildschirm ge­löscht und in der obersten Zeile die Zeilennummer 190 und der String A$, der die neue Funktion enthält, gedruckt. Die Zeile 460 druckt dar­unter die Nummer 190 und einen PRINT-Befehl. Anschließend folgt ein Anführungszeichen, dann die Funktion und schließlich wieder ein Anführungszeichen. Zuletzt wird in der dritten Bildschirmzeile der Be­fehl »RUN« gedruckt. Jetzt könnte auf dem Bildschirm der folgende Text stehen:</text:span></text:p>
      <text:p text:style-name="P2"/>
      <text:p text:style-name="P1"><text:span text:style-name="T2">&lt;pre&gt;</text:span></text:p>
      <text:p text:style-name="P1"><text:span text:style-name="T2">190 Y=COS(X)</text:span></text:p>
      <text:p text:style-name="P1"><text:span text:style-name="T2">290 ?"Y=COS(X)”</text:span></text:p>
      <text:p text:style-name="P1"><text:span text:style-name="T2">RUN</text:span></text:p>
      <text:p text:style-name="P1"><text:span text:style-name="T2">&lt;/pre&gt;</text:span></text:p>
      <text:p text:style-name="P1"/>
      <text:p text:style-name="P2"><text:span text:style-name="T2">Wäre das Programm hier zu Ende, so müßten Sie nur die HOME-Taste drücken und der Cursor würde auf der Zeile 190 stehen. Drückt man jetzt RETURN, so wird diese Zeile</text:span><text:s/><text:span text:style-name="T2">einprogrammiert. Ein erneuertes RETURN übernimmt die Zeile 290 in das Programm und beim dritten RE­TURN wird der Befehl RUN ausge­führt. Da sich der Computer bis zu neun Tastatureingaben »merken« kann, brauchen Sie diesen Ablauf nicht »von Hand« einzugeben. Der erste POKE-Befehl in der Zeile 470 sagt dem Computer, daß — angeb­lich — sechs Tasten gedrückt wor­den sind. Zuerst »CURSOR HOME« (POKE 631,19), und dann fünfmal »RETURN« (Zeile 480). Nach dem END-Befehl führt er diese — unter­geschobenen — Eingaben aus, pro­grammiert die beiden Programm­zeilen ein und startet sich zuletzt wie­der mit dem RUN-Befehl.</text:span></text:p>
      <text:p text:style-name="P2"/>
      <text:p text:style-name="P2"><text:span text:style-name="T2">Dieses Verfahren ist übrigens sehr praktisch, falls man ein Maschi­nenprogramm in DATA-Zeilen um­wandeln muß. Vorausgesetzt das notwendige Programm ist fehlerfrei, kann man eigentlich sicher sein, daß es der Basic-Lader anschließend auch ist.</text:span></text:p>
      <text:p text:style-name="P2"/>
      <text:p text:style-name="P2"><text:span text:style-name="T2">Wie Sie an dem Funktions-Plotter sehen können, ermöglicht die Gra­fikhilfe die Programmierung auch komplexerer Grafiken in einfacher und überschaubarer Form. Da die Erstellung der Grafik recht schnell erfolgt, ist eine große Vielfalt von Anwendungen denkbar.</text:span></text:p>
      <text:p text:style-name="P2"/>
      <text:p text:style-name="P1"><text:span text:style-name="T2">(Heino Verder/ev)</text:span></text:p>
      <text:p text:style-name="P1"/>
      <text:p text:style-name="P1">-------</text:p>
      <text:p text:style-name="P2"><text:span text:style-name="T1"/></text:p>
      <text:p text:style-name="P1"><text:span text:style-name="T1"># Datenkreislauf – Die sequentielle Datenspeicherung</text:span></text:p>
      <text:p text:style-name="P1"><text:span text:style-name="T1"/></text:p>
      <text:p text:style-name="P1">&gt; <text:span text:style-name="T1">Als es noch keine Diskettenlaufwerke gab, standen lediglich Bandgeräte zur Datenspeicherung zur Verfü­gung. Und auf Bändem ist nur sequentielles Spei­chern möglich. Auch mit der Floppy kann man Daten sequentiell speichern, obwohl der Vorteil der Diskette, der direkte Zugriff auf Daten, nicht ausgenutzt wird.</text:span></text:p>
      <text:p text:style-name="P1"/>
      <text:p text:style-name="P1"><text:span text:style-name="T2">Wenn Sie sich das Diskettenlauf­werk gerade erst gekauft ha­ben, werden Sie sicher zu Be­ginn einige Schwierigkeiten haben, es auch richtig einzusetzen. Das er­ste, was man macht, wird das Laden und Abspeichern von Programmen sein. Daß Sie mit der Floppy noch viel mehr machen können, wissen Sie ja auch schon längst. Und sicher fallen Ihnen einige Möglichkeiten ein, die Sie wohl gerne realisieren möchten. Meistens sind das am An­fang eine Adressenkartei, eine Schallplattensammlung erfassen oder etwa seine Dias ordnen und auswerten. Wir möchten Ihnen den Einstieg etwas erleichtern und Sie Schritt für Schritt mit den Methoden der Datenverwaltung vertraut ma­chen.</text:span></text:p>
      <text:p text:style-name="P1"/>
      <text:p text:style-name="P2"><text:span text:style-name="T2">Es gibt verschiedene Arten von Dateien und unterschiedliche Methoden ihrer Verwaltung. Hauptsäch­lich sind das die sequentielle, die re­lative Datei und der Direktzugriff auf die Diskette.</text:span></text:p>
      <text:p text:style-name="P2"/>
      <text:p text:style-name="P2"><text:span text:style-name="T2">Gerade für Anfänger ist die se­quentielle Datei eine geeignete Me­thode, Daten zu verwalten. Diese Einfachheit ist allerdings verbunden mit einer gewissen Langsamkeit. Aber wenn sie sich erst einmal mit der sequentiellen Datenspeiche­rung auskennen, wird auch die rela­tive Datei und die Direktzugriffsme­thode kein großes Problem mehr für Sie darstellen. Außerdem gibt es ge­nügend Probleme, für die eine se­quentielle Datenspeicherung völlig ausreichend ist.</text:span></text:p>
      <text:p text:style-name="P2"/>
      <text:p text:style-name="P2"><text:span text:style-name="T2">Zuerst sollen Sie einige wichtige Begriffe kennenlernen.</text:span></text:p>
      <text:p text:style-name="P2"/>
      <text:p text:style-name="P2"><text:span text:style-name="T2">Sequentiell bedeutet hintereinan­der. Also alle Daten, die wir benut­zen, werden hintereinander, se­quentiell auf der Diskette gespei­chert (bei Kassetten ist eine andere Methode gar nicht möglich).</text:span></text:p>
      <text:p text:style-name="P2"/>
      <text:p text:style-name="P2"><text:span text:style-name="T2">Immer, wenn man von und über Dateien spricht, werden solche Vo­kabeln wie FELD, DATENSATZ oder auch RECORDS genannt. Was ist das eigentlich?</text:span></text:p>
      <text:p text:style-name="P2"/>
      <text:p text:style-name="P1"><text:span text:style-name="T1">## Der Computer ersetzt Karteikarten</text:span></text:p>
      <text:p text:style-name="P1"/>
      <text:p text:style-name="P2"><text:span text:style-name="T2">Die meisten von Ihnen kennen ei­ne Karteikarte. Auf dieser Karteikar­te können mehrere Eintragungen stehen. Angenommen, Sie besitzen eine Adressenkartei, dann stehen auf jeder Karteikarte normalerwei­se der Vorname, Nachname, Straße, Postleitzahl und Ort und die Telefon­nummer, manchmal auch der Ge­burtstag und andere wichtige Da­ten. Das sind die einzelnen Felder eines Datensatzes. Die Gesamtheit aller Felder auf einer Karteikarte bezeichnet man als einen Datensatz, also alle Daten, die zusammengehö­ren. Somit besteht ein Datensatz aus mehreren Feldern. Und der Begriff</text:span><text:s/><text:span text:style-name="T2">Record ist nur die englische Be­zeichnung für Datensatz. Alle Kartei­karten, also alle Datensätze, nennt man eine Datei. Damit wären die wichtigsten Begriffe geklärt und wir können zum Wesen der sequentiel­len Datei kommen.</text:span></text:p>
      <text:p text:style-name="P2"/>
      <text:p text:style-name="P2"><text:span text:style-name="T2">Wie schon gesagt, werden bei dieser Dateiart alle Daten hinterein­ander (sequentiell) auf der Diskette gespeichert. Das sieht dann zum Beispiel so aus wie in Bild 1.</text:span></text:p>
      <text:p text:style-name="P2"/>
      <text:p text:style-name="P2"><text:span text:style-name="T2">Angenommen, unsere Datei be­sitzt schon 200 Adressen und eine Adresse enthält den Namen Huber,Anton. Wollen wir jetzt seine An­schrift wissen, so muß die Datei von Anfang an durchsucht werden, bis zu dem Datensatz, in der der Huber steht. Steht der gesuchte Name ziemlich am Ende der Datei, so kann die Suche einige Zeit in Anspruch nehmen; je größer die Datei, desto mehr Zeit beansprucht die Suche. Diese Suche, aber auch alle ande­ren Operationen wie Ergänzungen, Veränderungen oder Sortieren der Datei spielen sich im Speicher des Computers ab. Das bedeutet, daß, wenn man mit dieser Adressendatei arbeiten will, zuerst die gesamte Da­tei von der Diskette in den Speicher geladen werden muß. Und am En­de, nach getaner Arbeit, wird sie wieder auf die Diskette zurückge­speichert.</text:span></text:p>
      <text:p text:style-name="P2"/>
      <text:p text:style-name="P2"><text:span text:style-name="T2">Wenden wir uns dem Beispiel in Bild 2 zu. Es ist ein kleines und noch nicht einmal fertiges Adressen-Datei-Programm (die Funktionen »Suchen«, »Löschen« und »Ändern«) sind noch nicht codiert worden. Je­doch kann sich jeder dieser Module selber schreiben. Auf eine Beson­derheit möchte ich gleich hinwei­sen. In den Zeilen 133 bis 135 stehen die Erklärungen der verwendeten Steuerzeichen, die diesmal codiert ausgedruckt wurden. Deswegen</text:span><text:s/><text:span text:style-name="T2">brauchen Sie nicht mehr mit der Lu­pe und viel Fantasie, die manchmal schwierig zu erkennenden Commodore-Steuerzeichen versuchen, zu interpretieren. Drücken Sie einfach die entsprechende Cursortaste (in­nerhalb der PRINT-Anweisung) wenn die Zeichen »CRR« und »CRL« im Listing erscheinen. Auf Ihrem Bildschirm sollten sie dann die ent­sprechenden Grafikzeichen erken­nen. Gefällt Ihnen diese Art der Darstellung? Wir würden gerne Ihre Meinung dazu erfahren.</text:span></text:p>
      <text:p text:style-name="P2"/>
      <text:p text:style-name="P2"><text:span text:style-name="T2">Der Aufbau des Programms dürf­te nicht schwer zu durchblicken sein. Aber es gibt einige Programm­zeilen und -abschnitte, die man sich einmal näher anschauen sollte.</text:span></text:p>
      <text:p text:style-name="P2"/>
      <text:p text:style-name="P2"><text:span text:style-name="T2">Zeile 9110: Die Variable ST ist eine Statusvariable, die der C 64 und der VC 20 für sich beanspruchen. Hier gibt sie Auskunft darüber, ob das Dateiende erreicht ist. In diesem</text:span><text:s/><text:span text:style-name="T2">Fall wird nämlich das 6. Bit gesetzt (2 hoch 6 ergibt 64). Da aber in dieser Systemvariablen auch andere Nach­richten abgelegt werden, die ande­re Bits beeinflussen und ST auch bei Dateiende einen von 64 ungleichen Wert zuweisen können, müssen wir mit der AND-Verknüpfung feststel­len, ob speziell dieses 6. Bit gesetzt ist.</text:span></text:p>
      <text:p text:style-name="P2"/>
      <text:p text:style-name="P2"><text:span text:style-name="T2">Aus Sicherheitsgründen habe ich vor jedem OPEN-Befehl ein CLOSE</text:span><text:s/><text:span text:style-name="T2">gesetzt, damit nicht durch einen Pro­grammierfehler ein »FILE OPEN ERROR» entstehen kann. Zum CLOSE-Befehl sei noch so viel ge­sagt, daß er unbedingt existieren muß. Sonst kann es vorkommen, daß nicht alle Daten auf die Diskette übertragen werden, und noch schlimmer, daß die Datei nicht ord­nungsgemäß geschlossen werden kann. Dadurch kann die gesamte Datei unrettbar verloren sein. Also Vorsicht.</text:span></text:p>
      <text:p text:style-name="P2"/>
      <text:p text:style-name="P2"><text:span text:style-name="T2">Wenn Sie sich das Programm et­was näher anschauen, könnten Sie über die Variablen »SS« und »L« stol­pern. Diese Variablen habe ich ein­gesetzt als »Flags«. Sie regeln, ob ein Aufruf dieses Menüpunktes sinnvoll ist und das entsprechende Unter­programm ausgeführt werden soll. Zum Beispiel verhindert die Varia­ble »L« in Zeile 8025, daß Daten ge­speichert werden, wenn die Datei noch gar nicht in den Speicher des Computers geladen wurde. Das würde nämlich bewirken, daß (in</text:span><text:s/><text:span text:style-name="T2">diesem Fall die Datei »ADRESS«) überschrieben würde ohne es zu wollen; aufDiskette vorhandene Da­ten wären verloren. Also eine reine Sicherheitsmaßnahme.</text:span></text:p>
      <text:p text:style-name="P2"/>
      <text:p text:style-name="P1"><text:span text:style-name="T1">## Sicherheit ist Trumpf</text:span></text:p>
      <text:p text:style-name="P1"/>
      <text:p text:style-name="P2"><text:span text:style-name="T2">Die Variable »SS« verhindert, daß das Programm beendet wird, ohne neu eingegebene Daten vorher abzuspeichern.</text:span></text:p>
      <text:p text:style-name="P2"/>
      <text:p text:style-name="P2"><text:span text:style-name="T2">Zuletzt möchte ich noch auf einen Programmteil hinweisen, der ab Zei­le 10000 steht. Dieses Unterpro­gramm wird immer dann ange­sprungen, wenn eine Datei eröffnet wird. Es können nämlich auch dann Fehler auftreten, wenn das Pro­gramm sonst einwandfrei funktio­niert. Es kann zum Beispiel sein, daß sie eine schreibgeschützte Diskette benutzen wollen, um Daten abzu­speichern. Das funktioniert natür­lich nicht. Damit das Programm dann nicht abstürzt, wird jedesmal</text:span><text:s/><text:span text:style-name="T2">nach einem Öffnen eines Floppy-Kanals diese Routine angesprun­gen. Sie können dann im Fehlerfall das Problem beseitigen, ohne das Programm neu starten zu müssen und damit eventuell alle eingegebe­nen Daten zu verlieren. Der Fehler »62« in Zeile 10062 weist übrigens darauf hin, daß ein »FILE NOT FOUND ERROR« gemeldet wurde. In diesem Fall kann eine neue Datei angelegt werden (ab 11000). Man kann natürlich auch andere Fehler direkt abfragen. Schauen Sie nach im Floppy-Handbuch von Commo­dore. Dort sind alle Fehlermeldun­gen erklärt.</text:span></text:p>
      <text:p text:style-name="P2"/>
      <text:p text:style-name="P2"><text:span text:style-name="T2">Ich glaube, daß Sie viele Möglich­keiten finden werden, eine sequen­tielle Datei sinnvoll einzusetzen. Set­zen Sie sich hin und fangen Sie an zu programmieren und zu experimen­tieren. Erweitern Sie Ihr Wissen durch eigene Erfahrungen. Tippen Sie nicht nur ab, seien Sie kreativ!</text:span></text:p>
      <text:p text:style-name="P2"/>
      <text:p text:style-name="P1"><text:span text:style-name="T2">(Christian Schlüter/gk)</text:span></text:p>
      <text:p text:style-name="P1"/>
      <text:p text:style-name="P1">----</text:p>
      <text:p text:style-name="P1"/>
      <text:p text:style-name="P1"># Listing des Monats: <text:span text:style-name="T1">Castle of Doom</text:span></text:p>
      <text:p text:style-name="P1"/>
      <text:p text:style-name="P1"><text:span text:style-name="T1">&gt; Castle of Doom ist ein Adventure, das es in sich hat. Man kann nicht nur drei verschiedene Versionen auswählen, es ist zudem gar nicht einfach, bis ans Ende durch­zustehen. Dazu brauchen Sie Geduld, eine gehörige Portion Phantasie und – viel Zeit.</text:span></text:p>
      <text:p text:style-name="P3"/>
      <text:p text:style-name="P2"><text:span text:style-name="T2">Zunächst einige wesentliche Informationen zum</text:span></text:p>
      <text:p text:style-name="P1"><text:span text:style-name="T2">Ablauf des Spiels:</text:span></text:p>
      <text:p text:style-name="P1"><text:span text:style-name="T2"/></text:p>
      <text:p text:style-name="P2"><text:span text:style-name="T2">Am Anfang des Spiels kann man sich für eine von drei verschiedenen Versio­nen entscheiden. Bei allen</text:span><text:s/><text:span text:style-name="T2">Versionen ist das »Spielfeld« gleich, doch das Ziel, das es zu erreichen gilt, ist jeweils ein anderes. Die Komman­dos müssen jeweils aus zwei Worten bestehen, die durch Leerraum getrennt werden. Beide Worte können beliebig abgekürzt werden, doch man muß darauf achten, daß keine Mißverständnisse auf­treten.</text:span></text:p>
      <text:p text:style-name="P2"/>
      <text:p text:style-name="P1"><text:span text:style-name="T2">Das Programm beinhaltet eine kurze Anleitung, in der die wichtigsten Punkte der Befehlseingabe nochmals erwähnt werden. Zudem sind alle Verben, die der Computer versteht, aufge­führt. Wird dennoch ein Wort benutzt, das der Com­puter nicht kennt, so gibt er an, welches der eingegebe­nen Worte ihm unbekannt ist.</text:span></text:p>
      <text:p text:style-name="P1"/>
      <text:p text:style-name="P2"><text:span text:style-name="T2">Auf dem Bildschirm sind immer zu sehen:</text:span></text:p>
      <text:p text:style-name="P2"/>
      <text:p text:style-name="P1"><text:span text:style-name="T2">* eine Grafik, die den Ort zeigt, an dem man sich befin­det,</text:span></text:p>
      <text:p text:style-name="P1"><text:span text:style-name="T2">* eine Liste der Gegenstän­de, die sich an diesem Ort</text:span></text:p>
      <text:p text:style-name="P1"><text:span text:style-name="T2">befinden,</text:span></text:p>
      <text:p text:style-name="P1"><text:span text:style-name="T2">* eine Liste der Gegenstän­de, die man besitzt.</text:span></text:p>
      <text:p text:style-name="P1"/>
      <text:p text:style-name="P2"><text:span text:style-name="T2">(Bernd Weißbecker/gk)</text:span></text:p>
      <text:p text:style-name="P2"/>
      <text:p text:style-name="P2"><text:span text:style-name="T2">Der Autor Bernhard Weiß­becker wurde am 29.10.1963 in Gelnhausen geboren. Er machte sein Abitur, und ist seit Mitte 1983 bei der Bun­deswehr. Wie er zur Compu­terei kam, erzählt er selbst:</text:span></text:p>
      <text:p text:style-name="P2"/>
      <text:p text:style-name="P2"><text:span text:style-name="T2">Meine ersten Erfahrungen mit Computern machte ich in der Schule. Dort gab es ei­nen Computerraum, der mit einigen PETs bestückt war. Am Anfang zogen mich Spie­le wie »Space Invaders« dort­hin, doch bald erwarb ich auch erste Basic-Kenntnisse. Mein Beitritt zu einem Computer-Kurs, der nach­mittags auf freiwilliger Basis ablief, folgte. Dieser Kurs en­dete leider nach einem hal­ben Jahr schon wieder. Zu­dem zwang mich das nahen­de Abitur, meine Aktivitäten auf andere Gebiete zu verla­gern.</text:span></text:p>
      <text:p text:style-name="P2"/>
      <text:p text:style-name="P2"><text:span text:style-name="T2">Nun bin ich seit zehn Mo­naten bei der Bundeswehr und seit sieben Monaten stol­zer Besitzer eines Commo­dore 64. Da ich mich beson­ders für Abenteuerspiele in­teressiere, wollte ich unbe­dingt auch selbst einmal ein solches Spiel schreiben.</text:span></text:p>
      <text:p text:style-name="P2"/>
      <text:p text:style-name="P2"><text:span text:style-name="T2">An den Abenteuerspielen, die gelegentlich in Computerzeitungen abgedruckt sind, ärgerte mich immer, daß man schon beim Abtip­pen des Programms unfrei­willig Informationen erhält, die das Lösen des Abenteu­erspiels dann oft wesentlich vereinfachen. Und mit einem Abenteuerspiel, das man einmal gelöst hat, kann man nicht mehr viel anfangen. Deshalb habe ich bei mei­nem Adventure drei ver­schiedene Versionen zur Auswahl gestellt, für die je­weils ein anderer Lösungs­weg gefunden werden muß. Zudem macht es die Art der Befehlsauswertung relativ schwer, aus dem Listing zu Informationen über den Lö­sungsweg zu kommen.</text:span></text:p>
      <text:p text:style-name="P2"><text:span text:style-name="T2"/></text:p>
      <text:p text:style-name="P2"><text:span text:style-name="T2">----</text:span></text:p>
      <text:p text:style-name="P2"><text:span text:style-name="T2"/></text:p>
      <text:p text:style-name="P2"><text:span text:style-name="T2"># Pac-Boy – Die Herausforderung</text:span></text:p>
      <text:p text:style-name="P2"><text:span text:style-name="T2"/></text:p>
      <text:p text:style-name="P2"><text:span text:style-name="T2">----</text:span></text:p>
      <text:p text:style-name="P2"><text:span text:style-name="T2"/></text:p>
      <text:p text:style-name="P2"><text:span text:style-name="T2"># Escape</text:span></text:p>
      <text:p text:style-name="P2"><text:span text:style-name="T2"/></text:p>
      <text:p text:style-name="P2"><text:span text:style-name="T2">----</text:span></text:p>
      <text:p text:style-name="P2"><text:span text:style-name="T2"/></text:p>
      <text:p text:style-name="P2"><text:span text:style-name="T2"># </text:span><text:span text:style-name="T1">Abgerechnet wird mit dem C 64</text:span></text:p>
      <text:p text:style-name="P2"/>
      <text:p text:style-name="P2">&gt; Sie wollen Ihren C 64 beruflich nutzen und suchen ein <text:span text:style-name="T1">Programm, mit dem Sie Angebote und Rechnungen betriebsindividuell erstellen können. Dann sollten Sie sich das folgende Programm näher ansehen.</text:span></text:p>
      <text:p text:style-name="P2"/>
      <text:p text:style-name="P1"><text:span text:style-name="T2">Dieses Fakturierungs- und</text:span><text:s/><text:span text:style-name="T2">Angebotsprogramm ent­spricht DIN 5001 und ist für C 64 und Epson-Drucker (mit Kreuzcodeinterface, zum Beispiel: WW Typ 9200) oder Typenradschreibma­schine Brother CE-60 bezie­hungsweise CE-70 geschrie­ben. Bei Verwendung der Schreibmaschine müssen die Steuercodes für die Druckersteuerung entspre­chend der Interface-Betriebsanleitung (zum Bei­spiel Original-Interface IF-50 von Brother oder WDT-Interface von Wicher Digitaltech­nik) abgeändert werden. Ei­ne gedehnte Schrift ist mit ei­ner Schreibmaschine natür­lich nicht möglich.</text:span></text:p>
      <text:p text:style-name="P1"/>
      <text:p text:style-name="P2"><text:span text:style-name="T2">Allgemeine Leistungen des Programmes:</text:span></text:p>
      <text:p text:style-name="P2"><text:span text:style-name="T2"/></text:p>
      <text:p text:style-name="P2"><text:span text:style-name="T2">— vollkommen bildschirm­orientierte Programmfüh­rung</text:span></text:p>
      <text:p text:style-name="P2"><text:span text:style-name="T2">— flexibler Umsatzsteuer- und Skontosatz</text:span></text:p>
      <text:p text:style-name="P1"><text:span text:style-name="T2">— selbständige Datumsein­fügung für sämtliche Rech­nungen oder Angebote des Tages</text:span></text:p>
      <text:p text:style-name="P1"><text:span text:style-name="T2">— korrekte kaufmännische 5/4-Rundung</text:span></text:p>
      <text:p text:style-name="P1"><text:span text:style-name="T2">— Eingabe auch negativer Beträge (Gutschriften) mit Ausweis eines negativen Vorzeichens</text:span></text:p>
      <text:p text:style-name="P1"><text:span text:style-name="T2">— Nullen- und Dezimalpunkt­unterdrückung bei ganzen Stückeingaben</text:span></text:p>
      <text:p text:style-name="P1"><text:span text:style-name="T2">— Menüwahl der Arbeits­gänge und der Adressenan­rede</text:span></text:p>
      <text:p text:style-name="P1"><text:span text:style-name="T2">— selbstständige Absender­erstellung im Adressenfen­ster des Geschäftsbriefes</text:span></text:p>
      <text:p text:style-name="P1"><text:span text:style-name="T2">— Menüwahl der Zahlungs­bedingungen</text:span></text:p>
      <text:p text:style-name="P1"><text:span text:style-name="T2">— Korrekturmöglichkeit vor jedem neuen Eingabeblock</text:span></text:p>
      <text:p text:style-name="P1"><text:span text:style-name="T2">— Ausgabe von deutschen Umlauten auf Monitor und Drucker</text:span></text:p>
      <text:p text:style-name="P1"><text:span text:style-name="T2">— automatische Einstellung des Epson-Druckers auf Groß- und Kleinschrift und den deutschen Zeichensatz</text:span></text:p>
      <text:p text:style-name="P1"><text:span text:style-name="T2">— Menüwahl einer eventuell gewünschten Quittierung (Barverkauf oder Nach­nahme)</text:span></text:p>
      <text:p text:style-name="P1"><text:span text:style-name="T2">— automatische Formularer­stellung und Formatierung, beliebige Anzahl von Kopien</text:span></text:p>
      <text:p text:style-name="P1"><text:span text:style-name="T2">— 1 Zeile (Angebot) bezie­hungsweise 2 Zeilen (Rech­nung) frei formulierbarer Text</text:span></text:p>
      <text:p text:style-name="P1"><text:span text:style-name="T2">— betriebswirtschaftlich und steuerrechtlich korrekte Umsatzsteuer- und Skontoabrechnung</text:span></text:p>
      <text:p text:style-name="P1"><text:span text:style-name="T2">— beliebiger Wechsel zwi­schen den Arbeitsarten.</text:span></text:p>
      <text:p text:style-name="P1"/>
      <text:p text:style-name="P2"><text:span text:style-name="T2">Leider hat dieses Pro­gramm einen kleinen Nach­teil: Aufgrund der Umlautge­nerierung für den Monitor (1. Block der 4 Basic-Blöcke) bleibt die Dimensionierung der maximal pro Arbeits­gang auflistbaren Artikel auf 20 beschränkt, was im Nor­malfall allerdings in dieser Praxis ausreichen dürfte. Ei­ne Compilierung ist wegen des Speicherplatzangebotes (Runtime-Modul würde das Programm auf mehr als 34 Blocks vergrößern) eben­falls nicht möglich. Wem die noch ganz akzeptable Ar­beitsgeschwindigkeit (45 Se­kunden für Original plus Ko­pie auf Epson FX 80) nicht ausreicht, hat ja die Möglich­keit, das Programm in blitz­schnelles Assembler umzuschreiben. Derjenige, der das Programm nicht eintip­pen möchte, kann von mir auf Bestellung und Übersen­dung des bisher verwende­ten Formulares für Rechnun­gen und Angebote das Pro­gramm individuell umge­schrieben auf Diskette erhal­ten.</text:span></text:p>
      <text:p text:style-name="P2"/>
      <text:p text:style-name="P1"><text:span text:style-name="T1">## Der feine Unterschied</text:span></text:p>
      <text:p text:style-name="P1"/>
      <text:p text:style-name="P2"><text:span text:style-name="T2">Zum Schluß sei noch auf ei­ne wichtige betriebswirt­schaftliche Kleinigkeit hin­gewiesen. Im Gegensatz zu vielen anderen Fakturier­programmen wird die je­weils gültige Mehrwertsteu­er nicht auch noch aus einem eventuell anfallenden Porto berechnet, da Postgebühren umsatzsteuerfrei sind. Eben­so bleibt bei der Skontierung das Porto unberücksichtigt, denn eine Skontierung be­dingt in der Buchhaltung im­mer eine Umsatzsteuerkorrektur, und eine Umsatzsteu­erkorrektur, die Umsatzsteu­er aus umsatzsteuerfreien Leistungen korrigiert, ist bei einer Betriebsprüfung durch das Finanzamt im besten Fall peinlich. Eine langfristig viel böser ausgehende Konse­quenz aus der meist falschen Skontoberechnung ist die Verfälschung der Kalkula­tionsfaktoren oder Hand­lungskostenzuschläge durch den Einfluß des Buchhal­tungskontos »Kundenskonti« auf die Kostenrechnung. Fol­ge: Aufgrund verfälschter Kalkulationsunterlagen ent­stehen unrealistische Ver­kaufspreise.</text:span></text:p>
      <text:p text:style-name="P2"/>
      <text:p text:style-name="P2"><text:span text:style-name="T2">Abschließend sei noch er­wähnt, daß die Umlautgene­rierung bei Verwendung ei­ner 80-Zeichen-Karte (zum Beispiel von Roos) mit festem externen Zeichensatz zwar läuft, aber keine Umlautdar­stellung auf dem Monitor zu­läßt.</text:span></text:p>
      <text:p text:style-name="P2"><text:span text:style-name="T2"/></text:p>
      <text:p text:style-name="P2"><text:span text:style-name="T2">(Gerhard Schröter/rg)</text:span></text:p>
      <text:p text:style-name="P2"/>
      <text:p text:style-name="P1"><text:span text:style-name="T1">## Lebenslauf</text:span></text:p>
      <text:p text:style-name="P1"/>
      <text:p text:style-name="P2"><text:span text:style-name="T2">Ich bin 31 Jahre alt, Lehrer für Betriebs-, Volkswirtschaft und Englisch an der kauf­männischen Schule im Be­rufsschulzentrum in Biberach/Riß, seit Mitte März 1984 im Besitz eines C 64 nebst Peripherie.</text:span></text:p>
      <text:p text:style-name="P2"/>
      <text:p text:style-name="P1"><text:span text:style-name="T2">Mein Weg zur EDV:</text:span></text:p>
      <text:p text:style-name="P1"/>
      <text:p text:style-name="P2"><text:span text:style-name="T2">Seit März 84 Teilnahme an einer Fortbildungsveranstal­tung (zwei Wochenstunden) auf der schuleigenen Anla­ge (Digital) und Anschaffung eines C 64 zu Übungs­zwecken.</text:span></text:p>
      <text:p text:style-name="P2"/>
      <text:p text:style-name="P1"><text:span text:style-name="T2">Hobby: Übernachtungen vor dem Keyboard</text:span></text:p>
      <text:p text:style-name="P1"/>
      <text:p text:style-name="P1"><text:span text:style-name="T1">### Zur Entstehungsgeschichte und zur Anwendung des Programms:</text:span></text:p>
      <text:p text:style-name="P1"/>
      <text:p text:style-name="P2"><text:span text:style-name="T2">Wohl so mancher Selbstän­dige — oder besser wohl mancher Sohn eines Selb­ständigen — hat zu Hause ei­nen C 64 nebst Peripherie stehen und nutzt die Anlage zu allem Möglichen, nur nicht zu beruflichen Zwecken. Die Gründe hier­für sind vielfältig: Der Sohn will für den Vater keine Rechnungen oder Angebote schreiben, weil dies ja ein glatter Mißbrauch der Anla­ge und seiner ohnehin knap­pen Freizeit wäre. Der Vater würde die Anlage schon be­ruflich nutzen, aber die Fak­turierungsprogramme sind nicht ganz ohne jedes Ver­ständnis für eine EDV-Anlage zu handhaben. Au­ßerdem sind gute Fakturier­programme auch noch teuer. Die billigen Fakturierungs­programme dagegen sind nicht betriebsindividuell ge­nug, entsprechen nicht der DIN 5001 (Briefschreibe­norm) oder sind betriebs­wirtschaftlich oder steuer­rechtlich schlicht unkorrekt. Fazit: Die von manchem in den Homecomputer gesetz­ten Hoffnungen werden auf­gegeben, und Vati tippt sei­ne Rechnungen und Ange­bote in zeitraubender Arbeit und unter hohem »Tip-Ex-Verbrauch« mühselig in die mit teuren, vorgedrückten Form­blättern gefütterte Schreib­maschine. Daß es auch an­ders geht, versucht das vor­gestellte Fakturierungspro­gramm zu zeigen.</text:span></text:p>
      <text:p text:style-name="P2"/>
      <text:p text:style-name="P2"><text:span text:style-name="T2">(Gerhard Schröter/rg)</text:span></text:p>
      <text:p text:style-name="P2"/>
      <text:p text:style-name="P1"><text:span text:style-name="T1"># Programm und Erläuterung der Anwendung des Monats</text:span></text:p>
      <text:p text:style-name="P1"/>
      <text:p text:style-name="P2"><text:span text:style-name="T2">Hinweise für die Listingeingabe (im folgenden sollen einige gegeben werden). In den Zeilen 280 bis 320 und in der Zeile 2250 müssen beim Eingeben des Listings Ihre individuellen Angaben eingesetzt werden. Sind in diesen Eingaben Umlaute enthalten, so müssen diese als Grafikzeichen (siehe Tastatur­belegung) programmiert werden. Verändern Sie auf keinen Fall die Dimensionierung in Zeile 240!</text:span></text:p>
      <text:p text:style-name="P2"/>
      <text:p text:style-name="P1"><text:span text:style-name="T2">Zeile 240 Und 250:</text:span></text:p>
      <text:p text:style-name="P1"/>
      <text:p text:style-name="P1"><text:span text:style-name="T2">§ entspricht dem Kaufmanns-a und ü der rechten Eckklammer. Zeile 320:</text:span></text:p>
      <text:p text:style-name="P1"/>
      <text:p text:style-name="P1"><text:span text:style-name="T2">Der letzte Buchstabe Ihres individuellen Geschäftsortes muß auf Höhe des »t« des alten Mustergeschäftsortes kommen. Zeile 60400:</text:span></text:p>
      <text:p text:style-name="P1"/>
      <text:p text:style-name="P1"><text:span text:style-name="T2">ß entspricht dem Potenzierungspfeil (senkrechter Pfeil).</text:span></text:p>
      <text:p text:style-name="P1"/>
      <text:p text:style-name="P1">### <text:span text:style-name="T1">Bedienungshinweise:</text:span></text:p>
      <text:p text:style-name="P1"/>
      <text:p text:style-name="P2"><text:span text:style-name="T2">Nach RUN muß wegen der Umlautgenerierung bis zum ei­gentlichen Programmbeginn zirka 45 Sekunden gewartet wer­den. Sämtliche im einmal laufenden Programm erscheinenden j/n-Fragen können anstelle von »j« für ja auch mit der RETURN-Taste beantwortet werden; dies gilt nicht für den Eingabeblock »Anmerkungen«. Werden Anmerkungen gewünscht, so sind diese — falls sie ein Komma enthalten — in Anführungszeichen zu setzen. Die Eingabe des Tagesdatums sollte wegen der Bezugszeichen-Zeilenformatierung immer zehnstellig in Dezi­malform (zum Beispiel: 01.01.1984) erfolgen. Wenn Sie eine Typenrad-Schreibmaschinen als Ausgabeeinheit verwenden, haben Sie den linken und rechten Rand von Hand einzustellen — korrigieren Sie dann auch wegen des Walzenschlupfes ge­legentlich die Papierführung des Endlospapieres. Sollten Sie einmal nach dem ersten RUN kein befriedigendes Cursorzei­chen erhalten, dann schalten Sie Ihren C 64 ab und laden nochmals.</text:span></text:p>
      <text:p text:style-name="P2"><text:span text:style-name="T2"/></text:p>
      <text:p text:style-name="P2"><text:span text:style-name="T2">Anmerkung: Da die Unterprogramme mit Übergabevariablen aus dem Hauptprogramm (zum Beispiel wt$ oder tx$) versorgt werden und die Arbeitsvariablen der Unterprogramme, wie zum Beispiel tl (Textlänge), vk (Vorkommastellen), nk (Nach­kommastellen) oder u$ (Vor- und Nachkommastellen bei Dezimalpunkt- und Nullenausgabe), im Hauptprogramm (siehe zum Beispiel Zeile 1770) beliebig definiert werden können, lassen sich diese als Bausteine für andere Programme nutzen.</text:span></text:p>
      <text:p text:style-name="P2"/>
      <text:p text:style-name="P1"><text:span text:style-name="T1">Änderungen bei Verwendung einer Typenradschreib­maschine</text:span></text:p>
      <text:p text:style-name="P1"/>
      <text:p text:style-name="P1"><text:span text:style-name="T2">Brother CE-60/CE-70,&lt;br&gt;</text:span></text:p>
      <text:p text:style-name="P1"><text:span text:style-name="T2">Privileg P 6000,&lt;br&gt;</text:span></text:p>
      <text:p text:style-name="P1"><text:span text:style-name="T2">Schweiz: Migro-Office,&lt;br&gt;</text:span></text:p>
      <text:p text:style-name="P1"><text:span text:style-name="T2">auch: CE-50 m. IFAn.,&lt;br&gt;</text:span></text:p>
      <text:p text:style-name="P1"><text:span text:style-name="T2">ebenso: Schönschreibdrucker Brother EM-80/100/200</text:span></text:p>
      <text:p text:style-name="P1"/>
      <text:p text:style-name="P2"><text:span text:style-name="T2">Bei Verwendung eines Schönschreibdruckers bezie­hungsweise einer Typenradmaschine von Brother zusam­men mit dem WDT-Interface (Wicher Digital Technik, Flörs­bachtal, baugleich mit Quelle und Neckermann) sind fol­gende Änderungen im Listing notwendig:</text:span></text:p>
      <text:p text:style-name="P2"/>
      <text:p text:style-name="P3">--------</text:p>
      <text:p text:style-name="P1"><text:span text:style-name="T1"/></text:p>
      <text:p text:style-name="P1"><text:span text:style-name="T1"># Kopplung über den User-Port</text:span></text:p>
      <text:p text:style-name="P1"/>
      <text:p text:style-name="P1"><text:span text:style-name="T1">&gt; In der letzten Ausgabe brachten wir zwei VC 20 dazu, gegeneinander zu spielen. Nun lassen wir zwei C 64, oder einen VC 20 und einen C 64, Daten oh­ne Jegliches Interface über den User-Port austauschen.</text:span></text:p>
      <text:p text:style-name="P1"/>
      <text:p text:style-name="P2"><text:span text:style-name="T2">Seit einigen Monaten betreibe ich zwei gekoppelte C 64, die sich zu meiner vollen Zufriedenheit die Befehle eines fünfstim­migen Synthesizer-Programms teilen. Während es für meine speziellen Anforderungen bereits genügt, ein einzelnes Byte rasch zu transportieren, können die vorhandenen Routinen oh­ne viel Mühe so erweitert werden, daß man</text:span></text:p>
      <text:p text:style-name="P2"><text:span text:style-name="T2"/></text:p>
      <text:p text:style-name="P2"><text:span text:style-name="T2">a) Basicprogramme</text:span></text:p>
      <text:p text:style-name="P2"><text:span text:style-name="T2">b) Variablen,</text:span></text:p>
      <text:p text:style-name="P2"><text:span text:style-name="T2">c) Arrays und</text:span></text:p>
      <text:p text:style-name="P2"><text:span text:style-name="T2">d) Maschinenprogramme überträgt und gegebenenfalls aus­führt.</text:span></text:p>
      <text:p text:style-name="P2"/>
      <text:p text:style-name="P2"><text:span text:style-name="T2">In diesem Artikel erläutere ich Ihnen die Grundroutinen an­hand der Basicprogrammübertragung.</text:span></text:p>
      <text:p text:style-name="P2"/>
      <text:p text:style-name="P2"><text:span text:style-name="T2">Neben der eingebauten seriellen Schnittstelle hat der C 64 wie alle Computer von Commodore einen programmierbaren User-Port, der eine Verbindung nach »draußen« darstellt und entsprechend genutzt werden kann. Die Adresse des User-Ports liegt beim C 64 auf 56577 ($dd01). Eine Abfrage mit PEEK (56577) zeigt den Wert 255. Ein POKE-Befehl ändert daran nichts, weil das Betriebssystem beim Initialisieren den User-Port als Eingang definiert und sich unbeschaltete Eingän­ge als logisch »1« verhalten. Bevor man den User-Port als Aus­gang definiert, müssen einige Sicherheitsvorkehrungen ge­troffen werden, denn der User-Port des einen Computers wird Draht für Draht mit dem des anderen verbunden. Dabei darf im­mer nur ein Computer den User-Port als Ausgang betreiben, sonst kommt es zur Zerstörung der Port-Bausteine. Die Adres­se des Richtungsregisters ist 56579 ($ddO3). In diesem Regi­ster definiert ein gesetztes Bit das entsprechende User-Bit als Ausgang. Dadurch wird ein gemischter Betrieb möglich, der in meinem Programm jedoch nicht vorkommt.</text:span></text:p>
      <text:p text:style-name="P2"/>
      <text:p text:style-name="P2"><text:span text:style-name="T2">Als Voraussetzung muß eine physikalische Verbindung in Form von Drähten und zwei User-Port-Steckern geschaffen werden.</text:span></text:p>
      <text:p text:style-name="P2"/>
      <text:p text:style-name="P2"><text:span text:style-name="T2">Es sind insgesamt 11 Drähte, welche die beiden Computer verbinden. Ich habe die Verbindung mit einer 4 m langen, sorg­fältig verlöteten Flachleitung realisiert und bisher keine Stö­rung bemerkt.</text:span></text:p>
      <text:p text:style-name="P2"/>
      <text:p text:style-name="P2"><text:span text:style-name="T2">Auf Seite 143 des C 64 Handbuchs ist die Kontaktbelegung des User-Port-Steckers aufgeführt.</text:span></text:p>
      <text:p text:style-name="P2"/>
      <text:p text:style-name="P2"><text:span text:style-name="T2">Die Daten-Bit-Kontakte PBO bis PB7 liegen genau in der Mit­te des Steckers und werden »Bit für Bit« verbunden, also »C« an »C«, »D« an »D« und so weiter.</text:span></text:p>
      <text:p text:style-name="P2"/>
      <text:p text:style-name="P2"><text:span text:style-name="T2">Auch die Masse-Leitungen »A« werden miteinander verbun­den.</text:span></text:p>
      <text:p text:style-name="P2"/>
      <text:p text:style-name="P2"><text:span text:style-name="T2">Die beiden übrigen Kontakte »B« und »M« werden gekreuzt, so daß »B« mit »M« verbunden ist und umgekehrt.</text:span></text:p>
      <text:p text:style-name="P2"/>
      <text:p text:style-name="P2"><text:span text:style-name="T2">Das Programm ist ausführlich erklärt. Eine Besonderheit ist die Speicherbereichswahl. Jeder Autor glaubt, der $c-Block sei ganz frei und warte auf genau sein Programm.</text:span></text:p>
      <text:p text:style-name="P2"/>
      <text:p text:style-name="P2"><text:span text:style-name="T2">Um hier eine bequeme Übernahmemöglichkeit in eigene Routinen zu bieten, lädt sich der Maschinenteil des Pro­gramms an das obere verfügbare RAM-Ende, schützt das Segment vor den Strings und löscht sich letztlich selbst. Die SYS-Adressen werden auf dem Bildschirm angezeigt. Dann können im Direkt-Modus Basicprogramme hin- und herge­schoben werden, oderaus Maschinenroutinen einzelne Bytes transportiert werden. Die Basicprogramm-Übertragung hat die angenehme Eigenschaft, das transportierte Programm an das bereits im Speicher befindliche Programm anzuhängen, es handelt sich also um eine Art Merge-Funktion. Der »NEW«-Befehl schafft wieder leere Verhältnisse, wenn’s mal zu voll ge­worden ist.</text:span></text:p>
      <text:p text:style-name="P2"/>
      <text:p text:style-name="P1"><text:span text:style-name="T1">## Programmerklärung</text:span></text:p>
      <text:p text:style-name="P1"/>
      <text:p text:style-name="P2"><text:span text:style-name="T2">Die Punkte »..« im Basicprogramm sind Platzhalter für die $-Seite, in die das Maschinenprogramm geladen wurde. Im fol­genden gehe ich von Seite $ 7f aus. $7f00 = sys 32512 überträgt ein Basicprogramm vom Sender zum Empfänger, wo es an das im Speicher befindliche Programm angehängt wird. Zunächst wird der User-Port des Senders als Ausgang defi­niert. Dann wird ein Zeiger in $58 eingerichtet, der von Basic-Start ($2b) bis Basic-Ende ($2d) alle Bytes der Byte-Sende-Routine mit »jsr 7f5e« übergibt. Nach Übertragung des letzten Bytes wird der User-Port wieder als Eingang geschaltet (= Si­cherheitsfall).</text:span></text:p>
      <text:p text:style-name="P2"/>
      <text:p text:style-name="P2"><text:span text:style-name="T2">Mit sys 32551 ($7f27) wird ein Basicprogramm empfan­gen. Durch Subtraktion von 2 vom Basic-Zeiger wird die Kop­peladresse gewonnen, ab der die empfangenen Bytes ge­speichert werden sollen. Die Byte-Empfangs-Routine steht ab $7f7c. Der Empfänger erkennt das Basicprogramm-Ende an drei folgenden Nullen ($#00), wonach er den Empfang ab­bricht, durch einen CLR-Befehl ($a660) die Basic-Zeiger neu setzt, durch $a533 die Programmzeilen neu bindet und schließlich in die Basicwarteschleife nach $e385 springt.</text:span></text:p>
      <text:p text:style-name="P2"/>
      <text:p text:style-name="P2"><text:span text:style-name="T2">$7f5e ist die Byte-Sende-Routine. Der Akkumulator des Prozessors wird in das Datenregister des User-Ports ge­schrieben, anschließend wird das dritte Bit in Register $ddOO auf »0« gesetzt. Nun bleibt das fünfte Bit in Register $ddOd des anderen Computers solange »1«, bis es gelesen wird. Durch den Lesevorgang wird es gleichzeitig gelöscht. Diesen Mechanismus kann man einfach zur Übertragungskontrolle nutzen. Das dritte Bit von $dd00 ist die VALID-Flagge. Wenn sie gesetzt ist, sind die Daten gültig. Damit der Sender weiß, wann er das Byte übertragen ansehen kann, sendet der Emp­fänger ein QUITTUNGs-Signal. Dieses kommt im fünften Bit des Registers $dd0d beim Sender an. Auch hier wird durch das Lesen gleichzeitig gelöscht. Braucht der Empfänger zu</text:span><text:s/><text:span text:style-name="T2">lange, um das Byte anzunehmen, zum Beispiel dann, wenn er gar nicht eingeschaltet ist, bricht der Sender nach zirka 1,8 Millisekunden Wartezeit den Sendevorgang ab und schaltet den USER-Port wieder auf Eingangs-Modus. Dadurch soll ver­hindert werden, daß die beiden Computer gleichzeitig senden, was der Hardware schaden würde. Nach erfolgter Übertra­gung wird das dritte Bit in $ddOO wieder auf »1« gesetzt, dabei ändert sich in $ddOd des anderen Computers nichts, es ist halt notwendig, um es wieder auf »0« setzen zu können.</text:span></text:p>
      <text:p text:style-name="P2"/>
      <text:p text:style-name="P2"><text:span text:style-name="T2">$7f7c ist die Byte-Empfangs-Routine. Hier wartet der Emp­fänger solange in der VALID-Schleife, bis die Daten gültig sind. Wird nichts gesendet, so wartet der Empfänger fortwährend und merkt nichts. Zum Abbruch muß man dann die RUN/STOP- und die RESTORE-Taste gleichzeitig drücken. Sind die Daten gültig, so werden sie in den Akkumulator des Prozessors gela­den. Der Empfänger quittiert durch einmaliges Nullen des drit­ten Bits von $dd00.</text:span></text:p>
      <text:p text:style-name="P2"/>
      <text:p text:style-name="P2"><text:span text:style-name="T2">$7f8f definiert den User-Port als Eingang, $7f92 definiert den User-Port als Ausgang. Der Trick mit »BIT mmnn« fand auch hier Anwendung. Man spart immerhin ein Byte.</text:span></text:p>
      <text:p text:style-name="P2"/>
      <text:p text:style-name="P2"><text:span text:style-name="T2">$7f9d initialisiert den User-Port. Zwar setzt das Betriebs­system den User-Port als Eingang, nimmt aber nicht die Flag in $ddOd weg, wodurch es direkt nach dem Einschalten zu einer VALID-Meldung kommt, die eine richtige Übertragung ver­hindert. Die VALID-Schleife in $7f9d liest so lange VALID-Flags, bis keine mehr kommen, und springt dann zur Eingangs-Richtungs-Routine.</text:span></text:p>
      <text:p text:style-name="P2"/>
      <text:p text:style-name="P1"><text:span text:style-name="T1">## Praktische Ausführung</text:span></text:p>
      <text:p text:style-name="P1"/>
      <text:list text:style-name="L2">
        <text:list-item>
          <text:p text:style-name="P4">* <text:span text:style-name="T2">Verbindungsleitung löten (1:1).</text:span></text:p>
        </text:list-item>
        <text:list-item>
          <text:p text:style-name="P4">* <text:span text:style-name="T2">Programm erfassen, SAVEn und RUNnen.</text:span></text:p>
        </text:list-item>
        <text:list-item>
          <text:p text:style-name="P4"/>
        </text:list-item>
      </text:list>
      <text:p text:style-name="P2"><text:span text:style-name="T2">Soll zum Beispiel von Computer A ein Programm zu Compu­ter B übertragen werden, so muß zuerst Computer B mit »sys 32551« vorbereitet werden, dann wird Computer A mit »sys 32512« zum Senden veranlaßt. Im umgekehrten Fall be­schwert sich Computer A mit der Meldung »device not present error«, welche aus dem Basicinterpreter für diesen Zweck ent­liehen wurde. Die Übertragungsrate liegt bei etwa 11 000 By­tes pro Sekunde.</text:span></text:p>
      <text:p text:style-name="P2"/>
      <text:p text:style-name="P1"><text:span text:style-name="T2">(Johannes Mockenhaupt/rg)</text:span></text:p>
      <text:p text:style-name="P1"/>
      <text:p text:style-name="P1"><text:span text:style-name="T1">-----</text:span></text:p>
      <text:p text:style-name="P1"><text:span text:style-name="T1"/></text:p>
      <text:p text:style-name="P1"><text:span text:style-name="T1"># Drucker/ Floppy ein- oder ausgeschaltet?</text:span></text:p>
      <text:p text:style-name="P1"/>
      <text:p text:style-name="P1"><text:span text:style-name="T1">&gt; Diese Prüfroutine verhindert wir­kungsvoll die Fehlermeldung: DEVICE NOT PRESENT ERROR und hilft, ein Programm absturzsicher zu machen.</text:span></text:p>
      <text:p text:style-name="P1"/>
      <text:p text:style-name="P2"><text:span text:style-name="T2">Bei der Prüfroutine handelt es sich um ein Unterprogramm, das mit GOSUB 10080 aufgerufen wird. Vor dem Aufruf der Routine muß festgelegt werden, welches Gerät überprüft wer­den soll (Gerätenummer DN%: 4 für Drucker, 8 für Floppy). Die Auswertung derVariablen DR% (0 = aus, 1 = ein) ermöglicht eine Aussage über den Einschaltzustand.</text:span><text:span text:style-name="T1">&lt;br&gt;</text:span></text:p>
      <text:p text:style-name="P1"><text:span text:style-name="T1">&lt;b&gt;Prüfroutine&lt;/b&gt;&lt;br&gt;</text:span></text:p>
      <text:p text:style-name="P1"><text:span text:style-name="T2">Zeile 10080:</text:span><text:span text:style-name="T1">&lt;br&gt;</text:span></text:p>
      <text:p text:style-name="P1"><text:span text:style-name="T2">Um die Maschinenroutine nicht bei jedem Aufruf des Unterpro­gramms einzulesen, wird sie nur beim ersten Aufruf eingele­sen.</text:span><text:span text:style-name="T1">&lt;br&gt;</text:span></text:p>
      <text:p text:style-name="P1"><text:span text:style-name="T2">Zeile 10090 und 10100:</text:span><text:span text:style-name="T1">&lt;br&gt;</text:span></text:p>
      <text:p text:style-name="P1"><text:span text:style-name="T2">In die vom Computer nicht benutzte Speicherstelle 2 der Zero­page wird die Device-Nummer DN% (4 für Drucker, 8 für Floppy) gePOKEt, das Maschinenprogramm aufgerufen und an­schließend der Inhalt der Speicherstelle 2 überprüft. War das Carry-Bit gesetzt, ist das entsprechende Gerät ausgeschaltet. Die Variable DR% wird entsprechend dem Einschaltzustand 1 (= ein) oder 0 (= aus) gesetzt.</text:span><text:span text:style-name="T1">&lt;br&gt;</text:span></text:p>
      <text:p text:style-name="P1"><text:span text:style-name="T2">Zeile 10140 bis 10170:</text:span><text:span text:style-name="T1">&lt;br&gt;</text:span></text:p>
      <text:p text:style-name="P1"><text:span text:style-name="T2">Basic-Lader der Maschinenroutine</text:span></text:p>
      <text:p text:style-name="P1"/>
      <text:p text:style-name="P2"><text:span text:style-name="T2">Nach dem Löschen des Bildschirms wird der Variablen DN% die entsprechende Geräte-Nummer (4 für Drucker, 8 für Flop­py) zugewiesen und die Prüfroutine aufgerufen. Die Abfrage der Variablen DR% (Device ready) ermöglicht es, eine Aussa­ge über den Einschaltzustand (0 = aus, 1 = ein) des entsprechenden Gerätes zu machen.</text:span></text:p>
      <text:p text:style-name="P2"/>
      <text:p text:style-name="P2"><text:span text:style-name="T2">Wird die Prüfroutine beim Diskettenlaufwerk angewendet (DN%=8), so muß nach dem Aufruf der Routine der Fehlerka­nal der Floppy gelöscht werden, da durch die Prüfung ein Syn­tax Error (31) vom DOS gemeldet wird (Ansprung des NMI-Vektors in Zeile 160).</text:span></text:p>
      <text:p text:style-name="P2"><text:span text:style-name="T2"/></text:p>
      <text:p text:style-name="P2"><text:span text:style-name="T2">(Werner Pfeil/gk)</text:span></text:p>
      <text:p text:style-name="P2"><text:span text:style-name="T2"/></text:p>
      <text:p text:style-name="P1"><text:span text:style-name="T1"># Analoger Meßwert rein — analoger Stellwert raus</text:span></text:p>
      <text:p text:style-name="P1"/>
      <text:p text:style-name="P1"><text:span text:style-name="T1">&gt; In diesem Beitrag wird eine einfache Anordnung für den Commodore 64 beschrieben, bei der ohne Umschalten ein Analogsignal eingegeben und ein Analogstellwert ausgegeben werden kann.</text:span></text:p>
      <text:p text:style-name="P1"/>
      <text:p text:style-name="P2"><text:span text:style-name="T2">Für einen regeltechnischen Versuch wurde eine Anordnung gebaut, bei der über eine dauernd mit dem Computer verbun­dene Meßleitung ein analoges Meßsignal aufgenommen, im Computer verarbeitet und über die 8-Bit-Datenleitung des Userports und einen 8-Bit-D-A-Wandler wieder ein analoges Stellsignal als Antwort ausgegeben werden kann (siehe Bild)</text:span></text:p>
      <text:p text:style-name="P2"/>
      <text:p text:style-name="P2"><text:span text:style-name="T2">Diese Anordnung dürfte auch für viele Bastelzwecke sehr in­teressant sein. Für den Analogeingang wurde mit dem IC LM311 ein Spannungs-Frequenzwandler gebaut. Die Fre­quenz des erzeugten Rechtecksignals wurde über eine ein­adrige Schirmleitung mit Ader auf PIN6 = CNT-2 des User­ports und Schirm auf PIN1 = GND zur Frequenzmessung eingegeben. Diese Anwendung ist prinzipiell in [1] beschrieben, allerdings mit dem kleinen Schönheitsfehler, daß die Sache so nicht funktioniert. Trotzdem ist das erwähnte Buch sehr emp­fehlenswert wegen seiner Vielfalt und Verständlichkeit. Im fol­genden wird zunächst ein funktionsfähiges Programm gezeigt und anschließend werden wesentliche Verbesserungen unter Verwendung einer Assembler-Routine geschildert. Ein Studi­um der Literatur [1 bis 4] zeigt, daß für eine einfache Frequenz­messung bis hinauf zu etwas mehr als 20 kHz der im CIA 6526 (Complex Interface-Adapter-IC) eingebaute Zähler und die Sy­stemuhr Tl als Zeitbasis in Frage kommen. Wer einen Rechteckgenerator zur Hand hat, kann diesauch gleich (TTL-Pegel 5 V einstellen) mal ausprobieren! Geben sie das folgende Basic-Programm ein und schließen Sie den Generator — wie be­schrieben — an CNT-2 an.</text:span></text:p>
      <text:p text:style-name="P2"/>
      <text:p text:style-name="P2"><text:span text:style-name="T2">Es wurden folgende Adressen verwendet&lt;br&gt;</text:span></text:p>
      <text:p text:style-name="P1"><text:span text:style-name="T2">Dez. 56590 Hex DD0E Kontrollregister für Zähler 1&lt;br&gt;</text:span></text:p>
      <text:p text:style-name="P1"><text:span text:style-name="T2">Dez. 56580 Hex DD04 Zähler 1 Low-Byte T1L&lt;br&gt;</text:span></text:p>
      <text:p text:style-name="P1"><text:span text:style-name="T2">Dez. 56581 Hex DD05 Zähler 1 High-Byte T1H</text:span></text:p>
      <text:p text:style-name="P1"/>
      <text:p text:style-name="P2"><text:span text:style-name="T2">In Zeile 100 wird das Kontrollregister für den Zähler 1 so pro­grammiert, daß dieser in der gewünschten Art arbeitet und zu­nächst im STOP-Zustand ist. In Zeile 110 wird der Zähler mit HB = 255 und LB = 255 geladen; er hat die Eigenschaft, diese zwei Byte nach dem Start herunterzuzählen (Dez. 65535 bis 0). Der Zähler kann nun aber nicht, wie in [1] erwähnt, mit dem Setzen des High-Byte von T1 (T1H) gestartet werden, sondern durch den Befehl Roke 56590, 241, bei dem Bit 0 im Kontroll­register auf 1 = START gesetzt wird. Die Tl-Uhr wird bei die­sem Programm »im Vorübergehen« gelesen, die beiden IF Abfragen geben den Start- und den Auslesebefehl für den Zähler.</text:span></text:p>
      <text:p text:style-name="P2"/>
      <text:p text:style-name="P2"><text:span text:style-name="T2">Im Kontrollregister haben nur Bit 0 und 5 wichtige Funktio­nen:&lt;br&gt;</text:span></text:p>
      <text:p text:style-name="P2"><text:span text:style-name="T2">11110001 = Dez. 241 → Zähler Start&lt;br&gt;</text:span></text:p>
      <text:p text:style-name="P2"><text:span text:style-name="T2">11110000 = Dez. 240 → Zähler Stop</text:span></text:p>
      <text:p text:style-name="P2"/>
      <text:p text:style-name="P2"><text:span text:style-name="T2">Die anderen Bits sind als »Dauermaske« aufzufassen.</text:span></text:p>
      <text:p text:style-name="P2"/>
      <text:p text:style-name="P2"><text:span text:style-name="T2">Das Basicprogramm zeigt jedoch leider bei der praktischen Anwendung Anzeigeschwankungen von etwa 2 Prozent und manchmal weit darüber. Schuld daran ist sicher die Programm­sprache Basic, welche zum Beispiel aufgrund von zu langsa­men Bearbeitungszeiten des Basic-Interpreters in den IF Abfragen ziemliche Fehler in der Zeitbasis zu verursachen scheint. Gelegentlich kommt die ganze Messung aber auch noch stärker »aus dem Tritt«. Geht man dazu über, die Uhr Tl nicht »im Vorübergehen« abzulesen, dann kann man schon ei­ne etwas bessere Genauigkeit erreichen.</text:span></text:p>
      <text:p text:style-name="P2"/>
      <text:p text:style-name="P2"><text:span text:style-name="T2">In diesem Programm wird in Zeile 120/130 durch EinPOKEn von 0 in die drei TI-Register 160, 161, 162 die Uhr Tl jedesmal neu gestartet, wobei Register 162 des »schnellsten Räd­chens« zuletzt genullt wird. Hierdurch entfällt die erste IF Schleife des Starts. Benützt wird im Prinzip nur Regsiter 162, in welchem die Uhr von 0 bis 255 in Schritten von 1/60 s (Jiffies) läuft. Die beiden anderen Register werden nur zur Si­cherheit genullt.</text:span></text:p>
      <text:p text:style-name="P2"/>
      <text:p text:style-name="P2"><text:span text:style-name="T2">Ausgehend von diesem Programm wurde das folgende Assembler-Programm geschrieben, das im Prinzip den glei­chen Ablauf hat, bei dem aber die Startbefehle für Zähler und Uhr Tl sowie der Stop-Befehl für den Zähler und vor allem die Zeitabfrage und das Ablesen »blitzschnell« ablaufen:</text:span></text:p>
      <text:p text:style-name="P1"/>
      <text:p text:style-name="P2"><text:span text:style-name="T2">Nach einmaligem RUN-Lauf kann dieses Programm immer mit SYS 49152 aufgerufen werden, der Basiclader kann dann gelöscht werden (vorher natürlich speichern!). Das Programm arbeitet einen Durchlauf des Meßzyklus ab und kehrt dann nach Basic zurück, zuvor hat es jedoch HB und LB des Zäh­lers, T1H und T1L, nach Adresse Dez 781 und 782 abgelegt. Aus diesem »Briefkasten« können die Werte mit PEEK geholt werden. Als Beispiel ein Miniprogramm zur dauernden Frequenzanzeige in Hz:</text:span></text:p>
      <text:p text:style-name="P2"/>
      <text:p text:style-name="P2">TODO</text:p>
      <text:p text:style-name="P1"/>
      <text:p text:style-name="P2"><text:span text:style-name="T2">Mit diesem Programm wurde eine Genauigkeit von deutlich besser als 1 Prozent erhalten. Versuche zeigten, daß selbst im praktischen Betrieb mit einem Spannungs-Frequenzwandler die Meßdauer ohne Verschlechterung des Ergebnisses auf 30 x 1/60 s + 0,5 s verkürzt werden kann. Dies kann man im Basiclader dadurch bewerkstelligen, daß in Zeile 130 die Zahl 60 in 30 geändert wird.</text:span></text:p>
      <text:p text:style-name="P2"/>
      <text:p text:style-name="P2"><text:span text:style-name="T2">Bei der praktischen Anwendung wurde entsprechend [1] beziehungsweise nach Angaben des Herstellers [5] mit dem IC LM 331 folgender Spannungs-Frequenzwandler gebaut:</text:span></text:p>
      <text:p text:style-name="P2"><text:span text:style-name="T2"/></text:p>
      <text:p text:style-name="P2"><text:span text:style-name="T2">Die Schaltung funktioniert sehr gut und recht genau! Für die »Stellenwertausgabe« wurde mit dem 8-Bit-D-A-Wandler ZN428 folgende Schaltung aufgebaut:</text:span></text:p>
      <text:p text:style-name="P2"/>
      <text:p text:style-name="P2"><text:span text:style-name="T2">Die Ausgabe über den Userport erfolgt mit Hilfe folgender Befehle:&lt;br&gt;</text:span></text:p>
      <text:p text:style-name="P1"><text:span text:style-name="T2">Poke 56579, 255 (Datenleitungen PBO bis PB7 auf Aus­gabe)&lt;br&gt;</text:span></text:p>
      <text:p text:style-name="P1"><text:span text:style-name="T2">Poke 56577, x (x = Dez.-Wert der Ausgabe)&lt;br&gt;</text:span></text:p>
      <text:p text:style-name="P1"><text:span text:style-name="T2">Der Wandler erzeugt dann eine zu x proportionale Spannung.</text:span></text:p>
      <text:p text:style-name="P1"/>
      <text:p text:style-name="P2"><text:span text:style-name="T2">Dem Nachteil einer V/f-Wandler-Zeit von ≈ 0,5 s steht der Vorteil gegenüber, daß keine Ein-Ausgabeleitungs-Umschaltung erforderlich ist, die Signale stehen stetig am Port zur Ver­fügung. Eine mehrkanalige Ausführung des Eingangs durch Multiplexen ist denkbar. Beim Ausgang ist dies sicher etwas schwieriger.</text:span></text:p>
      <text:p text:style-name="P2"/>
      <text:p text:style-name="P2"><text:span text:style-name="T2">(Dr. Ernst Breitz/rg)</text:span></text:p>
      <text:p text:style-name="P2"><text:span text:style-name="T2"/></text:p>
      <text:p text:style-name="P2"><text:span text:style-name="T2">Literatur</text:span></text:p>
      <text:p text:style-name="P2"/>
      <text:list text:style-name="L3">
        <text:list-item>
          <text:p text:style-name="P4"><text:tab/>[1]<text:span text:style-name="T2"><text:s/>Anderson A., Kullbjer A.: »Messen, steuern, regeln mit dem VC 20 und Commdore 64«, Haller-Verlag, Saarbrücken</text:span></text:p>
        </text:list-item>
        <text:list-item>
          <text:p text:style-name="P4"><text:tab/>[2]<text:span text:style-name="T2"><text:s/>Angerhausen, Brückmann, Englisch, Gerits, »64 intern«, Data-Becker, Düsseldorf</text:span></text:p>
        </text:list-item>
        <text:list-item>
          <text:p text:style-name="P4"><text:tab/>[3]<text:span text:style-name="T2"><text:s/>Floegel E., »Hardware-Erweiterungen für Commodore 64«, Hofacker-Verlag, Holzkirchen</text:span></text:p>
        </text:list-item>
        <text:list-item>
          <text:p text:style-name="P4"><text:tab/>[4]<text:span text:style-name="T2"><text:s/>Brückmann, »Der Commodore 64 und der Rest der Welt«;</text:span></text:p>
        </text:list-item>
      </text:list>
      <text:p text:style-name="P1"><text:span text:style-name="T2">Data-Becker, Düsseldorf</text:span></text:p>
      <text:list text:style-name="L3">
        <text:list-item>
          <text:p text:style-name="P4"><text:tab/>[1]<text:span text:style-name="T2"><text:s/>National-Semiconductor, Daten-Blatt zu LM 131/231/331</text:span></text:p>
        </text:list-item>
      </text:list>
      <text:p text:style-name="P4"><text:span text:style-name="T2"/></text:p>
      <text:p text:style-name="P4"><text:span text:style-name="T2">----</text:span></text:p>
      <text:p text:style-name="P4"><text:span text:style-name="T2"/></text:p>
      <text:list text:style-name="L3">
        <text:list-item>
          <text:p text:style-name="P4"># <text:span text:style-name="T1">»Kudiplo« erfüllt Schüler­träume</text:span></text:p>
        </text:list-item>
        <text:list-item>
          <text:p text:style-name="P4"><text:span text:style-name="T1"/></text:p>
        </text:list-item>
        <text:list-item>
          <text:p text:style-name="P4"><text:span text:style-name="T1">&gt; Eine komplette Kurvendiskussion ist für Computerbesitzer eine ganz einfa­che Angelegenheit.</text:span></text:p>
        </text:list-item>
        <text:list-item>
          <text:p text:style-name="P4"/>
        </text:list-item>
      </text:list>
      <text:p text:style-name="P2"><text:span text:style-name="T2">Wer hätte sich da nicht gewünscht, solche lästige Arbeit nähme ihm ein fleißiger Computer ab. Diesen Wunsch erfüllt »Kudiplo« jedenfalls für den, der einen VC 20 mit wenigstens 3 KByte Erweiterung besitzt. Für den C 64 ist »Kudiplo« leicht einzurichten. Nur die Bildschirmbefehle sind anzupassen.</text:span></text:p>
      <text:p text:style-name="P2"/>
      <text:p text:style-name="P2"><text:span text:style-name="T2">Benötigt wird außerdem der VC 1520, der Printer-Plotter von Commodore der die grafische Darstellung mit einer Präzi­sion möglich macht, die keine Wünsche offen läßt. Mit »Kudi­plo« kann dann jede beliebige mathematische Funktion im frei wählbaren Bereich und Maßstab dargestellt werden. Außer­dem wird auf Wunsch eine Kurvendiskussion ausgedruckt mit Nullstellen, Sprungstellen und Extrema, deren Koordinaten bis zur vierten Dezimalstelle genau berechnet werden.</text:span></text:p>
      <text:p text:style-name="P2"/>
      <text:p text:style-name="P2"><text:span text:style-name="T2">Hier die besonderen Fähigkeiten des Programmes:</text:span></text:p>
      <text:p text:style-name="P2"><text:span text:style-name="T2"/></text:p>
      <text:p text:style-name="P2"><text:span text:style-name="T2">□ Auf beiden Koordinatenachsen kann der dargestellte Be­reich frei gewählt werden durch Bestimmung des jeweils unter­sten und obersten Wertes.</text:span></text:p>
      <text:p text:style-name="P14"><text:span text:style-name="T2">□ Die zweckmäßigste Positionierung der Koordinatenachsen wird automatisch ermittelt (Normalfall: Kreuzung im Nullpunkt). </text:span></text:p>
      <text:p text:style-name="P14"><text:span text:style-name="T2">□ Entsprechend dem gewählten Bereich wird die Skalierung des Achsenkreuzes berechnet und in die Grafik geschrieben. □ Die Maßeinheit beider Achsen beträgt dabei immer 10 mm, so daß Zwischenwerte leicht aus der Grafik ausgemessen und berechnet werden können.<text:tab/></text:span></text:p>
      <text:p text:style-name="P1"><text:span text:style-name="T2">□ Der frei wählbare Darstellungsbereich macht es möglich, durch Wahl eines Teilbereiches Ausschnittvergrößerungen der Funktion in jedem beliebigen Maßstab darzustellen (!).</text:span></text:p>
      <text:p text:style-name="P1"><text:span text:style-name="T2">□ In ein Achsenkreuz kann nach der ersten auch noch eine zweite und beliebig oft noch eine weitere Funktion (etwa zum Vergleich mit der ersten) geplottet werden — solange nicht mit »Paper feed« der Papiertransport betätigt wurde.</text:span></text:p>
      <text:list text:style-name="L4">
        <text:list-item>
          <text:p text:style-name="P4"><text:span text:style-name="T2"><text:tab/>Jede Funktion wird in anderer Farbe gezeichnet und die zu­gehörige Gleichung mit gleicher Farbe in die Grafik eingetra­gen.</text:span></text:p>
        </text:list-item>
        <text:list-item>
          <text:p text:style-name="P4"><text:span text:style-name="T2"><text:tab/>Auf Wunsch wird von der zuletzt dargestellten Funktion die Kurvendiskussion erstellt.</text:span></text:p>
        </text:list-item>
        <text:list-item>
          <text:p text:style-name="P4"><text:span text:style-name="T2"><text:tab/>Dabei werden ermittelt: Extrema, Maxima, Minima und Sat­telpunkte sowie die Nullstellen unter Angabe der Steigung und die Sprungstellen mit ihren Koordinaten.</text:span></text:p>
        </text:list-item>
        <text:list-item>
          <text:p text:style-name="P4"><text:span text:style-name="T2"><text:tab/>Verarbeitet werden alle dem VC 20- (beziehungsweise C 64) geläufigen mathematischen Funktionen. Bei ihrer Eingabe ist nur auf die Einhaltung der üblichen Syntax zu achten.</text:span></text:p>
        </text:list-item>
        <text:list-item>
          <text:p text:style-name="P4"><text:span text:style-name="T2"><text:tab/>Ein besonderer Vorzug von »Kudiplo« ist schließlich, daß das Programm unzulässige Werte erkennt und unberücksichtigt läßt SQR(X) führt darum bei Werten von X &lt; 0 ebensowenig zum Abbruch des Programms wie 1/X bei X = 0.</text:span></text:p>
        </text:list-item>
      </text:list>
      <text:p text:style-name="P9"/>
      <text:p text:style-name="P2"><text:span text:style-name="T2">Die Gebrauchsanleitung für den Benutzer wird Über den Bildschirm angegeben. Unlogische Eingaben werden zurück­gewiesen.</text:span></text:p>
      <text:p text:style-name="P2"/>
      <text:p text:style-name="P2"><text:span text:style-name="T2">Das Programm erfragt zuerst den Bereich, in welchem die Funktion dargestellt wird (Zeilen 470 bis 540). Die entspre­chenden Werte werden in den Variablen XU, XO, YU und YO gespeichert. Aus diesen Werten wird die Lage des Nullpunk­tes auf beiden Achsen (XN und YN) und die Maßeinheit für die</text:span><text:s/><text:span text:style-name="T2">Skalierung der Achsen (XE und YE) berechnet. Weiter wird an­schließend die darzustellende Funktion in den Zeilen 585 bis 620 erfragt.</text:span></text:p>
      <text:p text:style-name="P2"/>
      <text:p text:style-name="P2"><text:span text:style-name="T2">Die folgende Routine dient dazu, die Funktion In das Pro­gramm zu übernehmen, indem sie zusammen mit Ihrer Ablei­tung in die Programmzellen 65 bis 80 und 205 geschrieben wird. Die Routine bedient sich dabei des bekannten Verfah­rens der Eingabe über Bildschirmspeicher und Tastaturpuffer:</text:span></text:p>
      <text:p text:style-name="P2"/>
      <text:p text:style-name="P2"><text:span text:style-name="T2">Die zu verändernden Zeilen werden auf den Bildschirm geschrieben, dann wird der Tastaturpuffer mit der erforderlichen Zahl von »RETURNs« gefüllt Bei dem dann folgenden Pro­grammabbruch (Zeile 660) arbeitet der Computer die Befehle im Tastaturpuffer ab Damit bei der hiermit bewirkten Änderung des Programmes die zuvor gewählten Parameter nicht verloren gehen, werden auch diese (mit Eingabe In die Zeilen 45 und 50) gerettet. Damit diese Routine funktioniert, dürfen die Zeilennummem 45, 50, 65, 70 und 205 nicht verändert wer­den!!</text:span></text:p>
      <text:p text:style-name="P2"/>
      <text:p text:style-name="P1"><text:span text:style-name="T2">Nachdem sich das Programm durch »GOTO 45« selbst wieder gestartet hat, werden zunächst die Parameter aus den Zeilen 45 bis 55 und aus den Zeilen 65 bis 80 die definierten Funk­tionen eingelesen.</text:span></text:p>
      <text:p text:style-name="P1"/>
      <text:p text:style-name="P2"><text:span text:style-name="T2">Nun endlich kann der Plotter in Funktion treten. Er zeichnet die X-Achse (Zeilen 100 bis 140) und die Y-Achse (Zellen 145 bis 165) in der Größe von 400 x 400 Druckersteps (= 8 x 8 cm).</text:span></text:p>
      <text:p text:style-name="P2"/>
      <text:p text:style-name="P2"><text:span text:style-name="T2">Es folgt in den Zeilen 195 bis 225 die Berechnung der Funktionswerte, beginnend mit dem niedrigsten Wert von X und mit der Schrittweite J von normalerweise 1/400 des Gesamtbe­reichs. Wer die Ausgabe (auf Kosten der Auflösung) beschleu­nigen möchte erreicht dies durch Zuweisung eines höheren Wertes für J.</text:span></text:p>
      <text:p text:style-name="P2"/>
      <text:p text:style-name="P2"><text:span text:style-name="T2">Die Zeilen 185 bis 195 bedürfen einer etwas ausführlichen Erklärung: Normalerweise würde das Auftreten unzulässiger Werte in der Funktion von X zum Abbruch des Programmes führen, so zum Beispiel wenn der Logarithmus von Werten X&lt;0 gebildet werden oder durch X=0 dividiert werden soll. Die Verarbeitung solcher Funktionen erfordert einen Eingriff ins Betriebssystem: Der Zeiger für die Fehlerbehandlungs-Routine (Speicherplätze $0300 und $0301) wird so (mit Zeile 190) verbogen, daß er jetzt auf einen in den Kassettenpuffer gePOKEten (Zeile 185) Sprungbefehl zeigt.</text:span></text:p>
      <text:p text:style-name="P2"/>
      <text:p text:style-name="P2"><text:span text:style-name="T2">Infolge dieses Eingriffs gibt nun das Betriebssystem bei Auf­treten eines Fehlers nicht mehr Alarm, sondern beginnt mit der Abarbeitung der nächsten (!) Zeile Restliche Statements in der fehlerträchtigen Zeile werden also nicht mehr beachtet.</text:span></text:p>
      <text:p text:style-name="P2"/>
      <text:p text:style-name="P2"><text:span text:style-name="T2">Mit diesem Trick wird bewirkt, daß der Sprungbefehl am En­de derZeile 205 normalerweise ausgeführt wird, bei Auftreten eines Fehlers aber die Zeilen 210 bis 215 abgearbeitet wer­den. Hier wird je nach Art des Fehlers die Null-Fehler-Flag FE gesetzt oder der unzulässige Wert von X in der Variablen XW festgehalten. Diese Werte sind im weiteren Programmablauf behilflich, unzulässige Werte von X zu vermeiden.</text:span></text:p>
      <text:p text:style-name="P2"/>
      <text:p text:style-name="P2"><text:span text:style-name="T2">Nach Berechnung aller Werte von X und Ausdruck der ent­sprechenden Punkte der Funktion (X;Y) in Zeile 220 wird mit den POKE-Befehlen der Zeile 225 der Zeiger für die Fehle­rausgabe wieder in den Normalzustand gebracht. Die einge­gebene Funktion ist damit fertig geplottet. Das Papier wird vor­geschoben, damit das Ergebnis besichtigt werden kann (Zeile 235). Auf dem Bildschirm erscheint zugleich das Menü (Zeilen 665 bis 720). Abhängig von der Eingabe verzweigt das Pro­gramm nun entweder</text:span></text:p>
      <text:p text:style-name="P2"/>
      <text:list text:style-name="L5">
        <text:list-item>
          <text:p text:style-name="P4">1) <text:span text:style-name="T2">zur Eingabe einer Funktion, die in die gleichen Koordinaten geplotten werden soll, oder</text:span></text:p>
        </text:list-item>
        <text:list-item>
          <text:p text:style-name="P4">2) <text:span text:style-name="T2">zur Eingabe der Parameter für ein neues Koordinatenkreuz oder</text:span></text:p>
        </text:list-item>
        <text:list-item>
          <text:p text:style-name="P4">3) <text:span text:style-name="T2">zur Ausgabe der Kurvendiskussion, die jeweils nur von der letzten dargestellten Funktion erstellt werden kann.</text:span></text:p>
        </text:list-item>
        <text:list-item>
          <text:p text:style-name="P4"/>
        </text:list-item>
      </text:list>
      <text:p text:style-name="P2"><text:span text:style-name="T2">Im Rahmen der Routine für die Berechnung der Kurvendis­kussion werden die Fehler-Flags XW und FE dazu verwendet, unzulässige Werte auszulassen.</text:span></text:p>
      <text:p text:style-name="P2"/>
      <text:p text:style-name="P2"><text:span text:style-name="T2">Nun werden zuerst die Null- beziehungsweise Sprungstel­len (Zeilen 285 bis 360) und dann die Extrema (Zeilen 365 bis 390) ermittelt. Doch nun viel Spaß beim Arbeiten mit »Kudiplo«.</text:span></text:p>
      <text:p text:style-name="P2"/>
      <text:p text:style-name="P1"><text:span text:style-name="T2">(Jürgen Curdt/ev)</text:span></text:p>
      <text:p text:style-name="P1"/>
      <text:p text:style-name="P1"><text:span text:style-name="T9">-------</text:span></text:p>
      <text:p text:style-name="P1"><text:span text:style-name="T9"/></text:p>
      <text:p text:style-name="P1"><text:span text:style-name="T9"># </text:span><text:span text:style-name="T1">Hardcopy für den Sieger</text:span></text:p>
      <text:p text:style-name="P1"><text:span text:style-name="T1"/></text:p>
      <text:p text:style-name="P1"><text:span text:style-name="T1">&gt; In unserer letzten Ausgabe konnten wir das Görlitz-Interface für Epson-Drucker zum Testsieger erklären. Die Schnittstelle verdankt diesen Sieg hauptsächlich ihrer universellen An­wendbarkeit. Dazu gehört auch das Ausdrucken eines Bildschirminhaltes in Verbindung mit Simons Basic. Daß eine Basicerweiterung aber nicht un­bedingt notwendig ist, zeigt diese Hardcopyroutine.</text:span></text:p>
      <text:p text:style-name="P3"/>
      <text:p text:style-name="P2"><text:span text:style-name="T2">Mit dem Maschinenprogramm ist es möglich, Grafiken im Maßstab 1:1 (Druckdauerzirka 35 Sekunden, 64 000 Dots) oder im Maßstab 2:1 (Druckdauer zirka 2 Minuten, 256 000 Dots) ausgeben zu lassen.</text:span></text:p>
      <text:p text:style-name="P2"/>
      <text:p text:style-name="P2"><text:span text:style-name="T2">Mit dem Basic-Lader kann das Maschinenprogramm in jeden beliebigen Speicherbereich eingelesen werden. Sinnvoller­weise sollte das Maschinenprogramm auf die Startadresse # 49152 ($C000) gesetzt werden, da hier keine Basic-Bytes verloren gehen. Wird trotzdem eine Endadresse für das Pro­gramm festgestellt, die unter #40960 ($A000) liegt, so wird der Beginn des Maschinenprogramms gleichzeitig als Ende des Basic-RAMs ausgewiesen; hierdurch wird verhindert, daß das Maschinenprogramm versehentlich von Basic aus über­schrieben wird. Zusätzlich kann wegen der Unterschiedlich­keit der Interfaces gewählt werden, welche Filenummer, wel­ches Gerät und was für eine Sekundäradresse gesetzt werden sollen. Damit die Zeichen ohne Umdefinition vom Computer zum Drucker gesendet werden, ist es je nach Interface not­wendig, eine entsprechende Sekundäradresse zu setzen. Entsprechende Hinweise befinden sich sicher bei der Betriebs­anleitung des Interfaces. Je nach Bedarf können die Parame­ter der Initialisierungsroutine geändert werden.</text:span></text:p>
      <text:p text:style-name="P2"/>
      <text:p text:style-name="P2"><text:span text:style-name="T2">Die mit dem Basic-Lader erzeugte Routine sollte man nach der Erzeugung abspeichern. Für die verschiedenen Speicher­konfigurationen lassen sich natürlich auch verschiedene Hard­copyroutinen erzeugen. Die Startadresse und die Endadresse des erzeugten Maschinenprogramms werden auf dem Monitor angezeigt.</text:span></text:p>
      <text:p text:style-name="P2"/>
      <text:p text:style-name="P2"><text:span text:style-name="T2">Wird das Maschinenprogramm abgespeichert, so geschieht das unter dem Namen »HC EPSON xxxxx«, wobei xxxxx die Startadresse der Routine wiedergibt.</text:span></text:p>
      <text:p text:style-name="P2"/>
      <text:p text:style-name="P1"><text:span text:style-name="T2">Hinweise zum Maschinenprogramm:</text:span></text:p>
      <text:p text:style-name="P1"/>
      <text:p text:style-name="P1"><text:span text:style-name="T2">— Es wird nur eine Datei auf den Drucker eröffnet; diese kann vom Anwender selbst definiert werden.</text:span></text:p>
      <text:p text:style-name="P1"><text:span text:style-name="T2">— Es können die Grafiken aller acht Grafikbildschirme ohne Einschränkungen verarbeitet werden.</text:span></text:p>
      <text:p text:style-name="P1"><text:span text:style-name="T2">— Nach dem Ende des Maschinenprogramms müssen 16 By­te für zwei Umrechnungstabellen freigehalten werden.</text:span></text:p>
      <text:p text:style-name="P1"><text:span text:style-name="T2">— Es werden nur die folgenden Byte in der Zero-Page für die Routine benötigt: $FB-$FF, $02, $A7-$AA.</text:span></text:p>
      <text:p text:style-name="P1"><text:span text:style-name="T2">Zur Implementierung des Programms:</text:span></text:p>
      <text:p text:style-name="P1"/>
      <text:p text:style-name="P2"><text:span text:style-name="T2">Die Routine kann im Direktmodus, aber auch unter Pro­grammkontrolle aufgerufen werden. Dabei liegt der besondere Vorteil des Programms darin, das sämtliche Parameter durch Basicvariablen ausgedrückt werden können. Das Format zum Ausdruck eines Bildes in Hires-Grafik lautet SYS A, B, C.</text:span></text:p>
      <text:p text:style-name="P2"><text:span text:style-name="T2"/></text:p>
      <text:p text:style-name="P2"><text:span text:style-name="T2">XXX TABLE</text:span></text:p>
      <text:p text:style-name="P15"><text:span text:style-name="T2">A —<text:tab/>bezeichnet die Startadresse der Routine</text:span></text:p>
      <text:p text:style-name="P15"><text:span text:style-name="T2">B —<text:tab/>bezeichnet die Startadresse von einem der acht</text:span></text:p>
      <text:p text:style-name="P2"><text:span text:style-name="T2">möglichen Grafikbildschirme</text:span></text:p>
      <text:p text:style-name="P16"><text:span text:style-name="T2">C — gibt den Maßstab der Wiedergabe an. Dabei kann man zwischen vier Ausgabetypen wählen:</text:span></text:p>
      <text:p text:style-name="P16"><text:span text:style-name="T2">0 — gibt das Hiresbild im Maßstab 1:1 aus, zusätzlich wird die Grafik invertiert ausgegeben.</text:span></text:p>
      <text:list text:style-name="L6">
        <text:list-item>
          <text:p text:style-name="P4"><text:span text:style-name="T2"><text:tab/>— gibt das Hiresbild ohne Invertierung im Maßstab 1:1 aus.</text:span></text:p>
        </text:list-item>
        <text:list-item>
          <text:p text:style-name="P4"><text:span text:style-name="T2"><text:tab/>— Der Grafikbildschirm wird im Verhältnis 1:2 vergrö­ßert. Zusätzlich wird das Bild invertiert.</text:span></text:p>
        </text:list-item>
        <text:list-item>
          <text:p text:style-name="P4"><text:span text:style-name="T2"><text:tab/>— Auch hier wird das Bild vergrößert, die Ausgabe des Bildes erfolgt ohne Invertierung.</text:span></text:p>
        </text:list-item>
      </text:list>
      <text:p text:style-name="P9"/>
      <text:p text:style-name="P2"><text:span text:style-name="T2">Wird die Routine als Maschinenprogramm geladen, so muß man nach dem Laden »NEW« eingeben, um sämtliche Zeiger zu korrigieren.</text:span></text:p>
      <text:p text:style-name="P2"/>
      <text:p text:style-name="P1"><text:span text:style-name="T2">Fehlerbehandlung:</text:span></text:p>
      <text:p text:style-name="P1"/>
      <text:p text:style-name="P1"><text:span text:style-name="T2">— Werden die Angaben nicht durch Kommata getrennt, er­scheint SYNTAX ERROR.</text:span></text:p>
      <text:p text:style-name="P1"><text:span text:style-name="T2">— Wird eine Startadresse für B eingegeben, die nicht mit der Anfangsadresse eines der acht Grafikbildschirme (0, 8192, 16384, 24576, 32768, 40960, 49152 oder 57344) übereinstimmt, so wird je nach Argument »UNDEF’D STATEMENT« oder »ILLEGAL QUANTITY« ausgegeben.</text:span></text:p>
      <text:p text:style-name="P1"><text:span text:style-name="T2">— Bei Angabe eines ungültigen Maßstabs dagegen wird je nach Argument »UNDEF'D FUNCTION« oder »ILLEGAL QUANTITY« ausgegeben.</text:span></text:p>
      <text:p text:style-name="P1"/>
      <text:p text:style-name="P1"><text:span text:style-name="T2">Anwendungsbeispiel:</text:span></text:p>
      <text:p text:style-name="P1"/>
      <text:p text:style-name="P2"><text:span text:style-name="T2">Zunächst wird mit dem Basic-Lader die Maschinenspracheroutine initialisiert. Soll zum Beispiel die Hardcopyroutine zu­sammen mit Simons Basic arbeiten, so braucht die vorgese­hene Startadresse 49152 nicht geändert zu werden. Die er­fragten Parameter Device (Gerätenummer) und Sekundär­adresse richten sich nach dem benutzten Interface. Änderun­gen können bei Bedarf durch Überschreiben der alten Werte vorgenommen werden. Nach korrekter Eingabe wird dann das Maschinenprogramm erzeugt. Nach Abschluß dieser Opera­tion kann dann noch entschieden werden, ob der erzeugte Code abgespeichert werden soll. Wird die Frage positiv beant­wortet, so wird das Maschinenprogramm nach Wahl auf Dis­kette beziehungsweise Kassette abgespeichert. Zum Schluß wird nur noch errechnet, ob das Programm in einem Bereich steht, der von Basic aus erreichbar ist. Ist das der Fall, so wird das Maschinenprogramm vor einem versehentlichen Über­schreiben geschützt.</text:span></text:p>
      <text:p text:style-name="P2"/>
      <text:p text:style-name="P2"><text:span text:style-name="T2">Ist dann die Routine einmal erzeugt, so kann man mit der Ausgabe von Hires-Grafiken beginnen. Erzeugt man zum Bei­spiel mit Hilfe von Simons Basic eine Hires-Grafik, so wird die­se mit SYS xxxxx,57344,1 im Originalmaßstab ausgegeben. Dabei bezeichnet xxxxx die Anfangsadresse der Routine, bei 57344 liegt der Grafikbildschirm von Simons Basic und der letzte Parameter 1 gibt an, daß die Grafik im Maßstab 1:1 ohne Invertierung des Bildes ausgegeben werden soll. Nach ord­nungsgemäßer Eingabe des SYS-Befehls beginnt der Drucker das Bild auszugeben.</text:span></text:p>
      <text:p text:style-name="P2"/>
      <text:p text:style-name="P2"><text:span text:style-name="T2">Bei Bedarf kann man dann zu einem späteren Zeitpunkt die abgespeicherte Maschinenroutine nachladen. Liegt sie im Basicbereich (bis #40959,$9FFF), so kann man durch Abtip­pen und Starten der Zeilen 144 bis 146 des Laders erreichen, daß das Programm vor Überschreibung geschützt wird, ohne gleich den gesamten Lader zu starten. Dazu ist in diesen Zei­len die Variable AN durch die Startadresse der Routine zu er­setzen.</text:span></text:p>
      <text:p text:style-name="P2"/>
      <text:p text:style-name="P1"><text:span text:style-name="T2">Sonstige Hinweise:</text:span></text:p>
      <text:p text:style-name="P1"/>
      <text:p text:style-name="P2"><text:span text:style-name="T2">Bevor die Routine beginnt, muß der Drucker bereits einge­schaltet sein.</text:span></text:p>
      <text:p text:style-name="P2"/>
      <text:p text:style-name="P2"><text:span text:style-name="T2">Werden eventuell andere Codes für die Erzeugung der Hires-Grafik benötigt, so sind die Steuercodes, die die Bit-Image Schreibweise des Druckers steuern, zu ändern. Das hier vorgestellte Maschinenprogramm ist für den FX-80 aus­gelegt, istjedoch auch auf anderen Druckern lauffähig. Da das Assemblerlisting nicht abgedruckt werden kann, können sich Interessierte gerne schriftlich an mich wenden.</text:span></text:p>
      <text:p text:style-name="P2"/>
      <text:p text:style-name="P1"><text:span text:style-name="T2">(Frank Lonczewski/gk)</text:span></text:p>
      <text:p text:style-name="P1"/>
      <text:p text:style-name="P1">------</text:p>
      <text:p text:style-name="P1"><text:span text:style-name="T1"/></text:p>
      <text:p text:style-name="P1"><text:span text:style-name="T1"># ESCAPE</text:span></text:p>
      <text:p text:style-name="P1"><text:span text:style-name="T1"/></text:p>
      <text:p text:style-name="P1"><text:span text:style-name="T1">&gt; »Escape« für den VC 20 ohne Erweite­rung ist ein Spiel in Maschinenspra­che zum Trainieren des Reaktionsver­mögens des Spielers.</text:span></text:p>
      <text:p text:style-name="P1"/>
      <text:p text:style-name="P2"><text:span text:style-name="T2">Sie müssen versuchen, Ihr Raumschiff möglichst lange vor einer Kollision mit fremden Raumschiffen, Planetoiden und an­deren kosmischen Erscheinungen zu retten. Gespielt wird mit einem Joystick. Für den VC 20-Besitzer ohne Joystick</text:span><text:s/><text:span text:style-name="T2">kann das Maschinenprogramm leicht durch eine geringfügige Änderung des Programms umgeschrieben werden. Das Ein­tippen und Abspeichem aller sieben Teilprogramme muß exakt in der Reihenfolge Listing 1 bis 7 erfolgen. Nachdem alle Teil­programme abgespeichert worden sind, geht man wie folgt vor:</text:span></text:p>
      <text:p text:style-name="P2"/>
      <text:list text:style-name="L1">
        <text:list-item>
          <text:p text:style-name="P4">1. <text:span text:style-name="T2">Alle Programme bis auf das letzte einladen und starten</text:span></text:p>
        </text:list-item>
        <text:list-item>
          <text:p text:style-name="P4"><text:span text:style-name="T2"/></text:p>
        </text:list-item>
        <text:list-item>
          <text:p text:style-name="P4"><text:span text:style-name="T2">2. Falls über Tastatur gespielt werden soll, müssen nun folgen­de Adressen geändert werden:</text:span></text:p>
        </text:list-item>
        <text:list-item>
          <text:p text:style-name="P4"><text:span text:style-name="T2"/></text:p>
        </text:list-item>
        <text:list-item>
          <text:p text:style-name="P4"><text:span text:style-name="T2">&lt;pre&gt;</text:span></text:p>
        </text:list-item>
      </text:list>
      <text:p text:style-name="P1"><text:span text:style-name="T2">POKE 6404,197</text:span></text:p>
      <text:p text:style-name="P1"><text:span text:style-name="T2">POKE 6405,0</text:span></text:p>
      <text:p text:style-name="P1"><text:span text:style-name="T2">POKE 6407,18</text:span></text:p>
      <text:p text:style-name="P1"><text:span text:style-name="T2">POKE 6421,197</text:span></text:p>
      <text:p text:style-name="P1"><text:span text:style-name="T2">POKE 6422,0</text:span></text:p>
      <text:p text:style-name="P1"><text:span text:style-name="T2">POKE 6424,17</text:span></text:p>
      <text:p text:style-name="P1"><text:span text:style-name="T2">POKE 6437,9</text:span></text:p>
      <text:p text:style-name="P1"><text:span text:style-name="T2">POKE 6450,26</text:span></text:p>
      <text:p text:style-name="P1"><text:span text:style-name="T2">POKE 6463,64</text:span></text:p>
      <text:p text:style-name="P1"><text:span text:style-name="T2">&lt;/pre&gt;</text:span></text:p>
      <text:p text:style-name="P1"><text:span text:style-name="T2"/></text:p>
      <text:p text:style-name="P1"><text:span text:style-name="T2">statt dem Joystick werden nun folgende Tasten abgefragt: A, W, D, X.</text:span></text:p>
      <text:p text:style-name="P1"/>
      <text:list text:style-name="L1">
        <text:list-item>
          <text:p text:style-name="P4">3. <text:span text:style-name="T2">Letztes Programm einladen und starten.</text:span></text:p>
        </text:list-item>
        <text:list-item>
          <text:p text:style-name="P4"/>
        </text:list-item>
      </text:list>
      <text:p text:style-name="P2"><text:span text:style-name="T2">Für einen geübten Programmierer läßt sich dieses Pro­gramm leicht in nur zwei Teilen (Anleitung und Hauptpro­gramm) abspeichern (durch ändern derVektoren 43/44, 45/46 und SAVE”Escape”,1,3). Die Programmversion mit den sechs einzelnen Teilprogrammen wurde deshalb gewählt, damit auch ungeübte Programmierer dieses Programm ohne Schwierig­keiten eingeben können.</text:span></text:p>
      <text:p text:style-name="P2"/>
      <text:p text:style-name="P2"><text:span text:style-name="T2">Da das Maschinenprogramm einen Basicschutz für »Escape-6« enthält, muß dieses »Escape-6« genau eingege­ben werden (auch die REM-Zeilen!).</text:span></text:p>
      <text:p text:style-name="P2"/>
      <text:p text:style-name="P2"><text:span text:style-name="T2">Aber nun viel Spaß beim Spielen. Übrigens beträgt die bisher höchste erreichte Punktzahl 4410. Schaffen Sie mehr?</text:span></text:p>
      <text:p text:style-name="P2"/>
      <text:p text:style-name="P1"><text:span text:style-name="T2">(Michale Werner/ev)</text:span></text:p>
      <text:p text:style-name="P1"><text:span text:style-name="T1"/></text:p>
      <text:p text:style-name="P1"><text:span text:style-name="T1">-----</text:span></text:p>
      <text:p text:style-name="P1"><text:span text:style-name="T1"/></text:p>
      <text:p text:style-name="P1"><text:span text:style-name="T1"># Pac-Boy — die Herausforde­rung</text:span></text:p>
      <text:p text:style-name="P1"/>
      <text:p text:style-name="P1">&gt; <text:span text:style-name="T1">Die Herausforderung, die dieses Pro­gramm an Sie stellt, ist zweifach. Zum ersten sind dies die 128 verschiede­nen Schnelligkeitsgrade. Andererseits müssen Sie, um das Programm einzu­geben, 5939 — in Worten: fünftau­sendneunhundertneununddreißig — DATAs eintippen.</text:span></text:p>
      <text:p text:style-name="P1"/>
      <text:p text:style-name="P2"><text:span text:style-name="T2">Das Programm lehnt sich stark an die herkömmlichen »Pacman«-Spiele an und ist mit folgenden Einzelheiten ausgestattet (Bilder dazu auf Seite 68):</text:span></text:p>
      <text:p text:style-name="P2"/>
      <text:p text:style-name="P1"><text:span text:style-name="T2">— Es werden alle acht Sprites, teilweise in Multicolor, verwen­det,</text:span></text:p>
      <text:p text:style-name="P1"><text:span text:style-name="T2">— Es wird ein vollständiger neuer Zeichensatz definiert,</text:span></text:p>
      <text:p text:style-name="P1"><text:span text:style-name="T2">— Das Programm läuft mit Ausnahme der Einleitung und des Endes in reiner Maschinensprache, und ist daher sehr schnell, — High-Scorewertung, — Einsatz des Soundchips.</text:span></text:p>
      <text:p text:style-name="P1"/>
      <text:p text:style-name="P1"><text:span text:style-name="T1">### Pogrammbeschreibung:</text:span></text:p>
      <text:p text:style-name="P1"/>
      <text:p text:style-name="P2"><text:span text:style-name="T2">Nach bekanntem Schema muß der Spieler bei diesem Spiel versuchen, seinen »Pac-Boy« möglichst lange durch ein Laby­rinth zu bewegen, ohne dabei von den umherlaufenden Gei­stern erwischt zu werden. Frißt man die Pillen, so erhält man je­weils fünf Punkte. Indem man aber eines der vier Nahrungs­stücke frißt, kann man kurzzeitig den Spieß umdrehen und die nun flüchteten Geister jagen. Man erhält hier pro erlegtem Geist einen Bonus von 200 Punkten.</text:span></text:p>
      <text:p text:style-name="P2"/>
      <text:p text:style-name="P2"><text:span text:style-name="T2">Der Zustand der Geister zeigt sich immer in deren Farbe.</text:span></text:p>
      <text:p text:style-name="P2"/>
      <text:p text:style-name="P1"><text:span text:style-name="T1">### Zur Bedienung des Programmes:</text:span></text:p>
      <text:p text:style-name="P1"/>
      <text:p text:style-name="P2"><text:span text:style-name="T2">Zuerst sieht man eine kurze Einleitung, in der alle Mitwirken­den vorgestellt werden. Darauf folgen die Wahl der Schwierig­keitsgrade und das eigentliche Spiel. Gelenkt wird der Vielfraß übrigens mit den Tasten f 5, f 7, z und x für oben, unten links und rechts.</text:span></text:p>
      <text:p text:style-name="P2"/>
      <text:p text:style-name="P1"><text:span text:style-name="T1">### Zum Eingeben des Programmes:</text:span></text:p>
      <text:p text:style-name="P1"/>
      <text:p text:style-name="P2"><text:span text:style-name="T2">Zuerst müssen die beiden Listings »Pac-Boy« und »Data-Pac« eingegeben und dann abgespeichert werden.</text:span></text:p>
      <text:p text:style-name="P2"/>
      <text:p text:style-name="P2"><text:span text:style-name="T2">Jetzt startet man »Data-Pac« und kann sich aussuchen, ob man die DATA-Zeilen testen oder im Programm fortschreiten will.</text:span></text:p>
      <text:p text:style-name="P2"/>
      <text:p text:style-name="P2"><text:span text:style-name="T2">Wenn keine Fehler aufgetreten sind, wird dann ein neues, reines Datenprogramm generiert, das dann später sehr schnell vom Hauptprogramm nachgeladen werden kann.</text:span></text:p>
      <text:p text:style-name="P2"/>
      <text:p text:style-name="P2"><text:span text:style-name="T2">Gestartet wird das Programm duch das Einladen von »Pac-Boy« und nachfolgendem RUN. Zuletzt ist noch zu bemerken, daß die Floppy-Station nach Abänderung der entsprechenden Zeile durch die Datasette ersetzt werden kann.</text:span></text:p>
      <text:p text:style-name="P1"/>
      <text:p text:style-name="P1"><text:span text:style-name="T2">(H. Schlangmann/rg)</text:span></text:p>
      <text:p text:style-name="P1"><text:span text:style-name="T2"/></text:p>
      <text:p text:style-name="P1"><text:span text:style-name="T2">-----</text:span></text:p>
      <text:p text:style-name="P1"><text:span text:style-name="T2"/></text:p>
      <text:p text:style-name="P1"><text:span text:style-name="T1"># Von den Kleinen auf die Großen</text:span></text:p>
      <text:p text:style-name="P1"/>
      <text:p text:style-name="P1"><text:span text:style-name="T1">&gt; Für einen so erfolgreichen Computer wie den Commodore 64 dauert es na­turgemäß nicht lange, bis auch ent­sprechend viel gute Software zur Ver­fügung steht. Viele von diesen Pro­grammen, die nicht die speziellen Ei­genschaften des C 64 benutzen, könn­ten ohne weiteres auf den CBM-Geräten der 3-, 4- und 8000-Serie laufen, wenn Commodore nicht überflüssigerweise den Beginn des Basic-RAM-Bereichs geändert hätte.</text:span></text:p>
      <text:p text:style-name="P1"/>
      <text:p text:style-name="P2"><text:span text:style-name="T2">Während jedoch der C 64 und auch der VC 20 in der Lage sind, auf CBM-Geräten erstellte Basicprogramme selbsttätig an das eigene System anzupassen (siehe dazu den entspre­chenden Artikel in dieser Ausgabe), besitzen die CBM-Geräte diese Fähigkeit nicht. Es ist vielmehr Aufgabe des Anwenders die Programme anzupassen, will er etwa C 64-Programme auf den CBMs laufen lassen.</text:span></text:p>
      <text:p text:style-name="P2"/>
      <text:p text:style-name="P2"><text:span text:style-name="T2">Im Heft 9/83 der Zeitschrift mc wurde eine einfache Mög­lichkeit vorgestellt, um auf C 64 erstellte Programme auch für die CBM-Geräte lauffähig zu machen. Es werden dabei mit Hil­fe einer Zählschleife die Inhalte der Speicherstellen ab 2048 (Beginn des C 64-Basic-Bereichs) bis Programmende auf die Speicherplätze ab 1024 (Basic-Beginn für die CBMs) trans­feriert.</text:span></text:p>
      <text:p text:style-name="P2"/>
      <text:p text:style-name="P2"><text:span text:style-name="T2">Diese Prozedur dauert je nach Länge des zu transferieren­den Programms mitunter ein paar Minuten. Aus diesem Grund benutzte ich für die Umwandlung von C 64-Programmen ein ei­gens dafür erstelltes Maschinenprogramm. Ein versehentlich in den Maschinenprogramm-Bereich gePOKEter Wert sorgte eines Tages dafür, daß statt des ganzen Programms nur ein Block (256 Byte) transferiert wurde. Erstaunlich genug, das (ansonsten nicht lauffähige) Programm ließ sich anstandslos listen!</text:span></text:p>
      <text:p text:style-name="P2"/>
      <text:p text:style-name="P2"><text:span text:style-name="T2">Diese zunächst überraschende Tatsache hat eine einfache Erklärung: Die Vorwärtszeiger (die ersten beiden Byte einer jeden Basic-Zeile) geben den Beginn der nächsten Basic-Zeile absolutan, das heißt es spielt keine Rolle, ob dieser weniger als 80 Byte oder ein ganzes KByte weiter liegt — die Zeile wird im­mer richtig angesprungen. Daß das Programm dann nicht auch noch lauffähig ist, liegt daran, daß der Basic-Interpreter, solan­ge keine Sprunganweisungen vorkommen, sich nicht nach den Zeilenzeigern richtet, sondern die Zeilen byteweise in ihrer natürlichen Reihenfolge abarbeitet. Stößt er dabei auf eine Lücke zwischen den Zeilen, so kann er damit nichts anfangen, das System stürzt ab.</text:span></text:p>
      <text:p text:style-name="P2"/>
      <text:p text:style-name="P2"><text:span text:style-name="T2">Folgende Befehlssequenz, etwa in Direktmodus eingege­ben, liefertzum Beispiel die Anfangsadressen derZeilen eines Basic-Programms:</text:span></text:p>
      <text:p text:style-name="P2"/>
      <text:p text:style-name="P2"/>
      <text:p text:style-name="P1"><text:span text:style-name="T2">&lt;pre&gt;x=1025: printx;: fori=1to1000: x=peek(x) + peek(x+1) *256: printx;: ifx&lt;&gt;Othennext&lt;/pre&gt;</text:span></text:p>
      <text:p text:style-name="P1"/>
      <text:p text:style-name="P2"><text:span text:style-name="T2">Es wurde dabei vorausgesetzt, daß das vorliegende Pro­gramm nicht mehr als 1000 Zeilen Umfang hat. Will man die Ar­beitsweise des Betriebssystems erkennen, so kann man in der obigen Zahlenfolge in eine der dort stehenden Adressen (jede Adresse: Zwei Byte in der Form, Adresse = LSB + MSB*256) statt der nächsten eine etwas später kommende Adresse einPOKEn. Alle dazwischen liegenden Zeilen ver­schwinden dann aus dem Listing, sie werden aber bei RUN vom Interpreter abgearbeitet. Die »verschwundenen« Zeilen werden wieder sichtbar, sobald eine neue Zeile mit RETURN »übernommen« wird.</text:span></text:p>
      <text:p text:style-name="P2"/>
      <text:p text:style-name="P2"><text:span text:style-name="T2">Nehmen wir uns die Zeit, um uns an einem Beispiel klar zu machen, was eigentlich im letzten Absatz gemeint ist. Ange­nommen die Zeilen eines Basicprogramms ergeben die Zah­lenfolge: 1025 1057 1092 1149 1226 1286 1350 1412 1465 1500</text:span></text:p>
      <text:p text:style-name="P2"/>
      <text:p text:style-name="P2"><text:span text:style-name="T2">Das sind die Adressen, an denen jeweils eine Basic-Zeile beginnt, und zwar steht in den Speicherstellen 1025 und 1026 zusammen die Adresse 1057, in 1057 und 1058 die Adresse 1092 und so weiter. Wenn wir nun zum Beispiel in die Adresse 1092 (und 1093) etwa die Adresse 1350 einPOKEn könnten, so würden die Zeilen dazwischen vom Listing ver­schwinden, der Interpreter würde sich aber weiterhin durch­laufen und abarbeiten. Wie geht das POKEn vor sich? Wenn Ihr System den Befehl »doke« kennt, etwa durch eine Erweite­rung wie Exbasic, so geben Sie einfach ein: doke1092,1350. Wenn nicht, so muß man sich erinnern, daß eine Adresse gleich dem Ausdruck MSB*256+LSB ist, wobei MSB und LSB für Most Significant (höherwertiges) Byte und Least Signi­ficant (niederwertiges) Byte steht. Es ist in unserem Beispiel: msb=int(1350/256): lsb=1350-msb*256.</text:span></text:p>
      <text:p text:style-name="P2"/>
      <text:p text:style-name="P2"><text:span text:style-name="T2">msb und lsb sind hier richtige numerische Variablen und müssen (das gilt für die ersten zwei Zeichen, die allein relevant sind) ungeSHIFTet eingegeben werden! Sie geben jetzt ein:</text:span></text:p>
      <text:p text:style-name="P2"><text:span text:style-name="T2"/></text:p>
      <text:p text:style-name="P2"><text:span text:style-name="T2">&lt;pre&gt;poke1092,lsb:poke1093,msb&lt;/pre&gt;</text:span></text:p>
      <text:p text:style-name="P2"/>
      <text:p text:style-name="P2"><text:span text:style-name="T2">Um ein C 64-Programm auf einem CBM listen zu können, ist es also nicht erforderlich, erst das ganze Programm zu ver­schieben, es genügt nur ein Teil davon. Genauer: ein Teil, der mindestens eine Zeile enthält! Der Grund liegt darin, daß das System erst das Ende einer Zeile, gekennzeichnet durch eine 0, gefunden haben muß, bevor der Sprung in die nächste Zeile erfolgt.</text:span></text:p>
      <text:p text:style-name="P2"/>
      <text:p text:style-name="P2"><text:span text:style-name="T2">Vorgehen: Man gibt im Direktmodus ein:</text:span></text:p>
      <text:p text:style-name="P2"/>
      <text:p text:style-name="P2"><text:span text:style-name="T2">&lt;pre&gt;fori=1025to1111:pokei,peek(i+1024):next:poke43,peek (43)-4&lt;/pre&gt;</text:span></text:p>
      <text:p text:style-name="P2"/>
      <text:p text:style-name="P2"><text:span text:style-name="T2">Der Wert 1111 aus mnemonischen und Sicherheitsgründen (1111 - 1024 &gt; 80, Anzahl der Zeichen in einer Basic-Zeile). Die »Verschiebung« dauert etwa eine Sekunda</text:span></text:p>
      <text:p text:style-name="P1"><text:span text:style-name="T2">Man listet einige Zeilen des Programms, setzt den Cursor auf die erste Zeile und übernimmt sie mit RETURN. Dadurch werden auch alle anderen Zeiger richtig gesetzt, wobei das Betriebssystem gleichzeitig die einzelnen Zeilen lückenlos in steigenden Nummern aneinanderfügt. (Das ist übrigens auch der Grund, warum es zwar prinzipiell möglich, jedoch nicht ein­fach ist, etwa relokatible Maschinenprogramme zwischen den Basic-Zeilen zu verstecken. Über die Möglichkeit, Textteile in Basic-Zeilen zu verstecken, werden wir bei anderer Gelegen­heit reden). Das Programm ist jetzt auch auf CBM-Geräten lauffähig, von systemgebundenen Befehlen natürlich abgese­hen.</text:span></text:p>
      <text:p text:style-name="P1"/>
      <text:p text:style-name="P2"><text:span text:style-name="T2">Aber auch diese Prozedur ist zeitraubend, wenn mehrere Programme von einem System auf das andere übertragen werden müssen. Das kleine Basic-Programm (siehe Listing) namens »transfer« wäre in diesem Fall eine bessere Alternati­ve: Es erzeugt ein Maschinenprogramm ab Adresse 960 und löscht sich anschließend selbst Das Maschinen»programm« bleibt, so lange der Computer nicht ausgeschaltet wird, in die­sem Bereich resistent, verschiebt beim Abruf mit »sys 960« einen einzigen Block des C 64-Programms ab Adresse 2049 auf Adresse 1025 aufwärts und setzt auch die Zeiger für den Beginn der Variablen richtig.</text:span></text:p>
      <text:p text:style-name="P2"/>
      <text:p text:style-name="P2"><text:span text:style-name="T2">Vorgehen: Das Basicprogramm »transfer« laden und mit RUN starten. Anschließend das zu verschiebende Programm laden, »sys 960« eintippen und mit RETURN abschließen. Da­durch werden die ersten 256 Byte des Basicprogramms »her­unter« geholt. Das verschobene Programm läßt sich jetzt li­sten. Cursor auf die erste Zeile setzen und mit RETURN übernehmen. Gegebenenfalls eine eigene REM-Zeile als Zeile mit der niedrigsten Nummer übernehmen!</text:span></text:p>
      <text:p text:style-name="P2"/>
      <text:p text:style-name="P1"><text:span text:style-name="T2">(K. Petanides/rg)</text:span></text:p>
      <text:p text:style-name="P1"><text:span text:style-name="T2"/></text:p>
      <text:p text:style-name="P1"><text:span text:style-name="T2">------</text:span></text:p>
      <text:p text:style-name="P1"/>
      <text:p text:style-name="P2"><text:span text:style-name="T1"># User-Port-Display</text:span></text:p>
      <text:p text:style-name="P2"/>
      <text:p text:style-name="P2"><text:span text:style-name="T1">&gt; Mit dem User-Port-Display lassen sich viele Steuerungsprobleme lösen. Da­bei ist es manchmal wichtig zu erken­nen, ob die gewünschten Daten anlie­gen. Dieses Problem löst das folgende Programm.</text:span></text:p>
      <text:p text:style-name="P2"/>
      <text:p text:style-name="P2"><text:span text:style-name="T2">Nachdem ich mir im Sommer ’83 einen C 64 zugelegt hatte, begann ich mich als vorheriger Nur-Elektroniker sofort für die Hardware und den User-Port des Computers zu interessieren.</text:span></text:p>
      <text:p text:style-name="P2"/>
      <text:p text:style-name="P1"><text:span text:style-name="T2">Während einiger Steuerexperimente kam mir die Idee zu diesem Programm.</text:span></text:p>
      <text:p text:style-name="P1"/>
      <text:p text:style-name="P2"><text:span text:style-name="T2">Es eignet sich gut zum Austesten eigener Ein/Ausgabeoperationen. Möchte man zum Beispiel fremde Drucker anschlie­ßen, mit anderen Computern (zum Beispiel anderen C 64) kommunizieren oder irgendwelche Steuerungsprobleme lö­sen, so kann man mit Hilfe dieses Programmesjederzeit (auch während der Basic-Programmbearbeitung) erkennen, ob am User-Port die gewünschten Daten anliegen.</text:span></text:p>
      <text:p text:style-name="P2"/>
      <text:p text:style-name="P2"><text:span text:style-name="T2">Die Routine ist in Maschinensprache geschrieben, das Li­sting zeigt den Basic-Lader. Nach dem Starten des Pro­gramms wird in der rechten oberen Ecke des Bildschirms nach einmaligem Aufruf ständig binär der momentane Zustand des Datenregisters angezeigt.</text:span></text:p>
      <text:p text:style-name="P2"/>
      <text:p text:style-name="P2"><text:span text:style-name="T2">Mit SYS 49309 setzt das Programm den IRQ-Vector auf die eigentliche Anzeigenroutine.</text:span></text:p>
      <text:p text:style-name="P2"/>
      <text:p text:style-name="P2"><text:span text:style-name="T2">Mit RUN/STOP-RESTORE wird der Zeiger wieder zurückge­setzt</text:span></text:p>
      <text:p text:style-name="P2"/>
      <text:p text:style-name="P1"><text:span text:style-name="T2">(Jan Legenhausen/gk)</text:span></text:p>
      <text:p text:style-name="P1"/>
      <text:p text:style-name="P1">------</text:p>
      <text:p text:style-name="P1"><text:span text:style-name="T1"/></text:p>
      <text:p text:style-name="P1"><text:span text:style-name="T1"># Autostart für den VC 20</text:span></text:p>
      <text:p text:style-name="P1"/>
      <text:p text:style-name="P1"><text:span text:style-name="T1">&gt; Will man Programme vor unbefugten Eingriffen schützen, so ist dies nur möglich, indem man die Programme auf EPROMs ab $A000 schreibt, die sich dann nach dem Einschalten des VC 20 selbst starten (Modulspiele, Toolkit). Es ist aber auch möglich, sol­che »Autostart«-Programme mit der Datasette und dem VC 20 zu generie­ren.</text:span></text:p>
      <text:p text:style-name="P1"/>
      <text:p text:style-name="P2"><text:span text:style-name="T2">Ein automatischer Programmstart ist überhaupt erst mög­lich, weil das Betriebssystem des Computers nach dem Laden eines Programmes vom Kassettenrecorder einen indirekten Sprung über einen Vektor der Zeropage zu einer Routine des Betriebssystems durchführt. Beim VC 20 findet dieser Sprung über den Vektor $0302/$0303 zum Basic-Warmstart des In­terpreters statt. Dieser Vektor ist jetzt so zu verändern, daß er auf eine selbstgeschriebene Routine zeigt, die dann nach dem Laden eines Programmes von der Kassette sofort gestartet wird. Um nun eine Wirkung zu erzielen, muß dieser Vektor also während des Ladevorgangs an seine ursprüngliche Adresse ($0302/$0303) geschrieben werden. Normalerweise wer­den aber Programme, die mit SAVE gespeichert wurden, vom Computer als Basic-Programme angesehen und daher nicht unbedingt immer an ihre ursprüngliche Adresse geladen, son­dern an den Anfang des Basic-Speichers verschoben. Spei­chert man dagegen die Programme mit SAVE ”Name”,1,1 ab, so werden sie später immer in den Speicherbereich geladen, in dem sie zum Zeitpunkt des SAVEns gestanden haben. Setzen wir doch zum Beispiel in einem Programm (Listing 1) den Basic-Warmstartvektorauf $FD22 (High Byte: 253/ Low Byte: 34) und die Basicanfang/ende-Zeiger auf den Bereich des LOAD-Vektors ($2B:01/$2C:03/$2D:04/$2E:03). Wenn wir diesen dann mit SAVE "RESET’,1,1 abspeichern, erfolgt nach dem späteren Laden des Programms mit LOAD ein Sprung zu derAdresse, die durch den Vektor gekennzeichnet wird. In die­sem Fall wird sofort nach dem Stoppen des Kassettenmotors ein Reset durchgeführt (SYS 64802).</text:span></text:p>
      <text:p text:style-name="P2"/>
      <text:p text:style-name="P1"><text:span text:style-name="T1">## Ein kleiner Trick hilft weiter</text:span></text:p>
      <text:p text:style-name="P1"/>
      <text:p text:style-name="P2"><text:span text:style-name="T2">Mit dieser Methode läßt sich aber nur der Basic-Warmstartvektor abspeichern, dadas Programm im Basicspeicher steht und mit dem SAVE-Befehl nur zusammenhängende RAM-Bereiche gespeichert werden können. Daher wird ein Ladeprogramm benutzt, das das eigentliche Basicprogramm in den Programmspeicher lädt und selbst im unteren Bereich des Kassetten-Puffers ($033C-$03FC) steht. Dort wird es dann als Name (Tape-Header) zusammen mit dem veränderten Vek­tor auf die Kassette geschrieben. Damit ist auch der Wert des Vektors auf den Bereich des Kassetten-Puffers festgelegt.</text:span></text:p>
      <text:p text:style-name="P2"/>
      <text:p text:style-name="P2"><text:span text:style-name="T2">Wird jetzt der Kassetten-Puffer mit dem Basic-Warmstartvektor (der auf den Anfang des Ladeprogramms, $0355, zeigt) und dem Befehl SAVE ” ”,1,1 auf eine Kassette geschrieben und wieder geladen, fängt der Computer nach dem Stoppen des Kassettenmotors sofort an, das Programm ab $0355 auszuführen. Statt des Ladeprogramms kann auch eine Hilfsroutine, die nicht länger als 192 Byte ist, in den Kas­settenpuffer geschrieben werden, die dann nach dem Laden, ohne speziellen Startbefehl, sofort zur Verfügung steht. Schließlich wird das zu schützende Basicprogramm nach dem Vektor, ohne Tape-Header (Programmname), abgespeichert. Würde das Basic-Programm normal geSAVEt werden, bräuchte man das Autostart-Programm nur zu übergehen und könnte das zu schützende Basic-Programm auch so laden. Das Lade-Programm im Kassettenpuffer lädt dann das Basic-Programm in den Speicher. Danach werden die Vektoren $0318/0319 (NMI-Vektor) und $0308/$0309 (Text-Stop-Vektor) so geän­dert, daß erstens die Stop-Taste nicht mehr abgefragt wird und zweitens beim Versuch, das Basic-Programm mit RUN/STOP + RESTORE zu stoppen, das Basic-Programm abgebrochen wird und in einer Endlosschleife die Ausgabe eines Textes (»Autostart ist gesichert«) erfolgt. Zum Schluß wird das Basic-Programm mit RUN (in Maschinensprache: JSR $C659 +JMP $C7AE) gestartet.</text:span></text:p>
      <text:p text:style-name="P2"/>
      <text:p text:style-name="P1"><text:span text:style-name="T1">## Bedienung des Programms »Autostart« (Listing 2)</text:span></text:p>
      <text:p text:style-name="P1"/>
      <text:list text:style-name="L1">
        <text:list-item>
          <text:p text:style-name="P4"><text:span text:style-name="T2"><text:tab/>Basic-Lader eintippen und noch einmal genau die DATA-Statements prüfen.</text:span></text:p>
        </text:list-item>
        <text:list-item>
          <text:p text:style-name="P4"><text:span text:style-name="T2"><text:tab/>Basic-Lader mit RUN starten; daraufhin wird das Maschi­nenprogramm generiert und vom Basic-Lader aus mit SAVE ’’Autostart Gen.“,1,1 gspeichert.</text:span></text:p>
        </text:list-item>
        <text:list-item>
          <text:p text:style-name="P4"><text:span text:style-name="T2"><text:tab/>Laden des Maschinenprogramms ’’AutostartGen.“ mit LOAD und Eingabe von: POKE 56,28:NEW</text:span></text:p>
        </text:list-item>
        <text:list-item>
          <text:p text:style-name="P4"><text:span text:style-name="T2"><text:tab/>Laden des zu schützenden Programms.</text:span></text:p>
        </text:list-item>
        <text:list-item>
          <text:p text:style-name="P4"><text:span text:style-name="T2"><text:tab/>Autostart-Generator mit SYS 7168 starten.</text:span></text:p>
        </text:list-item>
        <text:list-item>
          <text:p text:style-name="P4"><text:span text:style-name="T2"><text:tab/>Programmname auf Aufforderung hin eingeben; das zu schützende Programm wird dann als Autostart-Programm geSAVEt.</text:span></text:p>
        </text:list-item>
      </text:list>
      <text:p text:style-name="P9"/>
      <text:p text:style-name="P2"><text:span text:style-name="T2">Es ist darauf zu achten, daß die Programme, die mit Autostart versehen werden, ausgearbeitete Programme sind, die nicht noch irgendeine Ergänzung oder Verbesserung benötigen. Da die Autostart-Programme nicht mehr zu stoppen sind, kann später auch nicht mehr an ihnen gearbeitet werden, so daß ein unfertiges Programm noch einmal neu eingetippt werden müßte.</text:span></text:p>
      <text:p text:style-name="P2"/>
      <text:p text:style-name="P2">&lt;pre&gt;</text:p>
      <text:p text:style-name="P16"><text:span text:style-name="T2">10 POKE43,1:POKE44,3:POKE45,4:POKE46,3:CLR: REM Basicanfang/ende setzen</text:span></text:p>
      <text:p text:style-name="P2"><text:span text:style-name="T2">20 POKE770,34:POKE771,253; :REM Basic-Warmstartvektor</text:span></text:p>
      <text:p text:style-name="P2"><text:span text:style-name="T2">30 SAVE ”Reset”,1,1</text:span></text:p>
      <text:p text:style-name="P16"><text:span text:style-name="T2">40 POKE770,131:POKE771,196:POKE43,1:POKE44, 18:POKE45,185:POKE46,18:END</text:span></text:p>
      <text:p text:style-name="P16"><text:span text:style-name="T2">50 REM Zeiger und Vektoren wieder auf alten Wert bringen</text:span></text:p>
      <text:p text:style-name="P16"><text:span text:style-name="T2">&lt;/pre&gt;</text:span></text:p>
      <text:p text:style-name="P16"/>
      <text:p text:style-name="P2"><text:span text:style-name="T2">Das Programm ”Autostart” läuft nur auf einem VC 20 mit 3,5 KByte Speicher (Grundversion) sowie der Datasette und be­legt die obersten beiden Pages von 7168 bis 7616. Die ver­schlüsselten Programme werden automatisch in den Grundversionsspeicher geschrieben. Daher ist es mit dieser Version nicht möglich, Programme, die auf einer Speichererweiterung laufen, mit ’’Autostart” zu versehen.</text:span></text:p>
      <text:p text:style-name="P2"/>
      <text:p text:style-name="P1"><text:span text:style-name="T2">(Dirk Rother/ev)</text:span></text:p>
      <text:p text:style-name="P1"/>
      <text:p text:style-name="P1"><text:span text:style-name="T1"># View BAM</text:span></text:p>
      <text:p text:style-name="P1"/>
      <text:p text:style-name="P2"><text:span text:style-name="T1">&gt; Dieses Programm zeigt Ihnen sekun­denschnell, wie und wo die Floppy Da­teien und Programme abspeichert, welche Blöcke noch frei sind und wel­che nicht.</text:span></text:p>
      <text:p text:style-name="P2"/>
      <text:p text:style-name="P2"><text:span text:style-name="T2">Das hier vorgestellte Programm stellt die sogenannte BAM der Disketten grafisch auf dem Bildschirm des C 64 dar. Das gesamte Programm ist in Maschinensprache geschrieben und daher sehr schnell. Es ist dem Viewbam-Programm, das von Commodore auf der Testdiskette mitgeliefert wird, in zweierlei Hinsicht überlegen:</text:span></text:p>
      <text:p text:style-name="P2"/>
      <text:list text:style-name="L1">
        <text:list-item>
          <text:p text:style-name="P4"><text:span text:style-name="T2"><text:tab/>ist es, wie bereits erwähnt, um ein Vielfaches schneller und</text:span></text:p>
        </text:list-item>
        <text:list-item>
          <text:p text:style-name="P4"><text:span text:style-name="T2">stellt es übersichtlich die gesamte Diskettenbelegung dar, wobei freie, belegte und nicht belegbare Blöcke gut zu erken­nen sind.</text:span></text:p>
        </text:list-item>
      </text:list>
      <text:p text:style-name="P9"/>
      <text:p text:style-name="P2"><text:span text:style-name="T2">Eine Hardcopy läßt sich auch leicht anfertigen (siehe Bild 1).</text:span></text:p>
      <text:p text:style-name="P2"/>
      <text:p text:style-name="P2"><text:span text:style-name="T2">Das Programm braucht inklusive Ladezeit des Blockes 18/0, auf dem die BAM gespeichert ist, unter drei Sekunden zur Aus­führung. (Im Vergleich zum Viewbam von Commodore, das 73 Sekunden benötigt.)</text:span></text:p>
      <text:p text:style-name="P2"/>
      <text:p text:style-name="P2"><text:span text:style-name="T2">Es ist interessant zu sehen, wie das DOS Files abspeichert, welche Blöcke noch frei sind und welche nicht. Ich wurde durch die geringe Geschwindigkeit und die fehlende Möglich­keit des Viewbam von Commodore, alle Blöcke auf einmal zu betrachten, zu diesem Programm animiert.</text:span></text:p>
      <text:p text:style-name="P2"/>
      <text:p text:style-name="P2"><text:span text:style-name="T2">Die Routine läuft auf dem C 64 von Commodore mit dem Floppy-Laufwerk VC 1541. Die Routine steht im geschützten Speicherbereich $C000-$C21C, dezimal 49152 bis 49693. Man kann sie auch in einem Basicprogramm aufrufen.</text:span></text:p>
      <text:p text:style-name="P2"/>
      <text:p text:style-name="P2"><text:span text:style-name="T2">Mit diesem Programm wird in grafischer Darstellung ersicht­lich, wieviele von den 664 Blöcken besetzt beziehungsweise frei sind.</text:span></text:p>
      <text:p text:style-name="P2"/>
      <text:p text:style-name="P2"><text:span text:style-name="T2">Nach mühevoller Eingabe der Data-Zeilen und des Ladepro­gramms sollte man dieses erst einmal auf Diskette sichern.</text:span></text:p>
      <text:p text:style-name="P2"/>
      <text:p text:style-name="P2"><text:span text:style-name="T2">Eine Prüfsumme wird berechnet; dadurch vermeidet man eventuelle Eingabefehler.</text:span></text:p>
      <text:p text:style-name="P2"/>
      <text:p text:style-name="P2"><text:span text:style-name="T2">Zuerst wird die BAM, die sogenannte »Block Availiability Map«, von der Floppy in den Speicher des Computers gela­den. Die BAM ist im Block 18/0, das heißt Track 18, Sektor 0, auf jeder Diskette gespeichert.</text:span></text:p>
      <text:p text:style-name="P2"/>
      <text:p text:style-name="P2"><text:span text:style-name="T1">Die BAM umfaßt 256 Bytes, die im einzelnen folgende Be­deutung haben:</text:span></text:p>
      <text:p text:style-name="P2"><text:span text:style-name="T1"/></text:p>
      <text:p text:style-name="P2"><text:span text:style-name="T1">XXX TABLE</text:span></text:p>
      <text:p text:style-name="P17"><text:span text:style-name="T2">Bytes 0-1<text:tab/>Track und Sektor vom ersten Directory-Block</text:span></text:p>
      <text:p text:style-name="P1"><text:span text:style-name="T2">(meistens 18/1).</text:span></text:p>
      <text:p text:style-name="P17"><text:span text:style-name="T2">Byte 2<text:tab/>Hier steht ein »A« (ASCII-Code 65)</text:span></text:p>
      <text:p text:style-name="P1"><text:span text:style-name="T2">für das 4040 Format</text:span></text:p>
      <text:p text:style-name="P1"><text:span text:style-name="T2">Byte3</text:span></text:p>
      <text:p text:style-name="P1"><text:span text:style-name="T2">Bytes 4-143</text:span></text:p>
      <text:p text:style-name="P1"><text:span text:style-name="T2">Bytes 144-161</text:span></text:p>
      <text:p text:style-name="P1"><text:span text:style-name="T2">Bytes 162-163</text:span></text:p>
      <text:p text:style-name="P1"><text:span text:style-name="T2">Byte 164</text:span></text:p>
      <text:p text:style-name="P1"><text:span text:style-name="T2">Bytes 165-166</text:span></text:p>
      <text:p text:style-name="P1"><text:span text:style-name="T2">Bytes 166-167</text:span></text:p>
      <text:p text:style-name="P1"><text:span text:style-name="T2">Bytes 168-255</text:span></text:p>
      <text:p text:style-name="P1"><text:span text:style-name="T2">nicht belegt</text:span></text:p>
      <text:p text:style-name="P1"><text:span text:style-name="T2">Hier stehen die für dieses Programm wichtigen Infor­mationen</text:span></text:p>
      <text:p text:style-name="P2"><text:span text:style-name="T2">Diskettenname, aufgefüllt mit geshifteten Leerzeichen</text:span></text:p>
      <text:p text:style-name="P2"><text:span text:style-name="T2">Disk ID</text:span></text:p>
      <text:p text:style-name="P2"><text:span text:style-name="T2">Geshiftetes Leerzeichen</text:span></text:p>
      <text:p text:style-name="P2"><text:span text:style-name="T2">»2A«-ASCII Repräsentation für die DOS-Version</text:span></text:p>
      <text:p text:style-name="P2"><text:span text:style-name="T2">Geshiftete Leerzeichen</text:span></text:p>
      <text:p text:style-name="P2"><text:span text:style-name="T2">Nullen, unbenutzt</text:span></text:p>
      <text:p text:style-name="P2"/>
      <text:p text:style-name="P2"><text:span text:style-name="T2">Es existieren 35 Tracks, für jeden Track wurden in dem für uns wichtigen Bereich von Byte 4 bis Byte 143 vier Bytes re­serviert. Die Tracks sind auch noch in Sektoren unterteilt, ma­ximal 21 und mindestens 17, dies ist durch die Formel 2*Pi*Radius begründet, das heißt, daß bei kleinerem Radius nach innen weniger Raum zur Verfügung steht.</text:span></text:p>
      <text:p text:style-name="P2"/>
      <text:p text:style-name="P2"><text:span text:style-name="T2">Das erste Byte eines jeden Viererblocks gibt die Anzahl der noch freien Blöcke in diesem Track an.</text:span></text:p>
      <text:p text:style-name="P2"/>
      <text:p text:style-name="P2"><text:span text:style-name="T2">Die nächsten drei Bytes beinhalten die Informationen, wel­che Sektoren in dem Track belegt sind, und welche nicht.</text:span></text:p>
      <text:p text:style-name="P2"/>
      <text:p text:style-name="P2"><text:span text:style-name="T2">Jedes Byte besteht aus 8 Bit und kann somit über 8 Sekto­ren Auskunft geben. Ein gesetztes Bit (1) bedeutet: freier, ver­fügbarer Block, ein nicht gesetztes Bit (0) bedeutet das Ge­genteil, dieser Block (Track/Sektor) ist belegt.</text:span></text:p>
      <text:p text:style-name="P2"/>
      <text:p text:style-name="P18"><text:span text:style-name="T2">Aus diesen Informationen kann man dann ein überschau­bares Bild schaffen.</text:span></text:p>
      <text:p text:style-name="P18"><text:span text:style-name="T2"/></text:p>
      <text:p text:style-name="P18"><text:span text:style-name="T2">(Jörg Schieb/gk)</text:span></text:p>
      <text:p text:style-name="P18"/>
      <text:p text:style-name="P18">----</text:p>
      <text:p text:style-name="P18"/>
      <text:p text:style-name="P18"/>
      <text:p text:style-name="P1"><text:span text:style-name="T1"># »PRINT AT« und »RESTORE N«</text:span></text:p>
      <text:p text:style-name="P1"><text:span text:style-name="T2"/></text:p>
      <text:p text:style-name="P1"><text:span text:style-name="T1">&gt; Die hier vorgestellte kleine Basic-Erweiterung bringt zwei häufig benö­tigte Funktionen, nämlich die PRINT-Ausgabe an einer wählbaren Bild­schirmposition und das Setzen des DATA-Zeigers auf einen bestimmten Datensatz. Zusätzlich ist noch die Möglichkeit gegeben, beliebige Bild­schirmzeilen zu löschen.</text:span></text:p>
      <text:p text:style-name="P1"/>
      <text:p text:style-name="P2"><text:span text:style-name="T2">In vielen Leserbriefen wurde nach einem geeigneten »PRINT AT« gefragt. Da bislang keine optimale Lösung angeboten wur­de, habe ich nun einen »PRINT AT-Ersatz« geschrieben. Diese Ersatzroutine arbeitet sehr zuverlässig und ist denkbar einfach anzuwenden. Das 146 Bytes lange Maschinenprogramm ent­hält außerdem eine Routine, mit der man beliebig viele Bild­schirmzeilen löschen kann und eine Erweiterung des Restore­befehls, nämlich »RESTORE N«. Es ist nun möglich, die Data-Zeile, aus der das nächste Statement gelesen werden soll, selbst zu bestimmen, ohne die nichtbenötigten Daten zu über­lesen. DerDatazeigerkannzum Beispiel mit »RESTORE 1100« direktaufZeile 1100 gestellt werden und beim ersten »READ« wird das erste Statement aus Zeile 1100 gelesen. Beim Umnu­merieren eines Programmes mit diesem Befehl ist die Zeilenangabe von Hand zu ändern, da Renumberroutinen diesen Be­fehl nicht berücksichtigen. Der Restore-Befehl kann nach wie vor auch ohne Angabe einer Zeilennummer verwendet wer­den.</text:span></text:p>
      <text:p text:style-name="P2"/>
      <text:p text:style-name="P2"><text:span text:style-name="T2">Für die Bildschirmzeilen-Löschroutine steht ein Kurzbefehl zur Verfügung. Die Syntax ist »£A,B«. In A steht die Nummer der obersten, in B die Nummer der untersten zu löschenden Zeile. Beispiele:&lt;br&gt;</text:span></text:p>
      <text:p text:style-name="P1"><text:span text:style-name="T2">£0,22 löscht den ganzen Bildschirm&lt;br&gt;</text:span></text:p>
      <text:p text:style-name="P1"><text:span text:style-name="T2">£0,0 löscht die oberste Zeile&lt;br&gt;</text:span></text:p>
      <text:p text:style-name="P1"><text:span text:style-name="T2">£4,9 löscht BS-Zeilen 4 bis 9 (5. bis 10. von oben)</text:span></text:p>
      <text:p text:style-name="P1"/>
      <text:p text:style-name="P2"><text:span text:style-name="T2">Das besondere an dieser Einrichtung ist, daß die Cursorpo­sition dabei nicht verändert wird. Folgt der »£«-Befehl auf eine IF..THEN-Abfrage, so ist vor dem »£«-Befehl ein »:« zu setzen. Wird er vergessen, meldet der Interpreter einen »Syntax Error«. Die Werte von A und B müssen zwischen 0 und 22 liegen.</text:span></text:p>
      <text:p text:style-name="P2"/>
      <text:p text:style-name="P2"><text:span text:style-name="T2">Auch die PRINT AT-Routine wird mit einem Kurzbefehl aufge­rufen. Das Kurzzeichen ist der Klammeraffe (»@«) oder besser das »AT«-Zeichen. Die Syntax lautet: »@, X, Y; Ausdruck«. X steht für waagerecht, Y für senkrecht.</text:span></text:p>
      <text:p text:style-name="P2"/>
      <text:p text:style-name="P1"><text:span text:style-name="T2">X darf Werte zwischen 0 und 21, Y Werte zwischen 0 und 22 erreichen. Andernfalls wird ein »Illegal Quantity Error« ausge­geben. Für X und Y sind möglich:</text:span></text:p>
      <text:p text:style-name="P1"/>
      <text:list text:style-name="L1">
        <text:list-item>
          <text:p text:style-name="P4"><text:span text:style-name="T2"><text:tab/>Direkte Zahlenangabe</text:span></text:p>
        </text:list-item>
        <text:list-item>
          <text:p text:style-name="P4"><text:span text:style-name="T2"><text:tab/>Wertangabe in Form einer Variablen</text:span></text:p>
        </text:list-item>
        <text:list-item>
          <text:p text:style-name="P4"><text:span text:style-name="T2"><text:tab/>Eine Formel als Koordinate.</text:span></text:p>
        </text:list-item>
      </text:list>
      <text:p text:style-name="P2"><text:span text:style-name="T2"/></text:p>
      <text:p text:style-name="P2"><text:span text:style-name="T2">Der Ausdruck kann Text (in Hochkommata eingeschlossen, Strichpunkt kann entfallen) oder eine Stringvariable (Strich­punkt unbedingt erforderlich) sein. Der Nullpunkt der Koordi­naten ist die obere, linke Ecke. Einige Beispiele:</text:span></text:p>
      <text:p text:style-name="P2"/>
      <text:p text:style-name="P2">XXX TABLE</text:p>
      <text:p text:style-name="P1"><text:span text:style-name="T2">@0,0”V C - 2 0” <text:s text:c="2"/>Text beginnt oben links</text:span></text:p>
      <text:p text:style-name="P1"><text:span text:style-name="T2">@X,Y”V C - 2 0” <text:s text:c="2"/>Text erscheint an gegebener Position</text:span></text:p>
      <text:p text:style-name="P1"><text:span text:style-name="T2">@A+B,3+A;A$ <text:s text:c="6"/>String A$ wird gedruckt</text:span></text:p>
      <text:p text:style-name="P1"><text:span text:style-name="T2">@0,10;</text:span><text:s text:c="12"/><text:span text:style-name="T2">Cursor wird für »Input« positioniert</text:span></text:p>
      <text:p text:style-name="P2"><text:span text:style-name="T2"/></text:p>
      <text:p text:style-name="P2"><text:span text:style-name="T2">Auch hier ist bei einer IF...THEN Abfrage zwischen »THEN« und dem »@«-Befehl ein »:« zu setzen.</text:span></text:p>
      <text:p text:style-name="P2"/>
      <text:p text:style-name="P2"><text:span text:style-name="T2">Das Programm läuft sowohl auf der VC 20-Grundversion als auch mit Erweiterung, nicht jedoch mit der 40-Zeichen-Karte.</text:span></text:p>
      <text:p text:style-name="P2"/>
      <text:p text:style-name="P2"><text:span text:style-name="T2">Der Basiclader (Listing) lädt das Maschinenprogramm ans Speicherende. Hierzu wird der für Basic zur Verfügung ste­hende Speicherplatz um 256 Bytes verkürzt. Dies übernimmt Zeile 10. In Zeile 20 wird die Anfangsadresse berechnet und dann das Maschinenprogramm in den Speicher gepoket. Ne­benbei wird eine Prüfsumme gebildet. Sollte diese nicht gleich 17442 sein, wird der Programmablauf in Zeile 70 abgebro­chen. Ist der Prüfsummencheck OK (dies meldet das Pro­gramm), wird das Maschinenprogramm aufgerufen (Zeile 90). Abschließend meldet der VC 20 Interpreter »READ« und die Befehle stehen nun zur Verfügung. Wenn das Maschinenpro­gramm an einer bestimmten Stelle des Speichers stehen soll, kann dies durch Löschen der Programmzeile 10 und Ändern der Zeile 20 in »20 ES=[ADRESSE]« erreicht werden. Einen geeigneten Platz bietet zum Beispiel die 3KByte-Erweiterung, wenn Block 1 erweitert (8KByte oder 16KByte) ist. Auch der Kassettenpuffer (AB 828) ist verwendbar, jedoch nur bei Dis­kettenbetrieb empfehlenswert, da das Programm dann bei je­der Kassettenoperation gelöscht wird.</text:span></text:p>
      <text:p text:style-name="P2"/>
      <text:p text:style-name="P1"><text:span text:style-name="T2">(Jürgen Reinert/ev)</text:span></text:p>
      <text:p text:style-name="P2"/>
      <text:p text:style-name="P2">-------</text:p>
      <text:p text:style-name="P2"/>
      <text:p text:style-name="P1"><text:span text:style-name="T1"># Die große Software-Viel­falt der CBMs für den C 64 ausnützen</text:span></text:p>
      <text:p text:style-name="P1"/>
      <text:p text:style-name="P1"><text:span text:style-name="T1">&gt; Den meisten Anwendern wird sich schon einmal das Problem gestellt ha­ben, wie sie Programme von anderen Computersystemen auf ihr eigenes übertragen können. Dieser Artikel soll­te es jedem ermöglichen, auch kom­plexe Basicprogramme der weitver­breiteten Commodore-Systeme CBM 30XX, CBM 40XX (hier kurz als CBMs bezeichnet) und C 64 füreinander um­zuschreiben.</text:span></text:p>
      <text:p text:style-name="P1"/>
      <text:p text:style-name="P2"><text:span text:style-name="T2">Hat man das Programm fertig eingegeben und auf Kassette oder Diskette abgespeichert, so ist das Laden von CBM-Programmen in den C 64 kein Problem: Disketten- und Kasset­tenformat sind identisch (zumindest bei den Doppellaufwerken 2031 und 4040 mit dem Einzellaufwerk VC 1541). Der Basic-Benutzerspeicher beginnt beim C 64 mit der Speicherstelle 2048 und endet bei 40959. Ein spezielles »Verschiebepro­gramm« im C 64 sorgt dafür, daß CBM-Programme in den rich­tigen Speicherbereich geladen werden. Wer jedoch schon einmal versucht hat, C 64-Programme in einen CBM zu laden, wird damit keinen Erfolg gehabt haben, denn die CBMs besit­zen kein solches Programm. Dort beginnt der Speicher für Basic-Programme bei 1024 und endet, je nach RAM-Ausbaustufe (8 KByte, 16 KByte oder 32 KByte) bei späte­stens 32767. In einen CBM geladene C 64-Programme sind ohne Verbiegung von Zeigern weder zu listen noch zu starten. Man könnte bei den CBMs nach dem Laden den Zeiger für den Programmanfang verändern (durch den Befehl »POKE 40,0:POKE 41,8«), aber man müßte diesjedesmal nach dem Laden tun, ein auf die Dauer sehr umständliches Verfahren. Ein entsprechendes »Verschiebeprogramm«, welches diesen Auf­wand vermeidet, finden Sie unter der Überschrift »Von den Kleinen auf die Großen« in dieser Ausgabe. Nun zur eigentli­chen Arbeit, dem Umschreiben: Alle Computer haben die glei­chen Basic-Anweisungen (bis auf die CBMs der Serie 4000, welche zusätzlich komfortable Diskettenbefehle besitzen). Sie unterscheiden sich im wesentlichen nur durch die Speicher­belegung und die Farbe, die Sprites und die hochauflösende Grafik des C 64.</text:span></text:p>
      <text:p text:style-name="P2"/>
      <text:p text:style-name="P1"><text:span text:style-name="T1">### Der Bildschirmbereich:</text:span></text:p>
      <text:p text:style-name="P1"/>
      <text:p text:style-name="P2"><text:span text:style-name="T2">Die meisten Basicprogramme erstellen bewegte Grafiken mit Hilfe der Befehle PEEK und POKE. Im Bildschirmbereich wird durch den Befehl »POKE X, Y« an der Stelle mit der Adres­se X das Zeichen mit dem Bildschirm-Code Y gesetzt. Ge­löscht wird es dann durch den Befehl »POKE X, 32«, denn die Zahl 32 entspricht dem Leerzeichen (Blank). Durch PRINT PEEK(X) kann man abfragen, welches Zeichen sich an der Stelle X befindet. Der Bildschirmcode ist bei allen drei Syste­men identisch. Jedoch liegt der Bildschirmspeicher an unter­schiedlichen Stellen: Bei den CBMs zwischen 32768 und 33767, beim C 64 zwischen 1024 und 2023. Wenn man ein CBM-Programm auf den C 64 überträgt, muß man also von al­len Bildschirmadressen 31744 subtrahieren, umgekehrt 31744 addieren.</text:span></text:p>
      <text:p text:style-name="P2"/>
      <text:p text:style-name="P2"><text:span text:style-name="T2">Jedoch kommt da noch ein kleines Problem hinzu: Der C 64 kann 16 Farben darstellen. Dazu besitzt er einen Farbenspei­cher, welcher ganz analog zum Bildschirmspeicher zu behan­deln ist. Er beginnt bei 55296 und endet bei 56295; die Diffe­renz zwischen Bildschirmadresse und Farbadresse beträgt 54272. Wenn man also ein CBM-Programm für den C 64 umschreibt, muß man hinter jedem POKE-Befehl für den Bild­schirm einen entsprechenden für die Farbe anhängen, also zum Beispiel hinter POKE 1024,64 anfügen: POKE 1024 + 54272,X ,wobei X eine Zahl zwischen 0 und 15 ist, welche dann die Farbe des Zeichens bestimmt. Dieser Befehl kann weggelassen werden, wenn ein Zeichen gelöscht wird, also im Befehl der Bildschirmcode 32 (= Leerzeichen) eingesetzt wird. Die Farbcodes haben folgende Bedeutung:</text:span></text:p>
      <text:p text:style-name="P1"><text:span text:style-name="T2"/></text:p>
      <text:p text:style-name="P1"><text:span text:style-name="T2">XXX TABLE</text:span></text:p>
      <text:p text:style-name="P1"/>
      <table:table table:name="Table1" table:style-name="Table1">
        <table:table-column table:style-name="TableColumn1"/>
        <table:table-column table:style-name="TableColumn1"/>
        <table:table-row>
          <table:table-cell table:style-name="TableCell1">
            <text:p text:style-name="P1"><text:span text:style-name="T2">0:schwarz</text:span></text:p>
          </table:table-cell>
          <table:table-cell table:style-name="TableCell1">
            <text:p text:style-name="P2"><text:span text:style-name="T2">8:orange</text:span></text:p>
          </table:table-cell>
        </table:table-row>
        <table:table-row>
          <table:table-cell table:style-name="TableCell1">
            <text:p text:style-name="P1"><text:span text:style-name="T2">1:weiß</text:span></text:p>
          </table:table-cell>
          <table:table-cell table:style-name="TableCell1">
            <text:p text:style-name="P2"><text:span text:style-name="T2">9:braun</text:span></text:p>
          </table:table-cell>
        </table:table-row>
        <table:table-row>
          <table:table-cell table:style-name="TableCell1">
            <text:p text:style-name="P1"><text:span text:style-name="T2">2:rot</text:span></text:p>
          </table:table-cell>
          <table:table-cell table:style-name="TableCell1">
            <text:p text:style-name="P2"><text:span text:style-name="T2">10:hellrot</text:span></text:p>
          </table:table-cell>
        </table:table-row>
        <table:table-row>
          <table:table-cell table:style-name="TableCell1">
            <text:p text:style-name="P1"><text:span text:style-name="T2">3:türkis</text:span></text:p>
          </table:table-cell>
          <table:table-cell table:style-name="TableCell1">
            <text:p text:style-name="P2"><text:span text:style-name="T2">11:grau 1</text:span></text:p>
          </table:table-cell>
        </table:table-row>
        <table:table-row>
          <table:table-cell table:style-name="TableCell1">
            <text:p text:style-name="P1"><text:span text:style-name="T2">4:violett</text:span></text:p>
          </table:table-cell>
          <table:table-cell table:style-name="TableCell1">
            <text:p text:style-name="P2"><text:span text:style-name="T2">12:grau2</text:span></text:p>
          </table:table-cell>
        </table:table-row>
        <table:table-row>
          <table:table-cell table:style-name="TableCell1">
            <text:p text:style-name="P1"><text:span text:style-name="T2">5:grün</text:span></text:p>
          </table:table-cell>
          <table:table-cell table:style-name="TableCell1">
            <text:p text:style-name="P2"><text:span text:style-name="T2">13:hellgrün</text:span></text:p>
          </table:table-cell>
        </table:table-row>
        <table:table-row>
          <table:table-cell table:style-name="TableCell1">
            <text:p text:style-name="P1"><text:span text:style-name="T2">6:blau</text:span></text:p>
          </table:table-cell>
          <table:table-cell table:style-name="TableCell1">
            <text:p text:style-name="P2"><text:span text:style-name="T2">14:hellblau</text:span></text:p>
          </table:table-cell>
        </table:table-row>
        <table:table-row>
          <table:table-cell table:style-name="TableCell1">
            <text:p text:style-name="P1"><text:span text:style-name="T2">7:gelb</text:span></text:p>
          </table:table-cell>
          <table:table-cell table:style-name="TableCell1">
            <text:p text:style-name="P2"><text:span text:style-name="T2">15:grau 3</text:span></text:p>
          </table:table-cell>
        </table:table-row>
      </table:table>
      <text:p text:style-name="P1"/>
      <text:p text:style-name="P2"><text:span text:style-name="T2">Umgekehrt müssen die POKE-Befehle für den Farbenspei­cher bei einer Übertragung auf die CBMs gestrichen werden. Sprites und hochauflösende Grafik können nicht auf die CBM-Serie übertragen werden.</text:span></text:p>
      <text:p text:style-name="P2"/>
      <text:p text:style-name="P1"><text:span text:style-name="T1">## Tastatur und Joystick</text:span></text:p>
      <text:p text:style-name="P1"/>
      <text:p text:style-name="P2"><text:span text:style-name="T2">Viele Programme fragen durch PEEK die gerade gedrückte Taste ab. Dazu existiert in der Zero-Page eine Speicherstelle, in welcher sich die Matrixkoordinate der gerade gedrückten Taste befindet. Bei den CBMs ist dies die 151, beim C 64 die 203. Die Wirkungsweise kann man sich leicht durch folgendes kleines Programm verdeutlichen:</text:span></text:p>
      <text:p text:style-name="P2"><text:span text:style-name="T2"/></text:p>
      <text:p text:style-name="P2"><text:span text:style-name="T2">&lt;pre&gt;</text:span></text:p>
      <text:p text:style-name="P1"><text:span text:style-name="T2">10 PRINT PEEK (203)</text:span></text:p>
      <text:p text:style-name="P1"><text:span text:style-name="T2">20 GOTO 10</text:span></text:p>
      <text:p text:style-name="P1"><text:span text:style-name="T2">&lt;/pre&gt;</text:span></text:p>
      <text:p text:style-name="P1"/>
      <text:p text:style-name="P2"><text:span text:style-name="T2">(Bei den CBMs muß die 203 in Zeile 10 durch 151 ersetzt werden). Nach dem Starten durch RUN erscheint eine Reihe von Zahlen, beim C 64 die 64, bei den CBMs die 255. Drückt man nun irgendeine Taste, so erscheint eine gerade Zahl, je nachdem, welche Taste gerade gedrückt ist. In Tabelle 1 ist ein Vergleich der Tastaturcodes dargestellt.</text:span></text:p>
      <text:p text:style-name="P2"/>
      <text:p text:style-name="P2"><text:span text:style-name="T2">Es gilt, einige besondere Adressen zu beachten:</text:span></text:p>
      <text:p text:style-name="P2"/>
      <text:p text:style-name="P1"><text:span text:style-name="T2">CBM: In 152 steht 1 (anstatt 0), wenn die Taste SHIFT ge­drückt ist.&lt;br&gt;</text:span></text:p>
      <text:p text:style-name="P1"><text:span text:style-name="T2">C 64: Adresse 653:&lt;br&gt;</text:span></text:p>
      <text:p text:style-name="P1"><text:span text:style-name="T2">0: wenn nichts gedrückt&lt;br&gt;</text:span></text:p>
      <text:list text:style-name="L7">
        <text:list-item>
          <text:p text:style-name="P4"><text:span text:style-name="T2"><text:tab/>SHIFT gedrückt&lt;br&gt;</text:span></text:p>
        </text:list-item>
        <text:list-item>
          <text:p text:style-name="P4"><text:span text:style-name="T2"><text:tab/>Commodore-Taste gedrückt&lt;br&gt;</text:span></text:p>
        </text:list-item>
      </text:list>
      <text:list text:style-name="L7">
        <text:list-item>
          <text:p text:style-name="P4"><text:span text:style-name="T2"><text:tab/>CTRL gedrückt</text:span></text:p>
        </text:list-item>
      </text:list>
      <text:p text:style-name="P9"/>
      <text:p text:style-name="P2"><text:span text:style-name="T2">Dazu noch ein Tip für eigene Programme: Meistens benötigt man für ein Spiel eine Unterscheidung zwischen verschiede­nen Tastendrücken (zum Beispiel bis zu neun verschiedene Tasten für die Richtungssteuerung eines Raumschiffes). Am schnellsten funktioniert die Abfrage, wenn man ein Feld mit 256 (Ganzzahl-)Variablen definiert (zum Beispiel A%(255)), und die Richtung als Wert des entsprechenden Indexes darin speichert.</text:span></text:p>
      <text:p text:style-name="P2"/>
      <text:p text:style-name="P2"><text:span text:style-name="T2">Beispiel (hier für C 64): Wir wollen für ein Spielprogramm ei­ne Kanone (</text:span><text:span text:style-name="T10">↑</text:span><text:span text:style-name="T2">haben, die man am unteren Bildschirmrand mit Taste ”1” nach links und mit Taste ”2” nach rechts steuern kann. In unserem Beispiel würde das Programm entsprechend Listing 1 aussehen.</text:span></text:p>
      <text:p text:style-name="P2"/>
      <text:p text:style-name="P1"><text:span text:style-name="T2">A% (255) ist das Variablenfeld. Der Tastaturcode von ”1” ist beim C 64 die 56, von ”2” die 59. Die Tastaturadresse ist 203. Variablen:&lt;br&gt;</text:span></text:p>
      <text:p text:style-name="P1"><text:span text:style-name="T2">OP die alte Position der Kanone&lt;br&gt;</text:span></text:p>
      <text:p text:style-name="P1"><text:span text:style-name="T2">NP die neue Position der Kanone&lt;br&gt;</text:span></text:p>
      <text:p text:style-name="P1"><text:span text:style-name="T2">ZE Bildschirmadresse am Ende der Zeile, in der sich die</text:span></text:p>
      <text:p text:style-name="P2"><text:span text:style-name="T2">Kanone bewegt&lt;br&gt;</text:span></text:p>
      <text:p text:style-name="P1"><text:span text:style-name="T2">ZA Bildschirmadresse am Zeilenanfang</text:span></text:p>
      <text:p text:style-name="P1"/>
      <text:p text:style-name="P2"><text:span text:style-name="T2">CBM-Besitzer können nach Studium des Artikels an diesem Beispielprogramm ihr neugelerntes Wissen ausprobieren. Die Lösung steht am Ende des Artikels (aber nicht vorher nach­schauen!).</text:span></text:p>
      <text:p text:style-name="P2"/>
      <text:p text:style-name="P2"><text:span text:style-name="T2">Diese Methode ist auch bei der Verwendung eines Joysticks nützlich, denn dieser muß ähnlich wie die Tastatur mit PEEK abgefragt werden. Seine Adresse ist 56321 (Port 1) bezie­hungsweise 56320 (Port 2), wobei Port 1 weniger geeignet ist, da der Inhalt seines Speichers auch von der Tastatur beein­flußt wird. Die Codierung ist der Tabelle 2 zu entnehmen.</text:span></text:p>
      <text:p text:style-name="P1"/>
      <text:p text:style-name="P2"><text:span text:style-name="T2">Die CBMs besitzen keinen Anschluß für Joysticks, es gibt jedoch diverse Konstruktionen zum Anschluß an den User-Port. Daher empfiehlt es sich, beim Übertragen von C 64-Programmen auf die CBMs auf den Joystick zu verzichten und diese Programmteile durch Tastaturabfragen zu ersetzen.</text:span></text:p>
      <text:p text:style-name="P2"/>
      <text:p text:style-name="P1"><text:span text:style-name="T1">## PRINT-Befehle</text:span></text:p>
      <text:p text:style-name="P1"/>
      <text:p text:style-name="P2"><text:span text:style-name="T2">Die ASCII-Codes sind bei allen drei Systemen größtenteils identisch, sie unterscheiden sich praktisch nur in den Farb­steuerzeichen und der Umschaltung von Grafik auf Groß/Kleinschreibung. Die Umschaltung auf Groß/Kleinschreibung erfolgt bei den CBMs durch den Befehl ”POKE 59468,14” und zurück auf die Blockgrafik durch ”POKE 59468,12”. C 64-Besitzer benutzen hier den Befehl ’’PRINT CHR$(14)" (Kleinschreibung) beziehungsweise den Befehl ’’PRINT CHR$(142)" (Grafik). Beim Übertragen von Program­men auf den C 64 kann man nach Belieben Farbsteuerzeichen einfügen, umgekehrt sind diese zu löschen.</text:span></text:p>
      <text:p text:style-name="P2"/>
      <text:p text:style-name="P1"><text:span text:style-name="T1">## Der Ton</text:span></text:p>
      <text:p text:style-name="P1"/>
      <text:p text:style-name="P2"><text:span text:style-name="T2">Wichtig für das Übertragen von Programmen mit Ton ist vor allem die Tonhöhe und ihre Adresse. Beim C 64 stehen drei Tongeneratoren zur Verfügung. Ihre Tonhöhe wird dabei durch je zwei Adressen bestimmt, wobei die erste Adresse (das Low-Byte) die Tonhöhe nur sehr wenig, die zweite Adresse (das High-Byte) die Tonhöhe hingegen wesentlich stärker (nämlich genau 255 mal so stark wie das Low-Byte) beeinflußt. In der Tabelle 3 sind die wichtigsten Tonadressen des Commodore 64 zusammengefaßt.&lt;br&gt;</text:span></text:p>
      <text:p text:style-name="P2"><text:span text:style-name="T2">(Adresse = 54272 + Register)</text:span></text:p>
      <text:p text:style-name="P2"/>
      <text:p text:style-name="P2"><text:span text:style-name="T2">Bei den CBMs steht jedoch nur ein Tongenerator zur Verfü­gung, auch können dort weder Wellenform, noch Lautstärke, noch Hüllenkurve programmiert werden. Daher ist es bei der Übertragung von C 64-Programmen auf die CBMs bei komplexen Klängen und Geräuschen meist am einfachsten, den Ton selbst neu zu gestalten. Wenn man den Ton beim Übertragen auf den C 64 direkt übernehmen will, ist das Umschreiben nicht schwierig. Bei den CBMs gibt es drei Tonadressen, wel­che wie üblich durch PEEK und POKE angesprochen werden: 59464, 59466 und 59467. Der Tongenerator wird dort ein­geschaltet durch POKE 59466,16:POKE 59467,20: POKE 59464,0. Nun kann man die Tonhöhe einfach festsetzen, in­dem man eine Zahl zwischen 0 und 255 in die Adresse 59646 schreibt (durch POKE 59464,X, wobei X eine Zahl zwischen 0 und 255 ist). Dabei ist 255 ein relativ tiefer Ton und 0 ein sehr hoher Ton (Ultraschall, daher unhörbar und mit »Ton aus­geschaltet« zu vergleichen). Die Tonhöhe kann man für den C 64 als High-Byte übernehmen, jedoch bedeutet dort 0 ei­nen sehr tiefen Ton und 255 einen sehr hohen, also genau um­gekehrt. Daher muß man wie folgt vorgehen. Wenn im CBM-Programm steht: POKE TA, TH, wobei TA die Adresse der Ton­höhe 59464 und TH die Tonhöhe ist, muß es nun im C 64-Programm heißen: POKE FH, 255 — TH. Es kommt aber dazu, daß der Tonumfang des C 64 etwas kleiner ist als der der CBMs. Daher empfiehlt es sich, den Wert für die Tonhöhe mit 2 oder 3 zu multiplizieren, wobei darauf zu achten ist, daß der Bereich von 0 bis 255 nicht überschritten wird. Der Befehl muß also lauten: POKE FH, 255 — 2 * TH.</text:span></text:p>
      <text:p text:style-name="P2"/>
      <text:p text:style-name="P1"><text:span text:style-name="T1">## Diskettenbefehle</text:span></text:p>
      <text:p text:style-name="P1"/>
      <text:p text:style-name="P2"><text:span text:style-name="T2">Die komfortablen Diskettenbefehle des CBM 40 XX können nicht übernommen werden, jedoch kann man die überall mög­lichen Kommando-String-Befehle verwenden. Allerdings muß dafür für die Monofloppy 1541 (beziehungsweise 1540) die Laufwerksnummer gestrichen werden. Tabelle 4 stellt eine Vergleichsliste der beiden Laufwerke dar.</text:span></text:p>
      <text:p text:style-name="P2"/>
      <text:p text:style-name="P2"><text:span text:style-name="T2">Zum Schluß noch einige wichtige Zero-Page-Adressen zum Vergleich in Tabelle 5 (aus urheberrechtlichen Gründen dürfen die vollständigen Listen leider nicht abgedruckt werden).</text:span></text:p>
      <text:p text:style-name="P2"/>
      <text:p text:style-name="P1"><text:span text:style-name="T2">Lösung des Beispielprogramms »Kanone« für CBM:</text:span></text:p>
      <text:p text:style-name="P1"/>
      <text:p text:style-name="P1">&lt;pre&gt;</text:p>
      <text:list text:style-name="L6">
        <text:list-item>
          <text:p text:style-name="P4"><text:span text:style-name="T2"><text:tab/>REM KANONE</text:span></text:p>
        </text:list-item>
      </text:list>
      <text:p text:style-name="P1"><text:span text:style-name="T2">5 ZA = 33728:ZE = 33767:OP = 33748</text:span></text:p>
      <text:p text:style-name="P1"><text:span text:style-name="T2">10 DIM A%(255)</text:span></text:p>
      <text:p text:style-name="P1"><text:span text:style-name="T2">20 A%(26) = -1:A%(18) = 1:REM (Für CBM 30XX)</text:span></text:p>
      <text:p text:style-name="P1"><text:span text:style-name="T2">oder</text:span></text:p>
      <text:p text:style-name="P1"><text:span text:style-name="T2">20 A%(49) = 1:A%(50) = 1:REM (Für CBM 40XX)</text:span></text:p>
      <text:p text:style-name="P1"><text:span text:style-name="T2">1000 REM Abfrage und Zeichen setzen, Subroutine</text:span></text:p>
      <text:p text:style-name="P1"><text:span text:style-name="T2">1010 NP = OP + A%(PEEK(151)):REM neue Position 1020 IF NP &gt;ZE OR NP&lt; ZA THEN NP = OP: REM Zei­lenbegrenzung</text:span></text:p>
      <text:p text:style-name="P1"><text:span text:style-name="T2">1030 POKE OP, 32:REM alte Position löschen 1040 POKE NP,30:REM neue Position setzen 1050:</text:span></text:p>
      <text:p text:style-name="P1"><text:span text:style-name="T2">1060 OP = NP</text:span></text:p>
      <text:p text:style-name="P1"><text:span text:style-name="T2">1070 RETURN</text:span></text:p>
      <text:p text:style-name="P1"><text:span text:style-name="T2">&lt;/pre&gt;</text:span></text:p>
      <text:p text:style-name="P1"/>
      <text:p text:style-name="P2"><text:span text:style-name="T2">Und nun viel Erfolg beim Umschreiben!</text:span></text:p>
      <text:p text:style-name="P2"/>
      <text:p text:style-name="P1"><text:span text:style-name="T2">(M. und J. Heinz/rg)</text:span></text:p>
      <text:p text:style-name="P1"><text:span text:style-name="T2"/></text:p>
      <text:p text:style-name="P1"><text:span text:style-name="T2">---</text:span></text:p>
      <text:p text:style-name="P1"/>
      <text:p text:style-name="P1"><text:span text:style-name="T1"># Tips &amp; Tricks</text:span></text:p>
      <text:p text:style-name="P1"/>
      <text:p text:style-name="P1"><text:span text:style-name="T1">## MERGE für C 64 / VC 20</text:span></text:p>
      <text:p text:style-name="P1"/>
      <text:p text:style-name="P2"><text:span text:style-name="T2">Hier ist eine einfache MERGE-Routine zum Verbinden zwei­er Basic-Programme. Sie kann sowohl für die Floppy als auch für die Datasette (auch mit Turbo-Tape) verwendet werden. Ein­zige Voraussetzung: Das zweite Programm muß höhere Zei­lennummern haben als das erste.</text:span></text:p>
      <text:p text:style-name="P2"/>
      <text:p text:style-name="P1"><text:span text:style-name="T2">Und so wird’s gemacht:</text:span></text:p>
      <text:p text:style-name="P1"/>
      <text:list text:style-name="L1">
        <text:list-item>
          <text:p text:style-name="P4"><text:span text:style-name="T2"><text:tab/>Sie laden das erste Programm. Dann geben Sie im Direkt­modus ein: PRINT PEEK(43), PEEK(44) Diese beide Zahlen schreiben Sie sich auf.</text:span></text:p>
        </text:list-item>
        <text:list-item>
          <text:p text:style-name="P4"><text:span text:style-name="T2"><text:tab/>Sie geben ein: POKE 43, (PEEK(45) + 256 * PEEK(46) - 2) AND 255 (Return) POKE 44, (PEEK(45) + 256 * PEEK(46) - 2) / 256 (Return)</text:span></text:p>
        </text:list-item>
      </text:list>
      <text:p text:style-name="P9"/>
      <text:p text:style-name="P2"><text:span text:style-name="T2">Laden Sie nun das zweite Programm. Danach geben Sie ein: POKE 43, (erste Zahl): POKE 44, (zweite Zahl) (Return) Nun befinden sich beide Programme hintereinander im Speicher.</text:span></text:p>
      <text:p text:style-name="P2"/>
      <text:p text:style-name="P1"><text:span text:style-name="T2">(Michael Keukert)</text:span></text:p>
      <text:p text:style-name="P1"/>
      <text:p text:style-name="P1"><text:span text:style-name="T1">## Funktionstastenbelegung</text:span></text:p>
      <text:p text:style-name="P1"/>
      <text:p text:style-name="P2"><text:span text:style-name="T2">Simons Basic bietet ja bekanntlich die Möglichkeit, die Funk­tionstasten mit beliebigen Zeichenketten zu belegen. Um nun die Funktionstasten nicht jedesmal nach dem Einschalten neu belegen zu müssen, wäre es sinnvoll, die Belegung auf Floppy abspeichern zu können.</text:span></text:p>
      <text:p text:style-name="P2"/>
      <text:p text:style-name="P2"><text:span text:style-name="T2">Die Funktionstastenbelegung ist bei Simons Basic in dem von Basic nicht erreichbaren Speicherbereich $C64D bis $C74B (50765 bis 51019 dezimal) abgelegt. Mit dem folgen­den kleinen Programm wird dieser Speicherbereich als Ma­schinenprogramm abgespeichert:</text:span></text:p>
      <text:p text:style-name="P2"/>
      <text:p text:style-name="P1"><text:span text:style-name="T2">&lt;pre&gt;</text:span></text:p>
      <text:p text:style-name="P1"><text:span text:style-name="T2">10 INPUT »Filename»; X$</text:span></text:p>
      <text:p text:style-name="P1"><text:span text:style-name="T2">20 OPEN 5, 8, 5, X$ + »,P,W«</text:span></text:p>
      <text:p text:style-name="P1"><text:span text:style-name="T2">30 A = 50765 : E = 51019</text:span></text:p>
      <text:p text:style-name="P1"><text:span text:style-name="T2">40 H = INT(A / 256) : L = A AND 255</text:span></text:p>
      <text:p text:style-name="P1"><text:span text:style-name="T2">50 PRINT#5, CHR$(L); CHR$(H);</text:span></text:p>
      <text:p text:style-name="P1"><text:span text:style-name="T2">60 FOR I = A TO E</text:span></text:p>
      <text:p text:style-name="P1"><text:span text:style-name="T2">70 PRINT#5, CHR$(PEEK(I));</text:span></text:p>
      <text:p text:style-name="P1"><text:span text:style-name="T2">80 NEXT I : CLOSE5</text:span></text:p>
      <text:p text:style-name="P1"><text:span text:style-name="T2">&lt;/pre&gt;</text:span></text:p>
      <text:p text:style-name="P1"/>
      <text:p text:style-name="P19"><text:span text:style-name="T2">Mit LOAD ”Name”,8,1 kann die Funktionstastenbelegung nun jederzeit geladen werden, ohne ein eventuell vorhandenes Basicprogramm zu zerstören.</text:span></text:p>
      <text:p text:style-name="P19"><text:span text:style-name="T2"/></text:p>
      <text:p text:style-name="P19"><text:span text:style-name="T2">(Uwe Schwarz)</text:span></text:p>
      <text:p text:style-name="P19"/>
      <text:p text:style-name="P1"><text:span text:style-name="T1">## Hilfe für »Turbo Tape«</text:span></text:p>
      <text:p text:style-name="P1"/>
      <text:p text:style-name="P2"><text:span text:style-name="T2">Das Programm »Turbo Tape« ist ja ein Segen für alle diejeni­gen, die sich keine Floppy leisten können oder wollen. Es gibt allerdings einige Maschinenprogramme, die nach dem Ge­brauch von »Turbo Tape« abstürzen.</text:span></text:p>
      <text:p text:style-name="P2"/>
      <text:p text:style-name="P2"><text:span text:style-name="T2">Abhilfe: Nach dem Laden das Programm LISTen und den SYS-Befehl zu Anfang notieren. Nun SYS 64738 und danach den notierten SYS-Befehl eingeben — und schon läuft das Programm.</text:span></text:p>
      <text:p text:style-name="P2"><text:span text:style-name="T2"/></text:p>
      <text:p text:style-name="P2"><text:span text:style-name="T2">(Andreas Klofanda)</text:span></text:p>
      <text:p text:style-name="P2"/>
      <text:p text:style-name="P1"><text:span text:style-name="T1">## Basicprogramme retten</text:span></text:p>
      <text:p text:style-name="P1"/>
      <text:p text:style-name="P2"><text:span text:style-name="T2">Ein durch NEW oder durch einen RESET gelöschtes Basicprogramm kann durch Eingabe folgender Zeilen im Direktmo­dus wieder zurückgeholt werden:</text:span></text:p>
      <text:p text:style-name="P2"/>
      <text:p text:style-name="P1"><text:span text:style-name="T2">&lt;pre&gt;</text:span></text:p>
      <text:p text:style-name="P1"><text:span text:style-name="T2">POKE 46, PEEK(56) - 1 : POKE 45, PEEK(55) + 247 : CLR (Return)</text:span></text:p>
      <text:p text:style-name="P1"><text:span text:style-name="T2">POKE PEEK(44) * 256 + PEEK(43) + 1, PEEK(44) (Return) 63999 (Return)</text:span></text:p>
      <text:p text:style-name="P1"><text:span text:style-name="T2">FOR I = PEEK(44) * 256 + PEEK(43) TO PEEK(46) * 256 + PEEK(45) : IF PEEK(I) OR PEEK(I + 1) OR PEEK(I + 2) THEN NEXT (Return)</text:span></text:p>
      <text:p text:style-name="P1"><text:span text:style-name="T2">POKE 45, (I + 3) AND 255 : POKE 46, (I + 3) / 256 : CLR (Return)</text:span></text:p>
      <text:p text:style-name="P1"><text:span text:style-name="T2">&lt;/pre&gt;</text:span></text:p>
      <text:p text:style-name="P1"/>
      <text:p text:style-name="P20"><text:span text:style-name="T2">Diese »Rettungsmaßnahme« funktioniert sowohl beim VC 20 wie auch beim C 64.</text:span></text:p>
      <text:p text:style-name="P20"><text:span text:style-name="T2"/></text:p>
      <text:p text:style-name="P20"><text:span text:style-name="T2">(Ralf Berle)</text:span></text:p>
      <text:p text:style-name="P20"/>
      <text:p text:style-name="P1"><text:span text:style-name="T1">## Cursor steuern</text:span></text:p>
      <text:p text:style-name="P1"/>
      <text:p text:style-name="P2"><text:span text:style-name="T2">Das Betriebssystem des C 64 enthält eine Routine, die man benutzen kann, um den Cursor an eine beliebige Stelle zu set­zen. Geben Sie doch mal folgendes ein:</text:span></text:p>
      <text:p text:style-name="P1"><text:span text:style-name="T2">&lt;pre&gt;</text:span></text:p>
      <text:p text:style-name="P1"><text:span text:style-name="T2">POKE 214, (Zeile): POKE 211, (Spalte): SYS 58640 : PRINT "TEXT"</text:span></text:p>
      <text:p text:style-name="P1"><text:span text:style-name="T2">&lt;/pre&gt;</text:span></text:p>
      <text:p text:style-name="P1"><text:span text:style-name="T2"/></text:p>
      <text:p text:style-name="P1"><text:span text:style-name="T2">(Michael Keukert)</text:span></text:p>
      <text:p text:style-name="P1"/>
      <text:p text:style-name="P1"><text:span text:style-name="T1">## Und noch ein Tip</text:span></text:p>
      <text:p text:style-name="P1"/>
      <text:p text:style-name="P2"><text:span text:style-name="T2">Der FORMULAR TOO COMPLEX - Error ist sehr unange­nehm, da sich das Programm danach oft nicht mehr listen läßt. Nach Eingabe von POKE 24,0 verhält sich der Computer aber wieder normal.</text:span></text:p>
      <text:p text:style-name="P2"><text:span text:style-name="T2"/></text:p>
      <text:p text:style-name="P2"><text:span text:style-name="T2">(Roger Limberg)</text:span></text:p>
      <text:p text:style-name="P2"/>
      <text:p text:style-name="P2">-----</text:p>
      <text:p text:style-name="P2"/>
      <text:p text:style-name="P2"># Elektronische Aquarelle</text:p>
      <text:p text:style-name="P2"/>
      <text:p text:style-name="P1"><text:span text:style-name="T1">&gt; Die meisten Menschen glauben, daß sie nicht zeichnen können.</text:span><text:s/><text:span text:style-name="T1">Lassen Sie sich vom Gegenteil über­zeugen und werden Sie mit »Paint Magic« zum Künstler.</text:span></text:p>
      <text:p text:style-name="P21"><text:span text:style-name="T2"/></text:p>
      <text:p text:style-name="P1"><text:span text:style-name="T2">Mit diesem Programm wird Ihr Computer zwar nicht zum Zau­berer und es hat auch nichts mit Magie zu tun, wenn man mit »Paint Magic« arbeitet. Es bietet aber doch einige außergewöhnli­che Fähigkeiten, die es von anderen Zeichenprogrammen abhebt. Sein Leistungsumfang resultiert allein</text:span><text:s/><text:span text:style-name="T2">daraus, daß es alle Hardwaremerk­male des C 64 nutzt.</text:span></text:p>
      <text:p text:style-name="P1"/>
      <text:p text:style-name="P2"><text:span text:style-name="T2">Anhand einer leicht verständlich geschriebenen Anleitung (es lag lei­der nur eine englische Version vor) arbeitet man sich recht schnell in die Grundbefehle von »Paint Magic«</text:span><text:s/><text:span text:style-name="T2">ein. Mit diesen Befehlen kann man Linien ziehen, Boxen beziehungs­weise Rechtecke und Kreise ziehen oder einfach frei auf dem Bild­schirm zeichnen. Doch nur mit diesen Möglichkeiten könnte man noch nicht viel anfangen. Beschäftigt man sich nun intensiver mit dem Befehlssatz und der Bedeutung der einzelnen Begriffe, lernt man bald die Vielfalt der Verwendungsmöglichkeiten und die Stärken von »Paint Magic« kennen.</text:span></text:p>
      <text:p text:style-name="P2"><text:span text:style-name="T2"/></text:p>
      <text:p text:style-name="P22"><text:span text:style-name="T2">## Auf zwei Bildschirmen gleichzeitig malen</text:span></text:p>
      <text:p text:style-name="P2"><text:span text:style-name="T2"/></text:p>
      <text:p text:style-name="P2"><text:span text:style-name="T2">Grundsätzlich hat man zwei Bild­schirme zur Verfügung, zwischen denen man hin und her schalten kann. Setzt man den RESTORE-Befehl, bei dem der zuletzt getätigte Vorgang rückgängig gemacht wird, richtig ein, kann man sogar mit drei Bildern gleichzeitig arbeiten. Ein breites Spektrum an Verwendungs­möglichkeiten bietet der FILL-Befehl. So kann man nicht nur Flächen mit einer Farbe ausfüllen, sondern in Verbindung von zwei Farben eine horizontale, vertikale oder diagona­le Schraffur erzeugen. Doch damit noch nicht genug. Hat man sich Farbmuster selbst definiert, kann man auch mit diesen den FILL-Befehl anwenden.</text:span></text:p>
      <text:p text:style-name="P2"/>
      <text:p text:style-name="P1"><text:span text:style-name="T1">## Den Pinsel selbst gestalten</text:span></text:p>
      <text:p text:style-name="P1"/>
      <text:p text:style-name="P2"><text:span text:style-name="T2">Eine interessante und neue Sache ist der GRAB-Modus. In diesem kann man sich ein Rechteck, daß maximal 40 x 40 Punkte beträgt, aus dem Bildschirm »herausgreifen« und dieses sozusagen als Pinsel ver­wenden. Außerdem arbeiten auch die Befehle LINE, BOX und CIRCLE im GRAB-Modus. Es ist damit sehr leicht, eindrucksvolle Grafiken auf den Bildschirm zu »zaubern«.</text:span></text:p>
      <text:p text:style-name="P2"/>
      <text:p text:style-name="P2"><text:span text:style-name="T2">Sie werden sich schon fragen: Gibt es denn keine Möglichkeit, ei­nen Ausschnitt zu vergrößern und damit zu zeichnen? Auch daran wur­de gedacht. Drückt man die SPACE-Taste, kommt man in den MAGNIFY-Modus und der Bereich um den Cursor wird stark vergrößert darge­stellt. Man kann dann mit dem Aus­schnitt über das ganze Bild wandern und Veränderungen vornehmen. Bei all den oben beschriebenen Mo­di und Befehlen kann die Geschwin­digkeit des Cursors, der mit einem Joystick oder über die Cursortasten bewegt wird, in acht Stufen variiert werden.</text:span></text:p>
      <text:p text:style-name="P2"/>
      <text:p text:style-name="P1"><text:span text:style-name="T1">## Probleme bei den Farben</text:span></text:p>
      <text:p text:style-name="P1"/>
      <text:p text:style-name="P2"><text:span text:style-name="T2">Die Einstellung der verschiede­nen Farben ist so eine Sache bei »Paint Magic«. Man hat zwar ein ei­genes Farbmenü, in dem man die fünf Arbeitsfarben vorwählen und vier Farbmuster aus diesen entwer­fen kann. Doch man weiß nie genau, mit welcher Farbe man gerade ar­beitet, wenn das Menü nicht mehr zu sehen ist. Die einzelnen Farben wer­den durch Drücken von SHIFT und eins bis fünf eingestellt. Die Arbeits­farbe, die dann benutzt wird, ergibt sich durch Drücken von eins bis fünf alleine. Erst nach längerem Um­gang mit »Paint Magic« hat man die­ses Problem einigermaßen im Griff.</text:span></text:p>
      <text:p text:style-name="P2"/>
      <text:p text:style-name="P2"><text:span text:style-name="T2">Das Programm verzichtet ganz auf den Einsatz von Ton, obwohl er an ei­nigen Stellen recht nützlich wäre. Bei der Bedienung der Diskette findet man nur Befehle zum Laden, Ab­speichern und Löschen von Bildern sowie zur Anzeige des Inhaltsver­zeichnisses der Diskette. Es wäre wünschenswert, auch Diskettenbe­fehle einsetzen zu können, die alle Möglichkeiten zur Floppydiskbe­dienung enthalten.</text:span></text:p>
      <text:p text:style-name="P2"/>
      <text:p text:style-name="P2"><text:span text:style-name="T2">Mit »Paint Magic« bekommt man ein sehr leistungsfähiges Werkzeug zur Ausschöpfung der Grafikfähig­keiten des Computers. In Verbin­dung mit dem gut geschriebenen und übersichtlich aufgebauten Handbuch stellt es eine ideale Lö­sung für solche Leute dar, die gerne auf dem Bildschirm malen, zeichnen oder einfach ihrer Fantasie freien Lauf lassen wollen.</text:span></text:p>
      <text:p text:style-name="P2"/>
      <text:p text:style-name="P1"><text:span text:style-name="T1">## Hilfestellung</text:span></text:p>
      <text:p text:style-name="P1"/>
      <text:p text:style-name="P2"><text:span text:style-name="T2">Wer sich nicht traut, gleich frei zu zeichnen, kann eines der elf abge­speicherten Bilder auf den Bild­schirm holen und dieses verändern oder einfach darauf weitermalen. Zu diesem Vorgang findet man in der Anleitung genaue Hinweise.</text:span></text:p>
      <text:p text:style-name="P2"/>
      <text:p text:style-name="P2"><text:span text:style-name="T2">»Paint Magic« wird ab September von Happy Software zum Preis von zirka 80 Mark für den Commodore 64 auf Diskette angeboten.</text:span></text:p>
      <text:p text:style-name="P2"/>
      <text:p text:style-name="P1"><text:span text:style-name="T2">(Markus Braun/wg)</text:span></text:p>
      <text:p text:style-name="P1"><text:span text:style-name="T2"/></text:p>
      <text:p text:style-name="P1"><text:span text:style-name="T2">---</text:span></text:p>
      <text:p text:style-name="P1"><text:span text:style-name="T2"/></text:p>
      <text:p text:style-name="P1"><text:span text:style-name="T2"># ISM 64 – ohne Fleiß kein Preis</text:span></text:p>
      <text:p text:style-name="P1"/>
      <text:p text:style-name="P1"><text:span text:style-name="T1">&gt; ISM stellt eine Ausnahme unter den Datenver­waltungsprogrammen dar. Es unterscheidet sich in einigen wesentlichen Punkten von Superbase 64, Muttidata oder Datamat.</text:span></text:p>
      <text:p text:style-name="P3"/>
      <text:p text:style-name="P1"><text:span text:style-name="T2">Im Gegensatz zu den anderen Da­teiprogrammen wie Superbase 64 oder Multidata ist ISM 64 kein fer­tiges Anwendungsprogramm. Es handelt sich vielmehr um eine Systemerweiterung, die, erst eingear­beitet in ein eigenes Programm, richtig nutzbar ist.</text:span></text:p>
      <text:p text:style-name="P1"/>
      <text:p text:style-name="P2"><text:span text:style-name="T2">Diese Konzeption hat Vor- und Nachteile: Zum einen bietet sie die Möglichkeit der individuellen Pro­blemlösung, zum anderen kann aber insbesondere der Anfänger vor so große programmtechnische Probleme gestellt werden, daß er ISM 64 am Ende gar nicht nutzen kann.</text:span></text:p>
      <text:p text:style-name="P2"/>
      <text:p text:style-name="P2"><text:span text:style-name="T2">Der hier vorliegende Testbericht geht daher nicht nur auf die Mög­lichkeiten ein, die ISM 64 bietet, son­dern gibt auch Hinweise zur Pro­grammierung.</text:span></text:p>
      <text:p text:style-name="P2"/>
      <text:p text:style-name="P2"><text:span text:style-name="T2">Grundlage dieses Berichts ist die mehrmonatige Arbeit mit ISM 64 bei der Erstellung eines umfassenden Anwenderprogramms.</text:span></text:p>
      <text:p text:style-name="P2"/>
      <text:p text:style-name="P1"><text:span text:style-name="T1">## Allgemeines</text:span></text:p>
      <text:p text:style-name="P1"/>
      <text:p text:style-name="P2"><text:span text:style-name="T2">ISM 64 selbst ist ein Maschinen­programm von 15 KByte Länge und belegt normalerweise den Basic-Speicher ab dez. 27000. Für das An­wenderprogramm stehen dann noch etwa 24 KByte zur Verfügung. Auch wenn man noch einen gewis­sen Bedarf an Speicherplatz für Da­ten abzieht, sollte dies ausreichend</text:span><text:s/><text:span text:style-name="T2">sein. Das Maschinensprache-RAM (dez. 49152 bis 53247) bleibt frei; hier lokalisierte Programme (zum Bei­spiel Interfaces oder Programme zur Unterstützung der Floppy) soll­ten normal verwendbar sein.</text:span></text:p>
      <text:p text:style-name="P2"/>
      <text:p text:style-name="P2"><text:span text:style-name="T2">Nach dem Laden von ISM 64 ste­hen eine Reihe spezieller Befehle zur Einrichtung und Bearbeitung von Dateien zur Verfügung. Diese Befehle sind sehr mächtig und nicht mit jenen zu vergleichen, die man von den üblichen Interpretererwei­terungen wie zum Beispiel Simons Basic kennt. Das Schreiben, Ändern und Suchen von Datensätzen wird dann sehr bequem und effektiv.</text:span></text:p>
      <text:p text:style-name="P2"/>
      <text:p text:style-name="P1"><text:span text:style-name="T1">## Was bietet ISM 64?</text:span></text:p>
      <text:p text:style-name="P1"/>
      <text:p text:style-name="P2"><text:span text:style-name="T2">ISM 64 beeindruckt zunächst durch die Möglichkeit, praktisch un­begrenzt lange Datensätze verwal­ten zu können. Ein einzelner Satz darf bis zu 31875 Zeichen lang sein, er kann in bis zu 125 Felder unterteilt werden, wobei jedes Feld bis zu 255 Zeichen enthalten darf. Die Felder</text:span><text:s/><text:span text:style-name="T2">können von fester oder variabler</text:span><text:s/><text:span text:style-name="T2">Länge sein, bis zu 40 Felder lassen sich als Schlüsselfelder definieren. Angesichts dieser Zahlen fragt man sich natürlich, ob dies überhaupt sinnvoll ist. Welcher Privatanwen­der hat schon Datensätze mit Zehn­tausenden von Zeichen oder Dut­zenden von Schlüsseln? Hier muß man wissen, daß der ISM nicht spe­ziell für den C 64 entwickelt wurde. Es handelt sich vielmehr um die an­gepaßte Version eines Programms, das in erster Linie zum gewerblichen Einsatz auf den CBM-Computern der 8000er-Serie gedacht ist.</text:span></text:p>
      <text:p text:style-name="P2"/>
      <text:p text:style-name="P1"><text:span text:style-name="T2">Aber davon abgesehen, auch bei der privaten Anwendung sind Satz­längen von um die 1000 Zeichen durchaus nicht unrealistisch. Wenn man zum Beispiel Literaturdaten</text:span><text:s/><text:span text:style-name="T2">verwaltet und jedem Eintrag eine kurze Zusammenfassung der Litera­turstelle hinzufügt, sind 500 bis 1000 Zeichen schnell erreicht.</text:span></text:p>
      <text:p text:style-name="P1"/>
      <text:p text:style-name="P2"><text:span text:style-name="T2">Entsprechend weitgehend sind auch die Möglichkeiten, die dem Anwender bei der Einrichtung der Datei zur Verfügung stehen. Wie be­reits erwähnt, kann ein Feld des Sat­zes als variabel definiert werden, das heißt die Länge des Feldes kann von Satz zu Satz unterschiedlich sein. Hierbei wird auf der Floppy aber immer nur der Platz belegt, der der tatsächlichen Länge des Satzes ent­spricht. Dies ist keinesfalls selbst­verständlich, andere Systeme sind da nicht so flexibel. Dem Anwender bleibt auch überlassen, welche Fel­der er wirklich mit Daten füllen will. Auf diese Weise ist es möglich, ohne Speicherplatzverschwendung den Datensatz großzügig zu definieren und erst nach und nach alle Felder auszufüllen. Ein Datensatz kann so im Laufe der Zeit dynamisch wach­sen.</text:span></text:p>
      <text:p text:style-name="P2"/>
      <text:p text:style-name="P2"><text:span text:style-name="T2">Bis zu 40 Felder eines Satzes können als Schlüssel definiert werden. Von diesen Feldern werden bis zu 48 Zeichen linksbündig in die Schlüs­seldatei eingetragen. Bei der Suche nach einem Satz wird dann zunächst auf diese Datei zugegriffen (siehe unten). Bei ISM 64 können die Schlüssel als ein- oder mehrdeutig definiert werden. Ein mehrdeutiger Schlüssel (zum Beispiel Nachname) darf mehrfach vorkommen, durch sequentielle Suche (siehe unten) können dann alle Sätze mit diesem Schlüssel gefunden werden. Hat man dagegen einen Schlüssel als eindeutig definiert (zum Beispiel sinnvoll bei einer laufenden Num­mer), dann weist der Dateiverwalter diesen Satz mit einer entsprechen­den Fehlermeldung zurück. Der Satz geht hierbei natürlich nicht ver­loren, sondern kann vom Anwen­derprogramm zur Korrektur weiter­verarbeitet werden. Überhaupt ist die Fehlerbehandlung bei ISM 64 sehr gelungen. Systemabstürze las­sen sich bei geschickter Program­mierung weitgehend ausschließen.</text:span></text:p>
      <text:p text:style-name="P2"/>
      <text:p text:style-name="P2"><text:span text:style-name="T2">An dieser Stelle erscheint es sinn­voll, etwas ausführlicher auf die Therorie der Dateiverwaltung ein­zugehen. ISM 64 verwendet hier kei­ne spezielle Lösung, sondern ver­waltet die Sätze nach dem Prinzip der relativen Datei, wobei Schlüssel und Sätze in unterschiedlichen Da­teien abgelegt werden. Relativdatei­en werden vom Basic V 2.0 ja leider nicht unterstützt, und sind daher sonst nur durch Kunstgriffe zugäng­lich.</text:span></text:p>
      <text:p text:style-name="P2"/>
      <text:p text:style-name="P1"><text:span text:style-name="T1">## Das Prinzip der relativen Datei</text:span></text:p>
      <text:p text:style-name="P1"/>
      <text:p text:style-name="P2"><text:span text:style-name="T2">Wie ist nun eine relative Datei auf­gebaut? Das Prinzip ist so einfach wie wirkungsvoll: Der Speicherplatz auf der Floppy wird zunächst in klei­ne Häppchen, die sogenannten Re­cords, zerlegt. Die Länge der einzel­nen Records ist bei ISM 64 frei wähl­bar. Dies ist wichtig, wenn man den bei der Floppy VC 1541 ja nicht gera­de üppig bemessenen Speicher­platz optimal nutzen will. Die einzel­nen Records werden intern durch­numeriert. Ein Datensatz wird nun in diese Records geschrieben, ein Satz von beispielsweise 300 Byte Länge belegt dann bei einer gewählten Re­cordlänge von 100 Byte gerade drei Records. Dem Satz wird dann vom</text:span><text:s/><text:span text:style-name="T2">Programm intern zur eindeutigen Unterscheidung von anderen Sät­zen die Nummer zugewiesen, die der Nummer des ersten belegten Records entspricht. Gleichzeitig werden die Schlüssel des Satzes — dies sind die Einträge, über die man später auf den Satz zugreifen möch­te — in eine eigene Datei, die Schlüs­seldatei, in einen sogenannten Schlüsselbaum eingetragen. Die Schlüssel werden von vornherein al­phabetisch beziehungsweise nume­risch sortiert. Bei jedem Schlüssel findet sich dann als Verweis auf den zugehörigen Satz die Nummer des Records, mit dem der Satz beginnt. Diese Nummer ist naturgemäß um­so höher, je weiter der Satz relativ vom Anfang der Datei entfernt ist, je mehr Records zum Zeitpunkt des Eintrags also schon belegt waren. So erklärt sich die Bezeichnung Rela­tivdatei. Bei der Suche nach einem bestimmten Satz sucht der Dateiver­walter im Schlüsselbaum nach dem angegebenen Suchbegriff. Ist die­ser vorhanden, dann merkt sich der Dateiverwalter die beim Schlüssel eingetragene Recordnummer. Die­se gibt die relative Lage des ent­sprechenden Satzes zum Dateianfang an, und der Dateiverwalter kann auf diesen Satz zugreifen. Das Prinzip der Datenspeicherung in Relativdateien gilt momentan als optimal bei der Arbeit mit Kleincompu­tern.</text:span></text:p>
      <text:p text:style-name="P2"/>
      <text:p text:style-name="P2"><text:span text:style-name="T2">Wie bereits erwähnt, stellt ISM 64 Befehle zum Eintragen, Ändern und Suchen von Datensätzen zur Verfü­gung. Der Aufruf der einzelnen Be­fehle erfolgt aus einem ganz norma­len Basic-Programm heraus, der Komfort der Arbeit ist in erster Linie von der Qualität des Anwenderpro­gramms abhängig. Die Befehle an sich lassen in bezug auf die dem An­wendungsprogrammierer gegebe­nen Möglichkeiten eigentlich kaum Wünsche offen.</text:span></text:p>
      <text:p text:style-name="P2"/>
      <text:p text:style-name="P1"><text:span text:style-name="T1">### Datensätze eintragen</text:span></text:p>
      <text:p text:style-name="P1"/>
      <text:p text:style-name="P2"><text:span text:style-name="T2">Jeder Datensatz kann und sollte unmittelbar nach der Erstellung auf die Floppy geschrieben werden, um nicht das Risiko eines etwaigen Datenverlustes, beispielsweise in­folge eines Stromausfalls, einzuge­hen. Die Zeit, die zum Eintrag benö­tigt wird, steigt mit der Anzahl der Schlüssel stark an. Allerdings wer­den die Schlüssel beim Eintrag be­reits alphabetisch sortiert, ein Ar­beitsgang, der bei der Ausgabe von sortierten Listen bei den meisten an­deren Programmen später bewäl­tigt werden muß. Vierzig Schlüssel sind bei der bekannten »Schnellig­keit« der VC 1541 sicher kaum reali­sierbar. ISM 64 bietet hier allerdings die Möglichkeit der Stapelverarbei­tung, das heißt man trägt zunächst nur den Satz ein. Dies geht sehr schnell, der zeitaufwenige Eintrag</text:span><text:s/><text:span text:style-name="T2">der Schlüssel in den sortierten Baum erfolgt erst später. Dies kann durch ein kleines Programm ge­schehen, ohne daß man dabei sein muß. Die Realisierung dieser Mög­lichkeit, Satz und Schlüssel getrennt voneinander einzutragen, ist aller­dings eine Sache des Anwender­programms. Auf diese Weise ist es dann möglich, zu einem Satz mehr</text:span><text:s/><text:span text:style-name="T2">Schlüssel einzutragen, als bei der Definition der Datei vorgesehen war.</text:span></text:p>
      <text:p text:style-name="P2"/>
      <text:p text:style-name="P1"><text:span text:style-name="T1">### Datensätze ändern</text:span></text:p>
      <text:p text:style-name="P1"/>
      <text:p text:style-name="P2"><text:span text:style-name="T2">Das Ändern eines Satzes ist mög­lich, indem man den Satz zunächst liest, die Änderungen vornimmt, und den Satz dann mit einem spe­ziellen Schreibbefehl wieder ein­trägt. Auch hier ist der Komfort von der Qualität des Anwenderpro­gramms abhängig. Zusätzlich ist es möglich, einen Satz komplett mit al­len Schlüsseln, nur den Satz, nur die Schlüssel, oder aber nur einzelne Schlüssel des Satzes zu löschen (und gegebenenfalls durch neue zu er­setzen).</text:span></text:p>
      <text:p text:style-name="P2"/>
      <text:p text:style-name="P1"><text:span text:style-name="T1">### Datensätze suchen</text:span></text:p>
      <text:p text:style-name="P1"/>
      <text:p text:style-name="P2"><text:span text:style-name="T2">Sicher am wichtigsten bei einem Dateiverwaltungssystem sind die Möglichkeiten, die man zur Suche nach Datensätzen hat. ISM 64 bietet hier Befehle zur Suche mit voller Übereinstimmung eines Schlüssels mit einem Suchbegriff, sowie zur Su­che mit verkürztem Schlüssel (zum Beispiel Suche nach Sätzen, bei de­nen ein Schlüssel mit A beginnt). Zu­sätzlich kann über die Recordnum­mer direkt auf einen bestimmten Satz zugegriffen werden. Eine Su­che mit Joker (zum Beispiel nach ei­nem »M??er« ist nicht von vornherein vorgesehen, kann aber im Anwen­derprogramm leicht realisiert wer­den. Außerdem erlaubt ISM die se­quentielle Suche, das heißt, man liest den ersten Satz, auf den ein be­stimmtes Kriterium zutrifft, und kann dann alle weiteren Sätze lesen. Die­se Option erlaubt auch das schnelle Durchblättern der Datei. Oft findet man so einen interessierenden Satz am schnellsten. Das Zeitverhalten bei der Suche ist noch befriedi­gend, die Grenzen der Floppy VC 1541 werden hier mehr als offenbar. Ein kleiner Nachteil ist sicherlich, daß vom Programm Groß- und Kleinschreibung unterschieden werden. Wenn man nach einem Mayer mit mayer sucht, dann wird der entsprechende Satz nicht gefun­den.</text:span></text:p>
      <text:p text:style-name="P2"/>
      <text:p text:style-name="P1"><text:span text:style-name="T1">### Drucken von Datensätzen</text:span></text:p>
      <text:p text:style-name="P1"/>
      <text:p text:style-name="P2"><text:span text:style-name="T2">Das Drucken von Datensätzen wird von ISM 64 nicht unterstützt, die Druckroutine ist allein Sache des Anwenderprogramms. Dies sollten insbesondere alle C 64-Anwender, die keinen Commodore-Drucker</text:span><text:s/><text:span text:style-name="T2">haben, nicht bedauern. Oft muß man ja feststellen, daß bei fertigen Programmlösungen andere als Commodore-Drucker, wenn über­haupt, nur unvollständig unterstützt werden. Die Möglichkeit einer ganz individuellen Druckroutine ist in sol­chen Fällen eher ein Vorteil. Aller­dings muß man bei der Program­mierung einiges unbedingt beach­ten (siehe unten).</text:span></text:p>
      <text:p text:style-name="P2"/>
      <text:p text:style-name="P1"><text:span text:style-name="T1">## Die Programmierung von ISM 64</text:span></text:p>
      <text:p text:style-name="P1"/>
      <text:p text:style-name="P2"><text:span text:style-name="T2">Wie bereits oft erwähnt, ist ISM nur zusammen mit einem Anwen­derprogramm voll nutzbar. Wie ein­fach oder schwierig ist nun die Er­stellung eines solchen Programms? Ein möglicher Erfolg beziehungs­weise Mißerfolg hängt erstens da­von ab, wie gut man das Basic V 2.0 beherrscht und zweitens, wie hoch die eigene Frustrationsschwelle liegt. Wenn man gut programmieren kann, und nicht so schnell aufgibt, wird man sicherlich zu einer befrie­digenden Lösung kommen. Das mit­gelieferte Handbuch ist umfassend, auch im Detail. Allerdings ist es nicht einfach zu lesen. Viele Kapitel wird auch der Fortgeschrittene mehrfach studieren müssen, vieles wird auch erst im Laufe der Arbeit mit dem Programm klar werden. Hilfreich ist es, daß ein fertiges, kommentiertes Beispielprogramm auf der Diskette mitgeliefert wird. Dieses Programm kann normal geli­stet werden, und ist durchaus nütz­lich zur Inspiration bei der Pro­grammerstellung. Leider enthält es mindestens einen programmtechni­schen Fehler. Ein anderes, mitgelie­fertes Programm erlaubt die Anlage beliebiger Dateien. Diese Routine ist sehr brauchbar, so daß keine Not­wendigkeit besteht, eine eigene Anlage-Routine zu schreiben.</text:span></text:p>
      <text:p text:style-name="P2"/>
      <text:p text:style-name="P2"><text:span text:style-name="T2">Wie bereits eingangs ausgeführt, liegt eine der Hauptstärken des ISM 64 darin, praktisch unbegrenzt lan­ge Datensätze verwalten zu können. Unter anderem darf ein einzelnes Feld bis zu 255 Zeichen lang sein. Leider ist im Basic 2.0eine adäquate Eingabemöglichkeit nicht vorgese­hen. Das INPUT-Statement erlaubt nur Eingaben bis zu real 78 Zeichen, wobei keine Kommata vorkommen</text:span><text:s/><text:span text:style-name="T2">dürfen. Einziger Ansatzpunkt ist das GET-Statement.</text:span></text:p>
      <text:p text:style-name="P2"/>
      <text:p text:style-name="P2"><text:span text:style-name="T2">Ein besonderes Kapitel ist der Ausdruck von Datensätzen. Dies ist wie gesagt allein Sache des Anwen­derprogramms. In einem solchen Programm ist nun folgendes zu be­rücksichtigen: Nach jedem Aus­druck muß die Floppy initialisiert werden. Wird die Floppy nach ei­nem Ausdruck nicht initialisiert, dann führt der nächste Dateizugriff zu einem Systemabsturz. Da dieser Effekt auftrat:</text:span></text:p>
      <text:p text:style-name="P2"/>
      <text:list text:style-name="L1">
        <text:list-item>
          <text:p text:style-name="P4">1. <text:span text:style-name="T2">Bei einem über ein Software-Interface am User-Port angeschlos­senen Epson-Drucker</text:span></text:p>
        </text:list-item>
        <text:list-item>
          <text:p text:style-name="P4">2. <text:span text:style-name="T2">bei einem normal angeschlosse­nen VC 1526 und</text:span></text:p>
        </text:list-item>
        <text:list-item>
          <text:p text:style-name="P4">3. <text:span text:style-name="T2">auch wenn überhaupt gar kein Druckerangeschlossenwar, scheint es sich um ein grundsätzliches Pro­blem zu handeln, dessen Ursache wohl in der Unzulänglichkeit des se­riellen Busses liegt. Wie programm­technisch beim Ausdruck verfahren werden kann, ist aus dem abge­druckten Listing ersichtlich. Leider wird in der ISM-Anleitung nichts von dieser Problematik erwähnt, ob­wohl dies meiner Ansicht nach un­bedingt notwendig wäre. Denn was nutzt einem letztendlich ein Daten­verwaltungsprogramm, wenn man nicht drucken kann.</text:span></text:p>
        </text:list-item>
        <text:list-item>
          <text:p text:style-name="P4"/>
        </text:list-item>
      </text:list>
      <text:p text:style-name="P1"><text:span text:style-name="T1">## Fazit</text:span></text:p>
      <text:p text:style-name="P1"/>
      <text:p text:style-name="P2"><text:span text:style-name="T2">ISM 64 ist ein sehr leistungsfähi­ges Programm mit professionel­ler Konzeption. Die Notwendigkeit, ein eigenes Anwenderprogramm schreiben zu müssen, kann ein Vor­teil oder Nachteil sein, je nach Art des geplanten Einsatzes und den Kenntnissen des Anwenders. Der Preis von zirka 140 Mark ist sicher­lich günstig zu nennen.</text:span></text:p>
      <text:p text:style-name="P2"/>
      <text:p text:style-name="P2"><text:span text:style-name="T2">Am Ende sei noch erwähnt, daß für alle, die ISM 64 einsetzen möch­ten, — ohne ein eigenes Anwender­programm zu schreiben — die Mög­lichkeit besteht, ein fertiges Pro­gramm mit Anleitung vom Autor die­ses Berichtes zu beziehen. Der Au­tor ist auch gerne bereit, anderen ISM-Anwendern bei aufgetretenen Problemen im Rahmen seiner Mög­lichkeiten weiterzuhelfen. Schrei­ben sie an H. J. Schlicht, Kirschgar­tenstr. 7, 6900 Heidelberg 1</text:span></text:p>
      <text:p text:style-name="P2"/>
      <text:p text:style-name="P1"><text:span text:style-name="T2">(H. J. Schlicht/rg)</text:span></text:p>
      <text:p text:style-name="P1"><text:span text:style-name="T2"/></text:p>
      <text:p text:style-name="P1"><text:span text:style-name="T2">---</text:span></text:p>
      <text:p text:style-name="P1"><text:span text:style-name="T2"/></text:p>
      <text:p text:style-name="P1"><text:span text:style-name="T2"># One on One</text:span></text:p>
      <text:p text:style-name="P1"><text:span text:style-name="T2"/></text:p>
      <text:p text:style-name="P1"><text:span text:style-name="T2">&gt; One on One wurde als das erste und heißeste Basketballprogramm angekündigt, das die </text:span><text:span text:style-name="T1">Fans von Sportspielen je gesehen haben. Wir haben uns »One on One« einmal näher betrachtet. Getestet wurde es auf dem Commodore 64.</text:span></text:p>
      <text:p text:style-name="P1"/>
      <text:p text:style-name="P1"><text:span text:style-name="T2">Nun zum Spiel (Preis zirka 129 Mark) selbst. Nachdem man das Programm von Diskette (es gibt keine Kassettenversion) in den C 64 geladen hat, ertönt zunächst die mehrstimmige Anfangsmelodie, und die beiden Hauptakteure Julius Erwing und Larry Bird demonstrie­ren gekonnt auf dem Bildschirm das Spiegelgeschehen (siehe Bild). Be­tätigt man den Feuerknopf, kommt man in das Auswahlmenü. Im Ge­gensatz zu vielen anderen (Sport-) Spielen können hier sehr viele Pa­rameter vom Spieler selbst einge­stellt werden, auch wenn das eigent­liche Spielgeschehen gleich bleibt.</text:span></text:p>
      <text:p text:style-name="P1"/>
      <text:p text:style-name="P1"><text:span text:style-name="T1">## Lassen Sie sich nicht austricksen</text:span></text:p>
      <text:p text:style-name="P1"/>
      <text:p text:style-name="P2"><text:span text:style-name="T2">Folgende Details können verän­dert werden:</text:span></text:p>
      <text:list text:style-name="L1">
        <text:list-item>
          <text:p text:style-name="P4">1. <text:span text:style-name="T2">Anzahl der Spieler (ein Spieler ge­gen den Computer oder zwei Spie­ler gegeneinander)</text:span></text:p>
        </text:list-item>
        <text:list-item>
          <text:p text:style-name="P4">2. <text:span text:style-name="T2">Spielstärke des Computer-Gegners (vom Anfänger bis Profi)</text:span></text:p>
        </text:list-item>
        <text:list-item>
          <text:p text:style-name="P4">3. <text:span text:style-name="T2">Spielart:</text:span></text:p>
        </text:list-item>
      </text:list>
      <text:list text:style-name="L8">
        <text:list-item>
          <text:p text:style-name="P4">a) <text:span text:style-name="T2">Spiel auf Zeit (2 bis 8 Minuten pro Viertel),</text:span></text:p>
        </text:list-item>
        <text:list-item>
          <text:p text:style-name="P4">b) <text:span text:style-name="T2">Spiel auf Erreichen einer gewis­sen Punktzahl (ebenso vom Spieler einstellbar)</text:span></text:p>
        </text:list-item>
      </text:list>
      <text:list text:style-name="L1">
        <text:list-item>
          <text:p text:style-name="P4">4. <text:span text:style-name="T2">Festlegung, welcher Spieler nach</text:span><text:s/><text:span text:style-name="T2">erfolgreichem Korbwurf den Ball er­hält.</text:span></text:p>
        </text:list-item>
        <text:list-item>
          <text:p text:style-name="P4"/>
        </text:list-item>
      </text:list>
      <text:p text:style-name="P2"><text:span text:style-name="T2">Nützlich für den Spielablauf ist es ebenfalls, daß man während des Spiels jederzeit in das Auswahlme­nü zurückkehren kann, um gegebe­nenfalls einige Änderungen vorzu­nehmen und das unterbrochene Spiel dann fortzusetzen. Nachdem man dies alles überstanden hat, kann man anfangen zu spielen. Es handelt sich bei One on One nicht um ein Spiel zweier Mannschaften auf zwei Körbe, sondern um ein Spiel Mann gegen Mann auf einen Korb. Doch nichtsdestotrotz erlebt man nun eine (fast) perfekte Simula­tion des Basketballspiels. Die Bewe­gungen der Spieler, zum Beispiel beim Sprungwurf, sind täuschend den echten Bewegungen der Spie­ler im Basketballsport nachempfun­den. Auch die sonstigen Feinheiten entsprechen den Original-Basket­ballregeln (bis auf einige Ausnah­men). So besteht die Möglichkeit, den Gegner zu »foulen«; in diesem Fall erscheint der Schiedsrichter auf dem Bildschirm und pfeift das Spiel ab. Je nach Art des Fouls wird einem zum Beispiel ein Freiwurf zugespro­chen. Eine weitere Besonderheit ist, daß man den Korb »zerschmettern« kann. Die heruntergefallenen Teile werden dann vom Hilfspersonal auf­gekehrt. Der Spielstand, die noch verbleibende Spielzeit und die Anzahl der von den Spielern begange­nen Fouls werden am oberen linken Bildschirmrand angezeigt. Der Kraftverlust, der zum Beispiel durch dauerndes Springen eintritt, wird mittels zwei waagrechten Balken am unteren Rand des Bildschirms dar­gestellt.</text:span></text:p>
      <text:p text:style-name="P2"/>
      <text:p text:style-name="P2"><text:span text:style-name="T2">Je größer der Kraftverlust ist, de­sto niedriger springt der jeweilige Spieler. Dies ist vor allem beim Ver­hindern eines Korbwurfs des Geg­ners von Bedeutung.</text:span></text:p>
      <text:p text:style-name="P2"/>
      <text:p text:style-name="P2"><text:span text:style-name="T2">Die Regelung, daß ein Spieler den Ball nur 24 Sekunden lang ohne ver­suchten Korbwurf führen darf, ist für einen flüssigen Spielablauf sehr wichtig. So kommt es fast durchge­hend zu packenden Szenen vor dem Korb. Ein weiteres wichtiges Detail, das für das Spiel von sehr großer Be­deutung ist, ist die Möglichkeit, durch kurzen Druck auf den Feu­erknopf den Spieler um seine eige­ne Achse drehen zu lassen. Obwohl dieses Programm von den Software­künstlern »Electronic Arts« stammt, die für ihre perfekten Programme bekannt sind, gibt es auch einige Punkte zu bemängeln. So kann zum Beispiel die Weite des Wurfs nicht beeinflußt werden. Der Ball bewegt sich automatisch in Richtung Korb, wobei die Wahrscheinlichkeit eines Treffers von der Entfernung zum Korb abhängt.</text:span></text:p>
      <text:p text:style-name="P2"/>
      <text:p text:style-name="P1"><text:span text:style-name="T1">## Ein fast perfektes Programm</text:span></text:p>
      <text:p text:style-name="P1"/>
      <text:p text:style-name="P2"><text:span text:style-name="T2">Trotz einiger weniger Kritikpunk­te muß man diesem Spiel eine sehr hohe Qualität bescheinigen. Elek­tronic Arts ist es wieder einmal ge­lungen, eine gute Spielidee in ein (fast) perfektes Programm umzuset­zen. Obwohl nur auf einen Korb ge­spielt wird, bereitet dieses Pro­gramm dem Benutzer eine langandauernde Spielfreude, da, und dies ist sehr wichtig, der Erfolg größten­teils vom Können des Spielers ab­hängt.</text:span></text:p>
      <text:p text:style-name="P2"/>
      <text:p text:style-name="P1"><text:span text:style-name="T2">(Martin Gaksch/gk)</text:span></text:p>
      <text:p text:style-name="P3"/>
      <text:p text:style-name="P3">---</text:p>
      <text:p text:style-name="P3"/>
      <text:p text:style-name="P3"># Gruds in Space</text:p>
      <text:p text:style-name="P3"/>
      <text:p text:style-name="P3">&gt; Wer schon immer einmal wissen wollte, wie die Bewohner eines anderen Sterns aussehen, erhält im Abenteuerspiel »Gruds in Space« die Antwort: Sie sind klein, haben ein Horn auf dem Kopf, große abstehende Ohren und sind selbstverständlich grün.</text:p>
      <text:p text:style-name="P1"/>
      <text:p text:style-name="P1"><text:span text:style-name="T2">Bei »Gruds in Space« überneh­men Sie als Spieler die Rolle ei­nes Raumschiffkommandanten, von dessen Geschick die Zukunft der Menschheit abhängt. Nach Mei­nung des Oberkommandos der Ver­einigten Galaktischen Flotten sind Sie als einziger in der Lage, unsere im All gestrandeten Kriegsschiffe mit lebenswichtigem Treibstoff zu versorgen. Gelingt dies nicht, so ist der Niedergang unserer Zivilisation gewiß.</text:span></text:p>
      <text:p text:style-name="P1"/>
      <text:p text:style-name="P2"><text:span text:style-name="T2">Das allein sollte Grund genug sein, diesen schwierigen Auftrag an­zunehmen. Er führt uns auf eine Rei­se durch das Sonnensystem in de­ren Verlauf es viele knifflige Rätsel zu lösen gilt. Wie bereits im Titelbild des Spiels zu erkennen, werden wir dabei auch die Bekanntschaft der schon sprichwörtlichen kleinen grü­nen Männchen aus dem Weltall — der sogenannten »Gruds« — ma­chen. Es ist selbstverständlich mehr als ein Zufall, daß eben diese »Gruds« zugleich Werbemaskott­chen von Sirius Software sind.</text:span></text:p>
      <text:p text:style-name="P2"/>
      <text:p text:style-name="P2"><text:span text:style-name="T2">Obwohl man eine derartige Schleichwerbung als eher störend empfinden könnte, ist hier genau das Gegenteil der Fall. Schon allein durch ihre urkomische äußere Er­scheinung vermögen die »Gruds« viel zum Spielwitz dieses Abenteu­ers beizutragen.</text:span></text:p>
      <text:p text:style-name="P2"/>
      <text:p text:style-name="P2"><text:span text:style-name="T2">Auch eine andere Besonderheit des Programms sticht ins Auge: Im</text:span><text:s/><text:span text:style-name="T2">Gegensatz zu den bisher üblichen starren Grafiken wurden bei »Gruds in Space« die Bilder, die den Spieler durch die Handlung führen, mit Bewegungs- und Toneffekten ange­reichert. So kann man zum Beispiel direkt sehen, wie ein angriffslusti­ges Monster siegessicher zwinkert oder wie in einem Sumpfgebiet Gas­blasen aus dem Boden steigen. Auf­grund der aufwendigen Grafik be­nötigt das Programm aber auch sehr wenig erklärenden Text, so daß man selbst mit bescheidenen Englisch­kenntnissen selten auf ein Wörter­buch zurückgreifen muß.</text:span></text:p>
      <text:p text:style-name="P2"/>
      <text:p text:style-name="P2"><text:span text:style-name="T2">»Gruds in Space« gibt es auch für Atari- und Apple-Computer, benö­tigt aber in jedem Fall eine Disket­tenstation. Für den C 64 kostet das Spiel zirka 129 Mark und ist überall im Computerfachhandel erhältlich.</text:span></text:p>
      <text:p text:style-name="P1"><text:span text:style-name="T2">(F.O. Malisch)</text:span></text:p>
      <text:p text:style-name="P1"><text:span text:style-name="T2"/></text:p>
      <text:p text:style-name="P1"><text:span text:style-name="T2">---</text:span></text:p>
      <text:p text:style-name="P2"/>
      <text:p text:style-name="P1"><text:span text:style-name="T1"># Druckfehlerteufelchen</text:span></text:p>
      <text:p text:style-name="P1"/>
      <text:p text:style-name="P1"><text:span text:style-name="T2">Betrifft: Namensgebung für den Druckfehlerteufel</text:span></text:p>
      <text:p text:style-name="P1"/>
      <text:p text:style-name="P2"><text:span text:style-name="T2">Eine recht aussichtlose Sache! Der Druckfehler ist nämlich ein sehr</text:span><text:s/><text:span text:style-name="T2">wandelbares Wesen. Kaum hat man ihn in Gestalt eines Dreckfuhlers er­wischt, kommt einem dieses Fuhrdreckel in der Verkleidung als Dreckhufler wieder aus. Oft wird das Durchferkel auch zur Furchdrelke.</text:span></text:p>
      <text:p text:style-name="P2"/>
      <text:p text:style-name="P2"><text:span text:style-name="T2">Der Ulkferch bietet sich scheinheilig als Druckhelfer an und wird da­bei unversehens zum Druckhefler, dieser Krechdeufl.</text:span></text:p>
      <text:p text:style-name="P2"/>
      <text:p text:style-name="P2"><text:span text:style-name="T2">Gelegentlich versteckt sich der Drehflucker hinter dem Namen Krechfluder.</text:span></text:p>
      <text:p text:style-name="P2"/>
      <text:p text:style-name="P2"><text:span text:style-name="T2">In Wahrheit aber ist der Frechdruckel aber ein ganz normaler Huf­dreckler.</text:span></text:p>
      <text:p text:style-name="P2"/>
      <text:p text:style-name="P1"><text:span text:style-name="T2">Mit rfuendiclhne Gürssne!</text:span></text:p>
      <text:p text:style-name="P1"/>
      <text:p text:style-name="P1"><text:span text:style-name="T2">PS: Entschuldigen Sie bitte meine Fluckdreher, wollte drucken: meine</text:span><text:s/><text:span text:style-name="T2">Herfdruckel!</text:span></text:p>
      <text:p text:style-name="P1"><text:span text:style-name="T2"/></text:p>
      <text:p text:style-name="P1"><text:span text:style-name="T2">Giselbert Kosmala</text:span></text:p>
      <text:p text:style-name="P1"><text:span text:style-name="T1"/></text:p>
      <text:p text:style-name="P1"><text:span text:style-name="T1">---</text:span></text:p>
      <text:p text:style-name="P1"><text:span text:style-name="T1"/></text:p>
      <text:p text:style-name="P1"><text:span text:style-name="T1">Los Angeles läßt grüßen</text:span></text:p>
      <text:p text:style-name="P3"/>
      <text:p text:style-name="P1"><text:span text:style-name="T11">&gt; </text:span><text:span text:style-name="T1">Wenn Sie sich »aktiv« an den olympischen Wettkämpfen beteiligen wollen: »Summer Games« macht's möglich</text:span></text:p>
      <text:p text:style-name="P3"/>
      <text:p text:style-name="P1"><text:span text:style-name="T2">Alle Welt blickt in diesen Tagen gespannt nach Los Angeles, wo die olympischen Sommerspiele stattfinden. Dieses sportliche Groß­ereignis hat sich auch auf die Spiele-Szene für den Commodore 64 aus­gewirkt. Das amerikanische Softwa­re-Haus »Epyx« präsentiert mit »Sum­mer Games« ein Sport-Spiel, das ei­ne Goldmedaille verdient.</text:span></text:p>
      <text:p text:style-name="P1"/>
      <text:p text:style-name="P2"><text:span text:style-name="T2">Am Anfang stehen zwei Gags:</text:span><text:s/><text:span text:style-name="T2">Nach Einladen des Programms er­freut eine farbenprächtige Eröff­nungszeremonie das Auge des Zu­schauers, die einen Vorgeschmack auf die durchgehend hervorragen­de Grafik von »Summer Games« lie­fert. Bevor die Medaillen-Hatz losgeht, darf sich jeder Spieler noch ei­nes von 16 Ländern heraussuchen, woraufhin die entsprechende Natio­nalhymne aus dem Lautsprecher scheppert.</text:span></text:p>
      <text:p text:style-name="P2"/>
      <text:p text:style-name="P2"><text:span text:style-name="T2">Nun geht's richtig los: Nachdem der Computer ein knappes Minüt­chen nachgeladen hat, treten die Tele-Athleten zum Stabhochsprung an. Der Anfänger braucht hier</text:span><text:s/><text:span text:style-name="T2">schon eine Menge Übung, um unter dem Jubel der Zuschauer die Stan­ge erfolgreich zu überqueren. Ti­ming ist hier alles. Doch auf zur nächsten Disziplin: »Platform Di­ving« ist angesagt. Mehr oder weni­ger elegant segeln die Turmsprin­ger ins Wasser, wobei man durch</text:span><text:s/><text:span text:style-name="T2">entsprechende Joystick-Bewegungen vier verschiedene Kunstfiguren verursachen kann. Produziert man eine Bauchlandung, vergibt der Computer schon mal eine 0,0 als No­te. Kondition ist bei der 400 Meter Staffel gefragt: Hier muß man seine Kräfte, die in Form eines Balkens am unteren Bildschirmrand dargestellt werden, gut einteilen. Wilder geht es beim 100 Meter-Lauf zu. Wer den Joystick am schnellsten im Kreise dreht, kann eine Zeit unter 10 Sekun­den erreichen.</text:span></text:p>
      <text:p text:style-name="P2"/>
      <text:p text:style-name="P2"><text:span text:style-name="T2">Nach den Laufwettbewerben geht’s dann mit der Gymnastik wei­ter. Hier ist viel Training erforder­lich, um eine junge Dame über ein Pferd hüpfen zu lassen, ohne daß sie bei der Landung auf die Nase fällt, was bei den Mitspielern in der Re­gel ein hämisches Grinsen hervor­ruft. Bei den beiden Schwimm-Wettbewerben ist dann wieder Ti­ming gefragt, da die Schwimmer nur Tempo machen, wenn man den Feuerknopf in regelmäßigen Intervallen betätigt. Abschließend ist Ton­taubenschießen angesagt. Um­rahmt von einer reizvollen Land­schaft müssen möglichst viele von 25 umherzischenden Tontauben ge­troffen werden. Zu guter Letzt gibt der Computer den Endstand be­kannt und spielt noch einmal die Hymne des Olympiasiegers.</text:span></text:p>
      <text:p text:style-name="P2"/>
      <text:p text:style-name="P2"><text:span text:style-name="T2">»Summer Games« ist eine rundum gelungene Heim-Olympiade, die mich spontan begeistert hat. Eine Diskette (Preis: zirka 109 Mark), die man auch nach vielen Stunden ger­ne wieder spielt.</text:span></text:p>
      <text:p text:style-name="P2"/>
      <text:p text:style-name="P1"><text:span text:style-name="T2">(Heinrich Lenhardt)</text:span></text:p>
      <text:p text:style-name="P1"><text:span text:style-name="T2"/></text:p>
      <text:p text:style-name="P1"><text:span text:style-name="T2">---</text:span></text:p>
      <text:p text:style-name="P1"><text:span text:style-name="T2"/></text:p>
      <text:p text:style-name="P1"><text:span text:style-name="T2"># Bücher</text:span></text:p>
      <text:p text:style-name="P1"><text:span text:style-name="T2"/></text:p>
      <text:p text:style-name="P1"># <text:span text:style-name="T1">Forth Handbuch</text:span></text:p>
      <text:p text:style-name="P1"/>
      <text:p text:style-name="P1"><text:span text:style-name="T1">### Grundlagen — Einführung — Beispiele</text:span></text:p>
      <text:p text:style-name="P1"/>
      <text:p text:style-name="P2"><text:span text:style-name="T2">Dieses Buch ist eher dem Forth-Neuling als dem Profi zu empfehlen, denn es bietet eine recht ausführliche Beschrei­bung der Grundfunktionen von Forth. Eindeutiger Schwerpunkt dabei ist das praktische Arbei­ten mit Forth, also die Anwen­dung der Sprache. Zwar befaßt sich ein Kapitel etwas näher mit den Grundlagen der Realisie­rung von Forth auf einem Com­puter, es werden wichtige Be­griffe wie das Forth Wörterbuch, Compilerorganisation und Spei­cherverwaltung erläutert, doch bildet dies nicht den Kern des Buches. Dem fortgeschrittenen Forth-Programmierer wird da­mit also nicht viel neues gebo­ten.</text:span></text:p>
      <text:p text:style-name="P2"/>
      <text:p text:style-name="P2"><text:span text:style-name="T2">Dafür erhält der Einsteiger ei­ne recht gründliche Einführung in das Arbeiten mit Forth. Das er­ste Kapitel beschreibt die grundlegenden Sprachelemen­te. Anhand vieler Beispiele wird der Leser zunächst mit einer ty­pischen Eigenschaft von Forth vertraut gemacht, dem Rechnen mit umgekehrter polnischer No­tation (UPN), auch postfix Nota­tion genannt. Einige Grund­kenntnisse in der Programmie­rung sind dabei durchaus nütz­lich. So sollte man schon wissen, was ein Stapelspeicher oder Stack ist, um mit Forth keine Schwierigkeiten zu bekommen.</text:span></text:p>
      <text:p text:style-name="P2"/>
      <text:p text:style-name="P2"><text:span text:style-name="T2">Nach den ersten Experimen­ten mit Forth geht es bald voran zur Definition eigener Forth-Worte. Der Leser lernt hier schon eine Reihe von oftmals recht trickreichen Möglichkei­ten kennen, Wortdefinitionen sinnvoll einzusetzen. Das erste Kapitel schließt mit einem umfangreichen Beispiel-und Übungsteil.</text:span></text:p>
      <text:p text:style-name="P2"/>
      <text:p text:style-name="P2"><text:span text:style-name="T2">Der folgende Abschnitt über Programmschleifen und Ver­zweigungen stellt die entspre­chenden Kontrollworte wie DO ... LOOP, IF ... ELSE ... ENDIF oder BEGIN ... WHILE ... REPE­AT vor und verdeutlicht anhand ausführlich erklärter Beispiele die Funktionsweise. Schließlich werden die neugewonnenen Er­kenntnisse zur Programmierung einiger kleinerer Programme benutzt.</text:span></text:p>
      <text:p text:style-name="P2"/>
      <text:p text:style-name="P2"><text:span text:style-name="T2">Es folgen Kapitel über das Ar­beiten mit doppeltgenauen Zah­len und über die Formatierung von Zahlenausgaben, über den</text:span><text:s/><text:span text:style-name="T2">Texteditor und die virtuelle Speicherverwaltung von Forth. Anhand von Programmbeispie­len werden Forth-Versionen für verschiedene Homecomputer vorgestellt. Das Buch enthält auch vier größere Programme, nämlich eine Adressenkartei, ei­ne kleine Datenbank, eine kom­plette Lagerverwaltung und na­türlich auch ein Spielprogramm.</text:span></text:p>
      <text:p text:style-name="P2"/>
      <text:p text:style-name="P2"><text:span text:style-name="T2">Im Anhang findet man unter anderem Vorschläge zur Stan­dardisierung der Namensge­bung und eine Zusammenstel­lung aller im Buch behandelten Forth-Worte. Außerdem ist eine</text:span><text:s/><text:span text:style-name="T2">Forth-Referenzkarte abge­druckt, die in übersichtlich ge­ordneter Weise alle wichtigen Worte mit einer Kurzbeschrei­bung enthält.</text:span></text:p>
      <text:p text:style-name="P2"/>
      <text:p text:style-name="P2"><text:span text:style-name="T2">Die leicht verständliche Dar­stellungsweise und die vielen Beispiele machen das Buch zur empfehlenswerten Lektüre für den Forth-Einsteiger. (ev) E. Flögel: Forth Handbuch, 196 Seiten, W Hofacker, Holzkirchen 1982, ISBN 3-911682-88-6, Preis 49,00 Mark.</text:span></text:p>
      <text:p text:style-name="P2"/>
      <text:p text:style-name="P1"><text:span text:style-name="T1"># Grafik mit dem VC 20</text:span></text:p>
      <text:p text:style-name="P1"/>
      <text:p text:style-name="P2"><text:span text:style-name="T2">Schluß mit den eintönigen Pro­grammen! In der Regel sind ja alle Programme (meine auch!) ohne jede grafische Gestaltung geschrieben. Dabei wäre es .doch sicher wichtig, auch ein­mal für Abwechslung zu sorgen. Der Programmvorspann und Zwischenausgaben bieten sich förmlich dafür an. Mit Hilfe des vorliegenden, aus dem Ameri­kanischen übersetzten Buchs dürfte das keine Schwierigkei­ten mehr machen!</text:span></text:p>
      <text:p text:style-name="P2"/>
      <text:p text:style-name="P2"><text:span text:style-name="T2">Für die im Buch vorgestellten Programme sind die Befehle des Super-Expanders nötig, wo­rauf allerdings verschämt erst im Inneren des Buches hinge­wiesen wird. Das Buch beginnt mit einer gründlichen Behand­lung der Theorie des Zeichnens in Farbe. Besprochen werden die Betriebsarten »Multicolour« und »hohe Auflösung«. Für beide Betriebsarten wird konkret er­klärt, wie durch POKE- und PEEK-Befehle die Farbe der Au­ßenumrandung, die Hinter­grundfarbe und die Vorder­grundfarbe für das darzustel­lende Zeichen sowie gegebe­nenfalls noch eine der 16 Hilfs­farben nach eigenen Wünschen verändert werden kann. Ein wei­tes Experimentierfeld!</text:span></text:p>
      <text:p text:style-name="P2"/>
      <text:p text:style-name="P2"><text:span text:style-name="T2">Für Lehrprogramme, Simula­tionen und Computerspiele wer­</text:span><text:s/><text:span text:style-name="T2">den dann zahlreiche wertvolle Anregungen gegeben. Beispiel­haft seien erwähnt: Sektordia­gramm, Zeichengenerator, Maßstabänderungen sowie Drehen und Verschieben. Ob­wohl die Programme sich durch viele REM-Zeilen beinahe selbst erklären, wird der übersichtli­che Programmaufbau doch noch genau erklärt. Wegen der 3 mm großen Schrift bei den Li­stings, die für ein Programm nur etwa ein bis zwei Seiten lang sind, ist das Abtippen ganz ein­fach. Immer wieder wird der Le­ser aufgefordert, die vorgestell­ten Routinen nach eigenen Wün­schen abzuändern.</text:span></text:p>
      <text:p text:style-name="P2"/>
      <text:p text:style-name="P2"><text:span text:style-name="T2">Leider konnte das Kapitel »Dreidimensionale Darstellun­gen« von mir nicht nachvollzo­gen werden. Laut Buch benöti­gen die Programme »zusätzliche zu der Super-Expander-Kassette... noch die VC 20 Ma­ster Control-Tafel und eine 8-KByte-Speicherkassette«. Mit diesem Programmen könnte man dreidimensionale Figuren in zu wählenden Maßstäben aus verschiedenen Richtungen und mit gelöschten verdeckten Kan­ten darstellen.</text:span></text:p>
      <text:p text:style-name="P2"/>
      <text:p text:style-name="P2"><text:span text:style-name="T2">Nach den bisherigen Veröf­fentlichungen müßten die in den Kapiteln 1 bis 6 dargestellten Programme auch auf dem Com­modore 264 lauffähig sein. Das empfehlenswerte Buch erlebt dann sicher noch eine Renais­sance.</text:span></text:p>
      <text:p text:style-name="P2"><text:span text:style-name="T2"/></text:p>
      <text:p text:style-name="P2"><text:span text:style-name="T2">(Dieter Hein)</text:span></text:p>
      <text:p text:style-name="P2"><text:span text:style-name="T2"/></text:p>
      <text:p text:style-name="P2"><text:span text:style-name="T2">Info: Nick Hampshire: Grafik mit dem VC 20, eine Einführung mit 38 farbigen Grafik-Programmen, 204 Seiten, Markt &amp; Technik Verlag AG, Haar, 1984, ISBN 3-922120-82-2, Preis 38 Mark.</text:span></text:p>
      <text:p text:style-name="P2"><text:span text:style-name="T2"/></text:p>
      <text:p text:style-name="P2"># <text:span text:style-name="T1">Das Commodore 64 Buch</text:span></text:p>
      <text:p text:style-name="P2"/>
      <text:p text:style-name="P2"><text:span text:style-name="T1">### Band 4: Ein Leitfaden für Sy­stemprogrammierer</text:span></text:p>
      <text:p text:style-name="P2"/>
      <text:p text:style-name="P2"><text:span text:style-name="T2">Wann denkt bloß mal einer von den klugen Leuten, die die schlauen Bücher schreiben, an den blutigen Anfänger, der wirklich noch keine Ahnung hat? Nehmen wir an, ein C 64-Besitzer mit den vorausgesetzten Basic-Kenntnissen hat sich den Leitfaden für Systemprogram­mierer gekauft, weil er auf dem Rückumschlag gelesen hat, das Buch beinhalte eine »Einführung in die Maschinenprogrammie­rung«. Nehmen wir weiter an, er habe gewissenhaft Seite für Sei­te durchgearbeitet. Auf Seite 60 findet er dann endlich nach viel Theorie das erste Beispiel für ein Maschinenprogramm (16-Bit-Addition). Dank der vorzügli­chen Erklärungen auf den vorhergegangenden Seiten und den Erläuterungen zum Pro­gramm kann er es (bis auf den Befehl WOR, der erst auf Seite 238 erklärt wird) auch verstan­den haben. Aber wie kommt das Programm in den C 64? Schnell stellt er fest, daß bloßes Eintip­pen nicht geht. Drei Möglichkei­ten für die Fortsetzung bleiben ihm:</text:span></text:p>
      <text:p text:style-name="P2"/>
      <text:list text:style-name="L1">
        <text:list-item>
          <text:p text:style-name="P4">1. <text:span text:style-name="T2">Er gibt frustriert auf (das wäre schade!).</text:span></text:p>
        </text:list-item>
        <text:list-item>
          <text:p text:style-name="P4">2. <text:span text:style-name="T2">Mit Hilfe anderer Bücher oder fortgeschrittener Freunde knackt er die Nüsse (das kann eigentlich nicht das Ziel der Au­toren sein!!).</text:span></text:p>
        </text:list-item>
        <text:list-item>
          <text:p text:style-name="P4">3. <text:span text:style-name="T2">Er liest weiter, über Halbver­standenes hinweg, und findet dann auf den nächsten 200 Sei­ten mühsam nach vielen Irrtü­mern doch noch zum Ziel. (Ler­nen muß schwer sein!?)</text:span></text:p>
        </text:list-item>
        <text:list-item>
          <text:p text:style-name="P4"/>
        </text:list-item>
      </text:list>
      <text:p text:style-name="P2"><text:span text:style-name="T2">Unbedingt müßte daher an je­der Stelle — wahrscheinlich in Form eines Rezeptes: »Man neh­me..« — eine kurze Anleitung ge­geben werden, wie das Pro­gramm einschließlich Einbin­dung in ein Basicprogramm auf dem C 64 realisiert werden kann. Die Autoren brauchten be­stimmt kein schlechtes Gewis­sen zu haben, wenn sie dem Le­ser hier eine vorweggenomme­ne Kurzanleitung geben wür­den!</text:span></text:p>
      <text:p text:style-name="P2"/>
      <text:p text:style-name="P2"><text:span text:style-name="T2">Das beschriebene methodi­sche Manko ist um so bedauerli­cher, als es sich sonst um ein aus­gezeichnetes, empfehlenswer­tes Buch handelt. Hervorzuhe­ben sind dabei die Kapitel 3 und 5. In sehr geschickter Weise er­klären die Autoren dabei Schritt für Schritt einen in Basic ge­schriebenen Assembler und ei­nen Disassembler. Da der gut zu verstehende Assembler jedoch noch recht langsam arbeitet, werden im Kapitel 4 einige Basic-Unterprogramme durch Maschinenprogramme ersetzt. Der Leser wird zu weiteren Ver­besserungen angeregt. Nachzu­tragen bleibt, daß im Kapitel 1 der 6510 ausführlich erklärt und sein gesamter Befehlsvorrat in alphabetischer und numeri­scher Reihenfolge besprochen wird.</text:span></text:p>
      <text:p text:style-name="P2"/>
      <text:p text:style-name="P2"><text:span text:style-name="T2">Dem Benutzer des Buches ist unbedingt anzuraten, auch die zum Buch gehörende Diskette (Bestellnummer MT 598 für 58 Mark) zu erwerben. Wer möchte schon seitenlange Programme — auch wenn diese erfreulich le­serlich gedruckt wurden — ab­tippen. Er erhält damit sofort ei­nen recht brauchbaren Assem­bler, mit dem sich nach kurzer Eingewöhnung gut arbeiten läßt.</text:span></text:p>
      <text:p text:style-name="P2"/>
      <text:p text:style-name="P2"><text:span text:style-name="T2">Dem Verlag und den Autoren muß aus der Sicht des Rezensen­ten empfohlen werden, die oben gewünschte narrensichere Kurz­anleitung für das Arbeiten mit Maschinenprogrammen und ei­nen Texteditor aufzunehmen! Der Texteditor hätte auch auf der Diskette noch Platz!</text:span></text:p>
      <text:p text:style-name="P2"/>
      <text:p text:style-name="P1"><text:span text:style-name="T2">(Dieter Hein)</text:span></text:p>
      <text:p text:style-name="P1"/>
      <text:p text:style-name="P1"><text:span text:style-name="T2">Info: Hans Lorenz Schneider/Werner Eberl: Das Commodore 64 Buch, Band 4 »Ein Leitfaden für Systemprogrammierer«, 200 Seiten, Markt &amp; Technik Verlag AG, Haar 1984, ISBN 3-922120-70-9; Preis 38 Mark</text:span></text:p>
      <text:p text:style-name="P1"><text:span text:style-name="T2"/></text:p>
      <text:p text:style-name="P1"><text:span text:style-name="T2">---</text:span></text:p>
      <text:p text:style-name="P1"><text:span text:style-name="T2"/></text:p>
      <text:p text:style-name="P1"><text:span text:style-name="T2">Reise durch die Wunderwelt der Grafik</text:span></text:p>
      <text:p text:style-name="P1"><text:span text:style-name="T2"/></text:p>
      <text:p text:style-name="P1"><text:span text:style-name="T2">&gt; Nachdem wir sie in den ersten vier Folgen </text:span><text:span text:style-name="T1">kaum erwähnt haben, sind sie heute dran: die Sprites. Sie müssen einfach in jeder Reise durch die Grafik unseres C 64 auftauchen.</text:span></text:p>
      <text:p text:style-name="P1"/>
      <text:p text:style-name="P1"><text:span text:style-name="T2">Sprite heißt auf deutsch soviel wie »Kobold«, »Gespenst«. Wie richtige Kobolde können sie so­wohl in Dornröschens Schloß (also im Bit-Map-Modus) als auch außer­halb (nämlich im Normalmodus) über den Bildschirm geistern — an­scheinend dabei allen bisher ge­lernten Regeln über die Grafik wi­dersprechen. Wir werden in dieser Folge zwar lernen, mit ihnen umzu­gehen, sogar sie zu beherrschen — aber ihre genaue Funktion und Her­kunft wird weiterhin im dunkeln bleiben: Meines Wissens gibt es noch kein Listing des Sprite­unterstützenden Maschinenpro­gramms, das wohl im tiefsten Dunkel des VIC-II-Chip verborgen liegt: Denn der VIC-II-Chip belegt ja die Speicherplätze 53248 bis 54271. Im erreichbaren Teil dieses Zauber­schlosses (53248 bis 53294) liegen die bisher viel von uns begangenen 47 Register (siehe 1. Folge, Tabelle 1), aber wo ist die Geheimtür zu den anderen 978 Bytes? Alles recht ro­mantisch, werden Sie sagen. Nun — ganz so mysteriös ist die Sache nun auch wieder nicht, wie uns der Na­me Sprite = Kobold, Gespenst ein­reden will. Gehörig entschleiert wird das Geheimnis schon durch den anderen englischen Ausdruck für diese Dinger: MOBs. Das bedeu­tet: Movable Object Blocks, also be­wegliche Blöcke von Objekten (Bil­dern, Darstellungen). Sie werden sehen, wenn wir mit dem MOBs um­gehen können, ist das verbleibende Geheimnis eigentlich keines mehr, sondern verwandelt sich nur noch in eine Herausforderung für einen Maschinensprache-Programmierer.</text:span></text:p>
      <text:p text:style-name="P1"/>
      <text:p text:style-name="P2"><text:span text:style-name="T2">Wir werden zunächst einmal schöpferisch tätig und erschaffen ein Sprite. Der erste Schritt dazu ist kreativ: Wie soll das Ding ausse­hen? Da bietet sich ja zum Beispiel der aus der Magie bekannte Dru­denfuß an, auch Pentagramm ge­nannt, weil wir ja schließlich diese Sprite-Geister bannen wollen (siehe Bild 1).</text:span></text:p>
      <text:p text:style-name="P2"/>
      <text:p text:style-name="P1"><text:span text:style-name="T2">Jetzt müssen wir diese Zeichnung in eine Form bringen, die unser Computer versteht, also in Bytes.</text:span></text:p>
      <text:p text:style-name="P1"><text:span text:style-name="T2">Wie auch schon bei den Buchstaben und der hochauflösenden Grafik sind hier wieder gesetzte und gelöschte Bits in den Bytes die Anzeige</text:span><text:s/><text:span text:style-name="T2">für »Punkt sichtbar« oder »Punkt nicht sichtbar«. Das im VIC-II-Chip organisierte Sprite-Programm nimmt die Bytes in der im Bild 2 ge­zeigten Anordnung wahr.</text:span></text:p>
      <text:p text:style-name="P1"/>
      <text:p text:style-name="P2"><text:span text:style-name="T2">Den so gebildeten Block verwaltet es in genau dieser Anordnung als ein Sprite. Deswegen müssen wir uns nun die Mühe machen, unser Pentagramm in so ein Bit-Raster einzufügen. Das ist in Bild 3 geschehen.</text:span></text:p>
      <text:p text:style-name="P2"/>
      <text:p text:style-name="P2"><text:span text:style-name="T2">Nun muß dieses Bild in einen Zah­lencode übersetzt werden. Überall dort, wo ein Bitfeld ausgefüllt ist, steht bei der Binärzahl eine 1, sonst eine Null. Demnach ergeben sich die Kennzahlen in der Tabelle 1.</text:span></text:p>
      <text:p text:style-name="P2"/>
      <text:p text:style-name="P2"><text:span text:style-name="T2">Dieser Wust an Zahlen legt also unser Sprite fest. Diese doch recht aufwendige Rechnerei und Planerei ist, wenn sie aufmerkamer Leser von Computerliteratur sind — meist nicht mehr nötig. Obwohl es sicher gut ist, das Planen eines MOBs auch von Hand zu beherrschen (wie wir jetzt!), kann man sich die Arbeit doch mächtig erleichtern durch Ein­tippen eines der vielen Sprite-Editor-Programme, die es in fast al­len Fachzeitschriften wie Sand am Meer gibt. Weil hier nicht der 1001. Sprite-Editor abgedruckt werden soll, dient das anliegende Pro­gramm »Sprity« anderen Zwecken. (Ein nettes kurzes Listing von H. Kunz finden Sie zum Beispiel in der Zeitschrift Computer persönlich Nr. 21, 1983 auf Seite 120). Jetzt müssen wir noch dafür sorgen, daß der C 64 diese Zahlen irgendwo zugreifbar hat, mit anderen Worten: Sie müssen in den Speicher gePOKEd werden. Im allgemeinen verwendet man da­zu eine kleine FOR-NEXT-Schleife in der die in DATA-Zeilen abgelegten Zahlen gelesen und eingePOKEd werden. Wohin packt man die Kenn­zahlen? Im Prinzip kann man sie überall — wo sie nicht gerade le­benswichtige Computerfunktionen oder Basicprogramme stören — unterbringen. Es gibt lediglich zwei Dinge, die zu beachten sind:</text:span></text:p>
      <text:p text:style-name="P2"/>
      <text:list text:style-name="L8">
        <text:list-item>
          <text:p text:style-name="P4">a) <text:span text:style-name="T2">Die Startadresse muß durch 64 glatt teilbar sein. (Zum Beispiel 896 = 14 mal 64 etc.)</text:span></text:p>
        </text:list-item>
        <text:list-item>
          <text:p text:style-name="P4">b) <text:span text:style-name="T2">Aus Gründen, auf die wir noch zu sprechen kommen werden, sollten die Sprite-Daten im gleichen 16 KByte-Speicherabschnitt (siehe vor­angegangene Folge) abgelegt wer­den, in dem sich das Video-RAM befindet, welches bei der Sprite-Nutzung angeschaltet ist.</text:span></text:p>
        </text:list-item>
        <text:list-item>
          <text:p text:style-name="P4"/>
        </text:list-item>
      </text:list>
      <text:p text:style-name="P2"><text:span text:style-name="T2">Damit gibt es im Prinzip 256 Orte pro Speicherabschnitt, in denen die Sprite-Daten gespeichert werden können. Allerdings sind einige Stel­len zum Beispiel im Abschnitt 0 (mit dem normalen Bildschirm) bei der Verwendung von nur wenigen Spri­tes besonders bevorzugt, weil man keinen Basicspeicher wegnimmt und deshalb auch keine Schutz-POKEs nötig sind:</text:span></text:p>
      <text:p text:style-name="P2"/>
      <text:p text:style-name="P1"><text:span text:style-name="T2">1) 704 — 767 ungenutzte Adressen</text:span></text:p>
      <text:p text:style-name="P1"><text:span text:style-name="T2">2) 832 — 895 Kassettenpuffer</text:span></text:p>
      <text:p text:style-name="P1"><text:span text:style-name="T2">3) 896 — 959 Kassettenpuffer</text:span></text:p>
      <text:p text:style-name="P1"><text:span text:style-name="T2">4) 960 — 1023 restlicher Kassetten­puffer und freier Platz.</text:span></text:p>
      <text:p text:style-name="P1"/>
      <text:p text:style-name="P2"><text:span text:style-name="T2">Für weitere MOBs muß dann Ba­sicspeicher verwendet und dieser dann vor dem Überschreiben durch Programmtext, Variablen oder Strings — wie in Folge 2 gezeigt — geschützt werden. Dem Erfindungs­reichtum sind allerdings keine Grenzen gesetzt. So könnte man bei­spielsweise (siehe vorangegangene Folge) den Bildschirm an den obe­ren Rand des Abschnittes 2 ver­schieben und darunter oder dar­über Sprite-Daten ablegen. Man muß dann zwar auch den Speicher­schutz einPOKEn, hat aber trotzdem meistens noch mehr als genug Basicspeicherplatz. Wenn man nur vier Sprites gleichzeitig verwendet, insgesamt aber mehrere definiert hat, kann man sie alle im 4 KByte-Bereich ab $C000 abspeichern und bei Bedarf den Sprite, der dran ist, mit einer kleinen FOR-NEXT-Schleife in einen der vier Speicher­bereiche (704 .... und so weiter) um­laden. Sicher fallen Ihnen noch mehr Möglichkeiten ein. Wir wer­den uns im nachfolgenden einfach mit drei Sprites begnügen und uns nur im normalen Abschnitt 0 bewe­gen.</text:span></text:p>
      <text:p text:style-name="P2"/>
      <text:p text:style-name="P2"><text:span text:style-name="T2">Legen wir also nun zunächst unser Pentagramm in den Bereich 704 bis 767 und nach 832 bis 895:</text:span></text:p>
      <text:p text:style-name="P2"/>
      <text:p text:style-name="P1"><text:span text:style-name="T2">10 FOR I = 0 TO 62:READ A:POKE 704 + I,A:POKE 832 + I,A:NEXT I 30 DATA hier werden jetzt unsere 63 Kennzahlen eingegeben.</text:span></text:p>
      <text:p text:style-name="P1"><text:span text:style-name="T2">bis 60 DATA</text:span></text:p>
      <text:p text:style-name="P1"/>
      <text:p text:style-name="P2"><text:span text:style-name="T2">Noch ignoriert der C 64 unsere Sprites völlig. Es interessiert ihn überhaupt nicht, was wir an Arbeit zum Füllen seiner Speicherbauches aufgewendet haben. Wir müssen ihm noch mitteilen, wo der VIC-II-Chip die Sprite-Daten finden kann. Weil dieser Chip dazu eingerichtet ist, gleichzeitig 8 MOBs zu verwal­ten, gibt es acht Speicherzellen, die sogenannte Sprite-Zeiger enthalten.</text:span></text:p>
      <text:p text:style-name="P2"/>
      <text:p text:style-name="P1"><text:span text:style-name="T1">## Na, wo ist er denn? Sprite-Zeiger</text:span></text:p>
      <text:p text:style-name="P1"/>
      <text:p text:style-name="P1"><text:span text:style-name="T2">Sie befinden sich immer im gleichen 1 KByte-Bereich, in dem auch der Bildschirmspeicher liegt. Weil die­ser Video-RAM nur 1000 Bytes be­nötigt, sind oberhalb desselben noch 24 Bytes frei, von denen die obersten 8 als Sprite-Zeiger dienen. Wenn also im Normalfall der Bild­schirmspeicher von 1024 bis 2023 geht, dann liegen die Sprite-Zeiger von 2040 bis 2047. Verschiebt man</text:span><text:s/><text:span text:style-name="T2">den Bildschirm, dann werden die Sprite-Zeiger mit verschoben. In diese Sprite-Zeiger-Bytes POKEn wir die Zahlen ein, die mit 64 multi­pliziert die Startadresse der Sprite-Daten ergeben. In unserem Beispiel also: 704/64 = 11 und 832/64 = 13.</text:span></text:p>
      <text:p text:style-name="P1"/>
      <text:p text:style-name="P2"><text:span text:style-name="T2">Wenn wir diese Sprite-Zeiger ein­geben, nehmen wir automatisch gleichzeitig auch die Numerierung vor. Dabei gehört zu&lt;br&gt;</text:span></text:p>
      <text:p text:style-name="P1"><text:span text:style-name="T2">Sprite Nr. 0 der Sprite-Zeiger 2040&lt;br&gt;</text:span></text:p>
      <text:p text:style-name="P1"><text:span text:style-name="T2">Sprite Nr. 1 der Sprite-Zeiger 2041&lt;br&gt;</text:span></text:p>
      <text:p text:style-name="P1"><text:span text:style-name="T2">Sprite Nr. 2 der Sprite-Zeiger 2042&lt;br&gt;</text:span></text:p>
      <text:p text:style-name="P1"><text:span text:style-name="T2">und so weiter.</text:span></text:p>
      <text:p text:style-name="P1"/>
      <text:p text:style-name="P2"><text:span text:style-name="T2">Nennen wir also einfach den Spri­te, dessen Daten von 704 bis 767 lie­gen, Nummer 0 und den anderen</text:span><text:s/>Nummer 1, dann müssen wir also eingeben:&lt;br&gt;</text:p>
      <text:p text:style-name="P1">70 POKE 2040,11:POKE 2041,13&lt;br&gt;</text:p>
      <text:p text:style-name="P1">Damit sind die Sprite-Zeiger gesetzt.</text:p>
      <text:p text:style-name="P1"/>
      <text:p text:style-name="P1">## Anschalten der Sprites</text:p>
      <text:p text:style-name="P1"/>
      <text:p text:style-name="P1">Wenn Sie jetzt freudig RUN (RETURN) eingetippt haben, um unsere Drudenfüsse zu sehen, werden Sie ein langes Gesicht gemacht haben: <text:span text:style-name="T2">Nix zu sehen! Aber das ist wie bei ei­ner Lampe: Sie haben den Lampen­schirm, die Glühbirne, den Stecker eingesteckt und sie leuchtet nicht! Deswegen schalten wir sie jetzt ein, die Sprites. Der Schalter dafür sitzt im Sprite-Kontrollregister 53269 (sie­he Folge 1 Tabelle der VIC-II-Chip-Register). Dort gibt es für jedes MOB ein Bit. Also Sprite Nummer 0 entspricht Bit Nummer 0 und so wei­ter. Ein Sprite ist eingeschaltet, wenn sein Bit auf 1 gesetzt ist. Wie man einzelne Bits setzt oder löscht, kennen wir noch aus der zweiten Folge. Spielen wir das hier nochmal an un­serem Beispiel durch: Wir wollen Sprite Nummer 0 und Sprite Num­mer 1 einschalten, müssen also die Bits 0 und 1 auf den Wert 1 setzen. Da gab es doch die OR-Funktion und ei­ne sogenannte Maske:</text:span></text:p>
      <text:p text:style-name="P1"/>
      <text:p text:style-name="P2"><text:span text:style-name="T2">XXXXXXXX irgendein binärer Inhalt von 53269&lt;br&gt;</text:span></text:p>
      <text:p text:style-name="P1"><text:span text:style-name="T2">OR 00000011 Maske (= dezimal 3)</text:span></text:p>
      <text:p text:style-name="P1"/>
      <text:p text:style-name="P2"><text:span text:style-name="T2">XXXXXX11 Ergebnis (Bits 0 und 1 sind = 1)&lt;br&gt;</text:span></text:p>
      <text:p text:style-name="P1"><text:span text:style-name="T2">Das ergäbe die Programmzeile:&lt;br&gt;</text:span></text:p>
      <text:p text:style-name="P1"><text:span text:style-name="T2">80 POKE 53269,PEEK(53269) OR 3</text:span></text:p>
      <text:p text:style-name="P1"/>
      <text:p text:style-name="P2"><text:span text:style-name="T2">Will man einzelne MOBs mit der Nummer N einschalten, dann emp­fiehlt sich folgender Befehl:&lt;br&gt;</text:span></text:p>
      <text:p text:style-name="P1"><text:span text:style-name="T2">POKE 53269,PEEK(53269) OR (2↑N)</text:span></text:p>
      <text:p text:style-name="P1"><text:span text:style-name="T2"/></text:p>
      <text:p text:style-name="P1"><text:span text:style-name="T2">Das Ausschalten geschieht durch die AND-Funktion. Jedes Bit, das mit 0 AND-verknüpft wird, wird da­durch gelöscht. Wenn wir also Spri­te Nummer 1 ausschalten wollen, verwenden wir wieder eine Maske:</text:span></text:p>
      <text:p text:style-name="P1"/>
      <text:p text:style-name="P2"><text:span text:style-name="T2">XXXXXX11 PEEK(53269), Spri­te 0 und 1 eingeschaltet&lt;br&gt;</text:span></text:p>
      <text:p text:style-name="P1"><text:span text:style-name="T2">AND 11111101 Maske (dezimal = 253)</text:span></text:p>
      <text:p text:style-name="P1"/>
      <text:p text:style-name="P2"><text:span text:style-name="T2">XXXXXX01 Ergebnis: Bit 1 = 0, Sprite 1 ausgeschaltet,&lt;br&gt;</text:span></text:p>
      <text:p text:style-name="P2"><text:span text:style-name="T2">Bit 0 = 1, Sprite 0 eingeschaltet.</text:span></text:p>
      <text:p text:style-name="P2"/>
      <text:p text:style-name="P2"><text:span text:style-name="T2">Allgemein kann man einzelne Sprites also abschalten mit POKE 53269, PEEK(53269) AND (255-2tN), wobei wieder N die Sprite-Nummer ist.</text:span></text:p>
      <text:p text:style-name="P2"/>
      <text:p text:style-name="P2"><text:span text:style-name="T2">Ach, Ihre Geduld wird schon auf eine harte Probe gestellt. Wenn Sie nämlich bis jetzt alle Programmzei­len brav eingegeben und gestartet haben, sehen Sie immer noch kein Sprite! Aber Sie müssen dem MOB noch sagen, wo er erscheinen soll!</text:span></text:p>
      <text:p text:style-name="P2"/>
      <text:p text:style-name="P1"><text:span text:style-name="T1">## Schon wieder ein Koordi­natensystem: Ort der Sprites</text:span></text:p>
      <text:p text:style-name="P1"/>
      <text:p text:style-name="P2"><text:span text:style-name="T2">Vor den Erfolg haben auch die Commodore-Softwareplaner den Schweiß gesetzt! Denn nicht genug damit, daß wir den Bildschirm schon im Normalmodus in X-Richtung, in Y-Richtung in 25 Positionen und im Bit-Map-Modus in X-Richtung in 320, in Y-Richtung in 200 Positionen aufge­teilt finden, jetzt kommt noch eine Einteilung, die sogar noch über den sichtbaren Bildschirm hinausreicht! In Bild 4 sehen wir diese Aufteilung in 512 horizontale und 256 vertikale Koordinaten.</text:span></text:p>
      <text:p text:style-name="P2"/>
      <text:p text:style-name="P2"><text:span text:style-name="T2">Für den Ort eines Sprites ist — wie in Bild angedeutet — die linke obere Ecke des Spritedefinitionsfeldes entscheidend. Also auch dann, wenn diese Ecke (wie in unserem Pentagramm) unsichtbar. So hat das im Bild gezeigte MOB die X-Koordinate 128 und die Y-Koordina­te 120. Diese X-und Y-Werte muß man nun in die zur Sprite-Nummer</text:span><text:s/><text:span text:style-name="T2">gehörigen Register einPOKEn. Da­bei handelt es sich um folgende Speicherstellen:&lt;br&gt;</text:span></text:p>
      <text:p text:style-name="P1"><text:span text:style-name="T2">X-Position von Sprite 0 : 53248&lt;br&gt;</text:span></text:p>
      <text:p text:style-name="P1"><text:span text:style-name="T2">Y-Position von Sprite 0 : 53249&lt;br&gt;</text:span></text:p>
      <text:p text:style-name="P2"><text:span text:style-name="T2">&lt;br&gt;</text:span></text:p>
      <text:p text:style-name="P1"><text:span text:style-name="T2">X-Position von Sprite 1 : 53250&lt;br&gt;</text:span></text:p>
      <text:p text:style-name="P1"><text:span text:style-name="T2">Y-Position von Sprite 1 : 53251&lt;br&gt;</text:span></text:p>
      <text:p text:style-name="P2"><text:span text:style-name="T2">&lt;br&gt;</text:span></text:p>
      <text:p text:style-name="P1"><text:span text:style-name="T2">und so weiter bis&lt;br&gt;</text:span></text:p>
      <text:p text:style-name="P1"><text:span text:style-name="T2">X-Position von Sprite 7 : 53262&lt;br&gt;</text:span></text:p>
      <text:p text:style-name="P1"><text:span text:style-name="T2">Y-Position von Sprite 7 : 53263</text:span></text:p>
      <text:p text:style-name="P1"/>
      <text:p text:style-name="P2"><text:span text:style-name="T2">Um nun also endlich unser Sprite Nummer 0 sichtbar zu machen, ge­ben wir ein:&lt;br&gt;</text:span></text:p>
      <text:p text:style-name="P1"><text:span text:style-name="T2">100 POKE 53248,128:POKE 53249,120&lt;br&gt;</text:span></text:p>
      <text:p text:style-name="P1"><text:span text:style-name="T2">So! Jetzt tippen Sie ein RUN RE­TURN) und endlich: Da ist unser Pentagramm. Gefällt es Ihnen? Spri­te 1, das zweite Pentagramm, soll am rechten Bildschirmrand auftauchen, also ungefähr bei X = 266 und bei Y = 130. Deswegen müßten wir aber in die entsprechende X-Positions-Speicherstelle für Sprite 1 eine Zahl größer als 255 einPOKEn! Wenn Sie’s versuchen, meldet der Compu­ter natürlich einen ILLEGAL QUAN­TITY ERROR. Geht also nicht! An­scheinend war das bisher noch nicht verzwickt genug. Jetzt müssen wir nämlich mal wieder das Hexa­dezimalsystem bemühen (die Sechzehnfingerlinge, erinnern Sie sich: Folge 2).</text:span></text:p>
      <text:p text:style-name="P1"/>
      <text:p text:style-name="P23"><text:span text:style-name="T2">Dezimal 266 ist hexadezimal $010A. Jetzt zerteilen wir diese Zahl wieder in das LSB und das MSB:</text:span></text:p>
      <text:p text:style-name="P23"><text:span text:style-name="T2">&lt;pre&gt;</text:span></text:p>
      <text:p text:style-name="P24"><text:span text:style-name="T2">$01 <text:s/>0A</text:span></text:p>
      <text:p text:style-name="P24"><text:span text:style-name="T2">MSB <text:s/>LSB</text:span></text:p>
      <text:p text:style-name="P24"><text:span text:style-name="T2">=1 <text:s text:c="2"/>=0A</text:span></text:p>
      <text:p text:style-name="P24"><text:span text:style-name="T2">&lt;/pre&gt;</text:span></text:p>
      <text:p text:style-name="P24"/>
      <text:p text:style-name="P1"><text:span text:style-name="T2">und rechnen wieder zurück ins De­zimalsystem:&lt;br&gt;</text:span></text:p>
      <text:p text:style-name="P1"><text:span text:style-name="T2">MSB = 1&lt;br&gt;</text:span></text:p>
      <text:p text:style-name="P1"><text:span text:style-name="T2">LSB = 10</text:span></text:p>
      <text:p text:style-name="P1"/>
      <text:p text:style-name="P2"><text:span text:style-name="T2">Rechnen Sie mal nach: Das MSB kann auch bei der höchsten X-Position nie größer als 1 werden. Es gibt also nur zwei Fälle: Ist die X-Position größer als 256, dann ist das MSB 1, sonst ist es 0.</text:span></text:p>
      <text:p text:style-name="P2"/>
      <text:p text:style-name="P2"><text:span text:style-name="T2">Deswegen speichert man die MSBs aller 8 Sprites in nur einem By­te. Ebenso wie beim Kontrollregister für das An- und Ausschalten gehört auch hier zu jedem Sprite ein Bit, al­so: Bit 1 gehört zu Sprite 1 und so weiter. Wenn nun also die X-Koordinate von Sprite 1 266 ist, dann ergibt die Aufspaltung, wie oben gezeigt, MSB = 1 und LSB = 10. Das Register für die MSBs ist Speicherstelle 53264. Die 10 (das LSB) wird also in die nor­male Speicherstelle für die X-Position gePOKEt. Das MSB ( = l ) ist also Bit 1 (weil Sprite 1) von Speicherstelle 53264. Hier ist also wieder ei­ne OR-Operation nötig. Die Y-Position wird ganz normal eingege­ben. Es ergibt sich also die Pro­grammzeile:&lt;br&gt;</text:span></text:p>
      <text:p text:style-name="P1"><text:span text:style-name="T2">110 POKE 53250,10:POKE 53264, PEEK(53264)OR(2↑l):&lt;br&gt;</text:span></text:p>
      <text:p text:style-name="P1"><text:span text:style-name="T2">POKE 53251,130</text:span></text:p>
      <text:p text:style-name="P1"/>
      <text:p text:style-name="P2"><text:span text:style-name="T2">Wenn Sie jetzt einen Schwarzweiß-Monitor haben, sehen Sie nach RUN (RETURN) trotzdem nur unser Sprite Nummer 0. Farbmonitor-Eigner be­wundern schon jetzt Sprite Nummer 1. Warum, das wird uns gleich noch beschäftigen.</text:span></text:p>
      <text:p text:style-name="P2"/>
      <text:p text:style-name="P2"><text:span text:style-name="T2">Welche Koordinaten eines Sprites sind eigentlich möglich, und was sieht man dann? Um das zu erfor­schen, bauen wir uns ein Primitiv-Sprite:&lt;br&gt;</text:span></text:p>
      <text:p text:style-name="P1"><text:span text:style-name="T2">20 FOR I = 0TO 62:POKE I+896, 255:NEXT I:POKE 2042,14:</text:span></text:p>
      <text:p text:style-name="P1"/>
      <text:p text:style-name="P2"><text:span text:style-name="T2">REM SPRITE NR. 2</text:span></text:p>
      <text:p text:style-name="P2"/>
      <text:p text:style-name="P2"><text:span text:style-name="T2">Dann schalten wir ein:&lt;br&gt;</text:span></text:p>
      <text:p text:style-name="P1"><text:span text:style-name="T2">90 POKE 53269,PEEK(53269) OR (↑2)&lt;br&gt;</text:span></text:p>
      <text:p text:style-name="P1"><text:span text:style-name="T2">und bauen eine Abfrage ein für die Position:&lt;br&gt;</text:span></text:p>
      <text:p text:style-name="P1"><text:span text:style-name="T2">130 INPUT"SPRITE 2:X,Y=";X,Y:IF X=-1THENEND&lt;br&gt;</text:span></text:p>
      <text:p text:style-name="P1"><text:span text:style-name="T2">Für die X-Position soll der Computer noch die Umrechnung in LSB und MSB für uns durchführen:&lt;br&gt;</text:span></text:p>
      <text:p text:style-name="P1"><text:span text:style-name="T2">140 X1=INT(X/256):X2 = X-256*X1&lt;br&gt;</text:span></text:p>
      <text:p text:style-name="P1"><text:span text:style-name="T2">Dann POKEn wir diese Koordinaten ein:&lt;br&gt;</text:span></text:p>
      <text:p text:style-name="P1"><text:span text:style-name="T2">150 POKE 53252,X2:POKE 5253,Y:&lt;br&gt;</text:span></text:p>
      <text:p text:style-name="P1"><text:span text:style-name="T2">IF X1=1 THEN POKE 53264,PEEK (53264)OR(2↑2)</text:span></text:p>
      <text:p text:style-name="P1"/>
      <text:p text:style-name="P2"><text:span text:style-name="T2">Wenn die X-Koordinaten kleiner als 256 sind, also das MSB = 0 ist, muß es natürlich gelöscht werden:&lt;br&gt;</text:span></text:p>
      <text:p text:style-name="P2"><text:span text:style-name="T2">160 IF X1=0 THEN POKE 53264,PEEK(53264)AND(255-2↑27)</text:span></text:p>
      <text:p text:style-name="P2"/>
      <text:p text:style-name="P2"><text:span text:style-name="T2">Schließlich lassen wir uns außer dem Sprite Nummer 2 auch noch die eingegebenen Koordinaten zeigen und kehren zur Abfrage zurück:&lt;br&gt;</text:span></text:p>
      <text:p text:style-name="P2"><text:span text:style-name="T2">170PRINTCHR$(147), ”x = ”x, ”y = ”y: GOTO 130</text:span></text:p>
      <text:p text:style-name="P2"/>
      <text:p text:style-name="P2"><text:span text:style-name="T2">Wenn Sie jetzt starten, können Sie</text:span><text:s/><text:span text:style-name="T2">alle möglichen Positionen für X und</text:span><text:s/><text:span text:style-name="T2">Y eingeben. Versuchen Sie doch mal X = 265, Y = 130. Da ist auch für die Schwarzweiß-Seher (ich bin auch einer) unser Sprite Nummer 1 zu erkennen. Warum, dazu kommen wir noch. Wenn Sie genug auspro­biert haben, dann geben Sie für X jetzt -1 und irgendeinen Y-Wert ein und das Programm ist beendet. Ver­mutlich haben auch Sie festgestellt, daß man unseren Testsprite ganz all­mählich über den sichtbaren Bild­schirmrand hinauswandern lassen kann. Es ergeben sich so die Grenz­koordinaten in Tabelle 2:</text:span></text:p>
      <text:p text:style-name="P2"/>
      <text:p text:style-name="P2"><text:span text:style-name="T2">Die in der Tabelle 2 angegebenen Werte gelten allerdings nur für die normalen Sprites. Also gibt es auch noch anormale Sprites? Ja, die gibt’s auch. Aber wir wollen der Reihe nach vorgehen. Wir können jetzt Sprites entwerfen, Sprite-Zeiger set­zen, MOBs an- und wieder abschal­ten und sie an die richtige Stelle set­zen.</text:span></text:p>
      <text:p text:style-name="P2"/>
      <text:p text:style-name="P1"><text:span text:style-name="T1">## Mal wieder Farbe: Diesmal die von Sprites.</text:span></text:p>
      <text:p text:style-name="P1"/>
      <text:p text:style-name="P2"><text:span text:style-name="T2">Eines haben wir bisher total ver­gessen: Welche Farbe soll unser Sprite haben und wie geben wir sie ihm? Auch hierfür gibt es natürlich wieder Register, die Sprite-Farben-Register und zwar die in der Tabelle 3.</text:span></text:p>
      <text:p text:style-name="P2"/>
      <text:p text:style-name="P1"><text:span text:style-name="T2">In diese Register POKEt man die Farbe (Kennzahlen 0 bis 15) ein, in der der MOB erscheinen soll. Testen Sie mal: Ändern wir Zeile 130. Dort soll in der IF-THEN-Anweisung nach THEN anstelle von END jetzt stehen 180. Diese Zeile 180 schaltet das vorerst ausgediente Sprite 2 aus:&lt;br&gt;</text:span></text:p>
      <text:p text:style-name="P1"><text:span text:style-name="T2">180 POKE 53269,PEEK(53269) AND (255-2↑2)</text:span></text:p>
      <text:p text:style-name="P1"/>
      <text:p text:style-name="P2"><text:span text:style-name="T2">Damit eröffnen wir uns die Farb­eingabemöglichkeit mit:&lt;br&gt;</text:span></text:p>
      <text:p text:style-name="P1"><text:span text:style-name="T2">190 PRINT CHR$(147):INPUT"SPRITE 0,SPRITE 1 FARBEN”;</text:span></text:p>
      <text:p text:style-name="P2"><text:span text:style-name="T2">F1,F2:IF F1=-1THEN210</text:span></text:p>
      <text:p text:style-name="P2"/>
      <text:p text:style-name="P2"><text:span text:style-name="T2">Schließlich POKEn wir die Farben in die zu den Sprites gehörigen Regi­ster:</text:span></text:p>
      <text:p text:style-name="P2"/>
      <text:p text:style-name="P2"><text:span text:style-name="T2">200 POKE 53287,F1:POKE53288, F2:GOTO190&lt;br&gt;</text:span></text:p>
      <text:p text:style-name="P1"><text:span text:style-name="T2">210 END</text:span></text:p>
      <text:p text:style-name="P1"/>
      <text:p text:style-name="P2"><text:span text:style-name="T2">Jetzt können Sie, bis Sie schließlich für F1 mal -1 eingeben, allerlei Far­ben durchprobieren. Wir erkennen nun auch, daß bislang Sprite 1 für</text:span><text:span text:style-name="T1"><text:s/></text:span><text:span text:style-name="T2">Schwarzweiß-Seher nicht erkennbar war, weil seine Farbe keinen Kontrast zur Hintergrundfarbe gebildet hat.</text:span></text:p>
      <text:p text:style-name="P1"><text:span text:style-name="T2"/></text:p>
      <text:p text:style-name="P1"><text:span text:style-name="T2">Wem's noch nicht bunt genug war bisher, der hat auch hier bei den Sprites die Möglichkeit, den Mehrfarben-Modus zu verwenden. Während im bisher gebrauchten Modus jedes Sprite-Definitions-Bit entweder 0 (= Hintergrundfarbe oder 1 (Farbe des zum Sprite gehörigen Sprite-Farb-Registers) sein konnte, zählen - wie auch sonst im Mehrfarbenmodus - wieder Bit-Paare. Dabei stammt dann die jeweilige Farbe aus den in Tabelle 4 an-gegebenen Registern.</text:span></text:p>
      <text:p text:style-name="P1"><text:span text:style-name="T2"/></text:p>
      <text:p text:style-name="P1"><text:span text:style-name="T2">Unser Drudenfuß sieht somit dann aus wie in Bild 5 gezeigt.</text:span></text:p>
      <text:p text:style-name="P1"><text:span text:style-name="T2"/></text:p>
      <text:p text:style-name="P1"><text:span text:style-name="T2">Das wollen wir noch einmal auf dem Bildschirm ansehen. Wir schreiben ab Zeile 190 neu:&lt;br&gt;</text:span></text:p>
      <text:p text:style-name="P1"><text:span text:style-name="T2">190 PRINT CHR$(147): INPUT"MOB1, MOB2,MULTCOL1,MULTCOL2";F1,F2,F3,F4:IFF1=—1THEN 220&lt;br&gt;</text:span></text:p>
      <text:p text:style-name="P1"><text:span text:style-name="T2">200 POKE 53287,F1:POKE53288,F2: POKE 53285,F3:POKE 53286,F4&lt;br&gt;</text:span></text:p>
      <text:p text:style-name="P1"><text:span text:style-name="T2">220 END</text:span></text:p>
      <text:p text:style-name="P1"><text:span text:style-name="T2"/></text:p>
      <text:p text:style-name="P1"><text:span text:style-name="T2">So läuft natürlich noch nichts Neues, denn der Mehrfarben-Modus muß noch angeschaltet werden. Auch dazu gibt es wieder ein Register: 53276. Wie bei einigen anderen Sprite-Registern gehört auch wieder zu jedem MOB das entsprechende Bit, also zu Sprite 1 das Bit 1 und so weiter. Wenn dieses Bit auf 1 gesetzt ist, ist für das dazugehörige</text:span></text:p>
      <text:p text:style-name="P1"><text:span text:style-name="T2">Sprite der Mehrfarb-Modus angeschaltet. Man kann sie also einzeln oder zusammen - ganz wie's beliebt - im Normal-Modus oder im Muticolor-Modus betrachten. Wir schalten Sprite 0 und Sprite 1 in den Mehrfarb-Modus mit Zeile&lt;br&gt;</text:span></text:p>
      <text:p text:style-name="P1"><text:span text:style-name="T2">210 POKE 53276,PEEK(53276)OR3: GOTO 190&lt;br&gt;</text:span></text:p>
      <text:p text:style-name="P1"><text:span text:style-name="T2"/></text:p>
      <text:p text:style-name="P1"><text:span text:style-name="T2">Will man nur Sprite Nummer N umschalten, dann verwendet man wie gehabt: POKE 53276, PEEK(53276)OR(2↑N).</text:span></text:p>
      <text:p text:style-name="P1"><text:span text:style-name="T2"/></text:p>
      <text:p text:style-name="P1"><text:span text:style-name="T2">Das Zurückschalten in den Normalmodus geschieht dann durch Löschen der entsprechenden Bits:&lt;br&gt;</text:span></text:p>
      <text:p text:style-name="P1"><text:span text:style-name="T2">РОКЕ 53276,PEEK(53276)AND (255-21N).</text:span></text:p>
      <text:p text:style-name="P1"><text:span text:style-name="T2"/></text:p>
      <text:p text:style-name="P1"><text:span text:style-name="T2">Auch hier habe ich das Programm so gebaut, daß man durch Eingabe von -1 und irgendwelchen drei anderen Zahlen aussteigen kann. Im Verlauf des Probierens werden Sie bestimmt gemerkt haben, daß man Sprites, die für den Mehrfarben-Modus gedacht sind, speziell konstruieren sollte unter Berücksichtigung der Bit-Paar-Zusammenstellungen. Unser Drudenfuß gefällt mir im Normal-Modus jedenfalls besser.</text:span></text:p>
      <text:p text:style-name="P1"><text:span text:style-name="T2"/></text:p>
      <text:p text:style-name="P22"><text:span text:style-name="T2">Deswegen schalten wir in Zeile 220 lieber den Mehrfarben-Modus aus:&lt;br&gt;</text:span></text:p>
      <text:p text:style-name="P22"><text:span text:style-name="T2">220 POKE 53276,PEEK(53276) AND 252</text:span></text:p>
      <text:p text:style-name="P22"><text:span text:style-name="T2"/></text:p>
      <text:p text:style-name="P22"><text:span text:style-name="T2">## Anormale Sprites? Gequetschte und gezerrte MOBS</text:span></text:p>
      <text:p text:style-name="P22"><text:span text:style-name="T2"/></text:p>
      <text:p text:style-name="P22"><text:span text:style-name="T2">Die normalen Sprites bestehen aus 24 x 21 Bildpunkten und haben auf dem Bildschirm eine Ausdehnung von zirka drei Zeilen mal drei Spalten. Für einige Effekte ist es ganz nett, sie in ihrer Größe verändern zu können. Genau das ist möglich, und zwar in X-Richtung, in Y-Richtung oder in beide Richtungen gleichzeitig. Das Merkwürdige an</text:span></text:p>
      <text:p text:style-name="P22"><text:span text:style-name="T2">diese Sache ist - außer dem manchmal recht verzerrten Aussehen -, daß die gleiche 24 mal 21 Pixel abgebildet werden, nur jedes Pixel ist vergrößert. Wenn sowohl in X-als auch in Y-Richtung vergrößert</text:span><text:span text:style-name="T1"><text:s/></text:span><text:span text:style-name="T2">wurde, ist einfach jeder Bildpunkt viermal so groß wie vorher. Auch hier geschieht das natürlich wieder über Kontrollregister, von denen je­des Bit wieder zu einem Sprite gleicher Nummer gehört. Die Verdoppelung in X-Richtung wird durch eine 1 im zum Sprite gehörigen Bit des Re­gisters 53277, die in Y-Richtung auf die gleiche Weise im Register 53271 geschaltet. Wenn wir also unser Sprite Nummer 0 in X-Richtung ver­doppeln wollen, dann geben wir noch ein:&lt;br&gt;</text:span></text:p>
      <text:p text:style-name="P1"><text:span text:style-name="T2">230 POKE 53277,PEEK(53277)OR1: FOR I=0TO2000:NEXT I</text:span></text:p>
      <text:p text:style-name="P1"/>
      <text:p text:style-name="P2"><text:span text:style-name="T2">Dann sehen wir uns das nach ei­ner kleinen Pause noch in Y-Richtung an:&lt;br&gt;</text:span></text:p>
      <text:p text:style-name="P1"><text:span text:style-name="T2">240 POKE 53277,PEEK(53277)AND 254:POKE53271,PEEK(53271)OR1: FORI=O TO 2000:NEXT I</text:span></text:p>
      <text:p text:style-name="P1"/>
      <text:p text:style-name="P2"><text:span text:style-name="T2">Jetzt vergrößern wir noch in beide Richtungen:&lt;br&gt;</text:span></text:p>
      <text:p text:style-name="P1"><text:span text:style-name="T2">250 POKE 53277,PEEK(53277) OR 1</text:span></text:p>
      <text:p text:style-name="P1"/>
      <text:p text:style-name="P2"><text:span text:style-name="T2">Wie Sie sich denken können, stimmt jetzt die Positionierung die­ser vergrößerten Sprites auf dem sichtbaren Bildschirmteil nicht mehr. Um das zu testen, bemühen wir wieder unser Testsprite Num­mer 2 und vergrößern in beide Rich­tungen:&lt;br&gt;</text:span></text:p>
      <text:p text:style-name="P1"><text:span text:style-name="T2">120 POKE 53277,PEEK(53277)OR4: POKE53271,PEEK(53271)OR4</text:span></text:p>
      <text:p text:style-name="P1"/>
      <text:p text:style-name="P2"><text:span text:style-name="T2">Wenn wir nun das Programm mit RUN (RETURN) starten, taucht unser Test-Sprite in vergrößterter Form auf und wir können es wieder an ver­schiedene Orte auf dem Bildschirm packen. Für dieses in beide Richtun­gen verdoppelte MOB findet man dann die Grenzwerte in Tabelle 5.</text:span></text:p>
      <text:p text:style-name="P2"/>
      <text:p text:style-name="P2"><text:span text:style-name="T2">Will man also ein solchermaßen vergrößertes Sprite langsam aus dem Bildschirm ziehen lassen, dann ist das nicht nach links möglich, weil selbst bei X = 0 der Sprite noch teil­weise sichtbar ist.</text:span></text:p>
      <text:p text:style-name="P2"/>
      <text:p text:style-name="P2"><text:span text:style-name="T2">Jetzt wissen wir eigentlich fast al­les, was mit dem einzelnen Sprite zu­sammenhängt. Wenn Sie ein sich veränderndes Sprite darstellen wol­len, so ist das zum Beispiel möglich, indem alle zu zeigenden Bewegungs­phasen als Spritemuster im Spei­cher abgelegt werden und dann per Programm der Sprite-Zeiger auf den jeweils aktuellen Bewegungszu­stand umgeschaltet wird. So könnte man wie in Bild 6 die Abläufe A bis G im Speicher ablegen und zum Bei­spiel den Sprite-Zeiger für Sprite 3 zuerst auf das Muster A, dann nach entsprechender Verzögerung auf Muster B, dann C, D, E, F, G und schließlich wieder A richten. Wenn die einzelnen Spritemuster gut gemacht und die Verzögerungsschlei­fen richtig abgestimmt sind, kann so eine Art Zeichentrickfilm ablaufen, der nun auch noch durch die ande­ren bisher gelernten Sprite-Eigenheiten (Vergrößern, Position, Farbe etc.) veränderbar ist. Wie Sie un­schwer erkennen, sind Ihrer Phanta­sie keine Grenzen gesetzt, und ich würde mich freuen, von Ihnen mal so einen witzigen Trickablauf sehen zu können. Auf einem ähnlichen Prinzip basiert auch ein Programm von Hans Grigat in Happy-Computer, Ausgabe Nummer 11 (1983), Seite 99 ff. Überhaupt lohnt es sich, sich dieses Programm mal genau anzu­sehen, weil hier die anfangs er­wähnte Möglichkeit der Sprite-Daten-Verschiebung genutzt wurde.</text:span></text:p>
      <text:p text:style-name="P2"/>
      <text:p text:style-name="P1"><text:span text:style-name="T1">## Wer hat Vorfahrt? Prioritäten</text:span></text:p>
      <text:p text:style-name="P1"/>
      <text:p text:style-name="P2"><text:span text:style-name="T2">Wir wollen uns jetzt noch um die Beziehung von Sprites zu ihrer Um­welt (also zu anderen Sprites und/oder zu Zeichen auf dem Bild­schirm) kümmern. Sie erinnern sich vielleicht an unseren Versuch, unser kleines Test-Sprite über den Bild­schirm zu bewegen und an ein Er­gebnis davon, nämlich, daß auch Schwarzweiß-Sehern plötzlich bei Eingabe der abgedruckten Bild­schirmposition das Sprite Nummer 1 sichtbar war. Wenn also — wie in diesem Fall — zwei Sprites sich überdecken, welches von beiden wird dann gezeigt? Siehe dazu das Bild 7, auf dem die Situation abgebil­det ist. Wir sehen da: an den Stellen, wo Sprite 1 Bits mit dem Wert 0 vor­liegen hat, ist Sprite 2 zu sehen. Wo aber der Bitwert des Sprite 1 gleich 1 ist, wird Sprite 2 durch Sprite 1 ver­deckt. Das MOB 1 hat eine höhere Priorität als MOB 2. Der VIC-II-Chip organisiert die Prioritäten von Spri­tes untereinander also in folgender Weise: Höchste Priorität hat Sprite 0, dann folgt Sprite 1, Sprite 2 und so weiter bis zum Schlußlicht Sprite 7.</text:span></text:p>
      <text:p text:style-name="P2"/>
      <text:p text:style-name="P2"><text:span text:style-name="T2">Wenn Sie also Programme planen, in denen Sprites aneinander vorbei­ziehen sollen, denken Sie daran, daß an diese Vorfahrtsregelung nichts zu ändern ist. Unter Umstän­den muß man dann die Sprite-Zeiger umwechseln, um die Prioritä­ten umzukehren: Man macht dann beispielsweise für den Augenblick der Überschneidung aus Sprite 7 zum Beispiel Sprite 1 und umge­kehrt.</text:span></text:p>
      <text:p text:style-name="P2"/>
      <text:p text:style-name="P2"><text:span text:style-name="T2">Eine andere Vorfahrtsregelung gilt, wenn Sprites und Bildschirmzeilen (oder Bit-Map-Darstellungen) aufeinandertreffen. Hier haben wir ein Kontrollregister zur Hand (mal wieder eines!), Speicherstelle 53275, wo wieder jedem Sprite ein Bit entspricht (also Bit 0 entspricht Sprite 0 und so weiter). Wenn nun dieses Bit den Wert 0 hat, steht das dazugehörige MOB vor den Bild­schirmdarstellungen, andernfalls verkrümelt es sich dahinter.</text:span></text:p>
      <text:p text:style-name="P2"/>
      <text:p text:style-name="P2"><text:span text:style-name="T2">Das wollen wir uns mal ansehen! Starten Sie das Programm nochmal und wenn Sie an die Farbabfrage kommen, geben Sie dem Sprite 0 die Farbe 0 (= schwarz). Beenden Sie das Programm in der angegebenen Weise und wenn sich READY ge­meldet hat. LISTen Sie das ganze. Jetzt steht unser schwarzes Penta­gramm vor dem Listing. Geben sie nun im Direktmodus ein:&lt;br&gt;</text:span></text:p>
      <text:p text:style-name="P1"><text:span text:style-name="T2">POKE 53275,1 (RETURN). Siehe da: Sprite 0 versteckt sich hinter dem Li­sting.</text:span></text:p>
      <text:p text:style-name="P1"/>
      <text:p text:style-name="P2"><text:span text:style-name="T2">Wir können also zusammenfas­sen: Überall dort, wo auf dem Bild­schirm (durch Buchstaben oder an­dere Zeichen) ein Bit gesetzt ist, ver­schwindet dahinter ein gegebenen­falls vorhandener Sprite-Bildpunkt (wenn natürlich das zum Sprite ge­hörige Bit im Register 53275 gesetzt ist). Nur dort, wo auf dem Bildschirm ein Bit nicht gesetzt ist (also 0 ist), sieht man einen dort vorhandenen Sprite-Bildpunkt.</text:span></text:p>
      <text:p text:style-name="P2"/>
      <text:p text:style-name="P2"><text:span text:style-name="T2">Etwas komplizierter liegen die Verhältnisse, wenn wir das MOB im Mehrfarben-Modus vorliegen ha­ben. Hier werden nämlich auch Bildschirmbitpaare 01 (von Zeichen oder Bit-Map-Darstellungen) genau­so behandelt wie Bitpaare 00. Das heißt, auch an solchen Stellen wird ein eventuell vorhandenes Sprite-Bitpaar dargestellt.</text:span></text:p>
      <text:p text:style-name="P2"/>
      <text:p text:style-name="P1"><text:span text:style-name="T1">## Zusammenstöße: Kollisionsregister</text:span></text:p>
      <text:p text:style-name="P1"/>
      <text:p text:style-name="P2"><text:span text:style-name="T2">Erfreulicherweise haben die Software-Planer des C 64 auch zwei</text:span><text:s/><text:span text:style-name="T2">Möglichkeiten vorgesehen, Zusam­menstöße in Registern abzufragen. Weil es zwei Sorten von Zusammen­stöße gibt (Sprite kollidiert mit Sprite und Sprite kollidiert mit Zeichen), kann man zwei Register abfragen.</text:span></text:p>
      <text:p text:style-name="P2"/>
      <text:p text:style-name="P2"><text:span text:style-name="T2">Da hätten wir zunächst das Sprite-Sprite-Kollisions-Register 53278. Auch hier gehört zu jedem Bit ein Sprite, wie bei den anderen Kontroll-Registern. Von einem Zusammen­stoß spricht man in Sprite-Kreisen</text:span><text:s/><text:span text:style-name="T2">immer dann, wenn undurchsichtige Teile der MOBs aufeinandertreffen. Überlappen sich nur die Teile, de­ren Bits bei der Sprite-Definition auf 0 gesetzt wurden, so zählt das nicht als Kollision. Die Bits der Sprites, die in den Zusammenstoß verwickelt sind, werden auf 1 gesetzt, zum Bei­spiel erzeugt ein Zusammenstoß von Sprite 0 mit Sprite 1 folgenden Inhalt des Registers 53278: 00000011 = de­zimal 3.</text:span></text:p>
      <text:p text:style-name="P2"/>
      <text:p text:style-name="P2"><text:span text:style-name="T2">Wenn in einem Supercrash acht Sprites kollidieren, steht im Sprite-Sprite-Kollisionsregister 255. Übri­gens werden auch Zusammenstöße registriert, die außerhalb des sicht­baren Bildschirms liegen (siehe Bild 4).</text:span></text:p>
      <text:p text:style-name="P2"/>
      <text:p text:style-name="P2"><text:span text:style-name="T2">Wenn ein Sprite mit Bildschirm­darstellungen (Zeichen und so wei­ter) zusammenstößt, wird in Register 53279 das zu ihm gehörende Bit ge­setzt. Stößt also Sprite Nummer 1 mit zum Beispiel einem A zusammen, dann liest man aus dem Register 53279: 00000010 = dezimal 2. Apro­pos lesen: Die Register 53278 und</text:span><text:s/><text:span text:style-name="T2">53279 sind so gestaltet, daß sie nach dem Herauslesen (PEEKen) ge­löscht sind! Deswegen empfiehlt es sich, wenn man diese Inhalte da­nach noch braucht, sie in Variablen abzulegen. Auch bei dieser Sorte Zusammenstößen zählen nur dieje­nigen, bei denen undurchsichtige Sprite-Teile kollidieren. Wenn übri­gens Bildschirminhalte horizontal aus dem sichtbaren Bereich »her­ausgescrollt« worden sind (zum »Scrollen« kommen wir in der näch­sten Folge), und dabei ein Zusam­menstoß mit einem Sprite geschieht, wird ebenfalls ein Bit in 53279 ge­setzt.</text:span></text:p>
      <text:p text:style-name="P2"/>
      <text:p text:style-name="P2"><text:span text:style-name="T2">Manfred Thoma hat das anliegen­de Programm »Sprity« geschrieben, mit dem Sie einige Sprite-Eigenschaften und die dazugehörigen Re­gisterveränderungen beobachtet werden können.</text:span></text:p>
      <text:p text:style-name="P2"/>
      <text:p text:style-name="P2"><text:span text:style-name="T2">Obwohl es zu den MOBs noch eini­ges zu sagen gäbe (wie kommen sie auf den Bildschirm, schnelles Steu­ern und so weiter), soll das Thema hiermit abgeschlossen sein. Ich denke, daß wir in dieser Folge die kleinen Kobolde schon weitgehend entzaubern konnten mit Hilfe unse­rer Pentagramme. Zu den Sprites gibt es mehr Literatur als zu vielen anderen C 64-Themen. Hier eine kleine Auswahl:</text:span></text:p>
      <text:p text:style-name="P2"/>
      <text:p text:style-name="P1"><text:span text:style-name="T2">- Zwei Artikel wurden schon ge­nannt (von H. Grigat und H. Kunz) — Herbert Kunz hat auch schon et­was über schnelles Bewegen von MOBs geschrieben im 64’er, Ausga­be 4/83aufSeite 70f.</text:span></text:p>
      <text:p text:style-name="P1"><text:span text:style-name="T2">- Einen Überblick vor allem über die Anwendung von Sprites in Spie­len geben Schneider und Ebert in den Bänden 1 und 3 des Commodo­re 64-Buches. Erschienen 1984 in Haar bei München im Markt &amp; Tech­nik Verlag. Diese beiden Bände sind auch von den sehr gut über­schaubaren Programmbeispielen her zu empfehlen.</text:span></text:p>
      <text:p text:style-name="P1"/>
      <text:p text:style-name="P1"><text:span text:style-name="T2">(Heimo Ponnath/aa)</text:span></text:p>
      <text:p text:style-name="P1"><text:span text:style-name="T2"/></text:p>
      <text:p text:style-name="P1"><text:span text:style-name="T2">---</text:span></text:p>
      <text:p text:style-name="P1"><text:span text:style-name="T2"/></text:p>
      <text:p text:style-name="P1"><text:span text:style-name="T2"/></text:p>
      <text:p text:style-name="P1"/>
      <text:p text:style-name="P1"><text:span text:style-name="T1">Alle Tasten-, Zeichen- und Steuercodes</text:span></text:p>
      <text:p text:style-name="P1"><text:span text:style-name="T1">In dem letzten Teil dieses Kurses finden Sie eine Zu­sammenfassung der Methoden, wie man in Basic Tasten abfragen kann.</text:span></text:p>
      <text:p text:style-name="P1"><text:span text:style-name="T2">Wir haben insgesamt vier Me­thoden kennengelernt und verwendet, um das Drücken einer Taste im Programm abzufra­gen:</text:span></text:p>
      <text:list text:style-name="L1">
        <text:list-item>
          <text:p text:style-name="P4"><text:span text:style-name="T7"/><text:span text:style-name="T1"><text:tab/>Tastencode in SpeicherzeUen 203/653</text:span></text:p>
        </text:list-item>
      </text:list>
      <text:p text:style-name="P1"><text:span text:style-name="T2">10 A = PEEK(203)</text:span></text:p>
      <text:p text:style-name="P1"><text:span text:style-name="T2">20 B = PEEK(653)</text:span></text:p>
      <text:p text:style-name="P16"><text:span text:style-name="T2">30 IF A = </text:span><text:span text:style-name="T4">ZEICHENCODE</text:span><text:span text:style-name="T2"><text:s/>AND B </text:span><text:span text:style-name="T4">=STEUERCODE</text:span><text:span text:style-name="T2"><text:s/>THEN </text:span><text:span text:style-name="T4">AKTION</text:span></text:p>
      <text:list text:style-name="L1">
        <text:list-item>
          <text:p text:style-name="P4"><text:span text:style-name="T7"/><text:span text:style-name="T1"><text:tab/>ASCII-Code im Tastaturpuffer </text:span><text:span text:style-name="T2">100 POKE 198,0</text:span></text:p>
        </text:list-item>
      </text:list>
      <text:p text:style-name="P1"><text:span text:style-name="T2">110 A = PEEK(631)</text:span></text:p>
      <text:p text:style-name="P16"><text:span text:style-name="T2">120 IF </text:span><text:span text:style-name="T4">A=ASCII-CODE</text:span><text:span text:style-name="T2"><text:s/>THEN </text:span><text:span text:style-name="T4">AK­TION</text:span></text:p>
      <text:list text:style-name="L1">
        <text:list-item>
          <text:p text:style-name="P4"><text:span text:style-name="T7"/><text:span text:style-name="T1"><text:tab/>Abfrage des ASCII-Codes mit GET/INPUT</text:span></text:p>
        </text:list-item>
      </text:list>
      <text:p text:style-name="P1"><text:span text:style-name="T2">200 GET A$</text:span></text:p>
      <text:p text:style-name="P16"><text:span text:style-name="T2">210 IF A$&lt;&gt;</text:span><text:span text:style-name="T4">CHR$(ASCII-CODE) THENAKTION I</text:span></text:p>
      <text:p text:style-name="P1"><text:span text:style-name="T4">220 AKTION 2</text:span></text:p>
      <text:list text:style-name="L1">
        <text:list-item>
          <text:p text:style-name="P4"><text:span text:style-name="T7"/><text:span text:style-name="T1"><text:tab/>Abfrage des Gänsefuß-Modus mit GET/INPUT</text:span></text:p>
        </text:list-item>
      </text:list>
      <text:p text:style-name="P1"><text:span text:style-name="T2">300 GET A$</text:span></text:p>
      <text:p text:style-name="P1"><text:span text:style-name="T2">310 IF A$ </text:span><text:span text:style-name="T4">»ZEICHEN«</text:span><text:span text:style-name="T2"><text:s/>THEN </text:span><text:span text:style-name="T4">AK-</text:span></text:p>
      <text:p text:style-name="P2"><text:span text:style-name="T4">TION1</text:span></text:p>
      <text:p text:style-name="P1"><text:span text:style-name="T4">320 AKTION 2</text:span></text:p>
      <text:p text:style-name="P2"><text:span text:style-name="T2">Diese vier Methoden haben alle eins gemeinsam:</text:span></text:p>
      <text:p text:style-name="P2"><text:span text:style-name="T2">Sie können immer nur eine einzel­ne Taste abfragen. Zwei oder gar mehrere Tasten gleichzeitig oder kurz hintereinander gedrückt erge­ben keine sinnvollen Resultate.</text:span></text:p>
      <text:p text:style-name="P2"><text:span text:style-name="T2">Jetzt möchte ich Sie an meine aller­erste Darstellung im Aprilheft des »64’er«, Seite 115, erinnern, nämlich wie die Tasten elektrisch angeord­net sind und wie das Betriebssystem sie abfragt. Ich möchte das hier noch einmal darstellen, erstens weil es eine gute Überleitung bildet zu meiner Methode der Vielfach-Tastenabfrage, zweitens weil meine</text:span></text:p>
      <text:p text:style-name="P1"><text:span text:style-name="T2">damalige Darstellung nicht vollstän­dig war.</text:span></text:p>
      <text:p text:style-name="P2"><text:span text:style-name="T2">In Bild 1 ist noch einmal die VC 20Tastenanordnung dargestellt, in Bild 2 diejenige des C 64. Trotz des Unterschiedes der elektrischen An­ordnung ist bei beiden Computern die Abfragemethode identisch, nur die dafür benötigten Register haben unterschiedliche Adressen.</text:span></text:p>
      <text:p text:style-name="P1"><text:span text:style-name="T2">Zur Erinnerung:</text:span></text:p>
      <text:p text:style-name="P2"><text:span text:style-name="T2">Das Betriebssystem wählt der Rei­he nach die senkrechten Spalten da­durch an, daß es die Zahl, die am Fu­ße jeder Spalte steht, in das Spalten-Register 37152 (beziehungsweise 56320) schreibt. Diese Zahl ergibt in dualer Darstellung eine 0 an dieser Stelle.</text:span></text:p>
      <text:p text:style-name="P2"><text:span text:style-name="T2">Für jede Taste, die in der ange­wählten Spalte gedrückt ist, wird ei­ne 0 in das andere Register 37153 (56321) geschrieben. Diese Dualzahl ergibt einen Dezimalwert, welcher aus dem Register herausPEEKbar ist.</text:span></text:p>
      <text:p text:style-name="P2"><text:span text:style-name="T2">Das, was das Betriebssystem macht, machen wir ihm nach, zuerst für den VC 20:</text:span></text:p>
      <text:p text:style-name="P1"><text:span text:style-name="T2">10 POKE 37152,247</text:span></text:p>
      <text:p text:style-name="P1"><text:span text:style-name="T2">20 PRINT PEEK (37152);PEEK(37153) 30 GOTO 10</text:span></text:p>
      <text:p text:style-name="P1"><text:span text:style-name="T2">und für den C 64:</text:span></text:p>
      <text:p text:style-name="P1"><text:span text:style-name="T2">10 POKE 56320,127</text:span></text:p>
      <text:p text:style-name="P1"><text:span text:style-name="T2">20 PRINT PEEK(56320);PEEK(56321) 30 GOTO 10</text:span></text:p>
      <text:p text:style-name="P2"><text:span text:style-name="T2">In Zeile 10 ist noch ein weiterer Un­terschied zwischen den beiden Computern zu sehen. Beim VC 20 habe ich die Spaltenzahl 247 ge­wählt, weil in dieser Spalte die STOP-Taste liegt. Diese Spalte ist nämlich, wie wir in Teil 1 ja schon festgestellt haben, die einzige Spal­te, die wir mit Basic abfragen kön­nen. Bei POKEn der anderen sieben</text:span></text:p>
      <text:p text:style-name="P1"><text:span text:style-name="T2">Spaltenzahlen in Zeile 10 wirft uns die 60mal in der Sekunde stattfin­dende Überprüfung der STOP-Taste aus dem Programm.</text:span></text:p>
      <text:p text:style-name="P2"><text:span text:style-name="T2">Beim C 64 ist das die Spalte 127, wie es uns ein Blick auf das Bild 2 zeigt.</text:span></text:p>
      <text:p text:style-name="P2"><text:span text:style-name="T2">Ich freue mich übrigens, daß ein aufmerksamer Leser aus Wien die­sen Unterschied sofort bemerkt und mich darauf aufmerksam gemacht hat. Aber ich hatte damals nur einen VC 20 zur Verfügung, und mangels eigener Erprobung ist es mir nicht aufgefallen. Das hat sich übrigens jetzt geändert.</text:span></text:p>
      <text:p text:style-name="P2"><text:span text:style-name="T2">Diese Tastenabfrage hat den gro­ßen Vorteil, daß mehrere Tasten gleichzeitig drück-und abfragbar sind. Jede gedrückte Taste erzeugt eine 0 im »Reihen-Register«. Mit dem kleinen Programm oben können Sie es ausprobieren. Drücken Sie alle Tasten der Spalte 247 (127), die STOP-Taste bitte als letzte! Der rech­te Zahlenstreifen auf dem Bild­schirm zeigt die 0.</text:span></text:p>
      <text:p text:style-name="P2"><text:span text:style-name="T2">Lassen Sie die STOP-Taste (die 1-Taste) los, und es erscheint die 1, bei Loslassen der linken SHIFT-Taste (der —Taste) zusätzlich erhal­ten wir die 3. Das ist die Dezimalzahl für 00000011, die beiden Einser ent­stehen durch die losgelassenen Ta­sten.</text:span></text:p>
      <text:p text:style-name="P2"><text:span text:style-name="T2">Jede mögliche Tastenkombination in einer Spalte hat ihre spezielle und abfragbare (!) Codezahl im Register 37153 (56321), insgesamt 256 Kombi­nationen. Ist das nichts?</text:span></text:p>
      <text:p text:style-name="P2"><text:span text:style-name="T2">Diese Methode der Mehrfach-Tastenabfrage haben wir bereits in der Ausgabe 4/84 im ersten Teil meines Aufsatzes erfolgreich einge­setzt.</text:span></text:p>
      <text:p text:style-name="P2"><text:span text:style-name="T2">Heute möchte ich diese Methode auf alle acht Spalten, also auf alle Ta­sten erweitern. Dazu müssen wir das oben erwähnte Hindernis, nämlich den Rausschmiß durch das Betriebssytem, überwinden. Dazu gibt es zwei Methoden. Methode 1 will ich nur kurz erwähnen — sie ist ei­nen eigenen Aufsatz wert.</text:span></text:p>
      <text:p text:style-name="P2"><text:span text:style-name="T2">Man kann durch Beeinflussung der Speicherzellen 788 und 789 die Pause (Interrupt) zur Tastenabfrage des Betriebssytems künstlich ver­längern und sie zur eigenen Abfra­ge benutzen.</text:span></text:p>
      <text:p text:style-name="P2"><text:span text:style-name="T2">Die zweite Methode ist einfacher. Wir schreiben das Programm oben (Zeilen 10 und 20) in Maschinenspra­che. Das läuft dann so schnell ab, daß es innerhalb zweier Unterbre­chungen ausgeführt und somit vom Betriebssystem nicht gestört wird.</text:span></text:p>
      <text:p text:style-name="P2"><text:span text:style-name="T2">Da ich nicht annehme, daß alle Le­ser dieses Kurses in Maschinenco­de programmieren können, zeige ich es Ihnen einfach als Kochrezept. Es besteht aus einer Reihe von Zah­len, die über READ ... DATA in vor­bestimmte Speicherplätze gePOKEt und von dort dann mit SYS gestartet werden.</text:span></text:p>
      <text:p text:style-name="P1"><text:span text:style-name="T2">Für den VC 20 gilt:</text:span></text:p>
      <text:p text:style-name="P1"><text:span text:style-name="T2">100 DATA 169, 2</text:span><text:span text:style-name="T12">54</text:span><text:span text:style-name="T2">,141,32,145,173, 33,145,141,255,29,96</text:span></text:p>
      <text:p text:style-name="P1"><text:span text:style-name="T2">Für den C 64 gilt:</text:span></text:p>
      <text:p text:style-name="P1"><text:span text:style-name="T2">100 DATA 169, 2</text:span><text:span text:style-name="T12">54</text:span><text:span text:style-name="T2">,141,0,220,173,1, 220,141,255,29,96</text:span></text:p>
      <text:p text:style-name="P2"><text:span text:style-name="T2">Ich habe einige Zahlen gekenn­zeichnet:</text:span></text:p>
      <text:p text:style-name="P1"><text:span text:style-name="T2">— Die zweite Zahl der DATA-Reihe in den Kästchen ist die Zahl der Spalte, die angewählt wird (ich habe 254 ge­wählt).</text:span></text:p>
      <text:p text:style-name="P1"><text:span text:style-name="T2">- Die 32 und 145 (0,220 beim C 64) ergeben die Registeradresse 37152 (56320), die DATA-Werte 33 und 145 (1,220) die Registeradresse 37153 (56321), die Werte 255,29 ergeben ei­ne Speicherzelle 7679, auf die ich noch zurückkomme.</text:span></text:p>
      <text:p text:style-name="P2"><text:span text:style-name="T2">Die Registeradressen sind, wie immer bei Commodores 8-Bit-Computern, mit zwei Zahlen, das heißt mit zwei Bytes dargestellt.</text:span></text:p>
      <text:p text:style-name="P1"><text:span text:style-name="T2">hört. Diese Speichergrenze steht in den Speicherzellen 51/52 und 55/56, und sie kann natürlich durch POKEn anderer Zahlen willkürlich verändert werden.</text:span></text:p>
      <text:p text:style-name="P2"><text:span text:style-name="T2">Die entsprechenden Werte für die Grenze 7659 sind 235 und 29. Ma­chen wir die Probe:</text:span></text:p>
      <text:p text:style-name="P1"><text:span text:style-name="T2">PRINT 235 + 256 + 29 (RETURN) ergibt 7659.</text:span></text:p>
      <text:p text:style-name="P1"><text:span text:style-name="T2">ste gedrückt«. Wenn wir die Taste 3 (RETURN beim C 64) drücken, dann muß entsprechend Bild 1 und 2 (Spalte 254) die Zahl 253 erscheinen. Das tut sie auch, aber immer wieder unterbrochen durch 255. Das kommt daher, daß das Auslesen des Regi­sters 37153 (56321) in Basic doch schon zu langsam ist. Wir müssen</text:span></text:p>
      <text:p text:style-name="P1"><text:span text:style-name="T2">REGEL:</text:span></text:p>
      <text:p text:style-name="P1"><text:span text:style-name="T2">LSB + 256*MSB = Adresse</text:span></text:p>
      <text:p text:style-name="P1"><text:span text:style-name="T2">32 + 256* 145 = 37152</text:span></text:p>
      <text:p text:style-name="P1"><text:span text:style-name="T2">1 + 256* 220 = 56321</text:span></text:p>
      <text:p text:style-name="P1"><text:span text:style-name="T2">LSB = niederwertiges Byte MSB = höherwertiges Byte</text:span></text:p>
      <text:p text:style-name="P2"><text:span text:style-name="T2">Diese 12 DATA-Zahlen, ich nenne sie X, werden eingelesen mit: 110FORK = 1 TO 12 120 READ X 140 NEXT K</text:span></text:p>
      <text:p text:style-name="P2"><text:span text:style-name="T2">Damit diese Zahlen vom Basicpro­gramm nicht überschrieben oder gelöscht werden (was dasselbe ist), POKEn wir sie an das Ende des VC 20-Speichers ohne Erweiterung, nämlich ab Speicherzelle 7661. Für den C 64 geht es mit denselben Adressen natürlich allemal.</text:span></text:p>
      <text:p text:style-name="P1"><text:span text:style-name="T2">130 POKE 7660+K,X</text:span></text:p>
      <text:p text:style-name="P2"><text:span text:style-name="T2">Um ganz sicher zu gehen, daß mit dem Maschinenprogramm nichts passiert, schützen wir es, indem wir dem Computer vorgaukeln, daß sein für Basic zur Verfügung stehen­der Speicher bei Adresse 7659 auf-</text:span></text:p>
      <text:p text:style-name="P1"><text:span text:style-name="T2">20 POKE 51,235</text:span></text:p>
      <text:p text:style-name="P1"><text:span text:style-name="T2">30 POKE 52,29</text:span></text:p>
      <text:p text:style-name="P1"><text:span text:style-name="T2">40 POKE 55,235</text:span></text:p>
      <text:p text:style-name="P1"><text:span text:style-name="T2">50 POKE 56,29</text:span></text:p>
      <text:p text:style-name="P2"><text:span text:style-name="T2">Falls Sie diese Speicherzellen und ihre Anwendung nicht kennen, bitte ich um Zuschrift, da ich es hier aus Platzgründen nicht näher erläutern kann.</text:span></text:p>
      <text:p text:style-name="P2"><text:span text:style-name="T2">So, nun ist das Maschinenpro­gramm gespeichert und gesichert. Wir starten das Programm mit SYS-Aufruf der 1. Adresse und PEEKen danach in das Register 37153 (56321), genau wie vorher.</text:span></text:p>
      <text:p text:style-name="P1"><text:span text:style-name="T2">150 SYS 7661</text:span></text:p>
      <text:p text:style-name="P1"><text:span text:style-name="T2">160 PRINT PEEK(37153): REM VC 20 160 PRINT PEEK(56321): REM C 64 170 GOTO 150.</text:span></text:p>
      <text:p text:style-name="P2"><text:span text:style-name="T2">Nach RUN erzeugt der Rück­sprung den schon obligatorischen Zahlenstreifen mit 255 für »keine Ta-</text:span></text:p>
      <text:p text:style-name="P1"><text:span text:style-name="T1">Bild 1. Tastenanordnung des VC 20</text:span></text:p>
      <text:p text:style-name="P1"><text:span text:style-name="T2">daher die Funktion der Zeile 160 ebenfalls in das Maschinenpro­gramm einbauen, was ich in weiser Voraussicht in Zeile 100 schon vorbe­reitet habe. Der Trick ist nämlich da­bei, daß der Inhalt des Registers vom Maschinenprogramm in eine vor dem bösen Basic geschützte Speicheradresse gebracht wird. Da wirja einen gesicherten Bereich be­reits haben, habe ich darauf die Zel­le 7679 ausgewählt.</text:span></text:p>
      <text:p text:style-name="P2"><text:span text:style-name="T2">Bitte ändern Sie die Zeile 160 ab: 160 PRINT PEEK(7679)</text:span></text:p>
      <text:p text:style-name="P2"><text:span text:style-name="T2">Jetzt haben wir’s geschafft.</text:span></text:p>
      <text:p text:style-name="P2"><text:span text:style-name="T2">Natürlich können wir mit diesem Programm alle acht Spalten abfra­gen. Wir brauchen bloß in Zeile 100 die Zahl, die hier im Kästchen steht, abändern, zum Beispiel in 253, und schon reagiert das Programm auf al­le Tasten dieser Spalte.</text:span></text:p>
      <text:p text:style-name="P2"><text:span text:style-name="T2">Ich habe mir den Luxus erlaubt</text:span></text:p>
      <text:p text:style-name="P1"><text:span text:style-name="T2">und unser Programm von oben er­weitert, indem ich der Reihe nach al­le acht Spalten aufrufe (siehe Listing 1). Dazu habe ich in Zeile 100 die Spaltennummer auf 0 gesetzt, was eigentlich unnötig aber einleuch­tend ist, POKE aber dann jeweils die Spaltenzahl (in den Zeilen 200, 300, 400 etc.) auf diesen Platz, der die Adresse 7662 hat.</text:span></text:p>
      <text:p text:style-name="P2"><text:span text:style-name="T2">Das Programm ist immer noch schnell genug, um innerhalb der zur Verfügung stehenden Zeit von 1/60 Sekunde alle Abfragen durchzufüh­ren.</text:span></text:p>
      <text:p text:style-name="P2"><text:span text:style-name="T2">Ein Appell an alle 64er: Wenn Sie die Semikolons in den Zeilen 220,</text:span></text:p>
      <text:p text:style-name="P1"><text:span text:style-name="T2">320, 420 etc. (außer 920!!!) richtig pla­ziert haben, erscheinen die Zahlen für alle acht Spalten brav nebenein­ander.</text:span></text:p>
      <text:p text:style-name="P2"><text:span text:style-name="T2">Beim VC 20 haben wir ein kleines Problem, hervorgerufen durch die kleinere Zeilenlänge, die uns eine Darstellung aller acht Zahlen ne­beneinander nicht erlaubt.</text:span></text:p>
      <text:p text:style-name="P2"><text:span text:style-name="T2">Ich schlage deshalb vor, nach vier Zahlen ab Zeile 520 die Reihenfolge zu unterbrechen (Semikolon weglas­sen) und an den Anfang (Zeile 200) zurückzuspringen, es sei denn, die f-l-Taste wurde gedrückt (Zeile 560).</text:span></text:p>
      <text:p text:style-name="P1"><text:span text:style-name="T2">Dann nämlich kommen die nächsten vier Zahlen dran — sogar in einer anderen Farbe. Eine weitere Tasten­abfrage in Zeile 960, diesmal der .....Taste — ja schauen Sie halt in der ASCII-Tabelle nach, welche Taste dieses Zeichen hat (Methode des waagrechten Sprunges zwei Spalten weiter) — entscheidet zwischen Wiederholung der zweiten Gruppe oder Rücksprung auf die ersten vier Zahlen. Wie gesagt, die Verwen­dung der Semikolons an der richti­gen Stelle ist wichtig.</text:span></text:p>
      <text:p text:style-name="P2"><text:span text:style-name="T2">Jetzt ist die Gelegenheit da zum Experimentieren:</text:span></text:p>
      <text:p text:style-name="P1"><text:span text:style-name="T2">— mehrere Tasten aus verschiede­nen Spalten</text:span></text:p>
      <text:p text:style-name="P1"><text:span text:style-name="T2">— mehrere Tasten aus derselben Spalte</text:span></text:p>
      <text:p text:style-name="P2"><text:span text:style-name="T2">Ja, und irgendwann bleibt Ihnen das Programm mit BREAK IN .... ste­hen!!</text:span></text:p>
      <text:p text:style-name="P2"><text:span text:style-name="T2">Leider ist das schon wieder der STOP-Tasten-Effekt, den wir nicht ganz loswerden. Wenn nämlich Ta­sten der waagrechten Reihe 254 (be­ziehungsweise 127) gedrückt wer­den, interpretiert dies das Betriebs­system als STOP-Taste, die ja in die­ser Reihe liegt, und stoppt das Pro­gramm.</text:span></text:p>
      <text:p text:style-name="P2"><text:span text:style-name="T2">Uns soll das aber nicht be­drücken, denn wir können in unse­rem Programm den Gebrauch die­ser Tastenreihe einfach vermeiden. Für unsere Zwecke reichen alle an­dern Tasten allemal aus. Man muß diese Einschränkung nur berück­sichtigen.</text:span></text:p>
      <text:p text:style-name="P2"><text:span text:style-name="T2">Zusammenfassend sei gesagt, daß Sie in einem Programm jetzt alle Kombinationen aller Tasten abfra­gen können mit</text:span></text:p>
      <text:p text:style-name="P25"><text:span text:style-name="T2">IF PEEK(7679)= <text:tab/>THEN<text:tab/></text:span></text:p>
      <text:p text:style-name="P2"><text:span text:style-name="T2">Sie müssen sich lediglich die ent­stehenden Dualzahlen im Register 37153 (56321) in Dezimalzahlen um­rechnen oder sie vorher ausprobie­ren.</text:span></text:p>
      <text:p text:style-name="P2"><text:span text:style-name="T2">Ich will auch am Schluß meiner Darstellung der Gewohnheit treu bleiben und das Kochrezept in ei­nem kleinen Gericht anwenden (Li­sting 2).</text:span></text:p>
      <text:p text:style-name="P1"><text:span text:style-name="T1">Ein Spiel für vier Personen</text:span></text:p>
      <text:p text:style-name="P2"><text:span text:style-name="T2">Um mir und Ihnen die Sache leich­ter zu machen, verwende ich mög­lichst viele Teile aus den vorherigen Programmen.</text:span></text:p>
      <text:p text:style-name="P1"><text:span text:style-name="T1">Spielidee:</text:span></text:p>
      <text:p text:style-name="P1"><text:span text:style-name="T2">— Jeder Spieler wählt eine von vier bestimmten Tasten.</text:span></text:p>
      <text:p text:style-name="P1"><text:span text:style-name="T2">— Auf dem Bildschirm wird ein be­liebiger Buchstabe »angesagt«</text:span></text:p>
      <text:p text:style-name="P1"><text:span text:style-name="T2">— Der Bildschirm füllt sich langsam mit Zufalls-Buchstaben</text:span></text:p>
      <text:p text:style-name="P1"><text:span text:style-name="T2">— Sobald der »angesagte« Buchsta­be erscheint, sollen die Spieler ihre Taste drücken</text:span></text:p>
      <text:p text:style-name="P2"><text:span text:style-name="T2">— Wer zuerst drückt, hat gewonnen!</text:span></text:p>
      <text:p text:style-name="P2"><text:span text:style-name="T2">Programmbeschreibung:</text:span></text:p>
      <text:p text:style-name="P2"><text:span text:style-name="T2">Zeile 10 bis 50</text:span></text:p>
      <text:p text:style-name="P2"><text:span text:style-name="T2">— schützt das Maschinenprogramm (wie vorher)</text:span></text:p>
      <text:p text:style-name="P2"><text:span text:style-name="T2">Zeile 100 bis 140</text:span></text:p>
      <text:p text:style-name="P2"><text:span text:style-name="T2">— liest das Kochrezept »Maschinen­programm« ein</text:span></text:p>
      <text:p text:style-name="P2"><text:span text:style-name="T2">Zeile 215 und Zeile 530</text:span></text:p>
      <text:p text:style-name="P2"><text:span text:style-name="T2">— stellen einen besonderen Trick dar. Man nennt das eine »Flagge set­zen« (set a flag). Die Abfrage der Ta­sten soll nämlich nur dann funktio­nieren, wenn ein Buchstabe (später VB genannt) mit dem anfangs »ange­sagten« Buchstaben BU überein­stimmt. Wenn VB = BU dann wird in eine »sichere« Speicherzelle (ich ha­be 830 gewählt) eine Zahl (hier 250) hineingePOKEt. Diese Zahl in 830 wird bei der Abfrage ebenfalls ab­gefragt. Bei Beginn des Spieles muß diese Flagge natürlich eingeholt, das heißt auf 0 gesetzt werden (Zeile</text:span></text:p>
      <text:p text:style-name="P1"><text:span text:style-name="T2">■ 215).</text:span></text:p>
      <text:p text:style-name="P2"><text:span text:style-name="T2">Zeile 220 bis 270</text:span></text:p>
      <text:p text:style-name="P1"><text:span text:style-name="T2">— gibt Anweisungen und teilt den Spielern ihre Taste zu (von mir will­kürlich ausgewählt)</text:span></text:p>
      <text:p text:style-name="P1"><text:span text:style-name="T2">Zeile 280/300</text:span></text:p>
      <text:p text:style-name="P1"><text:span text:style-name="T2">— löscht den Bildschirm und färbt al­les schwarz</text:span></text:p>
      <text:p text:style-name="P1"><text:span text:style-name="T2">Zeile 310/320</text:span></text:p>
      <text:p text:style-name="P1"><text:span text:style-name="T2">— gibt Anweisungen</text:span></text:p>
      <text:p text:style-name="P1"><text:span text:style-name="T2">Zeile 330</text:span></text:p>
      <text:p text:style-name="P1"><text:span text:style-name="T2">— wählt per Zufallsgenerator (wie vorher) einen Buchstaben BU aus, zwischen 1 und 10 (A bis J in Bildschirm-Code!)</text:span></text:p>
      <text:p text:style-name="P1"><text:span text:style-name="T2">Zeile 340/350</text:span></text:p>
      <text:p text:style-name="P1"><text:span text:style-name="T2">— drucktdiesen Buchstaben BU ge­nau an das Ende des Textes der Zei­le 320 (Bildschirmspeicher-Platz und Farbspeicher-Platz ausrech­</text:span></text:p>
      <text:p text:style-name="P1"><text:span text:style-name="T2">nen!)</text:span></text:p>
      <text:p text:style-name="P1"><text:span text:style-name="T2">Zeile 260/270 und 370/380</text:span></text:p>
      <text:p text:style-name="P1"><text:span text:style-name="T2">— schalten den Text weiter mit ir­gendeiner Taste</text:span></text:p>
      <text:p text:style-name="P1"><text:span text:style-name="T2">hintereinander durch. Diese Zahl bestimmt auch die Geschwindig­keit, mit der die Buchstaben auf dem Bildschirm erscheinen. Ihre Verklei­nerung erhöht die Schwierigkeit des Spieles</text:span></text:p>
      <text:p text:style-name="P1"><text:span text:style-name="T2">Zeile 620 bis 740</text:span></text:p>
      <text:p text:style-name="P1"><text:span text:style-name="T2">— fragt die in Zeile 220 bis 250 defi­nierten Tasten und die Flagge in 830 ab. Beim VC 20 ist jede der gewähl­ten Tasten in einer anderen Spalte, daher sind vier POKEs in 7662 not­wendig. Beim C 64 liegen je zwei Ta­sten in einer Spalte, daher nur zwei POKEs in 7662. Da aber gleichzeiti­ge Tastendrücke vorkommen kön­nen (in einer Spalte natürlich), fra­gen Zeile 660 und 710 diesen spe-</text:span></text:p>
      <text:p text:style-name="P1"><text:span text:style-name="T2">ziellen Fall ab.</text:span></text:p>
      <text:p text:style-name="P1"><text:span text:style-name="T2">Zeile 810 bis 840 beziehungsweise 850</text:span></text:p>
      <text:p text:style-name="P1"><text:span text:style-name="T2">— meldet den Sieger (Aussprung aus der Abfrage)</text:span></text:p>
      <text:p text:style-name="P1"><text:span text:style-name="T1">Zusammenfassung und</text:span></text:p>
      <text:p text:style-name="P1"><text:span text:style-name="T1">Schluß</text:span></text:p>
      <text:p text:style-name="P2"><text:span text:style-name="T2">Diese »gleichzeitige« Mehrfach-Tastenabfrage ist genau genommen nicht ganz gleichzeitig.</text:span></text:p>
      <text:p text:style-name="P2"><text:span text:style-name="T2">Nichts in einem einzelnen Compu­ter ist gleichzeitig! Alles erfolgt in ei­ner Sequenz.</text:span></text:p>
      <text:p text:style-name="P2"><text:span text:style-name="T2">In dem Spielprogramm für vier Personen erfolgt die Tastenabfrage</text:span></text:p>
      <text:p text:style-name="P2"><text:span text:style-name="T1">Listing 2. Ein Tastenspiel für vier Personen</text:span></text:p>
      <text:p text:style-name="P1"><text:span text:style-name="T2">Zeile 400</text:span></text:p>
      <text:p text:style-name="P1"><text:span text:style-name="T2">— verzögert das Erscheinen des 1. Buchstabens</text:span></text:p>
      <text:p text:style-name="P1"><text:span text:style-name="T2">Zeile 520</text:span></text:p>
      <text:p text:style-name="P1"><text:span text:style-name="T2">— wählt wieder per Zufallsgenera­tor einen Buchstaben, diesmal VB, aus (zwischen A und J) Zeile 540</text:span></text:p>
      <text:p text:style-name="P1"><text:span text:style-name="T2">— wählt per Zufallsgenerator einen Platz C auf dem Bildschirm aus, auf den der Buchstabe VB gePOKEt wird</text:span></text:p>
      <text:p text:style-name="P2"><text:span text:style-name="T2">Beim VC 20 fülle ich den ganzen Bildschirm von Platz 0 bis 505. Beim C 64 wäre das der Bereich von 0 bis 1000. Damit aber den Spielern we­gen der viel kleineren Buchstaben des C 64 die Augen nicht überge­hen, habe ich die eigentliche Formel C = INT(RND(0)*1000)inZeile540so abgeändert, daß die Buchstaben nur aufjeden 2. Platz gePOKEt wer­den können.</text:span></text:p>
      <text:p text:style-name="P1"><text:span text:style-name="T2">Zeile 550/560</text:span></text:p>
      <text:p text:style-name="P1"><text:span text:style-name="T2">— die Buchstaben VB werden in weiß gePOKEt</text:span></text:p>
      <text:p text:style-name="P1"><text:span text:style-name="T2">Zeile 610</text:span></text:p>
      <text:p text:style-name="P1"><text:span text:style-name="T2">— leiert die Tastenabfrage 15 mal</text:span></text:p>
      <text:p text:style-name="P1"><text:span text:style-name="T2">natürlich auch hintereinander, wo­durch die zuerst abgefragten Tasten ihren Besitzern einen kleinen Vorteil gewähren, aber halt nur einen ganz winzigen!</text:span></text:p>
      <text:p text:style-name="P2"><text:span text:style-name="T2">Dieser Effekt wird durch das 15fache Durchlaufen der Abfrage und durch die Schnelligkeit des Maschinenprogramms gemildert. Das ganze Programm in Maschinenspra­che geschrieben würde natürlich durch die Geschwindigkeit auch die letzte Ungerechtigkeit ausmerzen.</text:span></text:p>
      <text:p text:style-name="P2"><text:span text:style-name="T2">So, liebe VC 20er und C 64er. Das war’s.</text:span></text:p>
      <text:p text:style-name="P2"><text:span text:style-name="T2">Ich hoffe, Sie kennen jetzt die ver­schiedenen Codes und fühlen sich wohl bei der Tasten-Abfrage. Me­thoden und Kochrezepte haben Sie dazu ja jetzt genug.</text:span></text:p>
      <text:p text:style-name="P2"><text:span text:style-name="T2">Ich habe mich bemüht, Sie zum Experimentieren anzuregen, denn gerade diese spielhafte Auswir­kung der Neugier unterscheidet den Amateur vom Profi und fördert das Verständnis der Zusammenhänge.</text:span></text:p>
      <text:p text:style-name="P2"><text:span text:style-name="T2">Ich habe mir am Anfang das Ziel gesetzt, allgemein verständlich und ohne Fachchinesisch zu schreiben.</text:span></text:p>
      <text:p text:style-name="P2"><text:span text:style-name="T2">Ob mir das gelungen ist, können nur Sie mir sagen. Falls etwas unklar geblieben ist und Sie Fragen haben, schicken Sie sie mir, ich werde Ihnen antworten. Und wenn es soge­nannte »gute Fragen« sind, schreibe ich vielleicht darüber den nächsten Kurs.</text:span></text:p>
      <text:p text:style-name="P1"><text:span text:style-name="T2">(Dr. Helmuth Hauck/gk)</text:span></text:p>
      <text:p text:style-name="P1"><text:span text:style-name="T2">Literatur:</text:span></text:p>
      <text:list text:style-name="L1">
        <text:list-item>
          <text:p text:style-name="P4"><text:span text:style-name="T2"><text:tab/>VIC REVEALED von N. Hampshire, Computabits Ltd., 1981 2. M. Bassman, S. Lederman in COMPUTE!S FIRST BOOK OF VIC COMPUTE!, Books Publ., 1982</text:span></text:p>
        </text:list-item>
      </text:list>
      <text:list text:style-name="L1">
        <text:list-item>
          <text:p text:style-name="P4"><text:span text:style-name="T2"><text:tab/>VC 20 SPIELE-BUCH 1 von A. Dripke, Computer Life Ver­lag, 1983</text:span></text:p>
        </text:list-item>
        <text:list-item>
          <text:p text:style-name="P4"><text:span text:style-name="T2"><text:tab/>VC-INTERN von Angerhausen und Englisch, Data Becker, 1983</text:span></text:p>
        </text:list-item>
        <text:list-item>
          <text:p text:style-name="P4"><text:span text:style-name="T2"><text:tab/>64-INTERN von Angerhausen et al., Data Becker, 1983</text:span></text:p>
        </text:list-item>
        <text:list-item>
          <text:p text:style-name="P4"><text:span text:style-name="T2"><text:tab/>DAS VC-20-Buch von M. Hegenbarth, M. Schäfer, Markt &amp; TechnikVerlags, 1983</text:span></text:p>
        </text:list-item>
        <text:list-item>
          <text:p text:style-name="P4"><text:span text:style-name="T2"><text:tab/>VIC-20-PROGRAMMERS REFERENCE GUIDE von A. Fin­kel et al., Howard W. Sams &amp; Co, 1982</text:span></text:p>
        </text:list-item>
      </text:list>
      <text:p text:style-name="P1"><text:span text:style-name="T2">Die Kunst der Fütterung von Milchkühen besteht nicht darin, ihnen etwas Freßbares in den Futtertrog zu werfen und dann zu warten, daß am Euter möglichst viel Milch herauskommt, meint Willi Lackenbauer. »Das Futter muß aus­gewogen sein, sonst geben die Kühe nicht genug Milch«. Der Fachmann gibt seit zehn Jahren Landwirten Tips und berät sie bei der Viehhal­tung.</text:span></text:p>
      <text:p text:style-name="P2"><text:span text:style-name="T2">Seit sechs Monaten setzt Willi Lackenbauer einen C 64 ein, um die Milchleistung in den Kuhställen zu optimieren. Für jede Kuh erstellt er einen maßgeschneiderten Plan. »Gras allein macht Kühe nicht glück­lich — und nur glückliche Kühe ge­ben viel Milch, das weiß sogar der Städter« meint Willi Lackenbauer. Er erläutert die Grundzüge der Füt­terung: »Es kommt vor allem auf eine ausgewogene Nahrung an. Das ist beim Menschen ja nicht anders. Wer sich überwiegend von Fett und Kohlenhydraten ernährt, wird in sei­ner Leistungsfähigkeit nachlassen, weil ihm Eiweiß fehlt. In ähnlicher Weise wird auch das Futter für Kühe nach sogenannten Nährstoffeinhei­ten bewertet. Diese sind — nach Fut­tersorten geordnet — in Tabellen festgehalten. Bei der Rationsbe­rechnung muß man davon ausge­hen, daß die Kuh einen bestimmten Nährstoffanteil für ihren Grundbe­darf benötigt. Erst was darüber hin­aus gefüttert wird, wandelt sich in Leistung — sprich Milch — um. Da­bei steht ziemlich genau fest, wieviel Nährstoffe für einen Liter Milch not­wendig sind.«</text:span></text:p>
      <text:p text:style-name="P2"><text:span text:style-name="T2">Der Milchvieh-Experte gibt hierzu ein Beispiel: »Grünfutter ist ein aus­gesprochener Eiweißlieferant, je­doch arm an Energie. Ohne Energie wird das pflanzliche Eiweiß nicht in tierisches Milcheiweiß umgewan­delt oder Milchfett gebildet. Um das im Grundfutter enthaltene Eiweiß für die Milchleistung zu nutzen, muß energiereiches Kraftfutter zugefüttert werden.«</text:span></text:p>
      <text:p text:style-name="P3"/>
      <text:p text:style-name="P3"/>
      <text:p text:style-name="P1"><text:span text:style-name="T1">Auch in der Landwirtschaft läßt sich ein Heimcomputer sinnvoll einsetzen</text:span></text:p>
      <text:p text:style-name="P1"><text:span text:style-name="T1">Bn Agrar-Ingenieur aus Baden-Württemberg berechnet mit seinem C 64 die Futterration für das Milchvieh.</text:span></text:p>
      <text:p text:style-name="P2"><text:span text:style-name="T2">Mit der Kuhhaltung auf einem klassischen Bauernhof hat die mo­derne Milchviehhaltung nichts mehr zu tun. Seit Anfang der 60er Jahre hat sich beim Neubau von Stäl­len der sogenannte Boxenlaufstall durchgesetzt. Vierzig, achtzig und mehr Kühe in einem Stall. Jede Kuh kann frei herumlaufen. Will sie sich hinlegen, geht sie in ihre eigene Lie­gebox. Die Rangordnung in der Herde bestimmt, welcher Kuh wel­che Box gehört. Außerdem gibt es in einem Stall noch zwei ganz besonde­re Stände: den Melkstand und den Futterstand. Im Melkstand steht der Melker vertieft und hat die Euter in Griffhöhe vor sich. Ob mit der Melk­maschine oder — im Ausnahmefall — von Hand, die Kuh ist bequemer zu melken. Außerdem ist es recht praktisch, nicht er geht zur Kuh wie früher, sondern die Kuh kommt, um sich melken zu lassen. Damit sie ru­hig steht, wird sie währenddessen mit Futter abgelenkt.</text:span></text:p>
      <text:p text:style-name="P1"><text:span text:style-name="T1">Heimlich »naschen« ist unmöglich</text:span></text:p>
      <text:p text:style-name="P2"><text:span text:style-name="T2">Der Futterstand ist ganztägig »ge­öffnet«. Immer wenn eine Kuh hung­rig ist, geht sie fressen. Aber wie will man bei einer so großen Herde kontrollieren, wieviel jede frißt? »Da hat die Elektronikindustrie schon längst eine Lösung gefunden. Jede Kuh trägt einen elektronischen Code am Halsband, einen sogenannten Transponder«, erklärt Willi Lackenbau­er schmunzelnd. Für ihn ist es selbst­verständlich — doch der Laie wun­dert sich: Elektronik im Kuhstall. »Beim Eintreten in den Futterstand wird die Kuh identifiziert und be­kommt eine Portion von 300 Gramm.</text:span></text:p>
      <text:p text:style-name="P3"/>
      <text:p text:style-name="P1"><text:span text:style-name="T2">Wegen der Verdauung ist es günsti­ger, das Kraftfutter in möglichst vie­le Portionen aufzuteilen. Hat eine Kuh ihre Tagesration aufgebraucht, bekommt sie auch bei mehrfachem Besuch des Futterstandes nichts mehr. Was jede Kuh tatsächlich ge­fressen hat, kann sich der Landwirt jeden Abend auf einem Ausdruck anschauen. Die Soll-Menge für jede Kuh richtet sich nach ihrer Milchlei­stung und wird in wöchentlichem Turnus angepaßt.«</text:span></text:p>
      <text:p text:style-name="P1"><text:span text:style-name="T1">Zwei Minuten statt zwanzig</text:span></text:p>
      <text:p text:style-name="P2"><text:span text:style-name="T2">Der Landwirt braucht sich nicht zu sorgen, solange seine Kühe soviel fressen wie sie sollen und die erwar­tete Menge Milch geben. Doch bei »Problemkühen« wird Willi Lacken­bauer häufig um Rat gefragt. Er hilft herauszufinden, was bei Kühen nicht stimmt, die ihr Kraftfutter nicht aufgebraucht haben. »Ich brauche Angaben, was und wieviel die Kuh täglich frißt. Daraufhin berechne ich, von welchem Stoff sie zuviel oder zuwenig genommen hat. Eine Berechnung der Futterration dauer­te im Normalfall etwa zwanzig Minu­ten. Das war mir irgendwann zu langweilig, denn ich brauche die Er­gebnisse möglichst rasch für das ei­gentliche Beratungsgespräch.« Wil­li Lackenbauer griff auf die Elektro­nik zurück: Im Juli letzten Jahres kaufte er sich einen C 64 mit Kasset­tenrecorder. Für die Grundausstat­tung reichte ihm zunächst ein Fern­seher zur Datenausgabe. Die erste Zeit war nicht besonders rosig: Pro­bieren und Üben standen auf dem Programm — denn mit der bekann­ten Versuchs-und-Irrtums-Strategie kam er besser mit seinem Computer zurecht als durch den »Ratgeber« Handbuch. ImJanuar erweiterte der inzwischen versierte Hobby-Programmierer seine Erstausstattung mit einem Drucker. Damit ging das</text:span></text:p>
      <text:p text:style-name="P1"><text:span text:style-name="T1">Für eine Aufnahme darf der Computer einmal im Futtertrog stehen. Ansonsten bevorzugen Mona, Lisa und die anderen leichter verdauliche Kost.</text:span></text:p>
      <text:p text:style-name="P3"/>
      <text:p text:style-name="P1"><text:span text:style-name="T2">4R^</text:span></text:p>
      <text:p text:style-name="P1"><text:span text:style-name="T2">Überarbeiten der Listings wesent­lich schneller als am Bildschirm. Kurze Zeit später war auch das erste Programm, die »Rationsberechnung für Milchkühe«, fertig.</text:span></text:p>
      <text:p text:style-name="P2"><text:span text:style-name="T2">Seither ist der C 64 ein unentbehr­licher Assistent für Willi Lackenbau­er: »Umständliches Heraussuchen von Tabellenwerten kenne ich nicht mehr. Das Multiplizieren der Daten mit der Futtermenge und das Addie­ren von Spalten erledigt der Com­puter in Windeseile. Mit der Daten­eingabe dauert eine Rations-Berechnung jetzt nur noch knapp zwei Minuten. Das ist ein Zehntel der Zeit, die ich früher brauchte.«</text:span></text:p>
      <text:p text:style-name="P2"><text:span text:style-name="T2">Aus den Ergebnissen kann Willi Lackenbauer wichtige Schlüsse zie­hen: »Ein Eiweißüberschuß oder das Verhältnis der Mineralstoffe im Futter sind Hinweise auf Fruchtbareitsstörungen. Und eine unfrucht­bare Kuh gibt auch keine Milch. So merkwürdig sich das anhört, diese Störungen lassen sich unter Umstän­den durch billigeres Energiefutter ausgleichen. Medikamente oder teures Kraftfutter sind oftmals gar nicht nötig«.</text:span></text:p>
      <text:p text:style-name="P2"><text:span text:style-name="T2">Neben seiner Berater-Tätigkeit kümmert sich Willi Lackenbauer auch um den Nachwuchs. Er ist Leh­rer an einer landwirtschaftlichen Fachschule. Sein Programm setzt er natürlich auch im Unterricht ein. Bei Klassenarbeiten zum Thema Futter­rationen müssen die Schüler zeigen, daß sie Futtermengen für Milchvieh selbst zusammenstellen und be­rechnen können. Heute kann der Lehrer jedem seiner Schüler indivi­duelle »Problemkühe« auf dem Pa­pier vorsetzen. Die Korrektur der Arbeiten ist mit dem C 64 ein Kin­derspiel: Binnen zwei Minuten weiß er, ob die jeweilige Berechnung richtig ist. Vorher wäre es unmöglich gewesen, bei jedem Schüler andere Aufgaben zu überprüfen.</text:span></text:p>
      <text:p text:style-name="P2"><text:span text:style-name="T2">»So wie ich als Berater und Lehrer, kann jeder Milchviehhalter eine Menge Zeit sparen. Der Computer ist ohne Zweifel eine lohnenswerte</text:span></text:p>
      <text:p text:style-name="P3"/>
      <text:p text:style-name="P3"/>
      <text:p text:style-name="P3"/>
      <text:p text:style-name="P3"/>
      <text:p text:style-name="P3"/>
      <text:p text:style-name="P1"><text:span text:style-name="T2">Anschaffung. Die Futterrationen müssen nämlich nicht nur bei Pro­blemkühen berechnet werden, son­dern bei jedem Wechsel des Grundfutters. Das hängt von der Jahreszeit ab. Einmal ist es frisches Gras, dann Heu oder Futter aus dem Silo. Wer eine optimale Fütterung betreiben will, muß enorm viel Zeit für Rechnerei opfern. Bei nur fünfzig Kühen im Stall sind das schon 500 Stunden imJahr. Mit dem Computer</text:span></text:p>
      <text:p text:style-name="P1"><text:span text:style-name="T2">hat er — bei dreimaligem Wechsel des Grundfutters im Jahr eine Men­ge Zeit gespart.« Willi Lackenbauer ist überzeugt, daß jeder Landwirt nach kurzer Einarbeitung mit dem Programm umgehen kann. Er hat auch schon die ersten Belege dafür. Zwei Betriebe setzen sein Pro­gramm seit etwa einem halben Jahr ein und haben seither die Fütterung fest im Griff. Futtervergeudung ge­hört dort der Vergangenheit an.</text:span></text:p>
      <text:p text:style-name="P2"><text:span text:style-name="T2">Das Programm »Rationsberech­nung für Milchkühe« ist in Basic für</text:span></text:p>
      <text:p text:style-name="P1"><text:span text:style-name="T2">den C 64 geschrieben. Es benötigt etwa 15 KByte Speicherkapazität. Auf PEEKS und POKES wurde ver-</text:span></text:p>
      <text:p text:style-name="P1"><text:span text:style-name="T1">Grundausstattung für weniger als 1000 Mark</text:span></text:p>
      <text:p text:style-name="P1"><text:span text:style-name="T2">zichtet, um eine Übertragung auf den kleineren Bruder des C 64, den VC 20 zu erleichtern. Als Speicher­</text:span></text:p>
      <text:p text:style-name="P1"><text:span text:style-name="T2">medium wurde — aus Kostengrün­den — ein Kassettenrecorder ge­wählt. Wer auf Ausdrucke keinen Wert legt, bleibt bei den Hardware­kosten unter 1000 Mark. Das Pro­grammlisting kann bei der Redak­tion angefordert werden.</text:span></text:p>
      <text:p text:style-name="P2"><text:span text:style-name="T2">Die Bedienung ist wirklich kinder­leicht. Nach dem Erscheinen des Ti­tels werden zunächst Name undAdresse abgefragt. Diese Eingabe ist kein Muß — sie kann auch über­gangen werden. Dann erscheinen drei mal fünfzehn Grundfuttermittel</text:span></text:p>
      <text:p text:style-name="P1"><text:span text:style-name="T2">auf dem Bildschirm in folgender Reihenfolge: Grünfutter, Silagen (Futter aus dem Silo), Heu und Stroh. Hier muß die Menge des ausge­wählten Futtermittels in Kilogramm eingegeben werden. Fehleingaben können korrigiert werden. Zum Abschluß erscheint die eingegebene Tagesration für jede Kuh. Mit »N« kann man an den Anfang zurückge­hen. Sind alle Eingaben bestätigt, erscheinen nach kurzer Rechen­dauer die Inhaltsstoffe und der Milcherzeugungswert der Ration. Nun kann mit Kraftfutter ausgegli­chen oder aufgebaut werden. Die Menge wird wiederum in Kilo­gramm eingegeben. Als endgülti­ges Ergebnis erscheint nun die Ge­samtration.</text:span></text:p>
      <text:p text:style-name="P1"><text:span text:style-name="T1">Fehlerteufelchen</text:span></text:p>
      <text:p text:style-name="P1"><text:span text:style-name="T1">Hemmschwellen sind schnell überwunden</text:span></text:p>
      <text:p text:style-name="P2"><text:span text:style-name="T2">Rationalisierung und vernünftiges Wirtschaften ist einer der wichtig­sten Grundsätze, die Willi Lacken­bauer in Theorie und Praxis vermit­teln muß und will. Und so gab er sich nicht mit einem einzigen Programm zufrieden. Mittlerweile kann er mit seinem C 64 auch die Fütterung von Schweinen, egal ob zur Zucht oder zur Mast im Stall, optimieren. Auch bei der Berechnung von Deckungs­kosten und Gewinn eines landwirt­schaftlichen Betriebes assistiert der Computer mit einem entsprechen­den Programm.</text:span></text:p>
      <text:p text:style-name="P2"><text:span text:style-name="T2">Willi Lackenbauer glaubt, daß Computer in der Landwirtschaft in Kürze einen festen Platz haben wer­den: »In wenigen Jahren wird der Transponder in vielen Boxenlauf­ställen zum Standard gehören. Jun­ge Landwirte bekommen bereits in ihrer Ausbildung den ersten Kontakt zu Computern. Hemmschwellen werden dadurch schnell abgebaut. Fütterungsprogramme, die auf ei­nem preiswerten Heimcomputer wie dem C 64 laufen, werden sich mit Sicherheit durchsetzen. Für den Berater ist es auch besser, seine Zeit effektiver als für schematische Be­rechnungen zu nutzen.« Der compu­terbegeisterte Berater und Lehrer plädiert für Programme, die einfach und nachvollziehbar landwirtschaft­lichen Betrieben Routinearbeiten abnehmen. »Die eingesparte Zeit kann viel sinnvoller zur Beobach­tung und Betreuung der Tiere ge­nutzt werden, denn das kann kein Computer dem Landwirt jemals ab­nehmen.« (Willi Lackenbauer/kg)</text:span></text:p>
      <text:p text:style-name="P2"><text:span text:style-name="T2">Dieses Mal ist es mir ge­lungen, mich mit dem Drucker zu verbünden! So konnte ich Ihnen auch in den Ausgaben 6 und 7 das Leben (Eintippen) schwermachen.</text:span></text:p>
      <text:p text:style-name="P1"><text:span text:style-name="T1">Listing Quicktext 6/84, Seite 60</text:span></text:p>
      <text:p text:style-name="P2"><text:span text:style-name="T2">Da der Epsondrucker kei­nen Pfeil links und Pfeil nach oben versteht, muß das Zei­chen »_« durch Pfeil links er­setzt werden.</text:span></text:p>
      <text:p text:style-name="P1"><text:span text:style-name="T1">Listing Kurvendiskussion 7/84, Seite 116</text:span></text:p>
      <text:p text:style-name="P2"><text:span text:style-name="T2">In diesem Listing muß das Zeichen ^ durch Pfeil nach oben ersetzt werden. In der Zeile 316 muß das zweite PRINT um #4 ergänzt wer­den. Die Zeile 266 fehlt nicht.</text:span></text:p>
      <text:p text:style-name="P1"><text:span text:style-name="T1">Listing Hardcopy 1520 7/84, Seite 108</text:span></text:p>
      <text:p text:style-name="P2"><text:span text:style-name="T2">Auch hier muß das Zeichen ^ durch Pfeil nach oben (Po­tenz) ersetzt werden.</text:span></text:p>
      <text:p text:style-name="P1"><text:span text:style-name="T1">Listing Softwarekatalog 7/84, Seite 72</text:span></text:p>
      <text:p text:style-name="P1"><text:span text:style-name="T1">Listing Q-Bernd 7/84, Seite 142</text:span></text:p>
      <text:p text:style-name="P2"><text:span text:style-name="T2">In diesen Listings muß der reverse Querstrich durch das reverse Pfund-Zeichen (Far­be Rot) ersetzt werden.</text:span></text:p>
      <text:p text:style-name="P1"><text:span text:style-name="T1">Testbericht »Daten gut im Griff« Aus­gabe 5/84, Seite 52</text:span></text:p>
      <text:p text:style-name="P2"><text:span text:style-name="T2">Datamat: Entgegen frühe­ren Angaben wird die neue Datamatversion nicht für zir­ka 25 Mark umgetauscht. Der Umtauschpreis beträgt jetzt 50 Mark.</text:span></text:p>
      <text:p text:style-name="P2"><text:span text:style-name="T2">Multidata: Zwei Tage nach dem das 64’er-Magazin mit</text:span></text:p>
      <text:p text:style-name="P1"><text:span text:style-name="T2">diesem Testbericht erschie­nen war, mußte ich feststel­len, daß meine Angaben nicht ganz stimmten. Multida­ta ist doch nicht so absturzsi­cher wie ich geschrieben ha­be. Man kann bei bestimmten Abfragen das Programm durch falsche Eingaben zum Absturz bringen.</text:span></text:p>
      <text:p text:style-name="P2"><text:span text:style-name="T2">Weiterhin sollte man es ver­meiden, sich einen anderen Monitor als den von Commo­dore anzuschaffen, denn durch die etwas merkwürdi­ge Farbauswahl ist die Schrift sonst kaum noch zu lesen.</text:span></text:p>
      <text:p text:style-name="P1"><text:span text:style-name="T1">Listing »Terminalprogramm« 7/84, Seite 24</text:span></text:p>
      <text:p text:style-name="P2"><text:span text:style-name="T2">Leider sind bei diesem Programm die beiden »Wandler-Programme« nicht mit abgedruckt worden. Hier nun die Ergänzung.</text:span></text:p>
      <text:p text:style-name="P1"><text:span text:style-name="T2">Programm </text:span><text:span text:style-name="T1">»WANDLER”: </text:span><text:span text:style-name="T2">60000 PRINT"(rev.Herz)(rev. Q)”: SYS16964:PRINT"RUN 60020”</text:span></text:p>
      <text:p text:style-name="P1"><text:span text:style-name="T2">60010 PRINT”(rev.S)”:END</text:span></text:p>
      <text:p text:style-name="P1"><text:span text:style-name="T2">60020 PRINT"(rev.Herz)(rev.</text:span></text:p>
      <text:p text:style-name="P1"><text:span text:style-name="T2">Q 2x)”:SYS16970: PRINT”RUN60020” 60030 PRINT”(rev.S)” Programm </text:span><text:span text:style-name="T1">’’WANDLER 2”: </text:span><text:span text:style-name="T2">60000 PRINT”(rev.Herz)(rev. Q 2x)”:SYS16964: PRINT"RUN60020" 60010 PRINT”(rev.Herz)”: POKE631,13: POKE632,13</text:span></text:p>
      <text:p text:style-name="P1"><text:span text:style-name="T2">60015 POKE198,2:END</text:span></text:p>
      <text:p text:style-name="P1"><text:span text:style-name="T2">60020 PRINT"(rev.Herz)(rev. Q 2x)”:SYS16964:PRINT ”RUN 60020 ”</text:span></text:p>
      <text:p text:style-name="P1"><text:span text:style-name="T2">60025 POKE198,2:END</text:span></text:p>
      <text:p text:style-name="P1"><text:span text:style-name="T2">60030 PRINT"(rev.Herz)"</text:span></text:p>
      <text:p text:style-name="P21"><text:span text:style-name="T1">Inserentenverzeichnis</text:span></text:p>
      <text:p text:style-name="P21"><text:span text:style-name="T1">Impressum</text:span></text:p>
      <text:p text:style-name="P26"><text:span text:style-name="T2">Adcomp<text:tab/>168</text:span></text:p>
      <text:p text:style-name="P27"><text:span text:style-name="T2">CAV<text:tab/>124</text:span></text:p>
      <text:p text:style-name="P1"><text:span text:style-name="T2">Commodore</text:span></text:p>
      <text:p text:style-name="P1"><text:span text:style-name="T2">121, 123, 125 Computer Plus Soft 127 Computer Buch­laden 2, 132-135</text:span></text:p>
      <text:p text:style-name="P1"><text:span text:style-name="T2">Data Becker 45, 47, 49, 51, 53, 55</text:span></text:p>
      <text:p text:style-name="P1"><text:span text:style-name="T2">Happy Software 38/39, 61, 140/141, 161</text:span></text:p>
      <text:p text:style-name="P1"><text:span text:style-name="T2">HL Computer 127</text:span></text:p>
      <text:p text:style-name="P28"><text:span text:style-name="T2">IWT<text:tab/>129</text:span></text:p>
      <text:p text:style-name="P1"><text:span text:style-name="T2">Integrated Systems 127</text:span></text:p>
      <text:p text:style-name="P29"><text:span text:style-name="T2">Interface<text:tab/>124</text:span></text:p>
      <text:p text:style-name="P30"><text:span text:style-name="T2">Jeschke<text:tab/>131</text:span></text:p>
      <text:p text:style-name="P29"><text:span text:style-name="T2">Kiehl<text:tab/>128</text:span></text:p>
      <text:p text:style-name="P29"><text:span text:style-name="T2">Micro G<text:tab/>128</text:span></text:p>
      <text:p text:style-name="P31"><text:span text:style-name="T2">Mükra<text:tab/>127</text:span></text:p>
      <text:p text:style-name="P29"><text:span text:style-name="T2">Newmann<text:tab/>128</text:span></text:p>
      <text:p text:style-name="P29"><text:span text:style-name="T2">Roos<text:tab/>113</text:span></text:p>
      <text:p text:style-name="P1"><text:span text:style-name="T2">S+S Software</text:span></text:p>
      <text:p text:style-name="P29"><text:span text:style-name="T2">Schlüter<text:tab/>5</text:span></text:p>
      <text:p text:style-name="P32"><text:span text:style-name="T2">Teldec<text:tab/>130</text:span></text:p>
      <text:p text:style-name="P32"><text:span text:style-name="T2">Vogel-Verlag<text:tab/>167</text:span></text:p>
      <text:p text:style-name="P33"><text:span text:style-name="T2">Weber Steuerungs­technik<text:tab/>122</text:span></text:p>
      <text:p text:style-name="P29"><text:span text:style-name="T2">Wiesemann<text:tab/>122</text:span></text:p>
      <text:p text:style-name="P1"><text:span text:style-name="T2">WS Werbeteam 127</text:span></text:p>
      <text:p text:style-name="P34"><text:span text:style-name="T9">Herausgeber: </text:span><text:span text:style-name="T12">Carl-Franz von Quadt, Qtmar Weber</text:span><text:span text:style-name="T2"><text:tab/></text:span></text:p>
      <text:p text:style-name="P1"><text:span text:style-name="T1">Chefredakteur: </text:span><text:span text:style-name="T2">Michael M. Pauly (py)</text:span></text:p>
      <text:p text:style-name="P1"><text:span text:style-name="T1">Stellv. Chefredakteur: </text:span><text:span text:style-name="T2">Michael Scharfenberger (sc)</text:span></text:p>
      <text:p text:style-name="P1"><text:span text:style-name="T1">Redakteure: </text:span><text:span text:style-name="T2">aa = AlbertAbsmeier, leitenderRedakteur(130), ev = VolkerEverts (278), kg = Karin Gößlinghoff (269), gk = GeorgKlinge(130), rg = ChristianRogge (278)</text:span></text:p>
      <text:p text:style-name="P1"><text:span text:style-name="T1">Redaktionsassistenz: </text:span><text:span text:style-name="T2">Dagmar Zednik (237)</text:span></text:p>
      <text:p text:style-name="P35"><text:span text:style-name="T9">Fotografie: </text:span><text:span text:style-name="T12">Janos Feister, Titelfoto: Alex Kempkens</text:span><text:span text:style-name="T2"><text:tab/><text:s/></text:span><text:span text:style-name="T9">Layout: </text:span><text:span text:style-name="T12">Leo Eder (Ltg.), Willi Gründl, Walter Höß, Cornelia Weber</text:span><text:span text:style-name="T2"><text:tab/><text:s/></text:span><text:span text:style-name="T1">Auslandsrepräsentation:</text:span></text:p>
      <text:p text:style-name="P1"><text:span text:style-name="T1">Schweiz: </text:span><text:span text:style-name="T2">Markt&amp;Technik Vertriebs AG, Alpenstrasse 14, CH-6300 Zug, Tel. 042-22 3155/56, Telex: 8 62 329 mut ch</text:span></text:p>
      <text:p text:style-name="P36"><text:span text:style-name="T1">USA: </text:span><text:span text:style-name="T2">M&amp;T Publishing, 2464 Embarcadero Way, Palo Alto, CA 94303; Tel. </text:span><text:span text:style-name="T12">001-4240 600; Telex 752 351</text:span><text:span text:style-name="T2"><text:tab/><text:tab/></text:span></text:p>
      <text:p text:style-name="P35"><text:span text:style-name="T1">Manuskripteinsendungen: </text:span><text:span text:style-name="T2">Manuskripte und Programmlistingswerden gerne von der Redaktion angenommen. Sie müssen frei sein von Rechten Dritter. Sollten sie auch an anderer Stelle zur Veröffentlichung oder gewerblichen Nutzung ange­boten werden, so muß dies angegeben werden. Mit der Einsendung von Manu­skripten und Listings gibt der Verfasser die Zustimmung zum Abdruck in von der Markt &amp; Technik Verlags AG herausgegebenen Publikationen und zur Verviel­fältigung der Programmlistings auf Datenträger. Honorare nach Vereinbarung. Für unverlangt eingesandte Manuskripte und Listings wird keine Haftung über</text:span><text:span text:style-name="T12">nommen.</text:span><text:span text:style-name="T2"><text:tab/><text:s/></text:span><text:span text:style-name="T9">Herstellung: </text:span><text:span text:style-name="T12">Klaus Buck (180), Leo Eder (181)</text:span><text:span text:style-name="T2"><text:tab/><text:s/></text:span><text:span text:style-name="T1">Anzeigenleitung: </text:span><text:span text:style-name="T2">Peter Schrödel (156)</text:span></text:p>
      <text:p text:style-name="P34"><text:span text:style-name="T9">Anzeigenverkauf: </text:span><text:span text:style-name="T12">Alfred Reeb (211)</text:span><text:span text:style-name="T2"><text:tab/></text:span></text:p>
      <text:p text:style-name="P37"><text:span text:style-name="T9">Anzeigenverwaltung und Disposition: </text:span><text:span text:style-name="T12">Michaela Hörl (171)</text:span><text:span text:style-name="T2"><text:tab/><text:s/></text:span><text:span text:style-name="T1">Anzeigenformate: 1/1</text:span><text:span text:style-name="T2">-Seite ist 266 Millimeter hoch und 185 Millimeter breit (3 Spal­ten à 58 mm oder 4 Spalten à 43 Millimeter). Vollformat 297x210 Millimeter. Beila</text:span><text:span text:style-name="T12">gen und Beihefter siehe Anzeigenpreisliste.</text:span><text:span text:style-name="T2"><text:tab/><text:s/></text:span><text:span text:style-name="T1">Anzeigenpreise: </text:span><text:span text:style-name="T2">Es gilt die Anzeigenpreisliste Nr. 1 vom 1. März 1984.</text:span></text:p>
      <text:p text:style-name="P1"><text:span text:style-name="T1">Anzeigengrundpreise: 1/1 </text:span><text:span text:style-name="T2">Seite sw: DM 7400,- Farbzuschlag: erste und zweite Zu­satzfarbe aus Europaskala je DM 1000,- Vierfarbzuschlag DM 3000,- Plazierung innerhalb der redaktionellen Beiträge: Mindestgröße 1/1-Seite</text:span></text:p>
      <text:p text:style-name="P1"><text:span text:style-name="T1">Anzeigen im Einkaufs-Magazin: </text:span><text:span text:style-name="T2">Die ermäßigten Preise im Einkaufs-Magazin gel­ten nur innerhalb des geschlossenen Anzeigenteils, der ohne redaktionelle Bei­träge ist. 1/1-Seite sw: DM 5400,- Farbzuschlag: erste und zweite Zusatzfarbe aus Europaskalaje DM 1000,- Vierfarbzuschlag DM 3 000,- </text:span><text:span text:style-name="T1">Anzeigen in der Fundgru­be: Private Kleinanzeigen </text:span><text:span text:style-name="T2">mit maximal 5 Zeilen Text DM 5,- je Anzeige.</text:span></text:p>
      <text:p text:style-name="P1"><text:span text:style-name="T1">Gewerbliche Kleinanzeigen: </text:span><text:span text:style-name="T2">DM 10,- je Zeile Text.</text:span></text:p>
      <text:p text:style-name="P1"><text:span text:style-name="T12">Auf alle Anzeigenpreise wird die gesetzliche MwSt. jeweils zugerechnet.</text:span></text:p>
      <text:p text:style-name="P38"><text:span text:style-name="T9">Vertriebsleitung, Werbung: </text:span><text:span text:style-name="T12">Hans Hörl (114)</text:span></text:p>
      <text:p text:style-name="P39"><text:span text:style-name="T1">Vertrieb Handelsauflage: </text:span><text:span text:style-name="T2">Inland (Groß-, Einzel- und Bahnhofsbuchhandel) sowie Österreich und Schweiz: Pegasus Buch- und Zeitschriften-Vertriebs GmbH, Plie</text:span><text:span text:style-name="T12">ninger Straße 100, 7000 Stuttgart 80 (Möhringen), Telefon (0711) 7 20 04-0</text:span><text:span text:style-name="T2"><text:tab/><text:s/></text:span><text:span text:style-name="T1">Erscheinungsweise: </text:span><text:span text:style-name="T2">64'er, Magazin für Computerfans, erscheintmonatlich, Mitte </text:span><text:span text:style-name="T12">des Vormonats.</text:span><text:span text:style-name="T2"><text:tab/><text:s/></text:span><text:span text:style-name="T1">Bezugsmöglichkeiten: </text:span><text:span text:style-name="T2">Leser-Service: Telefon 089/4613-1 19. Bestellungen nimmt der Verlag oderjede Buchhandlung entgegen. Das Abonnement verlängert sich zu den dann jeweils gültigen Bedingungen um ein Jahr, wenn es nicht zwei Mona</text:span><text:span text:style-name="T12">te vor Ablauf schriftlich gekündigt wird.</text:span><text:span text:style-name="T2"><text:tab/><text:s/></text:span><text:span text:style-name="T1">Bezugspreise: </text:span><text:span text:style-name="T2">Das Einzelheft kostet DM 6,- Der Abonnementspreis beträgt im Inland DM 72,- pro Jahr für 12 Ausgaben. Darin enthalten sind die gesetzliche Mehrwertsteuer und die Zustellgebühren. Der Abonnementspreis erhöht sich um DM 18,- für die Zustellung im Ausland, für die Luftpostzustellung in Länder­gruppe 1 (z.B. USA) um DM 38,- in Ländergruppe 2 (z.B. Hongkong) um DM 58,- </text:span><text:span text:style-name="T12">in Ländergruppe 3 (z.B. Australien) um DM 68,-</text:span><text:span text:style-name="T2"><text:tab/><text:s/></text:span><text:span text:style-name="T9">Druck: </text:span><text:span text:style-name="T12">Druckerei E. Schwend GmbH, Schmollerstr. 31, 7170 Schwäbisch Hall</text:span></text:p>
      <text:p text:style-name="P34"><text:span text:style-name="T1">Urheberrecht: </text:span><text:span text:style-name="T2">Alle im »64’er« erschienenen Beiträge sind urheberrechtlich ge­schützt. Alle Rechte, auch Übersetzungen, vorbehalten. Reproduktionen gleich welcher Art, ob Fotokopie, Mikrofilm oder Erfassung in Datenver­arbeitungsanlagen, nur mit schriftlicher Genehmigung des Verlages. Anfra­gen sind an Klaus Buck zu richten. Für Schaltungen und Programme, die als Beispiele veröffentlicht werden, können wir weder Gewähr noch irgendwel­che Haftung übernehmen. Aus der Veröffentlichung kann nicht geschlossen werden, daß die beschriebenen Lösungen oder verwendeten Bezeichnungen frei von gewerblichen Schutzrechten sind. Anfragen für Sonderdrucke sind an </text:span><text:span text:style-name="T12">Klaus Buck zu richten.</text:span><text:span text:style-name="T2"><text:tab/><text:s/></text:span><text:span text:style-name="T1">© 1984 Markt &amp; Technik Verlag Aktiengesellschaft,</text:span></text:p>
      <text:p text:style-name="P1"><text:span text:style-name="T1">Redaktion »64’er«.</text:span></text:p>
      <text:p text:style-name="P1"><text:span text:style-name="T1">Verantwortlich: </text:span><text:span text:style-name="T2">Für redaktionellen Teil: Michael M. Pauly.</text:span></text:p>
      <text:p text:style-name="P34"><text:span text:style-name="T12">Für Anzeigen: Peter Schrödel.</text:span><text:span text:style-name="T2"><text:tab/></text:span></text:p>
      <text:p text:style-name="P40"><text:span text:style-name="T9">Vorstand: </text:span><text:span text:style-name="T12">Carl-Franz von Quadt, Otmar Weber</text:span><text:span text:style-name="T2"><text:tab/></text:span></text:p>
      <text:p text:style-name="P1"><text:span text:style-name="T1">Anschrift für Verlag, Redaktion, Vertrieb, Anzeigenverwaltung und alle Verantwortlichen:</text:span></text:p>
      <text:p text:style-name="P1"><text:span text:style-name="T2">Markt&amp;Technik Verlag Aktiengesellschaft, Hans-Pinsel-Straße 2,</text:span></text:p>
      <text:p text:style-name="P34"><text:span text:style-name="T12">8013 Haar bei München, Telefon 0 89/4613-0, Telex 5 22 052</text:span><text:span text:style-name="T2"><text:tab/><text:s/>Mitteilung gem. Bayerischem Pressegesetz: Aktionäre, die mehr als 25% des Kapitals halten: Otmar Weber, Ingenieur, München; Carl-Franzvon Quadt, Be­triebswirt, München. Aufsichtsrat: Dr. Robert Dissmann (Vorsitzender), Karl-Heinz Fanselow, Hans-Jochen Wolf, Eduard Heilmayr.</text:span></text:p>
      <text:p text:style-name="P1"><text:span text:style-name="T1">Telefon-Durchwahl im Verlag:</text:span></text:p>
      <text:p text:style-name="P1"><text:span text:style-name="T1">Wählen Sie direkt: Per Durchwahl erreichen Sie alle Abteilungen direkt. Sie wählen 089-4613 und dann die Nummer, die in Klammern hinter dem jeweiligen Namen angegeben ist.</text:span></text:p>
      <text:p text:style-name="P1"><text:span text:style-name="T1">Die Musik macht der C 64</text:span></text:p>
      <text:p text:style-name="P1"><text:span text:style-name="T2">Eine herausragende Eigenschaft des Commo­dore 64 sind seine Mu­sikfähigkeiten. Es gibt mittlerweile eine Viel­zahl von Musikprogram­men und Keyboards, die den Synthesizer im C 64 ausnützen. Wir stellen die wichtig­sten Musikprogramme, ihre Leistungen und Schwächen und einige Anwendungen vor.</text:span></text:p>
      <text:p text:style-name="P1"><text:span text:style-name="T1">programm für den C 64</text:span></text:p>
      <text:p text:style-name="P2"><text:span text:style-name="T2">Das hat es noch nicht gegeben: Durch Quickcopy wird eine voll ge­füllte Diskette inklusive Formatieren in 2.5 Minuten (2 Laufwerke) oder 3.5 Minuten (1 Laufwerk) kopiert. Bei nicht ganz gefüllter Diskette geht es entsprechend schneller.</text:span></text:p>
      <text:p text:style-name="P1"><text:span text:style-name="T1">Zwei neue Kurse</text:span></text:p>
      <text:p text:style-name="P2"><text:span text:style-name="T2">Endlich ist es soweit ! In der näch­sten Ausgabe starten wir unseren großen Assembler-Kurs für C 64 und VC 20. Steigen Sie ein in die Welt der Maschinensprache-Programmie­rung — auch wenn Sie bisher aus­schließlich in Basic programmiert haben: Dieser Kurs ist gerade für den Anfänger konzipiert worden.</text:span></text:p>
      <text:p text:style-name="P2"><text:span text:style-name="T2">Außerdem beginnen wir mit dem Abdruck der mehrteiligen Serie »Der gläserne VC 20«. Endlich wird der VC 20 auch für den Einsteiger durchschaubar gemacht. Ob Be­triebssystem, Basic oder Grafik — dieser Kurs macht den VC 20 wirk­lich durchsichtig.</text:span></text:p>
      <text:p text:style-name="P1"><text:span text:style-name="T1">Anwendung des Monats</text:span></text:p>
      <text:p text:style-name="P2"><text:span text:style-name="T2">Passend zu unserem Musik­schwerpunkt ein Programm das Ih­ren Commodore 64 zur elektroni­schen Orgel werden läßt.</text:span></text:p>
      <text:p text:style-name="P1"><text:span text:style-name="T1">Listing des Monats</text:span></text:p>
      <text:p text:style-name="P2"><text:span text:style-name="T2">»Spring-Vogel« ist ein Spielegene­rator, mit dem sich beliebig viele Spielszenen selbst erstellen lassen.</text:span></text:p>
      <text:p text:style-name="P1"><text:span text:style-name="T1">Listings</text:span></text:p>
      <text:p text:style-name="P1"><text:span text:style-name="T2">— Diskverwalter für C 64</text:span></text:p>
      <text:p text:style-name="P1"><text:span text:style-name="T2">— Ein deutscher Zeichensatz für</text:span></text:p>
      <text:p text:style-name="P1"><text:span text:style-name="T2">den VC 20</text:span></text:p>
      <text:p text:style-name="P2"><text:span text:style-name="T2">— Spriteaid und Screen Change</text:span></text:p>
      <text:p text:style-name="P2"><text:span text:style-name="T2">für den C 64</text:span></text:p>
      <text:p text:style-name="P2"><text:span text:style-name="T2">— Ein Schiebespiel für den VC 20</text:span></text:p>
      <text:p text:style-name="P2"><text:span text:style-name="T2">— List-Stop</text:span></text:p>
      <text:p text:style-name="P2"><text:span text:style-name="T2">— RS232-Test</text:span></text:p>
      <text:p text:style-name="P2"><text:span text:style-name="T2">— und wieder viele Tips &amp; Tricks für VC 20 und C 6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text:span></text:p>
      <text:p text:style-name="P2"/>
      <text:p text:style-name="P3"/>
      <text:p text:style-name="P1"><text:span text:style-name="T1">Aktuell</text:span></text:p>
      <text:p text:style-name="P1"><text:span text:style-name="T2">An alle Leser Consumer Electronics Show in Chicago</text:span></text:p>
      <text:p text:style-name="P1"><text:span text:style-name="T1">Test</text:span></text:p>
      <text:p text:style-name="P1"><text:span text:style-name="T1">Drucker MPS 801</text:span></text:p>
      <text:p text:style-name="P1"><text:span text:style-name="T2">Sprachausgabe mit dem SDP</text:span></text:p>
      <text:p text:style-name="P1"><text:span text:style-name="T1">Hardware</text:span></text:p>
      <text:p text:style-name="P1"><text:span text:style-name="T1">Keine Probleme mit der Floppy Selbsthilfe: VC 1541-Tricks Vergleichstest: EPROM-Brenner Programm auf Knopfdruck Der C 64 im neuen Kleid Reset am C 64 Große Übersicht: Modems Akustikkoppler</text:span></text:p>
      <text:p text:style-name="P1"><text:span text:style-name="T1">Software</text:span></text:p>
      <text:p text:style-name="P1"><text:span text:style-name="T1">Tuning durch andere Sprachen ist Basic out?</text:span></text:p>
      <text:p text:style-name="P1"><text:span text:style-name="T2">Was ist Comal?</text:span></text:p>
      <text:p text:style-name="P1"><text:span text:style-name="T2">Pascal — leistungsfähiger und eleganter als Basic (2) </text:span><text:span text:style-name="T1">So nutzt man den Videochip des VC 20 voll aus </text:span><text:span text:style-name="T2">Datenkreislauf — Die se­quentielle Datenspeicherung</text:span></text:p>
      <text:p text:style-name="P1"><text:span text:style-name="T1">8</text:span></text:p>
      <text:p text:style-name="P1"><text:span text:style-name="T1">10</text:span></text:p>
      <text:p text:style-name="P1"><text:span text:style-name="T1">20</text:span></text:p>
      <text:p text:style-name="P1"><text:span text:style-name="T1">22</text:span></text:p>
      <text:p text:style-name="P1"><text:span text:style-name="T1">24</text:span></text:p>
      <text:p text:style-name="P1"><text:span text:style-name="T1">28</text:span></text:p>
      <text:p text:style-name="P1"><text:span text:style-name="T1">30</text:span></text:p>
      <text:p text:style-name="P1"><text:span text:style-name="T1">34</text:span></text:p>
      <text:p text:style-name="P1"><text:span text:style-name="T1">36</text:span></text:p>
      <text:p text:style-name="P1"><text:span text:style-name="T1">41</text:span></text:p>
      <text:p text:style-name="P1"><text:span text:style-name="T1">44</text:span></text:p>
      <text:p text:style-name="P1"><text:span text:style-name="T1">56</text:span></text:p>
      <text:p text:style-name="P1"><text:span text:style-name="T2">63</text:span></text:p>
      <text:p text:style-name="P1"><text:span text:style-name="T1">Programme zum Abtippen</text:span></text:p>
      <text:p text:style-name="P1"><text:span text:style-name="T1">Anwendungen</text:span></text:p>
      <text:p text:style-name="P1"><text:span text:style-name="T1">Kopplung über den User-Port (C64)</text:span></text:p>
      <text:p text:style-name="P1"><text:span text:style-name="T2">Drucker/Floppy ein- oder ausgeschaltet</text:span></text:p>
      <text:p text:style-name="P1"><text:span text:style-name="T1">Analoger Meßwert rein — ana­loger Stellwert raus (C 64)</text:span></text:p>
      <text:p text:style-name="P1"><text:span text:style-name="T1">73</text:span></text:p>
      <text:p text:style-name="P1"><text:span text:style-name="T1">77</text:span></text:p>
      <text:p text:style-name="P1"><text:span text:style-name="T1">78</text:span></text:p>
      <text:p text:style-name="P21"><text:span text:style-name="T1">QM.</text:span></text:p>
      <text:p text:style-name="P21"><text:span text:style-name="T1">FL0Uk3</text:span></text:p>
      <text:p text:style-name="P1"><text:span text:style-name="T1">Grafik</text:span></text:p>
      <text:p text:style-name="P1"><text:span text:style-name="T2">Kudiplo erfüllt Schülerträume (VC 20)</text:span></text:p>
      <text:p text:style-name="P1"><text:span text:style-name="T1">Hardcopy für Görlitz-Interface</text:span></text:p>
      <text:p text:style-name="P1"><text:span text:style-name="T1">80</text:span></text:p>
      <text:p text:style-name="P1"><text:span text:style-name="T1">83</text:span></text:p>
      <text:p text:style-name="P1"><text:span text:style-name="T1">Spiele</text:span></text:p>
      <text:p text:style-name="P1"><text:span text:style-name="T2">Escape (VC 20)</text:span></text:p>
      <text:p text:style-name="P1"><text:span text:style-name="T2">Pac-Boy — Die Herausforde­rung (C 64)</text:span></text:p>
      <text:p text:style-name="P1"><text:span text:style-name="T1">86</text:span></text:p>
      <text:p text:style-name="P1"><text:span text:style-name="T1">89</text:span></text:p>
      <text:p text:style-name="P1"><text:span text:style-name="T1">Modems und Akustikkoppler sind ein heißes Thema. Wer bietet was für seinen Preis? Wir stellen ver­schiedene Modems und Akustikkoppler vor.</text:span></text:p>
      <text:p text:style-name="P1"><text:span text:style-name="T1">FUÖt UMAKUtK 7-12VDC.</text:span></text:p>
      <text:p text:style-name="P1"><text:span text:style-name="T1">2SOmA A.S.</text:span></text:p>
      <text:p text:style-name="P3"/>
      <text:p text:style-name="P1"><text:span text:style-name="T1">◄ Auf der CES in Chicago gab es jede Menge neuer Produkte zubewundern.Waswird</text:span></text:p>
      <text:p text:style-name="P1"><text:span text:style-name="T1"><text:s/>uns in der Zukunft erwarten?</text:span></text:p>
      <text:p text:style-name="P1"><text:span text:style-name="T1">Tips &amp; Tricks</text:span></text:p>
      <text:p text:style-name="P1"><text:span text:style-name="T2">Von den Kleinen auf die Großen (C 64) User-Port-Display (C 64) Autostart (VC 20) View BAM (C 64)</text:span></text:p>
      <text:p text:style-name="P1"><text:span text:style-name="T2">PRINT AT und RESTORE N (VC20)</text:span></text:p>
      <text:p text:style-name="P1"><text:span text:style-name="T1">96</text:span></text:p>
      <text:p text:style-name="P1"><text:span text:style-name="T1">97</text:span></text:p>
      <text:p text:style-name="P1"><text:span text:style-name="T1">98</text:span></text:p>
      <text:p text:style-name="P1"><text:span text:style-name="T1">99</text:span></text:p>
      <text:p text:style-name="P1"><text:span text:style-name="T1">101</text:span></text:p>
      <text:p text:style-name="P1"><text:span text:style-name="T1">Me Geheimnisse der Floppy luften. wir geben Reparaturhinweise. ▲</text:span></text:p>
      <text:p text:style-name="P1"><text:span text:style-name="T2">Ausgabe 8/August 1984</text:span></text:p>
      <text:p text:style-name="P1"><text:span text:style-name="T1">▲ Resettaster und -Schalter in allen Formen und Variationen. Doch wie geht’s danach weiter?</text:span></text:p>
      <text:p text:style-name="P1"><text:span text:style-name="T1">▲ Mit Paint Magic lassen sich nahezu problemlos Bilder auf dem C 64 erstellen.</text:span></text:p>
      <text:p text:style-name="P1"><text:span text:style-name="T1">Eine mcM 9anI</text:span></text:p>
      <text:p text:style-name="P1"><text:span text:style-name="T2">Die große Software-Vielfalt der CBMs für den C 64 Tips &amp; Tricks</text:span></text:p>
      <text:p text:style-name="P1"><text:span text:style-name="T1">SoftwareTest</text:span></text:p>
      <text:p text:style-name="P1"><text:span text:style-name="T1">Elektronische Aquarelle — Paint Magic</text:span></text:p>
      <text:p text:style-name="P1"><text:span text:style-name="T1">Softwaretest: ISM 64 leistungsfähige Datenbanken schnell erstellt</text:span></text:p>
      <text:p text:style-name="P1"><text:span text:style-name="T1">Spiele-Test</text:span></text:p>
      <text:p text:style-name="P1"><text:span text:style-name="T2">One on One (C 64)</text:span></text:p>
      <text:p text:style-name="P1"><text:span text:style-name="T2">Gruds in Space (C 64)</text:span></text:p>
      <text:p text:style-name="P1"><text:span text:style-name="T2">Olympic Games (C 64)</text:span></text:p>
      <text:p text:style-name="P1"><text:span text:style-name="T1">Kurse</text:span></text:p>
      <text:p text:style-name="P1"><text:span text:style-name="T2">Reise durch die Wunderwelt der Grafik (5)</text:span></text:p>
      <text:p text:style-name="P1"><text:span text:style-name="T2">Alle Tasten-, Zeichen- und</text:span></text:p>
      <text:p text:style-name="P1"><text:span text:style-name="T2">Steuercodes (4)</text:span></text:p>
      <text:p text:style-name="P1"><text:span text:style-name="T1">So machen’s andere</text:span></text:p>
      <text:p text:style-name="P1"><text:span text:style-name="T2">Der C 64 im Kuhstall</text:span></text:p>
      <text:p text:style-name="P1"><text:span text:style-name="T1">102</text:span></text:p>
      <text:p text:style-name="P1"><text:span text:style-name="T1">105</text:span></text:p>
      <text:p text:style-name="P1"><text:span text:style-name="T1">114</text:span></text:p>
      <text:p text:style-name="P1"><text:span text:style-name="T1">117</text:span></text:p>
      <text:p text:style-name="P1"><text:span text:style-name="T1">136</text:span></text:p>
      <text:p text:style-name="P1"><text:span text:style-name="T1">137</text:span></text:p>
      <text:p text:style-name="P1"><text:span text:style-name="T1">138</text:span></text:p>
      <text:p text:style-name="P1"><text:span text:style-name="T1">142</text:span></text:p>
      <text:p text:style-name="P1"><text:span text:style-name="T1">151</text:span></text:p>
      <text:p text:style-name="P1"><text:span text:style-name="T1">156</text:span></text:p>
      <text:p text:style-name="P1"><text:span text:style-name="T1">Anwendung des Monats</text:span></text:p>
      <text:p text:style-name="P1"><text:span text:style-name="T1">Abgerechnet wird mit dem C 64</text:span></text:p>
      <text:p text:style-name="P1"><text:span text:style-name="T1">Listing des Monats</text:span></text:p>
      <text:p text:style-name="P1"><text:span text:style-name="T1">Das außergewöhnliche Abenteuerspiel — Burg des Grauens (C 64) Lebenslauf — Bilder Listing</text:span></text:p>
      <text:p text:style-name="P1"><text:span text:style-name="T1">Wettbewerbe</text:span></text:p>
      <text:p text:style-name="P1"><text:span text:style-name="T2">Anwendung des Monats: Es winken 500 Mark Superchance: 2000 Mark zu gewinnen</text:span></text:p>
      <text:p text:style-name="P1"><text:span text:style-name="T2">Programmierwettbewerb: Der beste Einzeiler</text:span></text:p>
      <text:p text:style-name="P1"><text:span text:style-name="T1">Rubriken</text:span></text:p>
      <text:p text:style-name="P1"><text:span text:style-name="T2">Editorial Leserforum Bücher Fehlerteufelchen Vorschau</text:span></text:p>
      <text:p text:style-name="P1"><text:span text:style-name="T1">67</text:span></text:p>
      <text:p text:style-name="P1"><text:span text:style-name="T1">66</text:span></text:p>
      <text:p text:style-name="P1"><text:span text:style-name="T1">106</text:span></text:p>
      <text:p text:style-name="P1"><text:span text:style-name="T1">162</text:span></text:p>
      <text:p text:style-name="P1"><text:span text:style-name="T1">162</text:span></text:p>
      <text:p text:style-name="P1"><text:span text:style-name="T1">162</text:span></text:p>
      <text:p text:style-name="P1"><text:span text:style-name="T1">8</text:span></text:p>
      <text:p text:style-name="P1"><text:span text:style-name="T1">17</text:span></text:p>
      <text:p text:style-name="P1"><text:span text:style-name="T1">139</text:span></text:p>
      <text:p text:style-name="P1"><text:span text:style-name="T1">160</text:span></text:p>
      <text:p text:style-name="P1"><text:span text:style-name="T1">1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3</meta:generator>
  </office:meta>
</office:document-meta>
</file>